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6"/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1pt" style:font-size-asian="11pt" style:font-size-complex="11pt"/>
    </style:style>
    <style:style style:name="ce13" style:family="table-cell" style:parent-style-name="Default" style:data-style-name="N36">
      <style:table-cell-properties style:vertical-align="automatic"/>
      <style:text-properties style:font-name="Arial" style:font-name-asian="Arial" style:font-name-complex="Arial"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/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2.7305cm"/>
    </style:style>
    <style:style style:name="co3" style:family="table-column">
      <style:table-column-properties fo:break-before="auto" style:column-width="1.714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1.73566666666667cm" style:use-optimal-column-width="true"/>
    </style:style>
    <style:style style:name="co7" style:family="table-column">
      <style:table-column-properties fo:break-before="auto" style:column-width="3.21733333333333cm"/>
    </style:style>
    <style:style style:name="co8" style:family="table-column">
      <style:table-column-properties fo:break-before="auto" style:column-width="3.06916666666667cm"/>
    </style:style>
    <style:style style:name="co9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2.98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79916666666667cm" style:use-optimal-column-width="true"/>
    </style:style>
    <style:style style:name="co13" style:family="table-column">
      <style:table-column-properties fo:break-before="auto" style:column-width="1.778cm" style:use-optimal-column-width="true"/>
    </style:style>
    <style:style style:name="co14" style:family="table-column">
      <style:table-column-properties fo:break-before="auto" style:column-width="2.0955cm"/>
    </style:style>
    <style:style style:name="co15" style:family="table-column">
      <style:table-column-properties fo:break-before="auto" style:column-width="3.048cm"/>
    </style:style>
    <style:style style:name="co16" style:family="table-column">
      <style:table-column-properties fo:break-before="auto" style:column-width="1.8838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6.0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ontrattoTelefonic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Numero</text:p>
          </table:table-cell>
          <table:table-cell office:value-type="string" table:style-name="ce2">
            <text:p>DataAttivazione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MinutiResidui</text:p>
          </table:table-cell>
          <table:table-cell office:value-type="string" table:style-name="ce2">
            <text:p>CreditoResiduo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3">
            <text:p>3912345678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3">
            <text:p>3912345679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3">
            <text:p>3912345680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1" table:style-name="ce3">
            <text:p>3912345681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2" table:style-name="ce3">
            <text:p>3912345682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3" table:style-name="ce3">
            <text:p>3912345683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4" table:style-name="ce3">
            <text:p>3912345684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5" table:style-name="ce3">
            <text:p>3912345685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6" table:style-name="ce3">
            <text:p>3912345686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7" table:style-name="ce3">
            <text:p>3912345687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8" table:style-name="ce3">
            <text:p>3912345688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9" table:style-name="ce3">
            <text:p>3912345689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0" table:style-name="ce3">
            <text:p>3912345690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1" table:style-name="ce3">
            <text:p>3912345691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2" table:style-name="ce3">
            <text:p>3912345692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3" table:style-name="ce3">
            <text:p>3912345693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4" table:style-name="ce3">
            <text:p>3912345694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5" table:style-name="ce3">
            <text:p>3912345695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6" table:style-name="ce3">
            <text:p>3912345696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7" table:style-name="ce3">
            <text:p>3912345697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8" table:style-name="ce3">
            <text:p>3912345698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9" table:style-name="ce3">
            <text:p>3912345699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0" table:style-name="ce3">
            <text:p>3912345700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1" table:style-name="ce3">
            <text:p>3912345701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2" table:style-name="ce3">
            <text:p>3912345702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3" table:style-name="ce3">
            <text:p>3912345703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4" table:style-name="ce3">
            <text:p>3912345704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5" table:style-name="ce3">
            <text:p>3912345705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6" table:style-name="ce3">
            <text:p>3912345706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7" table:style-name="ce3">
            <text:p>3912345707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8" table:style-name="ce3">
            <text:p>3912345708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9" table:style-name="ce3">
            <text:p>3912345709</text:p>
          </table:table-cell>
          <table:table-cell office:value-type="date" office:date-value="2022-07-20T00:00:00" table:style-name="ce4">
            <text:p>20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0" table:style-name="ce3">
            <text:p>3912345710</text:p>
          </table:table-cell>
          <table:table-cell office:value-type="date" office:date-value="2022-07-20T00:00:00" table:style-name="ce4">
            <text:p>20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1" table:style-name="ce3">
            <text:p>3912345711</text:p>
          </table:table-cell>
          <table:table-cell office:value-type="date" office:date-value="2022-07-21T00:00:00" table:style-name="ce4">
            <text:p>21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2" table:style-name="ce3">
            <text:p>3912345712</text:p>
          </table:table-cell>
          <table:table-cell office:value-type="date" office:date-value="2022-07-21T00:00:00" table:style-name="ce4">
            <text:p>21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3" table:style-name="ce3">
            <text:p>3912345713</text:p>
          </table:table-cell>
          <table:table-cell office:value-type="date" office:date-value="2022-07-22T00:00:00" table:style-name="ce4">
            <text:p>22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4" table:style-name="ce3">
            <text:p>3912345714</text:p>
          </table:table-cell>
          <table:table-cell office:value-type="date" office:date-value="2022-07-22T00:00:00" table:style-name="ce4">
            <text:p>22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5" table:style-name="ce3">
            <text:p>3912345715</text:p>
          </table:table-cell>
          <table:table-cell office:value-type="date" office:date-value="2022-07-23T00:00:00" table:style-name="ce4">
            <text:p>23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6" table:style-name="ce3">
            <text:p>3912345716</text:p>
          </table:table-cell>
          <table:table-cell office:value-type="date" office:date-value="2022-07-23T00:00:00" table:style-name="ce4">
            <text:p>23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7" table:style-name="ce3">
            <text:p>3912345717</text:p>
          </table:table-cell>
          <table:table-cell office:value-type="date" office:date-value="2022-07-24T00:00:00" table:style-name="ce4">
            <text:p>24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8" table:style-name="ce3">
            <text:p>3912345718</text:p>
          </table:table-cell>
          <table:table-cell office:value-type="date" office:date-value="2022-07-24T00:00:00" table:style-name="ce4">
            <text:p>24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9" table:style-name="ce3">
            <text:p>3912345719</text:p>
          </table:table-cell>
          <table:table-cell office:value-type="date" office:date-value="2022-07-25T00:00:00" table:style-name="ce4">
            <text:p>2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0" table:style-name="ce3">
            <text:p>3912345720</text:p>
          </table:table-cell>
          <table:table-cell office:value-type="date" office:date-value="2022-07-25T00:00:00" table:style-name="ce4">
            <text:p>2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1" table:style-name="ce3">
            <text:p>3912345721</text:p>
          </table:table-cell>
          <table:table-cell office:value-type="date" office:date-value="2022-07-26T00:00:00" table:style-name="ce4">
            <text:p>2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2" table:style-name="ce3">
            <text:p>3912345722</text:p>
          </table:table-cell>
          <table:table-cell office:value-type="date" office:date-value="2022-07-26T00:00:00" table:style-name="ce4">
            <text:p>2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3" table:style-name="ce3">
            <text:p>3912345723</text:p>
          </table:table-cell>
          <table:table-cell office:value-type="date" office:date-value="2022-07-27T00:00:00" table:style-name="ce4">
            <text:p>2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4" table:style-name="ce3">
            <text:p>3912345724</text:p>
          </table:table-cell>
          <table:table-cell office:value-type="date" office:date-value="2022-07-27T00:00:00" table:style-name="ce4">
            <text:p>2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5" table:style-name="ce3">
            <text:p>3912345725</text:p>
          </table:table-cell>
          <table:table-cell office:value-type="date" office:date-value="2022-07-28T00:00:00" table:style-name="ce4">
            <text:p>2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6" table:style-name="ce3">
            <text:p>3912345726</text:p>
          </table:table-cell>
          <table:table-cell office:value-type="date" office:date-value="2022-07-28T00:00:00" table:style-name="ce4">
            <text:p>2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7" table:style-name="ce3">
            <text:p>3912345727</text:p>
          </table:table-cell>
          <table:table-cell office:value-type="date" office:date-value="2022-07-29T00:00:00" table:style-name="ce4">
            <text:p>2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8" table:style-name="ce3">
            <text:p>3912345728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29" table:style-name="ce3">
            <text:p>3912345729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0" table:style-name="ce3">
            <text:p>3912345730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1" table:style-name="ce3">
            <text:p>3912345731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2" table:style-name="ce3">
            <text:p>3912345732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3" table:style-name="ce3">
            <text:p>3912345733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4" table:style-name="ce3">
            <text:p>3912345734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5" table:style-name="ce3">
            <text:p>3912345735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6" table:style-name="ce3">
            <text:p>3912345736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7" table:style-name="ce3">
            <text:p>3912345737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8" table:style-name="ce3">
            <text:p>3912345738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9" table:style-name="ce3">
            <text:p>3912345739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0" table:style-name="ce3">
            <text:p>3912345740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1" table:style-name="ce3">
            <text:p>3912345741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2" table:style-name="ce3">
            <text:p>3912345742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3" table:style-name="ce3">
            <text:p>3912345743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4" table:style-name="ce3">
            <text:p>3912345744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5" table:style-name="ce3">
            <text:p>3912345745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6" table:style-name="ce3">
            <text:p>3912345746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7" table:style-name="ce3">
            <text:p>3912345747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8" table:style-name="ce3">
            <text:p>3912345748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9" table:style-name="ce3">
            <text:p>3912345749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0" table:style-name="ce3">
            <text:p>3912345750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1" table:style-name="ce3">
            <text:p>3912345751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2" table:style-name="ce3">
            <text:p>3912345752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3" table:style-name="ce3">
            <text:p>3912345753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4" table:style-name="ce3">
            <text:p>3912345754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5" table:style-name="ce3">
            <text:p>3912345755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6" table:style-name="ce3">
            <text:p>3912345756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7" table:style-name="ce3">
            <text:p>3912345757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8" table:style-name="ce3">
            <text:p>3912345758</text:p>
          </table:table-cell>
          <table:table-cell office:value-type="date" office:date-value="2023-04-06T00:00:00" table:style-name="ce4">
            <text:p>06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9" table:style-name="ce3">
            <text:p>3912345759</text:p>
          </table:table-cell>
          <table:table-cell office:value-type="date" office:date-value="2023-04-06T00:00:00" table:style-name="ce4">
            <text:p>06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0" table:style-name="ce3">
            <text:p>3912345760</text:p>
          </table:table-cell>
          <table:table-cell office:value-type="date" office:date-value="2023-04-07T00:00:00" table:style-name="ce4">
            <text:p>07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1" table:style-name="ce3">
            <text:p>3912345761</text:p>
          </table:table-cell>
          <table:table-cell office:value-type="date" office:date-value="2023-04-07T00:00:00" table:style-name="ce4">
            <text:p>07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2" table:style-name="ce3">
            <text:p>3912345762</text:p>
          </table:table-cell>
          <table:table-cell office:value-type="date" office:date-value="2023-04-08T00:00:00" table:style-name="ce4">
            <text:p>08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3" table:style-name="ce3">
            <text:p>3912345763</text:p>
          </table:table-cell>
          <table:table-cell office:value-type="date" office:date-value="2023-04-08T00:00:00" table:style-name="ce4">
            <text:p>08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4" table:style-name="ce3">
            <text:p>3912345764</text:p>
          </table:table-cell>
          <table:table-cell office:value-type="date" office:date-value="2023-04-09T00:00:00" table:style-name="ce4">
            <text:p>09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5" table:style-name="ce3">
            <text:p>3912345765</text:p>
          </table:table-cell>
          <table:table-cell office:value-type="date" office:date-value="2023-04-09T00:00:00" table:style-name="ce4">
            <text:p>09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6" table:style-name="ce3">
            <text:p>3912345766</text:p>
          </table:table-cell>
          <table:table-cell office:value-type="date" office:date-value="2023-04-10T00:00:00" table:style-name="ce4">
            <text:p>10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7" table:style-name="ce3">
            <text:p>3912345767</text:p>
          </table:table-cell>
          <table:table-cell office:value-type="date" office:date-value="2023-04-10T00:00:00" table:style-name="ce4">
            <text:p>10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8" table:style-name="ce3">
            <text:p>3912345768</text:p>
          </table:table-cell>
          <table:table-cell office:value-type="date" office:date-value="2023-04-11T00:00:00" table:style-name="ce4">
            <text:p>1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9" table:style-name="ce3">
            <text:p>3912345769</text:p>
          </table:table-cell>
          <table:table-cell office:value-type="date" office:date-value="2023-04-11T00:00:00" table:style-name="ce4">
            <text:p>1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0" table:style-name="ce3">
            <text:p>3912345770</text:p>
          </table:table-cell>
          <table:table-cell office:value-type="date" office:date-value="2023-04-12T00:00:00" table:style-name="ce4">
            <text:p>1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1" table:style-name="ce3">
            <text:p>3912345771</text:p>
          </table:table-cell>
          <table:table-cell office:value-type="date" office:date-value="2023-04-12T00:00:00" table:style-name="ce4">
            <text:p>1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2" table:style-name="ce3">
            <text:p>3912345772</text:p>
          </table:table-cell>
          <table:table-cell office:value-type="date" office:date-value="2023-04-13T00:00:00" table:style-name="ce4">
            <text:p>1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3" table:style-name="ce3">
            <text:p>3912345773</text:p>
          </table:table-cell>
          <table:table-cell office:value-type="date" office:date-value="2023-04-13T00:00:00" table:style-name="ce4">
            <text:p>1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4" table:style-name="ce3">
            <text:p>3912345774</text:p>
          </table:table-cell>
          <table:table-cell office:value-type="date" office:date-value="2023-04-14T00:00:00" table:style-name="ce4">
            <text:p>1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5" table:style-name="ce3">
            <text:p>3912345775</text:p>
          </table:table-cell>
          <table:table-cell office:value-type="date" office:date-value="2023-04-14T00:00:00" table:style-name="ce4">
            <text:p>1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6" table:style-name="ce3">
            <text:p>3912345776</text:p>
          </table:table-cell>
          <table:table-cell office:value-type="date" office:date-value="2023-04-15T00:00:00" table:style-name="ce4">
            <text:p>1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7" table:style-name="ce3">
            <text:p>3912345777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8" table:style-name="ce3">
            <text:p>3912345778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9" table:style-name="ce3">
            <text:p>3912345779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0" table:style-name="ce3">
            <text:p>3912345780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1" table:style-name="ce3">
            <text:p>3912345781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2" table:style-name="ce3">
            <text:p>3912345782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3" table:style-name="ce3">
            <text:p>3912345783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4" table:style-name="ce3">
            <text:p>3912345784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5" table:style-name="ce3">
            <text:p>3912345785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6" table:style-name="ce3">
            <text:p>3912345786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7" table:style-name="ce3">
            <text:p>3912345787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8" table:style-name="ce3">
            <text:p>3912345788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9" table:style-name="ce3">
            <text:p>3912345789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0" table:style-name="ce3">
            <text:p>3912345790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1" table:style-name="ce3">
            <text:p>3912345791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2" table:style-name="ce3">
            <text:p>3912345792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3" table:style-name="ce3">
            <text:p>3912345793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4" table:style-name="ce3">
            <text:p>3912345794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5" table:style-name="ce3">
            <text:p>3912345795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6" table:style-name="ce3">
            <text:p>3912345796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7" table:style-name="ce3">
            <text:p>3912345797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8" table:style-name="ce3">
            <text:p>3912345798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9" table:style-name="ce3">
            <text:p>3912345799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0" table:style-name="ce3">
            <text:p>3912345800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1" table:style-name="ce3">
            <text:p>3912345801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2" table:style-name="ce3">
            <text:p>3912345802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3" table:style-name="ce3">
            <text:p>3912345803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4" table:style-name="ce3">
            <text:p>3912345804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5" table:style-name="ce3">
            <text:p>3912345805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6" table:style-name="ce3">
            <text:p>3912345806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7" table:style-name="ce3">
            <text:p>3912345807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8" table:style-name="ce3">
            <text:p>3912345808</text:p>
          </table:table-cell>
          <table:table-cell office:value-type="date" office:date-value="2023-05-17T00:00:00" table:style-name="ce4">
            <text:p>17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9" table:style-name="ce3">
            <text:p>3912345809</text:p>
          </table:table-cell>
          <table:table-cell office:value-type="date" office:date-value="2023-05-17T00:00:00" table:style-name="ce4">
            <text:p>17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0" table:style-name="ce3">
            <text:p>3912345810</text:p>
          </table:table-cell>
          <table:table-cell office:value-type="date" office:date-value="2023-05-18T00:00:00" table:style-name="ce4">
            <text:p>18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1" table:style-name="ce3">
            <text:p>3912345811</text:p>
          </table:table-cell>
          <table:table-cell office:value-type="date" office:date-value="2023-05-18T00:00:00" table:style-name="ce4">
            <text:p>18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2" table:style-name="ce3">
            <text:p>3912345812</text:p>
          </table:table-cell>
          <table:table-cell office:value-type="date" office:date-value="2023-05-19T00:00:00" table:style-name="ce4">
            <text:p>19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3" table:style-name="ce3">
            <text:p>3912345813</text:p>
          </table:table-cell>
          <table:table-cell office:value-type="date" office:date-value="2023-05-19T00:00:00" table:style-name="ce4">
            <text:p>19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4" table:style-name="ce3">
            <text:p>3912345814</text:p>
          </table:table-cell>
          <table:table-cell office:value-type="date" office:date-value="2023-05-20T00:00:00" table:style-name="ce4">
            <text:p>20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5" table:style-name="ce3">
            <text:p>3912345815</text:p>
          </table:table-cell>
          <table:table-cell office:value-type="date" office:date-value="2023-05-20T00:00:00" table:style-name="ce4">
            <text:p>20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6" table:style-name="ce3">
            <text:p>3912345816</text:p>
          </table:table-cell>
          <table:table-cell office:value-type="date" office:date-value="2023-05-21T00:00:00" table:style-name="ce4">
            <text:p>21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7" table:style-name="ce3">
            <text:p>3912345817</text:p>
          </table:table-cell>
          <table:table-cell office:value-type="date" office:date-value="2023-05-21T00:00:00" table:style-name="ce4">
            <text:p>21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8" table:style-name="ce3">
            <text:p>3912345818</text:p>
          </table:table-cell>
          <table:table-cell office:value-type="date" office:date-value="2023-05-22T00:00:00" table:style-name="ce4">
            <text:p>2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9" table:style-name="ce3">
            <text:p>3912345819</text:p>
          </table:table-cell>
          <table:table-cell office:value-type="date" office:date-value="2023-05-22T00:00:00" table:style-name="ce4">
            <text:p>2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0" table:style-name="ce3">
            <text:p>3912345820</text:p>
          </table:table-cell>
          <table:table-cell office:value-type="date" office:date-value="2023-05-23T00:00:00" table:style-name="ce4">
            <text:p>2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1" table:style-name="ce3">
            <text:p>3912345821</text:p>
          </table:table-cell>
          <table:table-cell office:value-type="date" office:date-value="2023-05-23T00:00:00" table:style-name="ce4">
            <text:p>2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2" table:style-name="ce3">
            <text:p>3912345822</text:p>
          </table:table-cell>
          <table:table-cell office:value-type="date" office:date-value="2023-05-24T00:00:00" table:style-name="ce4">
            <text:p>2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3" table:style-name="ce3">
            <text:p>3912345823</text:p>
          </table:table-cell>
          <table:table-cell office:value-type="date" office:date-value="2023-05-24T00:00:00" table:style-name="ce4">
            <text:p>2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4" table:style-name="ce3">
            <text:p>3912345824</text:p>
          </table:table-cell>
          <table:table-cell office:value-type="date" office:date-value="2023-05-25T00:00:00" table:style-name="ce4">
            <text:p>2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5" table:style-name="ce3">
            <text:p>3912345825</text:p>
          </table:table-cell>
          <table:table-cell office:value-type="date" office:date-value="2023-05-25T00:00:00" table:style-name="ce4">
            <text:p>2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6" table:style-name="ce3">
            <text:p>3912345826</text:p>
          </table:table-cell>
          <table:table-cell office:value-type="date" office:date-value="2023-05-26T00:00:00" table:style-name="ce4">
            <text:p>2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7" table:style-name="ce3">
            <text:p>3912345827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28" table:style-name="ce3">
            <text:p>3912345828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29" table:style-name="ce3">
            <text:p>3912345829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0" table:style-name="ce3">
            <text:p>3912345830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1" table:style-name="ce3">
            <text:p>3912345831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2" table:style-name="ce3">
            <text:p>3912345832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3" table:style-name="ce3">
            <text:p>3912345833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4" table:style-name="ce3">
            <text:p>3912345834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5" table:style-name="ce3">
            <text:p>3912345835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6" table:style-name="ce3">
            <text:p>3912345836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7" table:style-name="ce3">
            <text:p>3912345837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8" table:style-name="ce3">
            <text:p>3912345838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9" table:style-name="ce3">
            <text:p>3912345839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0" table:style-name="ce3">
            <text:p>3912345840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1" table:style-name="ce3">
            <text:p>3912345841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2" table:style-name="ce3">
            <text:p>3912345842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3" table:style-name="ce3">
            <text:p>3912345843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4" table:style-name="ce3">
            <text:p>3912345844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5" table:style-name="ce3">
            <text:p>3912345845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6" table:style-name="ce3">
            <text:p>3912345846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7" table:style-name="ce3">
            <text:p>3912345847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8" table:style-name="ce3">
            <text:p>3912345848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9" table:style-name="ce3">
            <text:p>3912345849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0" table:style-name="ce3">
            <text:p>3912345850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1" table:style-name="ce3">
            <text:p>3912345851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2" table:style-name="ce3">
            <text:p>3912345852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3" table:style-name="ce3">
            <text:p>3912345853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4" table:style-name="ce3">
            <text:p>3912345854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5" table:style-name="ce3">
            <text:p>3912345855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6" table:style-name="ce3">
            <text:p>3912345856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7" table:style-name="ce3">
            <text:p>3912345857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8" table:style-name="ce3">
            <text:p>3912345858</text:p>
          </table:table-cell>
          <table:table-cell office:value-type="date" office:date-value="2022-10-13T00:00:00" table:style-name="ce4">
            <text:p>13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9" table:style-name="ce3">
            <text:p>3912345859</text:p>
          </table:table-cell>
          <table:table-cell office:value-type="date" office:date-value="2022-10-13T00:00:00" table:style-name="ce4">
            <text:p>13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0" table:style-name="ce3">
            <text:p>3912345860</text:p>
          </table:table-cell>
          <table:table-cell office:value-type="date" office:date-value="2022-10-14T00:00:00" table:style-name="ce4">
            <text:p>14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1" table:style-name="ce3">
            <text:p>3912345861</text:p>
          </table:table-cell>
          <table:table-cell office:value-type="date" office:date-value="2022-10-14T00:00:00" table:style-name="ce4">
            <text:p>14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2" table:style-name="ce3">
            <text:p>3912345862</text:p>
          </table:table-cell>
          <table:table-cell office:value-type="date" office:date-value="2022-10-15T00:00:00" table:style-name="ce4">
            <text:p>15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3" table:style-name="ce3">
            <text:p>3912345863</text:p>
          </table:table-cell>
          <table:table-cell office:value-type="date" office:date-value="2022-10-15T00:00:00" table:style-name="ce4">
            <text:p>15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4" table:style-name="ce3">
            <text:p>3912345864</text:p>
          </table:table-cell>
          <table:table-cell office:value-type="date" office:date-value="2022-10-16T00:00:00" table:style-name="ce4">
            <text:p>16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5" table:style-name="ce3">
            <text:p>3912345865</text:p>
          </table:table-cell>
          <table:table-cell office:value-type="date" office:date-value="2022-10-16T00:00:00" table:style-name="ce4">
            <text:p>16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6" table:style-name="ce3">
            <text:p>3912345866</text:p>
          </table:table-cell>
          <table:table-cell office:value-type="date" office:date-value="2022-10-17T00:00:00" table:style-name="ce4">
            <text:p>17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7" table:style-name="ce3">
            <text:p>3912345867</text:p>
          </table:table-cell>
          <table:table-cell office:value-type="date" office:date-value="2022-10-17T00:00:00" table:style-name="ce4">
            <text:p>17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8" table:style-name="ce3">
            <text:p>3912345868</text:p>
          </table:table-cell>
          <table:table-cell office:value-type="date" office:date-value="2022-10-18T00:00:00" table:style-name="ce4">
            <text:p>1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9" table:style-name="ce3">
            <text:p>3912345869</text:p>
          </table:table-cell>
          <table:table-cell office:value-type="date" office:date-value="2022-10-18T00:00:00" table:style-name="ce4">
            <text:p>1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0" table:style-name="ce3">
            <text:p>3912345870</text:p>
          </table:table-cell>
          <table:table-cell office:value-type="date" office:date-value="2022-10-19T00:00:00" table:style-name="ce4">
            <text:p>1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1" table:style-name="ce3">
            <text:p>3912345871</text:p>
          </table:table-cell>
          <table:table-cell office:value-type="date" office:date-value="2022-10-19T00:00:00" table:style-name="ce4">
            <text:p>1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2" table:style-name="ce3">
            <text:p>3912345872</text:p>
          </table:table-cell>
          <table:table-cell office:value-type="date" office:date-value="2022-10-20T00:00:00" table:style-name="ce4">
            <text:p>2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3" table:style-name="ce3">
            <text:p>3912345873</text:p>
          </table:table-cell>
          <table:table-cell office:value-type="date" office:date-value="2022-10-20T00:00:00" table:style-name="ce4">
            <text:p>2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4" table:style-name="ce3">
            <text:p>3912345874</text:p>
          </table:table-cell>
          <table:table-cell office:value-type="date" office:date-value="2022-10-21T00:00:00" table:style-name="ce4">
            <text:p>2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5" table:style-name="ce3">
            <text:p>3912345875</text:p>
          </table:table-cell>
          <table:table-cell office:value-type="date" office:date-value="2022-10-21T00:00:00" table:style-name="ce4">
            <text:p>2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6" table:style-name="ce3">
            <text:p>3912345876</text:p>
          </table:table-cell>
          <table:table-cell office:value-type="date" office:date-value="2022-10-22T00:00:00" table:style-name="ce4">
            <text:p>2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7" table:style-name="ce3">
            <text:p>3912345877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78" table:style-name="ce3">
            <text:p>3912345878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79" table:style-name="ce3">
            <text:p>3912345879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0" table:style-name="ce3">
            <text:p>3912345880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1" table:style-name="ce3">
            <text:p>3912345881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2" table:style-name="ce3">
            <text:p>3912345882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3" table:style-name="ce3">
            <text:p>3912345883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4" table:style-name="ce3">
            <text:p>3912345884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5" table:style-name="ce3">
            <text:p>3912345885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6" table:style-name="ce3">
            <text:p>3912345886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7" table:style-name="ce3">
            <text:p>3912345887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8" table:style-name="ce3">
            <text:p>3912345888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9" table:style-name="ce3">
            <text:p>3912345889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0" table:style-name="ce3">
            <text:p>3912345890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1" table:style-name="ce3">
            <text:p>3912345891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2" table:style-name="ce3">
            <text:p>3912345892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3" table:style-name="ce3">
            <text:p>3912345893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4" table:style-name="ce3">
            <text:p>3912345894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5" table:style-name="ce3">
            <text:p>3912345895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6" table:style-name="ce3">
            <text:p>3912345896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7" table:style-name="ce3">
            <text:p>3912345897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8" table:style-name="ce3">
            <text:p>3912345898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9" table:style-name="ce3">
            <text:p>3912345899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0" table:style-name="ce3">
            <text:p>3912345900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1" table:style-name="ce3">
            <text:p>3912345901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2" table:style-name="ce3">
            <text:p>3912345902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3" table:style-name="ce3">
            <text:p>3912345903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4" table:style-name="ce3">
            <text:p>3912345904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5" table:style-name="ce3">
            <text:p>3912345905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6" table:style-name="ce3">
            <text:p>3912345906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7" table:style-name="ce3">
            <text:p>3912345907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8" table:style-name="ce3">
            <text:p>3912345908</text:p>
          </table:table-cell>
          <table:table-cell office:value-type="date" office:date-value="2023-06-24T00:00:00" table:style-name="ce4">
            <text:p>24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9" table:style-name="ce3">
            <text:p>3912345909</text:p>
          </table:table-cell>
          <table:table-cell office:value-type="date" office:date-value="2023-06-24T00:00:00" table:style-name="ce4">
            <text:p>24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0" table:style-name="ce3">
            <text:p>3912345910</text:p>
          </table:table-cell>
          <table:table-cell office:value-type="date" office:date-value="2023-06-25T00:00:00" table:style-name="ce4">
            <text:p>25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1" table:style-name="ce3">
            <text:p>3912345911</text:p>
          </table:table-cell>
          <table:table-cell office:value-type="date" office:date-value="2023-06-25T00:00:00" table:style-name="ce4">
            <text:p>25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2" table:style-name="ce3">
            <text:p>3912345912</text:p>
          </table:table-cell>
          <table:table-cell office:value-type="date" office:date-value="2023-06-26T00:00:00" table:style-name="ce4">
            <text:p>26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3" table:style-name="ce3">
            <text:p>3912345913</text:p>
          </table:table-cell>
          <table:table-cell office:value-type="date" office:date-value="2023-06-26T00:00:00" table:style-name="ce4">
            <text:p>26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4" table:style-name="ce3">
            <text:p>3912345914</text:p>
          </table:table-cell>
          <table:table-cell office:value-type="date" office:date-value="2023-06-27T00:00:00" table:style-name="ce4">
            <text:p>27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5" table:style-name="ce3">
            <text:p>3912345915</text:p>
          </table:table-cell>
          <table:table-cell office:value-type="date" office:date-value="2023-06-27T00:00:00" table:style-name="ce4">
            <text:p>27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6" table:style-name="ce3">
            <text:p>3912345916</text:p>
          </table:table-cell>
          <table:table-cell office:value-type="date" office:date-value="2023-06-28T00:00:00" table:style-name="ce4">
            <text:p>28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7" table:style-name="ce3">
            <text:p>3912345917</text:p>
          </table:table-cell>
          <table:table-cell office:value-type="date" office:date-value="2023-06-28T00:00:00" table:style-name="ce4">
            <text:p>28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8" table:style-name="ce3">
            <text:p>3912345918</text:p>
          </table:table-cell>
          <table:table-cell office:value-type="date" office:date-value="2023-06-29T00:00:00" table:style-name="ce4">
            <text:p>2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9" table:style-name="ce3">
            <text:p>3912345919</text:p>
          </table:table-cell>
          <table:table-cell office:value-type="date" office:date-value="2023-06-29T00:00:00" table:style-name="ce4">
            <text:p>2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0" table:style-name="ce3">
            <text:p>3912345920</text:p>
          </table:table-cell>
          <table:table-cell office:value-type="date" office:date-value="2023-06-30T00:00:00" table:style-name="ce4">
            <text:p>3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1" table:style-name="ce3">
            <text:p>3912345921</text:p>
          </table:table-cell>
          <table:table-cell office:value-type="date" office:date-value="2023-06-30T00:00:00" table:style-name="ce4">
            <text:p>3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2" table:style-name="ce3">
            <text:p>3912345922</text:p>
          </table:table-cell>
          <table:table-cell office:value-type="date" office:date-value="2023-07-01T00:00:00" table:style-name="ce4">
            <text:p>01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3" table:style-name="ce3">
            <text:p>3912345923</text:p>
          </table:table-cell>
          <table:table-cell office:value-type="date" office:date-value="2023-07-01T00:00:00" table:style-name="ce4">
            <text:p>01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4" table:style-name="ce3">
            <text:p>3912345924</text:p>
          </table:table-cell>
          <table:table-cell office:value-type="date" office:date-value="2023-07-02T00:00:00" table:style-name="ce4">
            <text:p>02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5" table:style-name="ce3">
            <text:p>3912345925</text:p>
          </table:table-cell>
          <table:table-cell office:value-type="date" office:date-value="2023-07-02T00:00:00" table:style-name="ce4">
            <text:p>02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6" table:style-name="ce3">
            <text:p>3912345926</text:p>
          </table:table-cell>
          <table:table-cell office:value-type="date" office:date-value="2023-07-03T00:00:00" table:style-name="ce4">
            <text:p>03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7" table:style-name="ce3">
            <text:p>3912345927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8" table:style-name="ce3">
            <text:p>3912345928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9" table:style-name="ce3">
            <text:p>3912345929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0" table:style-name="ce3">
            <text:p>3912345930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1" table:style-name="ce3">
            <text:p>3912345931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2" table:style-name="ce3">
            <text:p>3912345932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3" table:style-name="ce3">
            <text:p>3912345933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4" table:style-name="ce3">
            <text:p>3912345934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5" table:style-name="ce3">
            <text:p>3912345935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6" table:style-name="ce3">
            <text:p>3912345936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7" table:style-name="ce3">
            <text:p>3912345937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8" table:style-name="ce3">
            <text:p>3912345938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9" table:style-name="ce3">
            <text:p>3912345939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0" table:style-name="ce3">
            <text:p>3912345940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1" table:style-name="ce3">
            <text:p>3912345941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2" table:style-name="ce3">
            <text:p>3912345942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3" table:style-name="ce3">
            <text:p>3912345943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4" table:style-name="ce3">
            <text:p>3912345944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5" table:style-name="ce3">
            <text:p>3912345945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6" table:style-name="ce3">
            <text:p>3912345946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7" table:style-name="ce3">
            <text:p>3912345947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8" table:style-name="ce3">
            <text:p>3912345948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9" table:style-name="ce3">
            <text:p>3912345949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0" table:style-name="ce3">
            <text:p>3912345950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1" table:style-name="ce3">
            <text:p>3912345951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2" table:style-name="ce3">
            <text:p>3912345952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3" table:style-name="ce3">
            <text:p>3912345953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4" table:style-name="ce3">
            <text:p>3912345954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5" table:style-name="ce3">
            <text:p>3912345955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6" table:style-name="ce3">
            <text:p>3912345956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7" table:style-name="ce3">
            <text:p>3912345957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8" table:style-name="ce3">
            <text:p>3912345958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9" table:style-name="ce3">
            <text:p>3912345959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0" table:style-name="ce3">
            <text:p>3912345960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1" table:style-name="ce3">
            <text:p>3912345961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2" table:style-name="ce3">
            <text:p>3912345962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3" table:style-name="ce3">
            <text:p>3912345963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4" table:style-name="ce3">
            <text:p>3912345964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5" table:style-name="ce3">
            <text:p>3912345965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6" table:style-name="ce3">
            <text:p>3912345966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7" table:style-name="ce3">
            <text:p>3912345967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8" table:style-name="ce3">
            <text:p>3912345968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9" table:style-name="ce3">
            <text:p>3912345969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0" table:style-name="ce3">
            <text:p>3912345970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1" table:style-name="ce3">
            <text:p>3912345971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2" table:style-name="ce3">
            <text:p>3912345972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3" table:style-name="ce3">
            <text:p>3912345973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4" table:style-name="ce3">
            <text:p>3912345974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5" table:style-name="ce3">
            <text:p>3912345975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6" table:style-name="ce3">
            <text:p>3912345976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7" table:style-name="ce3">
            <text:p>3912345977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8" table:style-name="ce3">
            <text:p>3912345978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9" table:style-name="ce3">
            <text:p>3912345979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0" table:style-name="ce3">
            <text:p>3912345980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1" table:style-name="ce3">
            <text:p>3912345981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2" table:style-name="ce3">
            <text:p>3912345982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3" table:style-name="ce3">
            <text:p>3912345983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4" table:style-name="ce3">
            <text:p>3912345984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5" table:style-name="ce3">
            <text:p>3912345985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6" table:style-name="ce3">
            <text:p>3912345986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7" table:style-name="ce3">
            <text:p>3912345987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8" table:style-name="ce3">
            <text:p>3912345988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9" table:style-name="ce3">
            <text:p>3912345989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0" table:style-name="ce3">
            <text:p>3912345990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1" table:style-name="ce3">
            <text:p>3912345991</text:p>
          </table:table-cell>
          <table:table-cell office:value-type="date" office:date-value="2023-12-03T00:00:00" table:style-name="ce4">
            <text:p>03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2" table:style-name="ce3">
            <text:p>3912345992</text:p>
          </table:table-cell>
          <table:table-cell office:value-type="date" office:date-value="2023-12-03T00:00:00" table:style-name="ce4">
            <text:p>03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3" table:style-name="ce3">
            <text:p>3912345993</text:p>
          </table:table-cell>
          <table:table-cell office:value-type="date" office:date-value="2023-03-10T00:00:00" table:style-name="ce4">
            <text:p>10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4" table:style-name="ce3">
            <text:p>3912345994</text:p>
          </table:table-cell>
          <table:table-cell office:value-type="date" office:date-value="2023-03-10T00:00:00" table:style-name="ce4">
            <text:p>10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5" table:style-name="ce3">
            <text:p>3912345995</text:p>
          </table:table-cell>
          <table:table-cell office:value-type="date" office:date-value="2023-12-04T00:00:00" table:style-name="ce4">
            <text:p>04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6" table:style-name="ce3">
            <text:p>3912345996</text:p>
          </table:table-cell>
          <table:table-cell office:value-type="date" office:date-value="2023-12-04T00:00:00" table:style-name="ce4">
            <text:p>04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7" table:style-name="ce3">
            <text:p>3912345997</text:p>
          </table:table-cell>
          <table:table-cell office:value-type="date" office:date-value="2023-03-11T00:00:00" table:style-name="ce4">
            <text:p>11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8" table:style-name="ce3">
            <text:p>3912345998</text:p>
          </table:table-cell>
          <table:table-cell office:value-type="date" office:date-value="2023-03-11T00:00:00" table:style-name="ce4">
            <text:p>11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9" table:style-name="ce3">
            <text:p>3912345999</text:p>
          </table:table-cell>
          <table:table-cell office:value-type="date" office:date-value="2023-12-05T00:00:00" table:style-name="ce4">
            <text:p>05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0" table:style-name="ce3">
            <text:p>3912346000</text:p>
          </table:table-cell>
          <table:table-cell office:value-type="date" office:date-value="2023-12-05T00:00:00" table:style-name="ce4">
            <text:p>05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1" table:style-name="ce3">
            <text:p>3912346001</text:p>
          </table:table-cell>
          <table:table-cell office:value-type="date" office:date-value="2023-03-12T00:00:00" table:style-name="ce4">
            <text:p>12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2" table:style-name="ce3">
            <text:p>3912346002</text:p>
          </table:table-cell>
          <table:table-cell office:value-type="date" office:date-value="2023-03-12T00:00:00" table:style-name="ce4">
            <text:p>12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3" table:style-name="ce3">
            <text:p>3912346003</text:p>
          </table:table-cell>
          <table:table-cell office:value-type="date" office:date-value="2023-12-06T00:00:00" table:style-name="ce4">
            <text:p>06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4" table:style-name="ce3">
            <text:p>3912346004</text:p>
          </table:table-cell>
          <table:table-cell office:value-type="date" office:date-value="2023-12-06T00:00:00" table:style-name="ce4">
            <text:p>06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5" table:style-name="ce3">
            <text:p>3912346005</text:p>
          </table:table-cell>
          <table:table-cell office:value-type="date" office:date-value="2023-03-13T00:00:00" table:style-name="ce4">
            <text:p>13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6" table:style-name="ce3">
            <text:p>3912346006</text:p>
          </table:table-cell>
          <table:table-cell office:value-type="date" office:date-value="2023-03-13T00:00:00" table:style-name="ce4">
            <text:p>13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7" table:style-name="ce3">
            <text:p>3912346007</text:p>
          </table:table-cell>
          <table:table-cell office:value-type="date" office:date-value="2023-12-07T00:00:00" table:style-name="ce4">
            <text:p>07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8" table:style-name="ce3">
            <text:p>3912346008</text:p>
          </table:table-cell>
          <table:table-cell office:value-type="date" office:date-value="2023-12-07T00:00:00" table:style-name="ce4">
            <text:p>07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9" table:style-name="ce3">
            <text:p>3912346009</text:p>
          </table:table-cell>
          <table:table-cell office:value-type="date" office:date-value="2023-03-14T00:00:00" table:style-name="ce4">
            <text:p>14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0" table:style-name="ce3">
            <text:p>3912346010</text:p>
          </table:table-cell>
          <table:table-cell office:value-type="date" office:date-value="2023-03-14T00:00:00" table:style-name="ce4">
            <text:p>14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1" table:style-name="ce3">
            <text:p>3912346011</text:p>
          </table:table-cell>
          <table:table-cell office:value-type="date" office:date-value="2023-12-08T00:00:00" table:style-name="ce4">
            <text:p>08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2" table:style-name="ce3">
            <text:p>3912346012</text:p>
          </table:table-cell>
          <table:table-cell office:value-type="date" office:date-value="2023-12-08T00:00:00" table:style-name="ce4">
            <text:p>08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3" table:style-name="ce3">
            <text:p>3912346013</text:p>
          </table:table-cell>
          <table:table-cell office:value-type="date" office:date-value="2023-03-15T00:00:00" table:style-name="ce4">
            <text:p>1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4" table:style-name="ce3">
            <text:p>3912346014</text:p>
          </table:table-cell>
          <table:table-cell office:value-type="date" office:date-value="2023-03-15T00:00:00" table:style-name="ce4">
            <text:p>1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5" table:style-name="ce3">
            <text:p>3912346015</text:p>
          </table:table-cell>
          <table:table-cell office:value-type="date" office:date-value="2023-12-09T00:00:00" table:style-name="ce4">
            <text:p>09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6" table:style-name="ce3">
            <text:p>3912346016</text:p>
          </table:table-cell>
          <table:table-cell office:value-type="date" office:date-value="2023-12-09T00:00:00" table:style-name="ce4">
            <text:p>09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7" table:style-name="ce3">
            <text:p>3912346017</text:p>
          </table:table-cell>
          <table:table-cell office:value-type="date" office:date-value="2023-03-16T00:00:00" table:style-name="ce4">
            <text:p>1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8" table:style-name="ce3">
            <text:p>3912346018</text:p>
          </table:table-cell>
          <table:table-cell office:value-type="date" office:date-value="2023-03-16T00:00:00" table:style-name="ce4">
            <text:p>1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9" table:style-name="ce3">
            <text:p>3912346019</text:p>
          </table:table-cell>
          <table:table-cell office:value-type="date" office:date-value="2023-12-10T00:00:00" table:style-name="ce4">
            <text:p>10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0" table:style-name="ce3">
            <text:p>3912346020</text:p>
          </table:table-cell>
          <table:table-cell office:value-type="date" office:date-value="2023-12-10T00:00:00" table:style-name="ce4">
            <text:p>10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1" table:style-name="ce3">
            <text:p>3912346021</text:p>
          </table:table-cell>
          <table:table-cell office:value-type="date" office:date-value="2023-03-17T00:00:00" table:style-name="ce4">
            <text:p>1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2" table:style-name="ce3">
            <text:p>3912346022</text:p>
          </table:table-cell>
          <table:table-cell office:value-type="date" office:date-value="2023-03-17T00:00:00" table:style-name="ce4">
            <text:p>1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3" table:style-name="ce3">
            <text:p>3912346023</text:p>
          </table:table-cell>
          <table:table-cell office:value-type="date" office:date-value="2023-12-11T00:00:00" table:style-name="ce4">
            <text:p>1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4" table:style-name="ce3">
            <text:p>3912346024</text:p>
          </table:table-cell>
          <table:table-cell office:value-type="date" office:date-value="2023-12-11T00:00:00" table:style-name="ce4">
            <text:p>1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5" table:style-name="ce3">
            <text:p>3912346025</text:p>
          </table:table-cell>
          <table:table-cell office:value-type="date" office:date-value="2023-03-18T00:00:00" table:style-name="ce4">
            <text:p>1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6" table:style-name="ce3">
            <text:p>3912346026</text:p>
          </table:table-cell>
          <table:table-cell office:value-type="date" office:date-value="2023-12-12T00:00:00" table:style-name="ce4">
            <text:p>1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7" table:style-name="ce3">
            <text:p>3912346027</text:p>
          </table:table-cell>
          <table:table-cell office:value-type="date" office:date-value="2023-03-19T00:00:00" table:style-name="ce4">
            <text:p>1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8" table:style-name="ce3">
            <text:p>3912346028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29" table:style-name="ce3">
            <text:p>3912346029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0" table:style-name="ce3">
            <text:p>3912346030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1" table:style-name="ce3">
            <text:p>3912346031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2" table:style-name="ce3">
            <text:p>3912346032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3" table:style-name="ce3">
            <text:p>3912346033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4" table:style-name="ce3">
            <text:p>3912346034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5" table:style-name="ce3">
            <text:p>3912346035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6" table:style-name="ce3">
            <text:p>3912346036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7" table:style-name="ce3">
            <text:p>3912346037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8" table:style-name="ce3">
            <text:p>3912346038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9" table:style-name="ce3">
            <text:p>3912346039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0" table:style-name="ce3">
            <text:p>3912346040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1" table:style-name="ce3">
            <text:p>3912346041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2" table:style-name="ce3">
            <text:p>3912346042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3" table:style-name="ce3">
            <text:p>3912346043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4" table:style-name="ce3">
            <text:p>3912346044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5" table:style-name="ce3">
            <text:p>3912346045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6" table:style-name="ce3">
            <text:p>3912346046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7" table:style-name="ce3">
            <text:p>3912346047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8" table:style-name="ce3">
            <text:p>3912346048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9" table:style-name="ce3">
            <text:p>3912346049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0" table:style-name="ce3">
            <text:p>3912346050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1" table:style-name="ce3">
            <text:p>3912346051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2" table:style-name="ce3">
            <text:p>3912346052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3" table:style-name="ce3">
            <text:p>3912346053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4" table:style-name="ce3">
            <text:p>3912346054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5" table:style-name="ce3">
            <text:p>3912346055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6" table:style-name="ce3">
            <text:p>3912346056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7" table:style-name="ce3">
            <text:p>3912346057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8" table:style-name="ce3">
            <text:p>3912346058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9" table:style-name="ce3">
            <text:p>3912346059</text:p>
          </table:table-cell>
          <table:table-cell office:value-type="date" office:date-value="2022-12-27T00:00:00" table:style-name="ce4">
            <text:p>27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0" table:style-name="ce3">
            <text:p>3912346060</text:p>
          </table:table-cell>
          <table:table-cell office:value-type="date" office:date-value="2022-12-27T00:00:00" table:style-name="ce4">
            <text:p>27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1" table:style-name="ce3">
            <text:p>3912346061</text:p>
          </table:table-cell>
          <table:table-cell office:value-type="date" office:date-value="2022-12-28T00:00:00" table:style-name="ce4">
            <text:p>28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2" table:style-name="ce3">
            <text:p>3912346062</text:p>
          </table:table-cell>
          <table:table-cell office:value-type="date" office:date-value="2022-12-28T00:00:00" table:style-name="ce4">
            <text:p>28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3" table:style-name="ce3">
            <text:p>3912346063</text:p>
          </table:table-cell>
          <table:table-cell office:value-type="date" office:date-value="2022-12-29T00:00:00" table:style-name="ce4">
            <text:p>29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4" table:style-name="ce3">
            <text:p>3912346064</text:p>
          </table:table-cell>
          <table:table-cell office:value-type="date" office:date-value="2022-12-29T00:00:00" table:style-name="ce4">
            <text:p>29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5" table:style-name="ce3">
            <text:p>3912346065</text:p>
          </table:table-cell>
          <table:table-cell office:value-type="date" office:date-value="2022-12-30T00:00:00" table:style-name="ce4">
            <text:p>30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6" table:style-name="ce3">
            <text:p>3912346066</text:p>
          </table:table-cell>
          <table:table-cell office:value-type="date" office:date-value="2022-12-30T00:00:00" table:style-name="ce4">
            <text:p>30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7" table:style-name="ce3">
            <text:p>3912346067</text:p>
          </table:table-cell>
          <table:table-cell office:value-type="date" office:date-value="2022-12-31T00:00:00" table:style-name="ce4">
            <text:p>31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8" table:style-name="ce3">
            <text:p>3912346068</text:p>
          </table:table-cell>
          <table:table-cell office:value-type="date" office:date-value="2022-12-31T00:00:00" table:style-name="ce4">
            <text:p>31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9" table:style-name="ce3">
            <text:p>3912346069</text:p>
          </table:table-cell>
          <table:table-cell office:value-type="date" office:date-value="2023-01-01T00:00:00" table:style-name="ce4">
            <text:p>01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0" table:style-name="ce3">
            <text:p>3912346070</text:p>
          </table:table-cell>
          <table:table-cell office:value-type="date" office:date-value="2023-01-01T00:00:00" table:style-name="ce4">
            <text:p>01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1" table:style-name="ce3">
            <text:p>3912346071</text:p>
          </table:table-cell>
          <table:table-cell office:value-type="date" office:date-value="2023-01-02T00:00:00" table:style-name="ce4">
            <text:p>02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2" table:style-name="ce3">
            <text:p>3912346072</text:p>
          </table:table-cell>
          <table:table-cell office:value-type="date" office:date-value="2023-01-02T00:00:00" table:style-name="ce4">
            <text:p>02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3" table:style-name="ce3">
            <text:p>3912346073</text:p>
          </table:table-cell>
          <table:table-cell office:value-type="date" office:date-value="2023-01-03T00:00:00" table:style-name="ce4">
            <text:p>03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4" table:style-name="ce3">
            <text:p>3912346074</text:p>
          </table:table-cell>
          <table:table-cell office:value-type="date" office:date-value="2023-01-03T00:00:00" table:style-name="ce4">
            <text:p>03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5" table:style-name="ce3">
            <text:p>3912346075</text:p>
          </table:table-cell>
          <table:table-cell office:value-type="date" office:date-value="2023-01-04T00:00:00" table:style-name="ce4">
            <text:p>04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6" table:style-name="ce3">
            <text:p>3912346076</text:p>
          </table:table-cell>
          <table:table-cell office:value-type="date" office:date-value="2023-01-04T00:00:00" table:style-name="ce4">
            <text:p>04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7" table:style-name="ce3">
            <text:p>3912346077</text:p>
          </table:table-cell>
          <table:table-cell office:value-type="date" office:date-value="2023-01-05T00:00:00" table:style-name="ce4">
            <text:p>05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8" table:style-name="ce3">
            <text:p>3912346078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79" table:style-name="ce3">
            <text:p>3912346079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0" table:style-name="ce3">
            <text:p>3912346080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1" table:style-name="ce3">
            <text:p>3912346081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2" table:style-name="ce3">
            <text:p>3912346082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3" table:style-name="ce3">
            <text:p>3912346083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4" table:style-name="ce3">
            <text:p>3912346084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5" table:style-name="ce3">
            <text:p>3912346085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6" table:style-name="ce3">
            <text:p>3912346086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7" table:style-name="ce3">
            <text:p>3912346087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8" table:style-name="ce3">
            <text:p>3912346088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9" table:style-name="ce3">
            <text:p>3912346089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0" table:style-name="ce3">
            <text:p>3912346090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1" table:style-name="ce3">
            <text:p>3912346091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2" table:style-name="ce3">
            <text:p>3912346092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3" table:style-name="ce3">
            <text:p>3912346093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4" table:style-name="ce3">
            <text:p>3912346094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5" table:style-name="ce3">
            <text:p>3912346095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6" table:style-name="ce3">
            <text:p>3912346096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7" table:style-name="ce3">
            <text:p>3912346097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8" table:style-name="ce3">
            <text:p>3912346098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9" table:style-name="ce3">
            <text:p>3912346099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0" table:style-name="ce3">
            <text:p>3912346100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1" table:style-name="ce3">
            <text:p>3912346101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2" table:style-name="ce3">
            <text:p>3912346102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3" table:style-name="ce3">
            <text:p>3912346103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4" table:style-name="ce3">
            <text:p>3912346104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5" table:style-name="ce3">
            <text:p>3912346105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6" table:style-name="ce3">
            <text:p>3912346106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7" table:style-name="ce3">
            <text:p>3912346107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8" table:style-name="ce3">
            <text:p>3912346108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9" table:style-name="ce3">
            <text:p>3912346109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0" table:style-name="ce3">
            <text:p>3912346110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1" table:style-name="ce3">
            <text:p>3912346111</text:p>
          </table:table-cell>
          <table:table-cell office:value-type="date" office:date-value="2022-08-16T00:00:00" table:style-name="ce4">
            <text:p>16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2" table:style-name="ce3">
            <text:p>3912346112</text:p>
          </table:table-cell>
          <table:table-cell office:value-type="date" office:date-value="2022-08-16T00:00:00" table:style-name="ce4">
            <text:p>16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3" table:style-name="ce3">
            <text:p>3912346113</text:p>
          </table:table-cell>
          <table:table-cell office:value-type="date" office:date-value="2022-08-17T00:00:00" table:style-name="ce4">
            <text:p>17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4" table:style-name="ce3">
            <text:p>3912346114</text:p>
          </table:table-cell>
          <table:table-cell office:value-type="date" office:date-value="2022-08-17T00:00:00" table:style-name="ce4">
            <text:p>17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5" table:style-name="ce3">
            <text:p>3912346115</text:p>
          </table:table-cell>
          <table:table-cell office:value-type="date" office:date-value="2022-08-18T00:00:00" table:style-name="ce4">
            <text:p>18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6" table:style-name="ce3">
            <text:p>3912346116</text:p>
          </table:table-cell>
          <table:table-cell office:value-type="date" office:date-value="2022-08-18T00:00:00" table:style-name="ce4">
            <text:p>18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7" table:style-name="ce3">
            <text:p>3912346117</text:p>
          </table:table-cell>
          <table:table-cell office:value-type="date" office:date-value="2022-08-19T00:00:00" table:style-name="ce4">
            <text:p>19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8" table:style-name="ce3">
            <text:p>3912346118</text:p>
          </table:table-cell>
          <table:table-cell office:value-type="date" office:date-value="2022-08-19T00:00:00" table:style-name="ce4">
            <text:p>19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9" table:style-name="ce3">
            <text:p>3912346119</text:p>
          </table:table-cell>
          <table:table-cell office:value-type="date" office:date-value="2022-08-20T00:00:00" table:style-name="ce4">
            <text:p>20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0" table:style-name="ce3">
            <text:p>3912346120</text:p>
          </table:table-cell>
          <table:table-cell office:value-type="date" office:date-value="2022-08-20T00:00:00" table:style-name="ce4">
            <text:p>20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1" table:style-name="ce3">
            <text:p>3912346121</text:p>
          </table:table-cell>
          <table:table-cell office:value-type="date" office:date-value="2022-08-21T00:00:00" table:style-name="ce4">
            <text:p>2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2" table:style-name="ce3">
            <text:p>3912346122</text:p>
          </table:table-cell>
          <table:table-cell office:value-type="date" office:date-value="2022-08-21T00:00:00" table:style-name="ce4">
            <text:p>2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3" table:style-name="ce3">
            <text:p>3912346123</text:p>
          </table:table-cell>
          <table:table-cell office:value-type="date" office:date-value="2022-08-22T00:00:00" table:style-name="ce4">
            <text:p>2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4" table:style-name="ce3">
            <text:p>3912346124</text:p>
          </table:table-cell>
          <table:table-cell office:value-type="date" office:date-value="2022-08-22T00:00:00" table:style-name="ce4">
            <text:p>2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5" table:style-name="ce3">
            <text:p>3912346125</text:p>
          </table:table-cell>
          <table:table-cell office:value-type="date" office:date-value="2022-08-23T00:00:00" table:style-name="ce4">
            <text:p>2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6" table:style-name="ce3">
            <text:p>3912346126</text:p>
          </table:table-cell>
          <table:table-cell office:value-type="date" office:date-value="2022-08-23T00:00:00" table:style-name="ce4">
            <text:p>2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7" table:style-name="ce3">
            <text:p>3912346127</text:p>
          </table:table-cell>
          <table:table-cell office:value-type="date" office:date-value="2022-08-24T00:00:00" table:style-name="ce4">
            <text:p>2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8" table:style-name="ce3">
            <text:p>3912346128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29" table:style-name="ce3">
            <text:p>3912346129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0" table:style-name="ce3">
            <text:p>3912346130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1" table:style-name="ce3">
            <text:p>3912346131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2" table:style-name="ce3">
            <text:p>3912346132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3" table:style-name="ce3">
            <text:p>3912346133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4" table:style-name="ce3">
            <text:p>3912346134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5" table:style-name="ce3">
            <text:p>3912346135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6" table:style-name="ce3">
            <text:p>3912346136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7" table:style-name="ce3">
            <text:p>3912346137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8" table:style-name="ce3">
            <text:p>3912346138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9" table:style-name="ce3">
            <text:p>3912346139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0" table:style-name="ce3">
            <text:p>3912346140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1" table:style-name="ce3">
            <text:p>3912346141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2" table:style-name="ce3">
            <text:p>3912346142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3" table:style-name="ce3">
            <text:p>3912346143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4" table:style-name="ce3">
            <text:p>3912346144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5" table:style-name="ce3">
            <text:p>3912346145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6" table:style-name="ce3">
            <text:p>3912346146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7" table:style-name="ce3">
            <text:p>3912346147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8" table:style-name="ce3">
            <text:p>3912346148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9" table:style-name="ce3">
            <text:p>3912346149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0" table:style-name="ce3">
            <text:p>3912346150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1" table:style-name="ce3">
            <text:p>3912346151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2" table:style-name="ce3">
            <text:p>3912346152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3" table:style-name="ce3">
            <text:p>3912346153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4" table:style-name="ce3">
            <text:p>3912346154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5" table:style-name="ce3">
            <text:p>3912346155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6" table:style-name="ce3">
            <text:p>3912346156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7" table:style-name="ce3">
            <text:p>3912346157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8" table:style-name="ce3">
            <text:p>3912346158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9" table:style-name="ce3">
            <text:p>3912346159</text:p>
          </table:table-cell>
          <table:table-cell office:value-type="date" office:date-value="2022-09-08T00:00:00" table:style-name="ce4">
            <text:p>08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0" table:style-name="ce3">
            <text:p>3912346160</text:p>
          </table:table-cell>
          <table:table-cell office:value-type="date" office:date-value="2022-09-08T00:00:00" table:style-name="ce4">
            <text:p>08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1" table:style-name="ce3">
            <text:p>3912346161</text:p>
          </table:table-cell>
          <table:table-cell office:value-type="date" office:date-value="2022-09-09T00:00:00" table:style-name="ce4">
            <text:p>09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2" table:style-name="ce3">
            <text:p>3912346162</text:p>
          </table:table-cell>
          <table:table-cell office:value-type="date" office:date-value="2022-09-09T00:00:00" table:style-name="ce4">
            <text:p>09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3" table:style-name="ce3">
            <text:p>3912346163</text:p>
          </table:table-cell>
          <table:table-cell office:value-type="date" office:date-value="2022-09-10T00:00:00" table:style-name="ce4">
            <text:p>10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4" table:style-name="ce3">
            <text:p>3912346164</text:p>
          </table:table-cell>
          <table:table-cell office:value-type="date" office:date-value="2022-09-10T00:00:00" table:style-name="ce4">
            <text:p>10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5" table:style-name="ce3">
            <text:p>3912346165</text:p>
          </table:table-cell>
          <table:table-cell office:value-type="date" office:date-value="2022-09-11T00:00:00" table:style-name="ce4">
            <text:p>11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6" table:style-name="ce3">
            <text:p>3912346166</text:p>
          </table:table-cell>
          <table:table-cell office:value-type="date" office:date-value="2022-09-11T00:00:00" table:style-name="ce4">
            <text:p>11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7" table:style-name="ce3">
            <text:p>3912346167</text:p>
          </table:table-cell>
          <table:table-cell office:value-type="date" office:date-value="2022-09-12T00:00:00" table:style-name="ce4">
            <text:p>12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8" table:style-name="ce3">
            <text:p>3912346168</text:p>
          </table:table-cell>
          <table:table-cell office:value-type="date" office:date-value="2022-09-12T00:00:00" table:style-name="ce4">
            <text:p>12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9" table:style-name="ce3">
            <text:p>3912346169</text:p>
          </table:table-cell>
          <table:table-cell office:value-type="date" office:date-value="2022-09-13T00:00:00" table:style-name="ce4">
            <text:p>1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0" table:style-name="ce3">
            <text:p>3912346170</text:p>
          </table:table-cell>
          <table:table-cell office:value-type="date" office:date-value="2022-09-13T00:00:00" table:style-name="ce4">
            <text:p>1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1" table:style-name="ce3">
            <text:p>3912346171</text:p>
          </table:table-cell>
          <table:table-cell office:value-type="date" office:date-value="2022-09-14T00:00:00" table:style-name="ce4">
            <text:p>1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2" table:style-name="ce3">
            <text:p>3912346172</text:p>
          </table:table-cell>
          <table:table-cell office:value-type="date" office:date-value="2022-09-14T00:00:00" table:style-name="ce4">
            <text:p>1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3" table:style-name="ce3">
            <text:p>3912346173</text:p>
          </table:table-cell>
          <table:table-cell office:value-type="date" office:date-value="2022-09-15T00:00:00" table:style-name="ce4">
            <text:p>1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4" table:style-name="ce3">
            <text:p>3912346174</text:p>
          </table:table-cell>
          <table:table-cell office:value-type="date" office:date-value="2022-09-15T00:00:00" table:style-name="ce4">
            <text:p>1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5" table:style-name="ce3">
            <text:p>3912346175</text:p>
          </table:table-cell>
          <table:table-cell office:value-type="date" office:date-value="2022-09-16T00:00:00" table:style-name="ce4">
            <text:p>1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6" table:style-name="ce3">
            <text:p>3912346176</text:p>
          </table:table-cell>
          <table:table-cell office:value-type="date" office:date-value="2022-09-16T00:00:00" table:style-name="ce4">
            <text:p>1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7" table:style-name="ce3">
            <text:p>3912346177</text:p>
          </table:table-cell>
          <table:table-cell office:value-type="date" office:date-value="2022-09-17T00:00:00" table:style-name="ce4">
            <text:p>1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070" table:style-name="ro2">
          <table:table-cell table:number-columns-repeated="16384"/>
        </table:table-row>
      </table:table>
      <table:table table:name="Telefonata" table:style-name="ta2">
        <table:table-column table:style-name="co6" table:default-cell-style-name="ce1"/>
        <table:table-column table:style-name="co7" table:default-cell-style-name="ce18"/>
        <table:table-column table:style-name="co6" table:number-columns-repeated="3" table:default-cell-style-name="ce1"/>
        <table:table-column table:style-name="co3" table:default-cell-style-name="ce1"/>
        <table:table-column table:style-name="co3" table:default-cell-style-name="ce19"/>
        <table:table-column table:style-name="co3" table:number-columns-repeated="16377" table:default-cell-style-name="ce1"/>
        <table:table-row table:style-name="ro1">
          <table:table-cell office:value-type="string" table:style-name="ce15">
            <text:p>ID</text:p>
          </table:table-cell>
          <table:table-cell office:value-type="string" table:style-name="ce17">
            <text:p>EffettuataDa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Ora</text:p>
          </table:table-cell>
          <table:table-cell office:value-type="string" table:style-name="ce2">
            <text:p>Durata</text:p>
          </table:table-cell>
          <table:table-cell office:value-type="string" table:style-name="ce2">
            <text:p>Costo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00" table:style-name="ce16">
            <text:p>3912345800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9H45M0S" table:style-name="ce6">
            <text:p>09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00" table:style-name="ce16">
            <text:p>3912345800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8H30M0S" table:style-name="ce6">
            <text:p>18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3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21" table:style-name="ce16">
            <text:p>3912345821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3H45M0S" table:style-name="ce6">
            <text:p>13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21" table:style-name="ce16">
            <text:p>3912345821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22H30M0S" table:style-name="ce6">
            <text:p>22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27" table:style-name="ce16">
            <text:p>3912345827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9H15M0S" table:style-name="ce6">
            <text:p>09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6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27" table:style-name="ce16">
            <text:p>3912345827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8H0M0S" table:style-name="ce6">
            <text:p>18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32" table:style-name="ce16">
            <text:p>3912345832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1H30M0S" table:style-name="ce6">
            <text:p>11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32" table:style-name="ce16">
            <text:p>3912345832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0H15M0S" table:style-name="ce6">
            <text:p>20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35" table:style-name="ce16">
            <text:p>3912345835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0H15M0S" table:style-name="ce6">
            <text:p>10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0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35" table:style-name="ce16">
            <text:p>3912345835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9H0M0S" table:style-name="ce6">
            <text:p>19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11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40" table:style-name="ce16">
            <text:p>3912345840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0H45M0S" table:style-name="ce6">
            <text:p>20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1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40" table:style-name="ce16">
            <text:p>3912345840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5H30M0S" table:style-name="ce6">
            <text:p>05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1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43" table:style-name="ce16">
            <text:p>3912345843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8H30M0S" table:style-name="ce6">
            <text:p>18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4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43" table:style-name="ce16">
            <text:p>3912345843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3H15M0S" table:style-name="ce6">
            <text:p>0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15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57" table:style-name="ce16">
            <text:p>3912345857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7H45M0S" table:style-name="ce6">
            <text:p>17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57" table:style-name="ce16">
            <text:p>3912345857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2H30M0S" table:style-name="ce6">
            <text:p>0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17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58" table:style-name="ce16">
            <text:p>3912345858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1H15M0S" table:style-name="ce6">
            <text:p>11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8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58" table:style-name="ce16">
            <text:p>3912345858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20H0M0S" table:style-name="ce6">
            <text:p>20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1" table:style-name="ce16">
            <text:p>3912345861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H0M0S" table:style-name="ce6">
            <text:p>0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20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61" table:style-name="ce16">
            <text:p>3912345861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9H45M0S" table:style-name="ce6">
            <text:p>09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21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2" table:style-name="ce16">
            <text:p>3912345862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2H45M0S" table:style-name="ce6">
            <text:p>0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2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62" table:style-name="ce16">
            <text:p>3912345862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1H30M0S" table:style-name="ce6">
            <text:p>1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2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5" table:style-name="ce16">
            <text:p>3912345865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9H15M0S" table:style-name="ce6">
            <text:p>09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2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8" table:style-name="ce16">
            <text:p>3912345868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1H15M0S" table:style-name="ce6">
            <text:p>1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25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9" table:style-name="ce16">
            <text:p>3912345869</text:p>
          </table:table-cell>
          <table:table-cell office:value-type="date" office:date-value="2024-01-06T00:00:00" table:style-name="ce4">
            <text:p>06/01/24</text:p>
          </table:table-cell>
          <table:table-cell office:value-type="time" office:time-value="PT8H45M0S" table:style-name="ce6">
            <text:p>08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26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69" table:style-name="ce16">
            <text:p>3912345869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17H30M0S" table:style-name="ce6">
            <text:p>17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27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72" table:style-name="ce16">
            <text:p>3912345872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1H15M0S" table:style-name="ce6">
            <text:p>0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28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72" table:style-name="ce16">
            <text:p>3912345872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10H0M0S" table:style-name="ce6">
            <text:p>1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9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74" table:style-name="ce16">
            <text:p>3912345874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15H45M0S" table:style-name="ce6">
            <text:p>15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30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74" table:style-name="ce16">
            <text:p>3912345874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0H30M0S" table:style-name="ce6">
            <text:p>0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1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75" table:style-name="ce16">
            <text:p>3912345875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16H0M0S" table:style-name="ce6">
            <text:p>16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32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77" table:style-name="ce16">
            <text:p>3912345877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19H30M0S" table:style-name="ce6">
            <text:p>19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33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1" table:style-name="ce16">
            <text:p>3912345881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21H30M0S" table:style-name="ce6">
            <text:p>21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34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81" table:style-name="ce16">
            <text:p>3912345881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6H15M0S" table:style-name="ce6">
            <text:p>06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35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2" table:style-name="ce16">
            <text:p>3912345882</text:p>
          </table:table-cell>
          <table:table-cell office:value-type="date" office:date-value="2024-01-16T00:00:00" table:style-name="ce4">
            <text:p>16/01/24</text:p>
          </table:table-cell>
          <table:table-cell office:value-type="time" office:time-value="PT12H30M0S" table:style-name="ce6">
            <text:p>12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6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82" table:style-name="ce16">
            <text:p>3912345882</text:p>
          </table:table-cell>
          <table:table-cell office:value-type="date" office:date-value="2024-01-17T00:00:00" table:style-name="ce4">
            <text:p>17/01/24</text:p>
          </table:table-cell>
          <table:table-cell office:value-type="time" office:time-value="PT21H15M0S" table:style-name="ce6">
            <text:p>21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37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3" table:style-name="ce16">
            <text:p>3912345883</text:p>
          </table:table-cell>
          <table:table-cell office:value-type="date" office:date-value="2024-01-18T00:00:00" table:style-name="ce4">
            <text:p>18/01/24</text:p>
          </table:table-cell>
          <table:table-cell office:value-type="time" office:time-value="PT14H30M0S" table:style-name="ce6">
            <text:p>14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4" table:style-name="ce16">
            <text:p>3912345884</text:p>
          </table:table-cell>
          <table:table-cell office:value-type="date" office:date-value="2024-01-19T00:00:00" table:style-name="ce4">
            <text:p>19/01/24</text:p>
          </table:table-cell>
          <table:table-cell office:value-type="time" office:time-value="PT4H0M0S" table:style-name="ce6">
            <text:p>04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39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5" table:style-name="ce16">
            <text:p>3912345885</text:p>
          </table:table-cell>
          <table:table-cell office:value-type="date" office:date-value="2024-01-20T00:00:00" table:style-name="ce4">
            <text:p>20/01/24</text:p>
          </table:table-cell>
          <table:table-cell office:value-type="time" office:time-value="PT4H45M0S" table:style-name="ce6">
            <text:p>04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0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6" table:style-name="ce16">
            <text:p>3912345886</text:p>
          </table:table-cell>
          <table:table-cell office:value-type="date" office:date-value="2024-01-21T00:00:00" table:style-name="ce4">
            <text:p>21/01/24</text:p>
          </table:table-cell>
          <table:table-cell office:value-type="time" office:time-value="PT19H30M0S" table:style-name="ce6">
            <text:p>19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1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86" table:style-name="ce16">
            <text:p>3912345886</text:p>
          </table:table-cell>
          <table:table-cell office:value-type="date" office:date-value="2024-01-22T00:00:00" table:style-name="ce4">
            <text:p>22/01/24</text:p>
          </table:table-cell>
          <table:table-cell office:value-type="time" office:time-value="PT4H15M0S" table:style-name="ce6">
            <text:p>04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4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7" table:style-name="ce16">
            <text:p>3912345887</text:p>
          </table:table-cell>
          <table:table-cell office:value-type="date" office:date-value="2024-01-23T00:00:00" table:style-name="ce4">
            <text:p>23/01/24</text:p>
          </table:table-cell>
          <table:table-cell office:value-type="time" office:time-value="PT12H30M0S" table:style-name="ce6">
            <text:p>1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3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8" table:style-name="ce16">
            <text:p>3912345888</text:p>
          </table:table-cell>
          <table:table-cell office:value-type="date" office:date-value="2024-01-24T00:00:00" table:style-name="ce4">
            <text:p>24/01/24</text:p>
          </table:table-cell>
          <table:table-cell office:value-type="time" office:time-value="PT17H45M0S" table:style-name="ce6">
            <text:p>17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4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9" table:style-name="ce16">
            <text:p>3912345889</text:p>
          </table:table-cell>
          <table:table-cell office:value-type="date" office:date-value="2024-01-25T00:00:00" table:style-name="ce4">
            <text:p>25/01/24</text:p>
          </table:table-cell>
          <table:table-cell office:value-type="time" office:time-value="PT13H45M0S" table:style-name="ce6">
            <text:p>1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45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91" table:style-name="ce16">
            <text:p>3912345891</text:p>
          </table:table-cell>
          <table:table-cell office:value-type="date" office:date-value="2024-01-26T00:00:00" table:style-name="ce4">
            <text:p>26/01/24</text:p>
          </table:table-cell>
          <table:table-cell office:value-type="time" office:time-value="PT7H30M0S" table:style-name="ce6">
            <text:p>07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46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92" table:style-name="ce16">
            <text:p>3912345892</text:p>
          </table:table-cell>
          <table:table-cell office:value-type="date" office:date-value="2024-01-27T00:00:00" table:style-name="ce4">
            <text:p>27/01/24</text:p>
          </table:table-cell>
          <table:table-cell office:value-type="time" office:time-value="PT14H0M0S" table:style-name="ce6">
            <text:p>14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7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93" table:style-name="ce16">
            <text:p>3912345893</text:p>
          </table:table-cell>
          <table:table-cell office:value-type="date" office:date-value="2024-01-28T00:00:00" table:style-name="ce4">
            <text:p>28/01/24</text:p>
          </table:table-cell>
          <table:table-cell office:value-type="time" office:time-value="PT8H0M0S" table:style-name="ce6">
            <text:p>08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0" table:style-name="ce16">
            <text:p>3912345900</text:p>
          </table:table-cell>
          <table:table-cell office:value-type="date" office:date-value="2024-01-29T00:00:00" table:style-name="ce4">
            <text:p>29/01/24</text:p>
          </table:table-cell>
          <table:table-cell office:value-type="time" office:time-value="PT12H0M0S" table:style-name="ce6">
            <text:p>12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00" table:style-name="ce16">
            <text:p>3912345900</text:p>
          </table:table-cell>
          <table:table-cell office:value-type="date" office:date-value="2024-01-30T00:00:00" table:style-name="ce4">
            <text:p>30/01/24</text:p>
          </table:table-cell>
          <table:table-cell office:value-type="time" office:time-value="PT20H45M0S" table:style-name="ce6">
            <text:p>20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0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1" table:style-name="ce16">
            <text:p>3912345901</text:p>
          </table:table-cell>
          <table:table-cell office:value-type="date" office:date-value="2024-01-31T00:00:00" table:style-name="ce4">
            <text:p>31/01/24</text:p>
          </table:table-cell>
          <table:table-cell office:value-type="time" office:time-value="PT2H15M0S" table:style-name="ce6">
            <text:p>02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51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2" table:style-name="ce16">
            <text:p>3912345902</text:p>
          </table:table-cell>
          <table:table-cell office:value-type="date" office:date-value="2024-02-01T00:00:00" table:style-name="ce4">
            <text:p>01/02/24</text:p>
          </table:table-cell>
          <table:table-cell office:value-type="time" office:time-value="PT13H30M0S" table:style-name="ce6">
            <text:p>1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2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3" table:style-name="ce16">
            <text:p>3912345903</text:p>
          </table:table-cell>
          <table:table-cell office:value-type="date" office:date-value="2024-02-02T00:00:00" table:style-name="ce4">
            <text:p>02/02/24</text:p>
          </table:table-cell>
          <table:table-cell office:value-type="time" office:time-value="PT0H30M0S" table:style-name="ce6">
            <text:p>0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03" table:style-name="ce16">
            <text:p>3912345903</text:p>
          </table:table-cell>
          <table:table-cell office:value-type="date" office:date-value="2024-02-03T00:00:00" table:style-name="ce4">
            <text:p>03/02/24</text:p>
          </table:table-cell>
          <table:table-cell office:value-type="time" office:time-value="PT9H15M0S" table:style-name="ce6">
            <text:p>09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5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4" table:style-name="ce16">
            <text:p>3912345904</text:p>
          </table:table-cell>
          <table:table-cell office:value-type="date" office:date-value="2024-02-04T00:00:00" table:style-name="ce4">
            <text:p>04/02/24</text:p>
          </table:table-cell>
          <table:table-cell office:value-type="time" office:time-value="PT1H0M0S" table:style-name="ce6">
            <text:p>01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55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6" table:style-name="ce16">
            <text:p>3912345906</text:p>
          </table:table-cell>
          <table:table-cell office:value-type="date" office:date-value="2024-02-05T00:00:00" table:style-name="ce4">
            <text:p>05/02/24</text:p>
          </table:table-cell>
          <table:table-cell office:value-type="time" office:time-value="PT11H45M0S" table:style-name="ce6">
            <text:p>1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6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7" table:style-name="ce16">
            <text:p>3912345907</text:p>
          </table:table-cell>
          <table:table-cell office:value-type="date" office:date-value="2024-02-06T00:00:00" table:style-name="ce4">
            <text:p>06/02/24</text:p>
          </table:table-cell>
          <table:table-cell office:value-type="time" office:time-value="PT4H30M0S" table:style-name="ce6">
            <text:p>04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7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8" table:style-name="ce16">
            <text:p>3912345908</text:p>
          </table:table-cell>
          <table:table-cell office:value-type="date" office:date-value="2024-02-07T00:00:00" table:style-name="ce4">
            <text:p>07/02/24</text:p>
          </table:table-cell>
          <table:table-cell office:value-type="time" office:time-value="PT18H0M0S" table:style-name="ce6">
            <text:p>18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5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9" table:style-name="ce16">
            <text:p>3912345909</text:p>
          </table:table-cell>
          <table:table-cell office:value-type="date" office:date-value="2024-02-08T00:00:00" table:style-name="ce4">
            <text:p>08/02/24</text:p>
          </table:table-cell>
          <table:table-cell office:value-type="time" office:time-value="PT20H0M0S" table:style-name="ce6">
            <text:p>2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59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0" table:style-name="ce16">
            <text:p>3912345910</text:p>
          </table:table-cell>
          <table:table-cell office:value-type="date" office:date-value="2024-02-09T00:00:00" table:style-name="ce4">
            <text:p>09/02/24</text:p>
          </table:table-cell>
          <table:table-cell office:value-type="time" office:time-value="PT15H15M0S" table:style-name="ce6">
            <text:p>15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10" table:style-name="ce16">
            <text:p>3912345910</text:p>
          </table:table-cell>
          <table:table-cell office:value-type="date" office:date-value="2024-02-10T00:00:00" table:style-name="ce4">
            <text:p>10/02/24</text:p>
          </table:table-cell>
          <table:table-cell office:value-type="time" office:time-value="PT0H0M0S" table:style-name="ce6">
            <text:p>0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61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3" table:style-name="ce16">
            <text:p>3912345913</text:p>
          </table:table-cell>
          <table:table-cell office:value-type="date" office:date-value="2024-02-11T00:00:00" table:style-name="ce4">
            <text:p>11/02/24</text:p>
          </table:table-cell>
          <table:table-cell office:value-type="time" office:time-value="PT18H30M0S" table:style-name="ce6">
            <text:p>18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62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13" table:style-name="ce16">
            <text:p>3912345913</text:p>
          </table:table-cell>
          <table:table-cell office:value-type="date" office:date-value="2024-02-12T00:00:00" table:style-name="ce4">
            <text:p>12/02/24</text:p>
          </table:table-cell>
          <table:table-cell office:value-type="time" office:time-value="PT19H0M0S" table:style-name="ce6">
            <text:p>19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4" table:style-name="ce16">
            <text:p>3912345914</text:p>
          </table:table-cell>
          <table:table-cell office:value-type="date" office:date-value="2024-02-13T00:00:00" table:style-name="ce4">
            <text:p>13/02/24</text:p>
          </table:table-cell>
          <table:table-cell office:value-type="time" office:time-value="PT12H0M0S" table:style-name="ce6">
            <text:p>12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64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7" table:style-name="ce16">
            <text:p>3912345917</text:p>
          </table:table-cell>
          <table:table-cell office:value-type="date" office:date-value="2024-02-14T00:00:00" table:style-name="ce4">
            <text:p>14/02/24</text:p>
          </table:table-cell>
          <table:table-cell office:value-type="time" office:time-value="PT16H15M0S" table:style-name="ce6">
            <text:p>16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6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8" table:style-name="ce16">
            <text:p>3912345918</text:p>
          </table:table-cell>
          <table:table-cell office:value-type="date" office:date-value="2024-02-15T00:00:00" table:style-name="ce4">
            <text:p>15/02/24</text:p>
          </table:table-cell>
          <table:table-cell office:value-type="time" office:time-value="PT9H15M0S" table:style-name="ce6">
            <text:p>09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66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9" table:style-name="ce16">
            <text:p>3912345919</text:p>
          </table:table-cell>
          <table:table-cell office:value-type="date" office:date-value="2024-02-16T00:00:00" table:style-name="ce4">
            <text:p>16/02/24</text:p>
          </table:table-cell>
          <table:table-cell office:value-type="time" office:time-value="PT0H30M0S" table:style-name="ce6">
            <text:p>00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67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0" table:style-name="ce16">
            <text:p>3912345920</text:p>
          </table:table-cell>
          <table:table-cell office:value-type="date" office:date-value="2024-02-17T00:00:00" table:style-name="ce4">
            <text:p>17/02/24</text:p>
          </table:table-cell>
          <table:table-cell office:value-type="time" office:time-value="PT8H15M0S" table:style-name="ce6">
            <text:p>08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68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1" table:style-name="ce16">
            <text:p>3912345921</text:p>
          </table:table-cell>
          <table:table-cell office:value-type="date" office:date-value="2024-02-18T00:00:00" table:style-name="ce4">
            <text:p>18/02/24</text:p>
          </table:table-cell>
          <table:table-cell office:value-type="time" office:time-value="PT15H0M0S" table:style-name="ce6">
            <text:p>15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69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2" table:style-name="ce16">
            <text:p>3912345922</text:p>
          </table:table-cell>
          <table:table-cell office:value-type="date" office:date-value="2024-02-19T00:00:00" table:style-name="ce4">
            <text:p>19/02/24</text:p>
          </table:table-cell>
          <table:table-cell office:value-type="time" office:time-value="PT23H30M0S" table:style-name="ce6">
            <text:p>23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0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22" table:style-name="ce16">
            <text:p>3912345922</text:p>
          </table:table-cell>
          <table:table-cell office:value-type="date" office:date-value="2024-02-20T00:00:00" table:style-name="ce4">
            <text:p>20/02/24</text:p>
          </table:table-cell>
          <table:table-cell office:value-type="time" office:time-value="PT8H15M0S" table:style-name="ce6">
            <text:p>08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71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3" table:style-name="ce16">
            <text:p>3912345923</text:p>
          </table:table-cell>
          <table:table-cell office:value-type="date" office:date-value="2024-02-21T00:00:00" table:style-name="ce4">
            <text:p>21/02/24</text:p>
          </table:table-cell>
          <table:table-cell office:value-type="time" office:time-value="PT5H45M0S" table:style-name="ce6">
            <text:p>05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2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4" table:style-name="ce16">
            <text:p>3912345924</text:p>
          </table:table-cell>
          <table:table-cell office:value-type="date" office:date-value="2024-02-22T00:00:00" table:style-name="ce4">
            <text:p>22/02/24</text:p>
          </table:table-cell>
          <table:table-cell office:value-type="time" office:time-value="PT23H15M0S" table:style-name="ce6">
            <text:p>2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73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5" table:style-name="ce16">
            <text:p>3912345925</text:p>
          </table:table-cell>
          <table:table-cell office:value-type="date" office:date-value="2024-02-23T00:00:00" table:style-name="ce4">
            <text:p>23/02/24</text:p>
          </table:table-cell>
          <table:table-cell office:value-type="time" office:time-value="PT16H15M0S" table:style-name="ce6">
            <text:p>16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7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25" table:style-name="ce16">
            <text:p>3912345925</text:p>
          </table:table-cell>
          <table:table-cell office:value-type="date" office:date-value="2024-02-24T00:00:00" table:style-name="ce4">
            <text:p>24/02/24</text:p>
          </table:table-cell>
          <table:table-cell office:value-type="time" office:time-value="PT1H0M0S" table:style-name="ce6">
            <text:p>0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75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6" table:style-name="ce16">
            <text:p>3912345926</text:p>
          </table:table-cell>
          <table:table-cell office:value-type="date" office:date-value="2024-02-25T00:00:00" table:style-name="ce4">
            <text:p>25/02/24</text:p>
          </table:table-cell>
          <table:table-cell office:value-type="time" office:time-value="PT3H45M0S" table:style-name="ce6">
            <text:p>03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76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7" table:style-name="ce16">
            <text:p>3912345927</text:p>
          </table:table-cell>
          <table:table-cell office:value-type="date" office:date-value="2024-02-26T00:00:00" table:style-name="ce4">
            <text:p>26/02/24</text:p>
          </table:table-cell>
          <table:table-cell office:value-type="time" office:time-value="PT9H30M0S" table:style-name="ce6">
            <text:p>09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7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8" table:style-name="ce16">
            <text:p>3912345928</text:p>
          </table:table-cell>
          <table:table-cell office:value-type="date" office:date-value="2024-02-27T00:00:00" table:style-name="ce4">
            <text:p>27/02/24</text:p>
          </table:table-cell>
          <table:table-cell office:value-type="time" office:time-value="PT8H45M0S" table:style-name="ce6">
            <text:p>08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78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9" table:style-name="ce16">
            <text:p>3912345929</text:p>
          </table:table-cell>
          <table:table-cell office:value-type="date" office:date-value="2024-02-28T00:00:00" table:style-name="ce4">
            <text:p>28/02/24</text:p>
          </table:table-cell>
          <table:table-cell office:value-type="time" office:time-value="PT15H45M0S" table:style-name="ce6">
            <text:p>15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79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3" table:style-name="ce16">
            <text:p>3912345933</text:p>
          </table:table-cell>
          <table:table-cell office:value-type="date" office:date-value="2024-02-29T00:00:00" table:style-name="ce4">
            <text:p>29/02/24</text:p>
          </table:table-cell>
          <table:table-cell office:value-type="time" office:time-value="PT9H0M0S" table:style-name="ce6">
            <text:p>09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0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4" table:style-name="ce16">
            <text:p>3912345934</text:p>
          </table:table-cell>
          <table:table-cell office:value-type="date" office:date-value="2024-03-01T00:00:00" table:style-name="ce4">
            <text:p>01/03/24</text:p>
          </table:table-cell>
          <table:table-cell office:value-type="time" office:time-value="PT20H30M0S" table:style-name="ce6">
            <text:p>20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34" table:style-name="ce16">
            <text:p>3912345934</text:p>
          </table:table-cell>
          <table:table-cell office:value-type="date" office:date-value="2024-03-02T00:00:00" table:style-name="ce4">
            <text:p>02/03/24</text:p>
          </table:table-cell>
          <table:table-cell office:value-type="time" office:time-value="PT20H15M0S" table:style-name="ce6">
            <text:p>2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82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5" table:style-name="ce16">
            <text:p>3912345935</text:p>
          </table:table-cell>
          <table:table-cell office:value-type="date" office:date-value="2024-03-03T00:00:00" table:style-name="ce4">
            <text:p>03/03/24</text:p>
          </table:table-cell>
          <table:table-cell office:value-type="time" office:time-value="PT16H30M0S" table:style-name="ce6">
            <text:p>16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3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6" table:style-name="ce16">
            <text:p>3912345936</text:p>
          </table:table-cell>
          <table:table-cell office:value-type="date" office:date-value="2024-03-04T00:00:00" table:style-name="ce4">
            <text:p>04/03/24</text:p>
          </table:table-cell>
          <table:table-cell office:value-type="time" office:time-value="PT19H0M0S" table:style-name="ce6">
            <text:p>19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84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8" table:style-name="ce16">
            <text:p>3912345938</text:p>
          </table:table-cell>
          <table:table-cell office:value-type="date" office:date-value="2024-03-05T00:00:00" table:style-name="ce4">
            <text:p>05/03/24</text:p>
          </table:table-cell>
          <table:table-cell office:value-type="time" office:time-value="PT7H15M0S" table:style-name="ce6">
            <text:p>07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9" table:style-name="ce16">
            <text:p>3912345939</text:p>
          </table:table-cell>
          <table:table-cell office:value-type="date" office:date-value="2024-03-06T00:00:00" table:style-name="ce4">
            <text:p>06/03/24</text:p>
          </table:table-cell>
          <table:table-cell office:value-type="time" office:time-value="PT10H15M0S" table:style-name="ce6">
            <text:p>10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6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0" table:style-name="ce16">
            <text:p>3912345940</text:p>
          </table:table-cell>
          <table:table-cell office:value-type="date" office:date-value="2024-03-07T00:00:00" table:style-name="ce4">
            <text:p>07/03/24</text:p>
          </table:table-cell>
          <table:table-cell office:value-type="time" office:time-value="PT16H15M0S" table:style-name="ce6">
            <text:p>16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7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0" table:style-name="ce16">
            <text:p>3912345940</text:p>
          </table:table-cell>
          <table:table-cell office:value-type="date" office:date-value="2024-03-08T00:00:00" table:style-name="ce4">
            <text:p>08/03/24</text:p>
          </table:table-cell>
          <table:table-cell office:value-type="time" office:time-value="PT8H15M0S" table:style-name="ce6">
            <text:p>08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88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1" table:style-name="ce16">
            <text:p>3912345941</text:p>
          </table:table-cell>
          <table:table-cell office:value-type="date" office:date-value="2024-03-09T00:00:00" table:style-name="ce4">
            <text:p>09/03/24</text:p>
          </table:table-cell>
          <table:table-cell office:value-type="time" office:time-value="PT10H30M0S" table:style-name="ce6">
            <text:p>10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89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1" table:style-name="ce16">
            <text:p>3912345941</text:p>
          </table:table-cell>
          <table:table-cell office:value-type="date" office:date-value="2024-03-10T00:00:00" table:style-name="ce4">
            <text:p>10/03/24</text:p>
          </table:table-cell>
          <table:table-cell office:value-type="time" office:time-value="PT19H15M0S" table:style-name="ce6">
            <text:p>19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2" table:style-name="ce16">
            <text:p>3912345942</text:p>
          </table:table-cell>
          <table:table-cell office:value-type="date" office:date-value="2024-03-11T00:00:00" table:style-name="ce4">
            <text:p>11/03/24</text:p>
          </table:table-cell>
          <table:table-cell office:value-type="time" office:time-value="PT20H15M0S" table:style-name="ce6">
            <text:p>2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3" table:style-name="ce16">
            <text:p>3912345943</text:p>
          </table:table-cell>
          <table:table-cell office:value-type="date" office:date-value="2024-03-12T00:00:00" table:style-name="ce4">
            <text:p>12/03/24</text:p>
          </table:table-cell>
          <table:table-cell office:value-type="time" office:time-value="PT2H0M0S" table:style-name="ce6">
            <text:p>02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92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4" table:style-name="ce16">
            <text:p>3912345944</text:p>
          </table:table-cell>
          <table:table-cell office:value-type="date" office:date-value="2024-03-13T00:00:00" table:style-name="ce4">
            <text:p>13/03/24</text:p>
          </table:table-cell>
          <table:table-cell office:value-type="time" office:time-value="PT9H15M0S" table:style-name="ce6">
            <text:p>09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4" table:style-name="ce16">
            <text:p>3912345944</text:p>
          </table:table-cell>
          <table:table-cell office:value-type="date" office:date-value="2024-03-14T00:00:00" table:style-name="ce4">
            <text:p>14/03/24</text:p>
          </table:table-cell>
          <table:table-cell office:value-type="time" office:time-value="PT9H45M0S" table:style-name="ce6">
            <text:p>09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4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44" table:style-name="ce16">
            <text:p>3912345944</text:p>
          </table:table-cell>
          <table:table-cell office:value-type="date" office:date-value="2024-03-15T00:00:00" table:style-name="ce4">
            <text:p>15/03/24</text:p>
          </table:table-cell>
          <table:table-cell office:value-type="time" office:time-value="PT9H0M0S" table:style-name="ce6">
            <text:p>09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95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5" table:style-name="ce16">
            <text:p>3912345945</text:p>
          </table:table-cell>
          <table:table-cell office:value-type="date" office:date-value="2024-03-16T00:00:00" table:style-name="ce4">
            <text:p>16/03/24</text:p>
          </table:table-cell>
          <table:table-cell office:value-type="time" office:time-value="PT13H15M0S" table:style-name="ce6">
            <text:p>13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96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5" table:style-name="ce16">
            <text:p>3912345945</text:p>
          </table:table-cell>
          <table:table-cell office:value-type="date" office:date-value="2024-03-17T00:00:00" table:style-name="ce4">
            <text:p>17/03/24</text:p>
          </table:table-cell>
          <table:table-cell office:value-type="time" office:time-value="PT22H0M0S" table:style-name="ce6">
            <text:p>22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7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6" table:style-name="ce16">
            <text:p>3912345946</text:p>
          </table:table-cell>
          <table:table-cell office:value-type="date" office:date-value="2024-03-18T00:00:00" table:style-name="ce4">
            <text:p>18/03/24</text:p>
          </table:table-cell>
          <table:table-cell office:value-type="time" office:time-value="PT4H15M0S" table:style-name="ce6">
            <text:p>04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98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8" table:style-name="ce16">
            <text:p>3912345948</text:p>
          </table:table-cell>
          <table:table-cell office:value-type="date" office:date-value="2024-03-19T00:00:00" table:style-name="ce4">
            <text:p>19/03/24</text:p>
          </table:table-cell>
          <table:table-cell office:value-type="time" office:time-value="PT12H45M0S" table:style-name="ce6">
            <text:p>1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9" table:style-name="ce16">
            <text:p>3912345949</text:p>
          </table:table-cell>
          <table:table-cell office:value-type="date" office:date-value="2024-03-20T00:00:00" table:style-name="ce4">
            <text:p>20/03/24</text:p>
          </table:table-cell>
          <table:table-cell office:value-type="time" office:time-value="PT13H0M0S" table:style-name="ce6">
            <text:p>13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100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9" table:style-name="ce16">
            <text:p>3912345949</text:p>
          </table:table-cell>
          <table:table-cell office:value-type="date" office:date-value="2024-03-21T00:00:00" table:style-name="ce4">
            <text:p>21/03/24</text:p>
          </table:table-cell>
          <table:table-cell office:value-type="time" office:time-value="PT21H45M0S" table:style-name="ce6">
            <text:p>21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10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0" table:style-name="ce16">
            <text:p>3912345950</text:p>
          </table:table-cell>
          <table:table-cell office:value-type="date" office:date-value="2024-03-22T00:00:00" table:style-name="ce4">
            <text:p>22/03/24</text:p>
          </table:table-cell>
          <table:table-cell office:value-type="time" office:time-value="PT23H45M0S" table:style-name="ce6">
            <text:p>2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02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1" table:style-name="ce16">
            <text:p>3912345951</text:p>
          </table:table-cell>
          <table:table-cell office:value-type="date" office:date-value="2024-03-23T00:00:00" table:style-name="ce4">
            <text:p>23/03/24</text:p>
          </table:table-cell>
          <table:table-cell office:value-type="time" office:time-value="PT10H0M0S" table:style-name="ce6">
            <text:p>10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10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1" table:style-name="ce16">
            <text:p>3912345951</text:p>
          </table:table-cell>
          <table:table-cell office:value-type="date" office:date-value="2024-03-24T00:00:00" table:style-name="ce4">
            <text:p>24/03/24</text:p>
          </table:table-cell>
          <table:table-cell office:value-type="time" office:time-value="PT18H45M0S" table:style-name="ce6">
            <text:p>18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04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1" table:style-name="ce16">
            <text:p>3912345951</text:p>
          </table:table-cell>
          <table:table-cell office:value-type="date" office:date-value="2024-03-25T00:00:00" table:style-name="ce4">
            <text:p>25/03/24</text:p>
          </table:table-cell>
          <table:table-cell office:value-type="time" office:time-value="PT13H30M0S" table:style-name="ce6">
            <text:p>13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05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51" table:style-name="ce16">
            <text:p>3912345951</text:p>
          </table:table-cell>
          <table:table-cell office:value-type="date" office:date-value="2024-03-26T00:00:00" table:style-name="ce4">
            <text:p>26/03/24</text:p>
          </table:table-cell>
          <table:table-cell office:value-type="time" office:time-value="PT15H45M0S" table:style-name="ce6">
            <text:p>15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06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2" table:style-name="ce16">
            <text:p>3912345952</text:p>
          </table:table-cell>
          <table:table-cell office:value-type="date" office:date-value="2024-03-27T00:00:00" table:style-name="ce4">
            <text:p>27/03/24</text:p>
          </table:table-cell>
          <table:table-cell office:value-type="time" office:time-value="PT23H0M0S" table:style-name="ce6">
            <text:p>23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107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2" table:style-name="ce16">
            <text:p>3912345952</text:p>
          </table:table-cell>
          <table:table-cell office:value-type="date" office:date-value="2024-03-28T00:00:00" table:style-name="ce4">
            <text:p>28/03/24</text:p>
          </table:table-cell>
          <table:table-cell office:value-type="time" office:time-value="PT22H45M0S" table:style-name="ce6">
            <text:p>2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108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3" table:style-name="ce16">
            <text:p>3912345953</text:p>
          </table:table-cell>
          <table:table-cell office:value-type="date" office:date-value="2024-03-29T00:00:00" table:style-name="ce4">
            <text:p>29/03/24</text:p>
          </table:table-cell>
          <table:table-cell office:value-type="time" office:time-value="PT20H0M0S" table:style-name="ce6">
            <text:p>20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0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3" table:style-name="ce16">
            <text:p>3912345953</text:p>
          </table:table-cell>
          <table:table-cell office:value-type="date" office:date-value="2024-03-30T00:00:00" table:style-name="ce4">
            <text:p>30/03/24</text:p>
          </table:table-cell>
          <table:table-cell office:value-type="time" office:time-value="PT15H30M0S" table:style-name="ce6">
            <text:p>15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110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3" table:style-name="ce16">
            <text:p>3912345953</text:p>
          </table:table-cell>
          <table:table-cell office:value-type="date" office:date-value="2024-03-31T00:00:00" table:style-name="ce4">
            <text:p>31/03/24</text:p>
          </table:table-cell>
          <table:table-cell office:value-type="time" office:time-value="PT4H45M0S" table:style-name="ce6">
            <text:p>04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111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4" table:style-name="ce16">
            <text:p>3912345954</text:p>
          </table:table-cell>
          <table:table-cell office:value-type="date" office:date-value="2024-04-01T00:00:00" table:style-name="ce4">
            <text:p>01/04/24</text:p>
          </table:table-cell>
          <table:table-cell office:value-type="time" office:time-value="PT12H0M0S" table:style-name="ce6">
            <text:p>12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112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4" table:style-name="ce16">
            <text:p>3912345954</text:p>
          </table:table-cell>
          <table:table-cell office:value-type="date" office:date-value="2024-04-02T00:00:00" table:style-name="ce4">
            <text:p>02/04/24</text:p>
          </table:table-cell>
          <table:table-cell office:value-type="time" office:time-value="PT2H15M0S" table:style-name="ce6">
            <text:p>0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13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4" table:style-name="ce16">
            <text:p>3912345954</text:p>
          </table:table-cell>
          <table:table-cell office:value-type="date" office:date-value="2024-04-03T00:00:00" table:style-name="ce4">
            <text:p>03/04/24</text:p>
          </table:table-cell>
          <table:table-cell office:value-type="time" office:time-value="PT14H15M0S" table:style-name="ce6">
            <text:p>14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114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54" table:style-name="ce16">
            <text:p>3912345954</text:p>
          </table:table-cell>
          <table:table-cell office:value-type="date" office:date-value="2024-04-04T00:00:00" table:style-name="ce4">
            <text:p>04/04/24</text:p>
          </table:table-cell>
          <table:table-cell office:value-type="time" office:time-value="PT11H0M0S" table:style-name="ce6">
            <text:p>1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15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5" table:style-name="ce16">
            <text:p>3912345955</text:p>
          </table:table-cell>
          <table:table-cell office:value-type="date" office:date-value="2024-04-05T00:00:00" table:style-name="ce4">
            <text:p>05/04/24</text:p>
          </table:table-cell>
          <table:table-cell office:value-type="time" office:time-value="PT3H15M0S" table:style-name="ce6">
            <text:p>0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116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5" table:style-name="ce16">
            <text:p>3912345955</text:p>
          </table:table-cell>
          <table:table-cell office:value-type="date" office:date-value="2024-04-06T00:00:00" table:style-name="ce4">
            <text:p>06/04/24</text:p>
          </table:table-cell>
          <table:table-cell office:value-type="time" office:time-value="PT5H30M0S" table:style-name="ce6">
            <text:p>05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117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5" table:style-name="ce16">
            <text:p>3912345955</text:p>
          </table:table-cell>
          <table:table-cell office:value-type="date" office:date-value="2024-04-07T00:00:00" table:style-name="ce4">
            <text:p>07/04/24</text:p>
          </table:table-cell>
          <table:table-cell office:value-type="time" office:time-value="PT5H15M0S" table:style-name="ce6">
            <text:p>05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118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6" table:style-name="ce16">
            <text:p>3912345956</text:p>
          </table:table-cell>
          <table:table-cell office:value-type="date" office:date-value="2024-04-08T00:00:00" table:style-name="ce4">
            <text:p>08/04/24</text:p>
          </table:table-cell>
          <table:table-cell office:value-type="time" office:time-value="PT0H45M0S" table:style-name="ce6">
            <text:p>0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119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6" table:style-name="ce16">
            <text:p>3912345956</text:p>
          </table:table-cell>
          <table:table-cell office:value-type="date" office:date-value="2024-04-09T00:00:00" table:style-name="ce4">
            <text:p>09/04/24</text:p>
          </table:table-cell>
          <table:table-cell office:value-type="time" office:time-value="PT9H30M0S" table:style-name="ce6">
            <text:p>09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20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7" table:style-name="ce16">
            <text:p>3912345957</text:p>
          </table:table-cell>
          <table:table-cell office:value-type="date" office:date-value="2024-04-10T00:00:00" table:style-name="ce4">
            <text:p>10/04/24</text:p>
          </table:table-cell>
          <table:table-cell office:value-type="time" office:time-value="PT21H45M0S" table:style-name="ce6">
            <text:p>21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12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7" table:style-name="ce16">
            <text:p>3912345957</text:p>
          </table:table-cell>
          <table:table-cell office:value-type="date" office:date-value="2024-04-11T00:00:00" table:style-name="ce4">
            <text:p>11/04/24</text:p>
          </table:table-cell>
          <table:table-cell office:value-type="time" office:time-value="PT14H45M0S" table:style-name="ce6">
            <text:p>14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122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7" table:style-name="ce16">
            <text:p>3912345957</text:p>
          </table:table-cell>
          <table:table-cell office:value-type="date" office:date-value="2024-04-12T00:00:00" table:style-name="ce4">
            <text:p>12/04/24</text:p>
          </table:table-cell>
          <table:table-cell office:value-type="time" office:time-value="PT21H30M0S" table:style-name="ce6">
            <text:p>2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123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9" table:style-name="ce16">
            <text:p>3912345959</text:p>
          </table:table-cell>
          <table:table-cell office:value-type="date" office:date-value="2024-04-13T00:00:00" table:style-name="ce4">
            <text:p>13/04/24</text:p>
          </table:table-cell>
          <table:table-cell office:value-type="time" office:time-value="PT8H45M0S" table:style-name="ce6">
            <text:p>08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124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9" table:style-name="ce16">
            <text:p>3912345959</text:p>
          </table:table-cell>
          <table:table-cell office:value-type="date" office:date-value="2024-04-14T00:00:00" table:style-name="ce4">
            <text:p>14/04/24</text:p>
          </table:table-cell>
          <table:table-cell office:value-type="time" office:time-value="PT8H30M0S" table:style-name="ce6">
            <text:p>08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125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60" table:style-name="ce16">
            <text:p>3912345960</text:p>
          </table:table-cell>
          <table:table-cell office:value-type="date" office:date-value="2024-04-15T00:00:00" table:style-name="ce4">
            <text:p>15/04/24</text:p>
          </table:table-cell>
          <table:table-cell office:value-type="time" office:time-value="PT10H30M0S" table:style-name="ce6">
            <text:p>10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126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60" table:style-name="ce16">
            <text:p>3912345960</text:p>
          </table:table-cell>
          <table:table-cell office:value-type="date" office:date-value="2024-04-16T00:00:00" table:style-name="ce4">
            <text:p>16/04/24</text:p>
          </table:table-cell>
          <table:table-cell office:value-type="time" office:time-value="PT19H15M0S" table:style-name="ce6">
            <text:p>19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127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64" table:style-name="ce16">
            <text:p>3912345964</text:p>
          </table:table-cell>
          <table:table-cell office:value-type="date" office:date-value="2024-04-17T00:00:00" table:style-name="ce4">
            <text:p>17/04/24</text:p>
          </table:table-cell>
          <table:table-cell office:value-type="time" office:time-value="PT11H30M0S" table:style-name="ce6">
            <text:p>11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128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64" table:style-name="ce16">
            <text:p>3912345964</text:p>
          </table:table-cell>
          <table:table-cell office:value-type="date" office:date-value="2024-04-18T00:00:00" table:style-name="ce4">
            <text:p>18/04/24</text:p>
          </table:table-cell>
          <table:table-cell office:value-type="time" office:time-value="PT13H45M0S" table:style-name="ce6">
            <text:p>1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12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66" table:style-name="ce16">
            <text:p>3912345966</text:p>
          </table:table-cell>
          <table:table-cell office:value-type="date" office:date-value="2024-04-19T00:00:00" table:style-name="ce4">
            <text:p>19/04/24</text:p>
          </table:table-cell>
          <table:table-cell office:value-type="time" office:time-value="PT4H15M0S" table:style-name="ce6">
            <text:p>04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30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66" table:style-name="ce16">
            <text:p>3912345966</text:p>
          </table:table-cell>
          <table:table-cell office:value-type="date" office:date-value="2024-04-20T00:00:00" table:style-name="ce4">
            <text:p>20/04/24</text:p>
          </table:table-cell>
          <table:table-cell office:value-type="time" office:time-value="PT4H0M0S" table:style-name="ce6">
            <text:p>04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131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69" table:style-name="ce16">
            <text:p>3912345969</text:p>
          </table:table-cell>
          <table:table-cell office:value-type="date" office:date-value="2024-04-21T00:00:00" table:style-name="ce4">
            <text:p>21/04/24</text:p>
          </table:table-cell>
          <table:table-cell office:value-type="time" office:time-value="PT5H15M0S" table:style-name="ce6">
            <text:p>05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132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1" table:style-name="ce16">
            <text:p>3912345971</text:p>
          </table:table-cell>
          <table:table-cell office:value-type="date" office:date-value="2024-04-22T00:00:00" table:style-name="ce4">
            <text:p>22/04/24</text:p>
          </table:table-cell>
          <table:table-cell office:value-type="time" office:time-value="PT21H15M0S" table:style-name="ce6">
            <text:p>21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33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1" table:style-name="ce16">
            <text:p>3912345971</text:p>
          </table:table-cell>
          <table:table-cell office:value-type="date" office:date-value="2024-04-23T00:00:00" table:style-name="ce4">
            <text:p>23/04/24</text:p>
          </table:table-cell>
          <table:table-cell office:value-type="time" office:time-value="PT6H45M0S" table:style-name="ce6">
            <text:p>06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134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71" table:style-name="ce16">
            <text:p>3912345971</text:p>
          </table:table-cell>
          <table:table-cell office:value-type="date" office:date-value="2024-04-24T00:00:00" table:style-name="ce4">
            <text:p>24/04/24</text:p>
          </table:table-cell>
          <table:table-cell office:value-type="time" office:time-value="PT23H30M0S" table:style-name="ce6">
            <text:p>2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13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2" table:style-name="ce16">
            <text:p>3912345972</text:p>
          </table:table-cell>
          <table:table-cell office:value-type="date" office:date-value="2024-04-25T00:00:00" table:style-name="ce4">
            <text:p>25/04/24</text:p>
          </table:table-cell>
          <table:table-cell office:value-type="time" office:time-value="PT18H15M0S" table:style-name="ce6">
            <text:p>18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136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3" table:style-name="ce16">
            <text:p>3912345973</text:p>
          </table:table-cell>
          <table:table-cell office:value-type="date" office:date-value="2024-04-26T00:00:00" table:style-name="ce4">
            <text:p>26/04/24</text:p>
          </table:table-cell>
          <table:table-cell office:value-type="time" office:time-value="PT13H15M0S" table:style-name="ce6">
            <text:p>1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3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3" table:style-name="ce16">
            <text:p>3912345973</text:p>
          </table:table-cell>
          <table:table-cell office:value-type="date" office:date-value="2024-04-27T00:00:00" table:style-name="ce4">
            <text:p>27/04/24</text:p>
          </table:table-cell>
          <table:table-cell office:value-type="time" office:time-value="PT8H30M0S" table:style-name="ce6">
            <text:p>08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138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73" table:style-name="ce16">
            <text:p>3912345973</text:p>
          </table:table-cell>
          <table:table-cell office:value-type="date" office:date-value="2024-04-28T00:00:00" table:style-name="ce4">
            <text:p>28/04/24</text:p>
          </table:table-cell>
          <table:table-cell office:value-type="time" office:time-value="PT8H15M0S" table:style-name="ce6">
            <text:p>08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39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5" table:style-name="ce16">
            <text:p>3912345975</text:p>
          </table:table-cell>
          <table:table-cell office:value-type="date" office:date-value="2024-04-29T00:00:00" table:style-name="ce4">
            <text:p>29/04/24</text:p>
          </table:table-cell>
          <table:table-cell office:value-type="time" office:time-value="PT16H45M0S" table:style-name="ce6">
            <text:p>16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14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5" table:style-name="ce16">
            <text:p>3912345975</text:p>
          </table:table-cell>
          <table:table-cell office:value-type="date" office:date-value="2024-04-30T00:00:00" table:style-name="ce4">
            <text:p>30/04/24</text:p>
          </table:table-cell>
          <table:table-cell office:value-type="time" office:time-value="PT1H30M0S" table:style-name="ce6">
            <text:p>0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14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6" table:style-name="ce16">
            <text:p>3912345976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5H30M0S" table:style-name="ce6">
            <text:p>05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142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7" table:style-name="ce16">
            <text:p>3912345977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6H0M0S" table:style-name="ce6">
            <text:p>06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43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7" table:style-name="ce16">
            <text:p>3912345977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5H45M0S" table:style-name="ce6">
            <text:p>05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14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8" table:style-name="ce16">
            <text:p>3912345978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6H30M0S" table:style-name="ce6">
            <text:p>16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145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8" table:style-name="ce16">
            <text:p>3912345978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8H45M0S" table:style-name="ce6">
            <text:p>18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4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9" table:style-name="ce16">
            <text:p>3912345979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23H15M0S" table:style-name="ce6">
            <text:p>23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147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9" table:style-name="ce16">
            <text:p>3912345979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21H45M0S" table:style-name="ce6">
            <text:p>2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148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79" table:style-name="ce16">
            <text:p>3912345979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H30M0S" table:style-name="ce6">
            <text:p>01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149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0" table:style-name="ce16">
            <text:p>3912345980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6H15M0S" table:style-name="ce6">
            <text:p>16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150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0" table:style-name="ce16">
            <text:p>3912345980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8H30M0S" table:style-name="ce6">
            <text:p>18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151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1" table:style-name="ce16">
            <text:p>3912345981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4H30M0S" table:style-name="ce6">
            <text:p>04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52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1" table:style-name="ce16">
            <text:p>3912345981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2H45M0S" table:style-name="ce6">
            <text:p>0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153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1" table:style-name="ce16">
            <text:p>3912345981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5H0M0S" table:style-name="ce6">
            <text:p>05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154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1" table:style-name="ce16">
            <text:p>3912345981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4H15M0S" table:style-name="ce6">
            <text:p>04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55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2" table:style-name="ce16">
            <text:p>3912345982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7H0M0S" table:style-name="ce6">
            <text:p>17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156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2" table:style-name="ce16">
            <text:p>3912345982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21H30M0S" table:style-name="ce6">
            <text:p>21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157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2" table:style-name="ce16">
            <text:p>3912345982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23H45M0S" table:style-name="ce6">
            <text:p>2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158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3" table:style-name="ce16">
            <text:p>3912345983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8H0M0S" table:style-name="ce6">
            <text:p>18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15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3" table:style-name="ce16">
            <text:p>3912345983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2H15M0S" table:style-name="ce6">
            <text:p>0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160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3" table:style-name="ce16">
            <text:p>3912345983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H0M0S" table:style-name="ce6">
            <text:p>02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61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4" table:style-name="ce16">
            <text:p>3912345984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23H30M0S" table:style-name="ce6">
            <text:p>23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162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4" table:style-name="ce16">
            <text:p>3912345984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3H30M0S" table:style-name="ce6">
            <text:p>0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16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4" table:style-name="ce16">
            <text:p>3912345984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7H45M0S" table:style-name="ce6">
            <text:p>07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6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4" table:style-name="ce16">
            <text:p>3912345984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H45M0S" table:style-name="ce6">
            <text:p>01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165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5984" table:style-name="ce16">
            <text:p>3912345984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3H15M0S" table:style-name="ce6">
            <text:p>03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16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5" table:style-name="ce16">
            <text:p>3912345985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1H0M0S" table:style-name="ce6">
            <text:p>11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16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5" table:style-name="ce16">
            <text:p>3912345985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2H0M0S" table:style-name="ce6">
            <text:p>0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16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5" table:style-name="ce16">
            <text:p>3912345985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H45M0S" table:style-name="ce6">
            <text:p>01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169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6" table:style-name="ce16">
            <text:p>3912345986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7H45M0S" table:style-name="ce6">
            <text:p>17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17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6" table:style-name="ce16">
            <text:p>3912345986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20H0M0S" table:style-name="ce6">
            <text:p>2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171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7" table:style-name="ce16">
            <text:p>3912345987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2H45M0S" table:style-name="ce6">
            <text:p>12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17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7" table:style-name="ce16">
            <text:p>3912345987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1H30M0S" table:style-name="ce6">
            <text:p>21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173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7" table:style-name="ce16">
            <text:p>3912345987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0H45M0S" table:style-name="ce6">
            <text:p>20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7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7" table:style-name="ce16">
            <text:p>3912345987</text:p>
          </table:table-cell>
          <table:table-cell office:value-type="date" office:date-value="2024-01-06T00:00:00" table:style-name="ce4">
            <text:p>06/01/24</text:p>
          </table:table-cell>
          <table:table-cell office:value-type="time" office:time-value="PT23H0M0S" table:style-name="ce6">
            <text:p>2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175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8" table:style-name="ce16">
            <text:p>3912345988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14H0M0S" table:style-name="ce6">
            <text:p>14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176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8" table:style-name="ce16">
            <text:p>3912345988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22H45M0S" table:style-name="ce6">
            <text:p>22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177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8" table:style-name="ce16">
            <text:p>3912345988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22H45M0S" table:style-name="ce6">
            <text:p>22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178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8" table:style-name="ce16">
            <text:p>3912345988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22H45M0S" table:style-name="ce6">
            <text:p>22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17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5988" table:style-name="ce16">
            <text:p>3912345988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22H30M0S" table:style-name="ce6">
            <text:p>2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180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5988" table:style-name="ce16">
            <text:p>3912345988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1H0M0S" table:style-name="ce6">
            <text:p>01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181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9" table:style-name="ce16">
            <text:p>3912345989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20H15M0S" table:style-name="ce6">
            <text:p>20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82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9" table:style-name="ce16">
            <text:p>3912345989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11H0M0S" table:style-name="ce6">
            <text:p>1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83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9" table:style-name="ce16">
            <text:p>3912345989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20H0M0S" table:style-name="ce6">
            <text:p>2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184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9" table:style-name="ce16">
            <text:p>3912345989</text:p>
          </table:table-cell>
          <table:table-cell office:value-type="date" office:date-value="2024-01-16T00:00:00" table:style-name="ce4">
            <text:p>16/01/24</text:p>
          </table:table-cell>
          <table:table-cell office:value-type="time" office:time-value="PT0H45M0S" table:style-name="ce6">
            <text:p>0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85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5989" table:style-name="ce16">
            <text:p>3912345989</text:p>
          </table:table-cell>
          <table:table-cell office:value-type="date" office:date-value="2024-02-11T00:00:00" table:style-name="ce4">
            <text:p>11/02/24</text:p>
          </table:table-cell>
          <table:table-cell office:value-type="time" office:time-value="PT3H0M0S" table:style-name="ce6">
            <text:p>03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86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0" table:style-name="ce16">
            <text:p>3912345990</text:p>
          </table:table-cell>
          <table:table-cell office:value-type="date" office:date-value="2024-02-12T00:00:00" table:style-name="ce4">
            <text:p>12/02/24</text:p>
          </table:table-cell>
          <table:table-cell office:value-type="time" office:time-value="PT20H0M0S" table:style-name="ce6">
            <text:p>20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187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0" table:style-name="ce16">
            <text:p>3912345990</text:p>
          </table:table-cell>
          <table:table-cell office:value-type="date" office:date-value="2024-02-13T00:00:00" table:style-name="ce4">
            <text:p>13/02/24</text:p>
          </table:table-cell>
          <table:table-cell office:value-type="time" office:time-value="PT22H15M0S" table:style-name="ce6">
            <text:p>2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188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1" table:style-name="ce16">
            <text:p>3912345991</text:p>
          </table:table-cell>
          <table:table-cell office:value-type="date" office:date-value="2024-02-14T00:00:00" table:style-name="ce4">
            <text:p>14/02/24</text:p>
          </table:table-cell>
          <table:table-cell office:value-type="time" office:time-value="PT0H15M0S" table:style-name="ce6">
            <text:p>0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18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1" table:style-name="ce16">
            <text:p>3912345991</text:p>
          </table:table-cell>
          <table:table-cell office:value-type="date" office:date-value="2024-02-15T00:00:00" table:style-name="ce4">
            <text:p>15/02/24</text:p>
          </table:table-cell>
          <table:table-cell office:value-type="time" office:time-value="PT2H30M0S" table:style-name="ce6">
            <text:p>02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190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2" table:style-name="ce16">
            <text:p>3912345992</text:p>
          </table:table-cell>
          <table:table-cell office:value-type="date" office:date-value="2024-02-16T00:00:00" table:style-name="ce4">
            <text:p>16/02/24</text:p>
          </table:table-cell>
          <table:table-cell office:value-type="time" office:time-value="PT11H45M0S" table:style-name="ce6">
            <text:p>11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19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2" table:style-name="ce16">
            <text:p>3912345992</text:p>
          </table:table-cell>
          <table:table-cell office:value-type="date" office:date-value="2024-02-17T00:00:00" table:style-name="ce4">
            <text:p>17/02/24</text:p>
          </table:table-cell>
          <table:table-cell office:value-type="time" office:time-value="PT20H30M0S" table:style-name="ce6">
            <text:p>20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192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2" table:style-name="ce16">
            <text:p>3912345992</text:p>
          </table:table-cell>
          <table:table-cell office:value-type="date" office:date-value="2024-02-18T00:00:00" table:style-name="ce4">
            <text:p>18/02/24</text:p>
          </table:table-cell>
          <table:table-cell office:value-type="time" office:time-value="PT10H30M0S" table:style-name="ce6">
            <text:p>10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193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92" table:style-name="ce16">
            <text:p>3912345992</text:p>
          </table:table-cell>
          <table:table-cell office:value-type="date" office:date-value="2024-02-19T00:00:00" table:style-name="ce4">
            <text:p>19/02/24</text:p>
          </table:table-cell>
          <table:table-cell office:value-type="time" office:time-value="PT12H45M0S" table:style-name="ce6">
            <text:p>1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194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5992" table:style-name="ce16">
            <text:p>3912345992</text:p>
          </table:table-cell>
          <table:table-cell office:value-type="date" office:date-value="2024-02-20T00:00:00" table:style-name="ce4">
            <text:p>20/02/24</text:p>
          </table:table-cell>
          <table:table-cell office:value-type="time" office:time-value="PT3H0M0S" table:style-name="ce6">
            <text:p>0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195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5992" table:style-name="ce16">
            <text:p>3912345992</text:p>
          </table:table-cell>
          <table:table-cell office:value-type="date" office:date-value="2024-02-21T00:00:00" table:style-name="ce4">
            <text:p>21/02/24</text:p>
          </table:table-cell>
          <table:table-cell office:value-type="time" office:time-value="PT5H15M0S" table:style-name="ce6">
            <text:p>05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196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3" table:style-name="ce16">
            <text:p>3912345993</text:p>
          </table:table-cell>
          <table:table-cell office:value-type="date" office:date-value="2024-02-22T00:00:00" table:style-name="ce4">
            <text:p>22/02/24</text:p>
          </table:table-cell>
          <table:table-cell office:value-type="time" office:time-value="PT14H45M0S" table:style-name="ce6">
            <text:p>14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9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3" table:style-name="ce16">
            <text:p>3912345993</text:p>
          </table:table-cell>
          <table:table-cell office:value-type="date" office:date-value="2024-02-23T00:00:00" table:style-name="ce4">
            <text:p>23/02/24</text:p>
          </table:table-cell>
          <table:table-cell office:value-type="time" office:time-value="PT23H30M0S" table:style-name="ce6">
            <text:p>23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19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3" table:style-name="ce16">
            <text:p>3912345993</text:p>
          </table:table-cell>
          <table:table-cell office:value-type="date" office:date-value="2024-02-24T00:00:00" table:style-name="ce4">
            <text:p>24/02/24</text:p>
          </table:table-cell>
          <table:table-cell office:value-type="time" office:time-value="PT13H15M0S" table:style-name="ce6">
            <text:p>13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99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93" table:style-name="ce16">
            <text:p>3912345993</text:p>
          </table:table-cell>
          <table:table-cell office:value-type="date" office:date-value="2024-02-25T00:00:00" table:style-name="ce4">
            <text:p>25/02/24</text:p>
          </table:table-cell>
          <table:table-cell office:value-type="time" office:time-value="PT15H30M0S" table:style-name="ce6">
            <text:p>15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200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5" table:style-name="ce16">
            <text:p>3912345995</text:p>
          </table:table-cell>
          <table:table-cell office:value-type="date" office:date-value="2024-02-26T00:00:00" table:style-name="ce4">
            <text:p>26/02/24</text:p>
          </table:table-cell>
          <table:table-cell office:value-type="time" office:time-value="PT10H45M0S" table:style-name="ce6">
            <text:p>10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201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5" table:style-name="ce16">
            <text:p>3912345995</text:p>
          </table:table-cell>
          <table:table-cell office:value-type="date" office:date-value="2024-02-27T00:00:00" table:style-name="ce4">
            <text:p>27/02/24</text:p>
          </table:table-cell>
          <table:table-cell office:value-type="time" office:time-value="PT8H45M0S" table:style-name="ce6">
            <text:p>08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20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5" table:style-name="ce16">
            <text:p>3912345995</text:p>
          </table:table-cell>
          <table:table-cell office:value-type="date" office:date-value="2024-02-28T00:00:00" table:style-name="ce4">
            <text:p>28/02/24</text:p>
          </table:table-cell>
          <table:table-cell office:value-type="time" office:time-value="PT11H0M0S" table:style-name="ce6">
            <text:p>1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20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6" table:style-name="ce16">
            <text:p>3912345996</text:p>
          </table:table-cell>
          <table:table-cell office:value-type="date" office:date-value="2024-02-29T00:00:00" table:style-name="ce4">
            <text:p>29/02/24</text:p>
          </table:table-cell>
          <table:table-cell office:value-type="time" office:time-value="PT14H0M0S" table:style-name="ce6">
            <text:p>14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0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6" table:style-name="ce16">
            <text:p>3912345996</text:p>
          </table:table-cell>
          <table:table-cell office:value-type="date" office:date-value="2024-03-01T00:00:00" table:style-name="ce4">
            <text:p>01/03/24</text:p>
          </table:table-cell>
          <table:table-cell office:value-type="time" office:time-value="PT16H15M0S" table:style-name="ce6">
            <text:p>16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205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7" table:style-name="ce16">
            <text:p>3912345997</text:p>
          </table:table-cell>
          <table:table-cell office:value-type="date" office:date-value="2024-03-02T00:00:00" table:style-name="ce4">
            <text:p>02/03/24</text:p>
          </table:table-cell>
          <table:table-cell office:value-type="time" office:time-value="PT20H15M0S" table:style-name="ce6">
            <text:p>20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20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7" table:style-name="ce16">
            <text:p>3912345997</text:p>
          </table:table-cell>
          <table:table-cell office:value-type="date" office:date-value="2024-03-03T00:00:00" table:style-name="ce4">
            <text:p>03/03/24</text:p>
          </table:table-cell>
          <table:table-cell office:value-type="time" office:time-value="PT0H15M0S" table:style-name="ce6">
            <text:p>0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207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7" table:style-name="ce16">
            <text:p>3912345997</text:p>
          </table:table-cell>
          <table:table-cell office:value-type="date" office:date-value="2024-03-04T00:00:00" table:style-name="ce4">
            <text:p>04/03/24</text:p>
          </table:table-cell>
          <table:table-cell office:value-type="time" office:time-value="PT22H30M0S" table:style-name="ce6">
            <text:p>2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20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97" table:style-name="ce16">
            <text:p>3912345997</text:p>
          </table:table-cell>
          <table:table-cell office:value-type="date" office:date-value="2024-03-05T00:00:00" table:style-name="ce4">
            <text:p>05/03/24</text:p>
          </table:table-cell>
          <table:table-cell office:value-type="time" office:time-value="PT0H0M0S" table:style-name="ce6">
            <text:p>00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209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8" table:style-name="ce16">
            <text:p>3912345998</text:p>
          </table:table-cell>
          <table:table-cell office:value-type="date" office:date-value="2024-03-06T00:00:00" table:style-name="ce4">
            <text:p>06/03/24</text:p>
          </table:table-cell>
          <table:table-cell office:value-type="time" office:time-value="PT21H0M0S" table:style-name="ce6">
            <text:p>21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210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8" table:style-name="ce16">
            <text:p>3912345998</text:p>
          </table:table-cell>
          <table:table-cell office:value-type="date" office:date-value="2024-03-07T00:00:00" table:style-name="ce4">
            <text:p>07/03/24</text:p>
          </table:table-cell>
          <table:table-cell office:value-type="time" office:time-value="PT20H45M0S" table:style-name="ce6">
            <text:p>2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211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8" table:style-name="ce16">
            <text:p>3912345998</text:p>
          </table:table-cell>
          <table:table-cell office:value-type="date" office:date-value="2024-03-08T00:00:00" table:style-name="ce4">
            <text:p>08/03/24</text:p>
          </table:table-cell>
          <table:table-cell office:value-type="time" office:time-value="PT7H0M0S" table:style-name="ce6">
            <text:p>07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212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9" table:style-name="ce16">
            <text:p>3912345999</text:p>
          </table:table-cell>
          <table:table-cell office:value-type="date" office:date-value="2024-03-09T00:00:00" table:style-name="ce4">
            <text:p>09/03/24</text:p>
          </table:table-cell>
          <table:table-cell office:value-type="time" office:time-value="PT22H15M0S" table:style-name="ce6">
            <text:p>22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213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9" table:style-name="ce16">
            <text:p>3912345999</text:p>
          </table:table-cell>
          <table:table-cell office:value-type="date" office:date-value="2024-03-10T00:00:00" table:style-name="ce4">
            <text:p>10/03/24</text:p>
          </table:table-cell>
          <table:table-cell office:value-type="time" office:time-value="PT13H45M0S" table:style-name="ce6">
            <text:p>13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214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9" table:style-name="ce16">
            <text:p>3912345999</text:p>
          </table:table-cell>
          <table:table-cell office:value-type="date" office:date-value="2024-03-11T00:00:00" table:style-name="ce4">
            <text:p>11/03/24</text:p>
          </table:table-cell>
          <table:table-cell office:value-type="time" office:time-value="PT16H0M0S" table:style-name="ce6">
            <text:p>16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21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99" table:style-name="ce16">
            <text:p>3912345999</text:p>
          </table:table-cell>
          <table:table-cell office:value-type="date" office:date-value="2024-03-12T00:00:00" table:style-name="ce4">
            <text:p>12/03/24</text:p>
          </table:table-cell>
          <table:table-cell office:value-type="time" office:time-value="PT22H0M0S" table:style-name="ce6">
            <text:p>2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21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0" table:style-name="ce16">
            <text:p>3912346000</text:p>
          </table:table-cell>
          <table:table-cell office:value-type="date" office:date-value="2024-03-13T00:00:00" table:style-name="ce4">
            <text:p>13/03/24</text:p>
          </table:table-cell>
          <table:table-cell office:value-type="time" office:time-value="PT9H15M0S" table:style-name="ce6">
            <text:p>09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217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0" table:style-name="ce16">
            <text:p>3912346000</text:p>
          </table:table-cell>
          <table:table-cell office:value-type="date" office:date-value="2024-03-14T00:00:00" table:style-name="ce4">
            <text:p>14/03/24</text:p>
          </table:table-cell>
          <table:table-cell office:value-type="time" office:time-value="PT10H0M0S" table:style-name="ce6">
            <text:p>1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18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0" table:style-name="ce16">
            <text:p>3912346000</text:p>
          </table:table-cell>
          <table:table-cell office:value-type="date" office:date-value="2024-03-15T00:00:00" table:style-name="ce4">
            <text:p>15/03/24</text:p>
          </table:table-cell>
          <table:table-cell office:value-type="time" office:time-value="PT1H30M0S" table:style-name="ce6">
            <text:p>0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219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0" table:style-name="ce16">
            <text:p>3912346000</text:p>
          </table:table-cell>
          <table:table-cell office:value-type="date" office:date-value="2024-03-16T00:00:00" table:style-name="ce4">
            <text:p>16/03/24</text:p>
          </table:table-cell>
          <table:table-cell office:value-type="time" office:time-value="PT9H0M0S" table:style-name="ce6">
            <text:p>09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220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00" table:style-name="ce16">
            <text:p>3912346000</text:p>
          </table:table-cell>
          <table:table-cell office:value-type="date" office:date-value="2024-03-17T00:00:00" table:style-name="ce4">
            <text:p>17/03/24</text:p>
          </table:table-cell>
          <table:table-cell office:value-type="time" office:time-value="PT1H15M0S" table:style-name="ce6">
            <text:p>01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22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1" table:style-name="ce16">
            <text:p>3912346001</text:p>
          </table:table-cell>
          <table:table-cell office:value-type="date" office:date-value="2024-03-18T00:00:00" table:style-name="ce4">
            <text:p>18/03/24</text:p>
          </table:table-cell>
          <table:table-cell office:value-type="time" office:time-value="PT17H15M0S" table:style-name="ce6">
            <text:p>17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222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2" table:style-name="ce16">
            <text:p>3912346002</text:p>
          </table:table-cell>
          <table:table-cell office:value-type="date" office:date-value="2024-03-19T00:00:00" table:style-name="ce4">
            <text:p>19/03/24</text:p>
          </table:table-cell>
          <table:table-cell office:value-type="time" office:time-value="PT8H15M0S" table:style-name="ce6">
            <text:p>08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223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2" table:style-name="ce16">
            <text:p>3912346002</text:p>
          </table:table-cell>
          <table:table-cell office:value-type="date" office:date-value="2024-03-20T00:00:00" table:style-name="ce4">
            <text:p>20/03/24</text:p>
          </table:table-cell>
          <table:table-cell office:value-type="time" office:time-value="PT10H30M0S" table:style-name="ce6">
            <text:p>1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224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2" table:style-name="ce16">
            <text:p>3912346002</text:p>
          </table:table-cell>
          <table:table-cell office:value-type="date" office:date-value="2024-03-21T00:00:00" table:style-name="ce4">
            <text:p>21/03/24</text:p>
          </table:table-cell>
          <table:table-cell office:value-type="time" office:time-value="PT6H45M0S" table:style-name="ce6">
            <text:p>06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225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2" table:style-name="ce16">
            <text:p>3912346002</text:p>
          </table:table-cell>
          <table:table-cell office:value-type="date" office:date-value="2024-03-22T00:00:00" table:style-name="ce4">
            <text:p>22/03/24</text:p>
          </table:table-cell>
          <table:table-cell office:value-type="time" office:time-value="PT9H0M0S" table:style-name="ce6">
            <text:p>09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226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3" table:style-name="ce16">
            <text:p>3912346003</text:p>
          </table:table-cell>
          <table:table-cell office:value-type="date" office:date-value="2024-03-23T00:00:00" table:style-name="ce4">
            <text:p>23/03/24</text:p>
          </table:table-cell>
          <table:table-cell office:value-type="time" office:time-value="PT21H15M0S" table:style-name="ce6">
            <text:p>21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227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3" table:style-name="ce16">
            <text:p>3912346003</text:p>
          </table:table-cell>
          <table:table-cell office:value-type="date" office:date-value="2024-03-24T00:00:00" table:style-name="ce4">
            <text:p>24/03/24</text:p>
          </table:table-cell>
          <table:table-cell office:value-type="time" office:time-value="PT19H45M0S" table:style-name="ce6">
            <text:p>19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28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3" table:style-name="ce16">
            <text:p>3912346003</text:p>
          </table:table-cell>
          <table:table-cell office:value-type="date" office:date-value="2024-03-25T00:00:00" table:style-name="ce4">
            <text:p>25/03/24</text:p>
          </table:table-cell>
          <table:table-cell office:value-type="time" office:time-value="PT22H0M0S" table:style-name="ce6">
            <text:p>2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229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3" table:style-name="ce16">
            <text:p>3912346003</text:p>
          </table:table-cell>
          <table:table-cell office:value-type="date" office:date-value="2024-03-26T00:00:00" table:style-name="ce4">
            <text:p>26/03/24</text:p>
          </table:table-cell>
          <table:table-cell office:value-type="time" office:time-value="PT6H0M0S" table:style-name="ce6">
            <text:p>06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230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4" table:style-name="ce16">
            <text:p>3912346004</text:p>
          </table:table-cell>
          <table:table-cell office:value-type="date" office:date-value="2024-03-27T00:00:00" table:style-name="ce4">
            <text:p>27/03/24</text:p>
          </table:table-cell>
          <table:table-cell office:value-type="time" office:time-value="PT22H30M0S" table:style-name="ce6">
            <text:p>22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23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4" table:style-name="ce16">
            <text:p>3912346004</text:p>
          </table:table-cell>
          <table:table-cell office:value-type="date" office:date-value="2024-03-28T00:00:00" table:style-name="ce4">
            <text:p>28/03/24</text:p>
          </table:table-cell>
          <table:table-cell office:value-type="time" office:time-value="PT18H0M0S" table:style-name="ce6">
            <text:p>18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232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4" table:style-name="ce16">
            <text:p>3912346004</text:p>
          </table:table-cell>
          <table:table-cell office:value-type="date" office:date-value="2024-03-29T00:00:00" table:style-name="ce4">
            <text:p>29/03/24</text:p>
          </table:table-cell>
          <table:table-cell office:value-type="time" office:time-value="PT20H15M0S" table:style-name="ce6">
            <text:p>2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23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4" table:style-name="ce16">
            <text:p>3912346004</text:p>
          </table:table-cell>
          <table:table-cell office:value-type="date" office:date-value="2024-03-30T00:00:00" table:style-name="ce4">
            <text:p>30/03/24</text:p>
          </table:table-cell>
          <table:table-cell office:value-type="time" office:time-value="PT7H15M0S" table:style-name="ce6">
            <text:p>07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23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5" table:style-name="ce16">
            <text:p>3912346005</text:p>
          </table:table-cell>
          <table:table-cell office:value-type="date" office:date-value="2024-03-31T00:00:00" table:style-name="ce4">
            <text:p>31/03/24</text:p>
          </table:table-cell>
          <table:table-cell office:value-type="time" office:time-value="PT7H15M0S" table:style-name="ce6">
            <text:p>07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235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5" table:style-name="ce16">
            <text:p>3912346005</text:p>
          </table:table-cell>
          <table:table-cell office:value-type="date" office:date-value="2024-04-01T00:00:00" table:style-name="ce4">
            <text:p>01/04/24</text:p>
          </table:table-cell>
          <table:table-cell office:value-type="time" office:time-value="PT6H15M0S" table:style-name="ce6">
            <text:p>06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236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5" table:style-name="ce16">
            <text:p>3912346005</text:p>
          </table:table-cell>
          <table:table-cell office:value-type="date" office:date-value="2024-04-02T00:00:00" table:style-name="ce4">
            <text:p>02/04/24</text:p>
          </table:table-cell>
          <table:table-cell office:value-type="time" office:time-value="PT8H30M0S" table:style-name="ce6">
            <text:p>08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237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6" table:style-name="ce16">
            <text:p>3912346006</text:p>
          </table:table-cell>
          <table:table-cell office:value-type="date" office:date-value="2024-04-03T00:00:00" table:style-name="ce4">
            <text:p>03/04/24</text:p>
          </table:table-cell>
          <table:table-cell office:value-type="time" office:time-value="PT8H30M0S" table:style-name="ce6">
            <text:p>08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238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6" table:style-name="ce16">
            <text:p>3912346006</text:p>
          </table:table-cell>
          <table:table-cell office:value-type="date" office:date-value="2024-04-04T00:00:00" table:style-name="ce4">
            <text:p>04/04/24</text:p>
          </table:table-cell>
          <table:table-cell office:value-type="time" office:time-value="PT15H30M0S" table:style-name="ce6">
            <text:p>15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239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6" table:style-name="ce16">
            <text:p>3912346006</text:p>
          </table:table-cell>
          <table:table-cell office:value-type="date" office:date-value="2024-04-05T00:00:00" table:style-name="ce4">
            <text:p>05/04/24</text:p>
          </table:table-cell>
          <table:table-cell office:value-type="time" office:time-value="PT1H15M0S" table:style-name="ce6">
            <text:p>0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24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6" table:style-name="ce16">
            <text:p>3912346006</text:p>
          </table:table-cell>
          <table:table-cell office:value-type="date" office:date-value="2024-04-06T00:00:00" table:style-name="ce4">
            <text:p>06/04/24</text:p>
          </table:table-cell>
          <table:table-cell office:value-type="time" office:time-value="PT15H15M0S" table:style-name="ce6">
            <text:p>15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24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06" table:style-name="ce16">
            <text:p>3912346006</text:p>
          </table:table-cell>
          <table:table-cell office:value-type="date" office:date-value="2024-04-07T00:00:00" table:style-name="ce4">
            <text:p>07/04/24</text:p>
          </table:table-cell>
          <table:table-cell office:value-type="time" office:time-value="PT3H30M0S" table:style-name="ce6">
            <text:p>03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42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7" table:style-name="ce16">
            <text:p>3912346007</text:p>
          </table:table-cell>
          <table:table-cell office:value-type="date" office:date-value="2024-04-08T00:00:00" table:style-name="ce4">
            <text:p>08/04/24</text:p>
          </table:table-cell>
          <table:table-cell office:value-type="time" office:time-value="PT10H15M0S" table:style-name="ce6">
            <text:p>10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243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7" table:style-name="ce16">
            <text:p>3912346007</text:p>
          </table:table-cell>
          <table:table-cell office:value-type="date" office:date-value="2024-04-09T00:00:00" table:style-name="ce4">
            <text:p>09/04/24</text:p>
          </table:table-cell>
          <table:table-cell office:value-type="time" office:time-value="PT12H30M0S" table:style-name="ce6">
            <text:p>1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4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8" table:style-name="ce16">
            <text:p>3912346008</text:p>
          </table:table-cell>
          <table:table-cell office:value-type="date" office:date-value="2024-04-10T00:00:00" table:style-name="ce4">
            <text:p>10/04/24</text:p>
          </table:table-cell>
          <table:table-cell office:value-type="time" office:time-value="PT4H30M0S" table:style-name="ce6">
            <text:p>04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245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8" table:style-name="ce16">
            <text:p>3912346008</text:p>
          </table:table-cell>
          <table:table-cell office:value-type="date" office:date-value="2024-04-11T00:00:00" table:style-name="ce4">
            <text:p>11/04/24</text:p>
          </table:table-cell>
          <table:table-cell office:value-type="time" office:time-value="PT6H45M0S" table:style-name="ce6">
            <text:p>06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246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9" table:style-name="ce16">
            <text:p>3912346009</text:p>
          </table:table-cell>
          <table:table-cell office:value-type="date" office:date-value="2024-04-12T00:00:00" table:style-name="ce4">
            <text:p>12/04/24</text:p>
          </table:table-cell>
          <table:table-cell office:value-type="time" office:time-value="PT18H15M0S" table:style-name="ce6">
            <text:p>18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247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9" table:style-name="ce16">
            <text:p>3912346009</text:p>
          </table:table-cell>
          <table:table-cell office:value-type="date" office:date-value="2024-04-13T00:00:00" table:style-name="ce4">
            <text:p>13/04/24</text:p>
          </table:table-cell>
          <table:table-cell office:value-type="time" office:time-value="PT20H30M0S" table:style-name="ce6">
            <text:p>2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248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9" table:style-name="ce16">
            <text:p>3912346009</text:p>
          </table:table-cell>
          <table:table-cell office:value-type="date" office:date-value="2024-04-14T00:00:00" table:style-name="ce4">
            <text:p>14/04/24</text:p>
          </table:table-cell>
          <table:table-cell office:value-type="time" office:time-value="PT4H45M0S" table:style-name="ce6">
            <text:p>04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249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0" table:style-name="ce16">
            <text:p>3912346010</text:p>
          </table:table-cell>
          <table:table-cell office:value-type="date" office:date-value="2024-04-15T00:00:00" table:style-name="ce4">
            <text:p>15/04/24</text:p>
          </table:table-cell>
          <table:table-cell office:value-type="time" office:time-value="PT12H30M0S" table:style-name="ce6">
            <text:p>12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250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0" table:style-name="ce16">
            <text:p>3912346010</text:p>
          </table:table-cell>
          <table:table-cell office:value-type="date" office:date-value="2024-04-16T00:00:00" table:style-name="ce4">
            <text:p>16/04/24</text:p>
          </table:table-cell>
          <table:table-cell office:value-type="time" office:time-value="PT14H45M0S" table:style-name="ce6">
            <text:p>14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251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0" table:style-name="ce16">
            <text:p>3912346010</text:p>
          </table:table-cell>
          <table:table-cell office:value-type="date" office:date-value="2024-04-17T00:00:00" table:style-name="ce4">
            <text:p>17/04/24</text:p>
          </table:table-cell>
          <table:table-cell office:value-type="time" office:time-value="PT14H0M0S" table:style-name="ce6">
            <text:p>14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252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0" table:style-name="ce16">
            <text:p>3912346010</text:p>
          </table:table-cell>
          <table:table-cell office:value-type="date" office:date-value="2024-04-18T00:00:00" table:style-name="ce4">
            <text:p>18/04/24</text:p>
          </table:table-cell>
          <table:table-cell office:value-type="time" office:time-value="PT6H30M0S" table:style-name="ce6">
            <text:p>06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25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0" table:style-name="ce16">
            <text:p>3912346010</text:p>
          </table:table-cell>
          <table:table-cell office:value-type="date" office:date-value="2024-04-19T00:00:00" table:style-name="ce4">
            <text:p>19/04/24</text:p>
          </table:table-cell>
          <table:table-cell office:value-type="time" office:time-value="PT8H30M0S" table:style-name="ce6">
            <text:p>08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5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10" table:style-name="ce16">
            <text:p>3912346010</text:p>
          </table:table-cell>
          <table:table-cell office:value-type="date" office:date-value="2024-04-20T00:00:00" table:style-name="ce4">
            <text:p>20/04/24</text:p>
          </table:table-cell>
          <table:table-cell office:value-type="time" office:time-value="PT8H45M0S" table:style-name="ce6">
            <text:p>08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25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10" table:style-name="ce16">
            <text:p>3912346010</text:p>
          </table:table-cell>
          <table:table-cell office:value-type="date" office:date-value="2024-04-21T00:00:00" table:style-name="ce4">
            <text:p>21/04/24</text:p>
          </table:table-cell>
          <table:table-cell office:value-type="time" office:time-value="PT8H0M0S" table:style-name="ce6">
            <text:p>08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256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1" table:style-name="ce16">
            <text:p>3912346011</text:p>
          </table:table-cell>
          <table:table-cell office:value-type="date" office:date-value="2024-04-22T00:00:00" table:style-name="ce4">
            <text:p>22/04/24</text:p>
          </table:table-cell>
          <table:table-cell office:value-type="time" office:time-value="PT16H15M0S" table:style-name="ce6">
            <text:p>16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257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1" table:style-name="ce16">
            <text:p>3912346011</text:p>
          </table:table-cell>
          <table:table-cell office:value-type="date" office:date-value="2024-04-23T00:00:00" table:style-name="ce4">
            <text:p>23/04/24</text:p>
          </table:table-cell>
          <table:table-cell office:value-type="time" office:time-value="PT2H30M0S" table:style-name="ce6">
            <text:p>0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58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1" table:style-name="ce16">
            <text:p>3912346011</text:p>
          </table:table-cell>
          <table:table-cell office:value-type="date" office:date-value="2024-04-24T00:00:00" table:style-name="ce4">
            <text:p>24/04/24</text:p>
          </table:table-cell>
          <table:table-cell office:value-type="time" office:time-value="PT23H30M0S" table:style-name="ce6">
            <text:p>2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25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1" table:style-name="ce16">
            <text:p>3912346011</text:p>
          </table:table-cell>
          <table:table-cell office:value-type="date" office:date-value="2024-04-25T00:00:00" table:style-name="ce4">
            <text:p>25/04/24</text:p>
          </table:table-cell>
          <table:table-cell office:value-type="time" office:time-value="PT11H15M0S" table:style-name="ce6">
            <text:p>1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26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1" table:style-name="ce16">
            <text:p>3912346011</text:p>
          </table:table-cell>
          <table:table-cell office:value-type="date" office:date-value="2024-04-26T00:00:00" table:style-name="ce4">
            <text:p>26/04/24</text:p>
          </table:table-cell>
          <table:table-cell office:value-type="time" office:time-value="PT16H0M0S" table:style-name="ce6">
            <text:p>16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26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2" table:style-name="ce16">
            <text:p>3912346012</text:p>
          </table:table-cell>
          <table:table-cell office:value-type="date" office:date-value="2024-04-27T00:00:00" table:style-name="ce4">
            <text:p>27/04/24</text:p>
          </table:table-cell>
          <table:table-cell office:value-type="time" office:time-value="PT9H30M0S" table:style-name="ce6">
            <text:p>09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26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2" table:style-name="ce16">
            <text:p>3912346012</text:p>
          </table:table-cell>
          <table:table-cell office:value-type="date" office:date-value="2024-04-28T00:00:00" table:style-name="ce4">
            <text:p>28/04/24</text:p>
          </table:table-cell>
          <table:table-cell office:value-type="time" office:time-value="PT8H45M0S" table:style-name="ce6">
            <text:p>08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263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2" table:style-name="ce16">
            <text:p>3912346012</text:p>
          </table:table-cell>
          <table:table-cell office:value-type="date" office:date-value="2024-04-29T00:00:00" table:style-name="ce4">
            <text:p>29/04/24</text:p>
          </table:table-cell>
          <table:table-cell office:value-type="time" office:time-value="PT11H45M0S" table:style-name="ce6">
            <text:p>1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26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2" table:style-name="ce16">
            <text:p>3912346012</text:p>
          </table:table-cell>
          <table:table-cell office:value-type="date" office:date-value="2024-04-30T00:00:00" table:style-name="ce4">
            <text:p>30/04/24</text:p>
          </table:table-cell>
          <table:table-cell office:value-type="time" office:time-value="PT6H0M0S" table:style-name="ce6">
            <text:p>06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65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3" table:style-name="ce16">
            <text:p>3912346013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4H45M0S" table:style-name="ce6">
            <text:p>14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266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3" table:style-name="ce16">
            <text:p>3912346013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12H15M0S" table:style-name="ce6">
            <text:p>1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267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3" table:style-name="ce16">
            <text:p>3912346013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17H0M0S" table:style-name="ce6">
            <text:p>17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26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3" table:style-name="ce16">
            <text:p>3912346013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0H30M0S" table:style-name="ce6">
            <text:p>0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26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3" table:style-name="ce16">
            <text:p>3912346013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0H15M0S" table:style-name="ce6">
            <text:p>00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270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4" table:style-name="ce16">
            <text:p>3912346014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9H45M0S" table:style-name="ce6">
            <text:p>09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271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4" table:style-name="ce16">
            <text:p>3912346014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16H45M0S" table:style-name="ce6">
            <text:p>16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27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4" table:style-name="ce16">
            <text:p>3912346014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8H45M0S" table:style-name="ce6">
            <text:p>08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273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4" table:style-name="ce16">
            <text:p>3912346014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13H0M0S" table:style-name="ce6">
            <text:p>1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274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4" table:style-name="ce16">
            <text:p>3912346014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16H30M0S" table:style-name="ce6">
            <text:p>16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27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5" table:style-name="ce16">
            <text:p>3912346015</text:p>
          </table:table-cell>
          <table:table-cell office:value-type="date" office:date-value="2024-01-16T00:00:00" table:style-name="ce4">
            <text:p>16/01/24</text:p>
          </table:table-cell>
          <table:table-cell office:value-type="time" office:time-value="PT11H30M0S" table:style-name="ce6">
            <text:p>11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276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5" table:style-name="ce16">
            <text:p>3912346015</text:p>
          </table:table-cell>
          <table:table-cell office:value-type="date" office:date-value="2024-02-11T00:00:00" table:style-name="ce4">
            <text:p>11/02/24</text:p>
          </table:table-cell>
          <table:table-cell office:value-type="time" office:time-value="PT9H0M0S" table:style-name="ce6">
            <text:p>09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277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5" table:style-name="ce16">
            <text:p>3912346015</text:p>
          </table:table-cell>
          <table:table-cell office:value-type="date" office:date-value="2024-02-12T00:00:00" table:style-name="ce4">
            <text:p>12/02/24</text:p>
          </table:table-cell>
          <table:table-cell office:value-type="time" office:time-value="PT21H45M0S" table:style-name="ce6">
            <text:p>2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278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5" table:style-name="ce16">
            <text:p>3912346015</text:p>
          </table:table-cell>
          <table:table-cell office:value-type="date" office:date-value="2024-02-13T00:00:00" table:style-name="ce4">
            <text:p>13/02/24</text:p>
          </table:table-cell>
          <table:table-cell office:value-type="time" office:time-value="PT11H15M0S" table:style-name="ce6">
            <text:p>1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279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5" table:style-name="ce16">
            <text:p>3912346015</text:p>
          </table:table-cell>
          <table:table-cell office:value-type="date" office:date-value="2024-02-14T00:00:00" table:style-name="ce4">
            <text:p>14/02/24</text:p>
          </table:table-cell>
          <table:table-cell office:value-type="time" office:time-value="PT8H45M0S" table:style-name="ce6">
            <text:p>08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280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6" table:style-name="ce16">
            <text:p>3912346016</text:p>
          </table:table-cell>
          <table:table-cell office:value-type="date" office:date-value="2024-02-15T00:00:00" table:style-name="ce4">
            <text:p>15/02/24</text:p>
          </table:table-cell>
          <table:table-cell office:value-type="time" office:time-value="PT18H30M0S" table:style-name="ce6">
            <text:p>18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281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6" table:style-name="ce16">
            <text:p>3912346016</text:p>
          </table:table-cell>
          <table:table-cell office:value-type="date" office:date-value="2024-02-16T00:00:00" table:style-name="ce4">
            <text:p>16/02/24</text:p>
          </table:table-cell>
          <table:table-cell office:value-type="time" office:time-value="PT14H0M0S" table:style-name="ce6">
            <text:p>14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282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6" table:style-name="ce16">
            <text:p>3912346016</text:p>
          </table:table-cell>
          <table:table-cell office:value-type="date" office:date-value="2024-02-17T00:00:00" table:style-name="ce4">
            <text:p>17/02/24</text:p>
          </table:table-cell>
          <table:table-cell office:value-type="time" office:time-value="PT9H45M0S" table:style-name="ce6">
            <text:p>09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283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6" table:style-name="ce16">
            <text:p>3912346016</text:p>
          </table:table-cell>
          <table:table-cell office:value-type="date" office:date-value="2024-02-18T00:00:00" table:style-name="ce4">
            <text:p>18/02/24</text:p>
          </table:table-cell>
          <table:table-cell office:value-type="time" office:time-value="PT12H0M0S" table:style-name="ce6">
            <text:p>1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284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6" table:style-name="ce16">
            <text:p>3912346016</text:p>
          </table:table-cell>
          <table:table-cell office:value-type="date" office:date-value="2024-02-19T00:00:00" table:style-name="ce4">
            <text:p>19/02/24</text:p>
          </table:table-cell>
          <table:table-cell office:value-type="time" office:time-value="PT18H15M0S" table:style-name="ce6">
            <text:p>18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285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16" table:style-name="ce16">
            <text:p>3912346016</text:p>
          </table:table-cell>
          <table:table-cell office:value-type="date" office:date-value="2024-02-20T00:00:00" table:style-name="ce4">
            <text:p>20/02/24</text:p>
          </table:table-cell>
          <table:table-cell office:value-type="time" office:time-value="PT18H15M0S" table:style-name="ce6">
            <text:p>18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86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16" table:style-name="ce16">
            <text:p>3912346016</text:p>
          </table:table-cell>
          <table:table-cell office:value-type="date" office:date-value="2024-02-21T00:00:00" table:style-name="ce4">
            <text:p>21/02/24</text:p>
          </table:table-cell>
          <table:table-cell office:value-type="time" office:time-value="PT6H45M0S" table:style-name="ce6">
            <text:p>06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8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7" table:style-name="ce16">
            <text:p>3912346017</text:p>
          </table:table-cell>
          <table:table-cell office:value-type="date" office:date-value="2024-02-22T00:00:00" table:style-name="ce4">
            <text:p>22/02/24</text:p>
          </table:table-cell>
          <table:table-cell office:value-type="time" office:time-value="PT1H0M0S" table:style-name="ce6">
            <text:p>0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288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7" table:style-name="ce16">
            <text:p>3912346017</text:p>
          </table:table-cell>
          <table:table-cell office:value-type="date" office:date-value="2024-02-23T00:00:00" table:style-name="ce4">
            <text:p>23/02/24</text:p>
          </table:table-cell>
          <table:table-cell office:value-type="time" office:time-value="PT3H15M0S" table:style-name="ce6">
            <text:p>03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289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7" table:style-name="ce16">
            <text:p>3912346017</text:p>
          </table:table-cell>
          <table:table-cell office:value-type="date" office:date-value="2024-02-24T00:00:00" table:style-name="ce4">
            <text:p>24/02/24</text:p>
          </table:table-cell>
          <table:table-cell office:value-type="time" office:time-value="PT6H45M0S" table:style-name="ce6">
            <text:p>06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29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8" table:style-name="ce16">
            <text:p>3912346018</text:p>
          </table:table-cell>
          <table:table-cell office:value-type="date" office:date-value="2024-02-25T00:00:00" table:style-name="ce4">
            <text:p>25/02/24</text:p>
          </table:table-cell>
          <table:table-cell office:value-type="time" office:time-value="PT10H15M0S" table:style-name="ce6">
            <text:p>10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291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8" table:style-name="ce16">
            <text:p>3912346018</text:p>
          </table:table-cell>
          <table:table-cell office:value-type="date" office:date-value="2024-02-26T00:00:00" table:style-name="ce4">
            <text:p>26/02/24</text:p>
          </table:table-cell>
          <table:table-cell office:value-type="time" office:time-value="PT6H45M0S" table:style-name="ce6">
            <text:p>06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29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8" table:style-name="ce16">
            <text:p>3912346018</text:p>
          </table:table-cell>
          <table:table-cell office:value-type="date" office:date-value="2024-02-27T00:00:00" table:style-name="ce4">
            <text:p>27/02/24</text:p>
          </table:table-cell>
          <table:table-cell office:value-type="time" office:time-value="PT14H30M0S" table:style-name="ce6">
            <text:p>14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293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8" table:style-name="ce16">
            <text:p>3912346018</text:p>
          </table:table-cell>
          <table:table-cell office:value-type="date" office:date-value="2024-02-28T00:00:00" table:style-name="ce4">
            <text:p>28/02/24</text:p>
          </table:table-cell>
          <table:table-cell office:value-type="time" office:time-value="PT3H15M0S" table:style-name="ce6">
            <text:p>0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94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8" table:style-name="ce16">
            <text:p>3912346018</text:p>
          </table:table-cell>
          <table:table-cell office:value-type="date" office:date-value="2024-02-29T00:00:00" table:style-name="ce4">
            <text:p>29/02/24</text:p>
          </table:table-cell>
          <table:table-cell office:value-type="time" office:time-value="PT4H15M0S" table:style-name="ce6">
            <text:p>04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295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18" table:style-name="ce16">
            <text:p>3912346018</text:p>
          </table:table-cell>
          <table:table-cell office:value-type="date" office:date-value="2024-03-01T00:00:00" table:style-name="ce4">
            <text:p>01/03/24</text:p>
          </table:table-cell>
          <table:table-cell office:value-type="time" office:time-value="PT5H30M0S" table:style-name="ce6">
            <text:p>05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296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18" table:style-name="ce16">
            <text:p>3912346018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6H30M0S" table:style-name="ce6">
            <text:p>06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297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9" table:style-name="ce16">
            <text:p>3912346019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7H15M0S" table:style-name="ce6">
            <text:p>17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98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9" table:style-name="ce16">
            <text:p>3912346019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4H45M0S" table:style-name="ce6">
            <text:p>14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99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9" table:style-name="ce16">
            <text:p>3912346019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6H15M0S" table:style-name="ce6">
            <text:p>16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00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9" table:style-name="ce16">
            <text:p>3912346019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8H30M0S" table:style-name="ce6">
            <text:p>08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301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9" table:style-name="ce16">
            <text:p>3912346019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0H45M0S" table:style-name="ce6">
            <text:p>1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302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19" table:style-name="ce16">
            <text:p>3912346019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8H15M0S" table:style-name="ce6">
            <text:p>08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303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19" table:style-name="ce16">
            <text:p>3912346019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8H0M0S" table:style-name="ce6">
            <text:p>18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304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19" table:style-name="ce16">
            <text:p>3912346019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2H0M0S" table:style-name="ce6">
            <text:p>0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305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19" table:style-name="ce16">
            <text:p>3912346019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4H30M0S" table:style-name="ce6">
            <text:p>14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306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912346019" table:style-name="ce16">
            <text:p>3912346019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8H0M0S" table:style-name="ce6">
            <text:p>08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0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0" table:style-name="ce16">
            <text:p>3912346020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1H0M0S" table:style-name="ce6">
            <text:p>21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0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0" table:style-name="ce16">
            <text:p>3912346020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1H15M0S" table:style-name="ce6">
            <text:p>11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09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0" table:style-name="ce16">
            <text:p>3912346020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2H45M0S" table:style-name="ce6">
            <text:p>2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31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0" table:style-name="ce16">
            <text:p>3912346020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3H30M0S" table:style-name="ce6">
            <text:p>1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11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0" table:style-name="ce16">
            <text:p>3912346020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0H45M0S" table:style-name="ce6">
            <text:p>2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312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0" table:style-name="ce16">
            <text:p>3912346020</text:p>
          </table:table-cell>
          <table:table-cell office:value-type="date" office:date-value="2024-01-06T00:00:00" table:style-name="ce4">
            <text:p>06/01/24</text:p>
          </table:table-cell>
          <table:table-cell office:value-type="time" office:time-value="PT0H45M0S" table:style-name="ce6">
            <text:p>00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313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0" table:style-name="ce16">
            <text:p>3912346020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7H45M0S" table:style-name="ce6">
            <text:p>07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14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1" table:style-name="ce16">
            <text:p>3912346021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18H15M0S" table:style-name="ce6">
            <text:p>18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315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1" table:style-name="ce16">
            <text:p>3912346021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2H45M0S" table:style-name="ce6">
            <text:p>0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316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1" table:style-name="ce16">
            <text:p>3912346021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5H0M0S" table:style-name="ce6">
            <text:p>05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317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1" table:style-name="ce16">
            <text:p>3912346021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5H15M0S" table:style-name="ce6">
            <text:p>05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18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1" table:style-name="ce16">
            <text:p>3912346021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2H30M0S" table:style-name="ce6">
            <text:p>02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319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1" table:style-name="ce16">
            <text:p>3912346021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4H45M0S" table:style-name="ce6">
            <text:p>04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32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2" table:style-name="ce16">
            <text:p>3912346022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22H15M0S" table:style-name="ce6">
            <text:p>22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321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2" table:style-name="ce16">
            <text:p>3912346022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11H45M0S" table:style-name="ce6">
            <text:p>11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322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2" table:style-name="ce16">
            <text:p>3912346022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5H0M0S" table:style-name="ce6">
            <text:p>15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23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2" table:style-name="ce16">
            <text:p>3912346022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5H30M0S" table:style-name="ce6">
            <text:p>15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24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2" table:style-name="ce16">
            <text:p>3912346022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5H30M0S" table:style-name="ce6">
            <text:p>05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25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2" table:style-name="ce16">
            <text:p>3912346022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7H30M0S" table:style-name="ce6">
            <text:p>17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326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2" table:style-name="ce16">
            <text:p>3912346022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7H0M0S" table:style-name="ce6">
            <text:p>07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2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22" table:style-name="ce16">
            <text:p>3912346022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0H30M0S" table:style-name="ce6">
            <text:p>0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328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22" table:style-name="ce16">
            <text:p>3912346022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2H45M0S" table:style-name="ce6">
            <text:p>02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29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912346022" table:style-name="ce16">
            <text:p>3912346022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5H15M0S" table:style-name="ce6">
            <text:p>05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30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3" table:style-name="ce16">
            <text:p>3912346023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4H45M0S" table:style-name="ce6">
            <text:p>14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331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3" table:style-name="ce16">
            <text:p>3912346023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0H15M0S" table:style-name="ce6">
            <text:p>0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332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3" table:style-name="ce16">
            <text:p>3912346023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0H0M0S" table:style-name="ce6">
            <text:p>1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333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3" table:style-name="ce16">
            <text:p>3912346023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9H0M0S" table:style-name="ce6">
            <text:p>09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33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3" table:style-name="ce16">
            <text:p>3912346023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2H30M0S" table:style-name="ce6">
            <text:p>02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3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3" table:style-name="ce16">
            <text:p>3912346023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9H45M0S" table:style-name="ce6">
            <text:p>09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33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4" table:style-name="ce16">
            <text:p>3912346024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5H0M0S" table:style-name="ce6">
            <text:p>15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337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4" table:style-name="ce16">
            <text:p>3912346024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23H45M0S" table:style-name="ce6">
            <text:p>23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38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4" table:style-name="ce16">
            <text:p>3912346024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6H0M0S" table:style-name="ce6">
            <text:p>16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339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4" table:style-name="ce16">
            <text:p>3912346024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8H15M0S" table:style-name="ce6">
            <text:p>18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340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4" table:style-name="ce16">
            <text:p>3912346024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1H0M0S" table:style-name="ce6">
            <text:p>1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34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4" table:style-name="ce16">
            <text:p>3912346024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0H0M0S" table:style-name="ce6">
            <text:p>2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34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5" table:style-name="ce16">
            <text:p>3912346025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4H30M0S" table:style-name="ce6">
            <text:p>14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4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5" table:style-name="ce16">
            <text:p>3912346025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6H15M0S" table:style-name="ce6">
            <text:p>06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344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5" table:style-name="ce16">
            <text:p>3912346025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0H30M0S" table:style-name="ce6">
            <text:p>0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345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5" table:style-name="ce16">
            <text:p>3912346025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3H15M0S" table:style-name="ce6">
            <text:p>1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346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5" table:style-name="ce16">
            <text:p>3912346025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4H15M0S" table:style-name="ce6">
            <text:p>14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47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5" table:style-name="ce16">
            <text:p>3912346025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3H0M0S" table:style-name="ce6">
            <text:p>03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4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5" table:style-name="ce16">
            <text:p>3912346025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0H15M0S" table:style-name="ce6">
            <text:p>00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49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6" table:style-name="ce16">
            <text:p>3912346026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9H45M0S" table:style-name="ce6">
            <text:p>09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350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6" table:style-name="ce16">
            <text:p>3912346026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3H0M0S" table:style-name="ce6">
            <text:p>0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51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6" table:style-name="ce16">
            <text:p>3912346026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8H0M0S" table:style-name="ce6">
            <text:p>08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352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6" table:style-name="ce16">
            <text:p>3912346026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7H0M0S" table:style-name="ce6">
            <text:p>07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53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6" table:style-name="ce16">
            <text:p>3912346026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H45M0S" table:style-name="ce6">
            <text:p>02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54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6" table:style-name="ce16">
            <text:p>3912346026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7H45M0S" table:style-name="ce6">
            <text:p>07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355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7" table:style-name="ce16">
            <text:p>3912346027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0H45M0S" table:style-name="ce6">
            <text:p>10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56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7" table:style-name="ce16">
            <text:p>3912346027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0H45M0S" table:style-name="ce6">
            <text:p>20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357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7" table:style-name="ce16">
            <text:p>391234602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4H45M0S" table:style-name="ce6">
            <text:p>14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358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7" table:style-name="ce16">
            <text:p>3912346027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9H30M0S" table:style-name="ce6">
            <text:p>19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35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7" table:style-name="ce16">
            <text:p>3912346027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5H15M0S" table:style-name="ce6">
            <text:p>05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360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7" table:style-name="ce16">
            <text:p>3912346027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9H45M0S" table:style-name="ce6">
            <text:p>19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61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7" table:style-name="ce16">
            <text:p>3912346027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9H0M0S" table:style-name="ce6">
            <text:p>19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362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27" table:style-name="ce16">
            <text:p>3912346027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20H30M0S" table:style-name="ce6">
            <text:p>2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363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27" table:style-name="ce16">
            <text:p>3912346027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8H15M0S" table:style-name="ce6">
            <text:p>08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364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912346027" table:style-name="ce16">
            <text:p>3912346027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5H0M0S" table:style-name="ce6">
            <text:p>05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6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8" table:style-name="ce16">
            <text:p>3912346028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4H15M0S" table:style-name="ce6">
            <text:p>14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366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8" table:style-name="ce16">
            <text:p>3912346028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7H0M0S" table:style-name="ce6">
            <text:p>17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367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8" table:style-name="ce16">
            <text:p>3912346028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3H0M0S" table:style-name="ce6">
            <text:p>23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6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8" table:style-name="ce16">
            <text:p>3912346028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2H45M0S" table:style-name="ce6">
            <text:p>12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369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8" table:style-name="ce16">
            <text:p>3912346028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5H0M0S" table:style-name="ce6">
            <text:p>15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370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8" table:style-name="ce16">
            <text:p>3912346028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4H15M0S" table:style-name="ce6">
            <text:p>14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71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8" table:style-name="ce16">
            <text:p>3912346028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6H45M0S" table:style-name="ce6">
            <text:p>16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372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28" table:style-name="ce16">
            <text:p>3912346028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0H15M0S" table:style-name="ce6">
            <text:p>00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73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9" table:style-name="ce16">
            <text:p>3912346029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3H15M0S" table:style-name="ce6">
            <text:p>13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7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9" table:style-name="ce16">
            <text:p>3912346029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6H45M0S" table:style-name="ce6">
            <text:p>16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37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9" table:style-name="ce16">
            <text:p>3912346029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1H30M0S" table:style-name="ce6">
            <text:p>1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376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9" table:style-name="ce16">
            <text:p>3912346029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2H45M0S" table:style-name="ce6">
            <text:p>0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377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9" table:style-name="ce16">
            <text:p>3912346029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H30M0S" table:style-name="ce6">
            <text:p>02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378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0" table:style-name="ce16">
            <text:p>3912346030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8H30M0S" table:style-name="ce6">
            <text:p>08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79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0" table:style-name="ce16">
            <text:p>3912346030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20H30M0S" table:style-name="ce6">
            <text:p>20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80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0" table:style-name="ce16">
            <text:p>3912346030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2H0M0S" table:style-name="ce6">
            <text:p>12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381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0" table:style-name="ce16">
            <text:p>3912346030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4H15M0S" table:style-name="ce6">
            <text:p>14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38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0" table:style-name="ce16">
            <text:p>3912346030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6H30M0S" table:style-name="ce6">
            <text:p>16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83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0" table:style-name="ce16">
            <text:p>3912346030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9H0M0S" table:style-name="ce6">
            <text:p>19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84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0" table:style-name="ce16">
            <text:p>3912346030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6H15M0S" table:style-name="ce6">
            <text:p>16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38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30" table:style-name="ce16">
            <text:p>3912346030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20H15M0S" table:style-name="ce6">
            <text:p>2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386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1" table:style-name="ce16">
            <text:p>3912346031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0H45M0S" table:style-name="ce6">
            <text:p>10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87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1" table:style-name="ce16">
            <text:p>3912346031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0H45M0S" table:style-name="ce6">
            <text:p>1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388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1" table:style-name="ce16">
            <text:p>3912346031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0H45M0S" table:style-name="ce6">
            <text:p>0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389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1" table:style-name="ce16">
            <text:p>3912346031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7H0M0S" table:style-name="ce6">
            <text:p>07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390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1" table:style-name="ce16">
            <text:p>3912346031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0H30M0S" table:style-name="ce6">
            <text:p>1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91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1" table:style-name="ce16">
            <text:p>3912346031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4H45M0S" table:style-name="ce6">
            <text:p>04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392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1" table:style-name="ce16">
            <text:p>3912346031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0H30M0S" table:style-name="ce6">
            <text:p>00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393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31" table:style-name="ce16">
            <text:p>3912346031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6H45M0S" table:style-name="ce6">
            <text:p>06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394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2" table:style-name="ce16">
            <text:p>3912346032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1H15M0S" table:style-name="ce6">
            <text:p>11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395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2" table:style-name="ce16">
            <text:p>3912346032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8H30M0S" table:style-name="ce6">
            <text:p>18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96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2" table:style-name="ce16">
            <text:p>3912346032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4H45M0S" table:style-name="ce6">
            <text:p>04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9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2" table:style-name="ce16">
            <text:p>3912346032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5H30M0S" table:style-name="ce6">
            <text:p>15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98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2" table:style-name="ce16">
            <text:p>3912346032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6H0M0S" table:style-name="ce6">
            <text:p>06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9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2" table:style-name="ce16">
            <text:p>3912346032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8H15M0S" table:style-name="ce6">
            <text:p>08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400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2" table:style-name="ce16">
            <text:p>3912346032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4H30M0S" table:style-name="ce6">
            <text:p>04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401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3" table:style-name="ce16">
            <text:p>3912346033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3H0M0S" table:style-name="ce6">
            <text:p>23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402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3" table:style-name="ce16">
            <text:p>3912346033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7H45M0S" table:style-name="ce6">
            <text:p>07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0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3" table:style-name="ce16">
            <text:p>3912346033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3H15M0S" table:style-name="ce6">
            <text:p>03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04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3" table:style-name="ce16">
            <text:p>3912346033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H15M0S" table:style-name="ce6">
            <text:p>01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40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3" table:style-name="ce16">
            <text:p>3912346033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5H0M0S" table:style-name="ce6">
            <text:p>05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406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3" table:style-name="ce16">
            <text:p>3912346033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7H30M0S" table:style-name="ce6">
            <text:p>07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07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4" table:style-name="ce16">
            <text:p>3912346034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9H0M0S" table:style-name="ce6">
            <text:p>09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408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4" table:style-name="ce16">
            <text:p>3912346034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7H45M0S" table:style-name="ce6">
            <text:p>17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409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4" table:style-name="ce16">
            <text:p>3912346034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1H45M0S" table:style-name="ce6">
            <text:p>1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410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4" table:style-name="ce16">
            <text:p>3912346034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22H30M0S" table:style-name="ce6">
            <text:p>2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411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4" table:style-name="ce16">
            <text:p>3912346034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5H15M0S" table:style-name="ce6">
            <text:p>05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1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4" table:style-name="ce16">
            <text:p>3912346034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4H0M0S" table:style-name="ce6">
            <text:p>04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1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4" table:style-name="ce16">
            <text:p>3912346034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7H30M0S" table:style-name="ce6">
            <text:p>07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14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5" table:style-name="ce16">
            <text:p>3912346035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8H15M0S" table:style-name="ce6">
            <text:p>18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415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5" table:style-name="ce16">
            <text:p>3912346035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3H0M0S" table:style-name="ce6">
            <text:p>13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416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5" table:style-name="ce16">
            <text:p>3912346035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2H45M0S" table:style-name="ce6">
            <text:p>22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417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5" table:style-name="ce16">
            <text:p>3912346035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3H15M0S" table:style-name="ce6">
            <text:p>13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418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5" table:style-name="ce16">
            <text:p>3912346035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20H30M0S" table:style-name="ce6">
            <text:p>2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419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5" table:style-name="ce16">
            <text:p>3912346035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3H0M0S" table:style-name="ce6">
            <text:p>0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2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5" table:style-name="ce16">
            <text:p>3912346035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7H30M0S" table:style-name="ce6">
            <text:p>17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421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35" table:style-name="ce16">
            <text:p>3912346035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22H30M0S" table:style-name="ce6">
            <text:p>2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22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6" table:style-name="ce16">
            <text:p>3912346036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21H0M0S" table:style-name="ce6">
            <text:p>21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423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6" table:style-name="ce16">
            <text:p>3912346036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22H30M0S" table:style-name="ce6">
            <text:p>22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2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6" table:style-name="ce16">
            <text:p>3912346036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23H45M0S" table:style-name="ce6">
            <text:p>23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25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6" table:style-name="ce16">
            <text:p>3912346036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5H45M0S" table:style-name="ce6">
            <text:p>05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426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6" table:style-name="ce16">
            <text:p>3912346036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22H15M0S" table:style-name="ce6">
            <text:p>2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27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6" table:style-name="ce16">
            <text:p>3912346036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2H0M0S" table:style-name="ce6">
            <text:p>02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28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6" table:style-name="ce16">
            <text:p>3912346036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H15M0S" table:style-name="ce6">
            <text:p>02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429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7" table:style-name="ce16">
            <text:p>391234603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8H30M0S" table:style-name="ce6">
            <text:p>08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430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7" table:style-name="ce16">
            <text:p>3912346037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0H30M0S" table:style-name="ce6">
            <text:p>1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31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7" table:style-name="ce16">
            <text:p>3912346037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0H30M0S" table:style-name="ce6">
            <text:p>1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3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7" table:style-name="ce16">
            <text:p>3912346037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2H45M0S" table:style-name="ce6">
            <text:p>1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433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7" table:style-name="ce16">
            <text:p>3912346037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H45M0S" table:style-name="ce6">
            <text:p>0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434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7" table:style-name="ce16">
            <text:p>3912346037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4H0M0S" table:style-name="ce6">
            <text:p>04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35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8" table:style-name="ce16">
            <text:p>3912346038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5H45M0S" table:style-name="ce6">
            <text:p>15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436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8" table:style-name="ce16">
            <text:p>3912346038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8H30M0S" table:style-name="ce6">
            <text:p>08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37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8" table:style-name="ce16">
            <text:p>3912346038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5H45M0S" table:style-name="ce6">
            <text:p>15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438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8" table:style-name="ce16">
            <text:p>3912346038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5H30M0S" table:style-name="ce6">
            <text:p>15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39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8" table:style-name="ce16">
            <text:p>3912346038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6H30M0S" table:style-name="ce6">
            <text:p>06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4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9" table:style-name="ce16">
            <text:p>3912346039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9H15M0S" table:style-name="ce6">
            <text:p>19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4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9" table:style-name="ce16">
            <text:p>3912346039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3H15M0S" table:style-name="ce6">
            <text:p>23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44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9" table:style-name="ce16">
            <text:p>3912346039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4H0M0S" table:style-name="ce6">
            <text:p>04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44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9" table:style-name="ce16">
            <text:p>3912346039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3H30M0S" table:style-name="ce6">
            <text:p>0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4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9" table:style-name="ce16">
            <text:p>3912346039</text:p>
          </table:table-cell>
          <table:table-cell office:value-type="date" office:date-value="2024-01-16T00:00:00" table:style-name="ce4">
            <text:p>16/01/24</text:p>
          </table:table-cell>
          <table:table-cell office:value-type="time" office:time-value="PT23H0M0S" table:style-name="ce6">
            <text:p>2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45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9" table:style-name="ce16">
            <text:p>3912346039</text:p>
          </table:table-cell>
          <table:table-cell office:value-type="date" office:date-value="2024-02-11T00:00:00" table:style-name="ce4">
            <text:p>11/02/24</text:p>
          </table:table-cell>
          <table:table-cell office:value-type="time" office:time-value="PT5H45M0S" table:style-name="ce6">
            <text:p>05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4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9" table:style-name="ce16">
            <text:p>3912346039</text:p>
          </table:table-cell>
          <table:table-cell office:value-type="date" office:date-value="2024-02-12T00:00:00" table:style-name="ce4">
            <text:p>12/02/24</text:p>
          </table:table-cell>
          <table:table-cell office:value-type="time" office:time-value="PT0H0M0S" table:style-name="ce6">
            <text:p>00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447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0" table:style-name="ce16">
            <text:p>3912346040</text:p>
          </table:table-cell>
          <table:table-cell office:value-type="date" office:date-value="2024-02-13T00:00:00" table:style-name="ce4">
            <text:p>13/02/24</text:p>
          </table:table-cell>
          <table:table-cell office:value-type="time" office:time-value="PT12H45M0S" table:style-name="ce6">
            <text:p>12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448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0" table:style-name="ce16">
            <text:p>3912346040</text:p>
          </table:table-cell>
          <table:table-cell office:value-type="date" office:date-value="2024-02-14T00:00:00" table:style-name="ce4">
            <text:p>14/02/24</text:p>
          </table:table-cell>
          <table:table-cell office:value-type="time" office:time-value="PT10H0M0S" table:style-name="ce6">
            <text:p>10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44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0" table:style-name="ce16">
            <text:p>3912346040</text:p>
          </table:table-cell>
          <table:table-cell office:value-type="date" office:date-value="2024-02-15T00:00:00" table:style-name="ce4">
            <text:p>15/02/24</text:p>
          </table:table-cell>
          <table:table-cell office:value-type="time" office:time-value="PT13H30M0S" table:style-name="ce6">
            <text:p>13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450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0" table:style-name="ce16">
            <text:p>3912346040</text:p>
          </table:table-cell>
          <table:table-cell office:value-type="date" office:date-value="2024-02-16T00:00:00" table:style-name="ce4">
            <text:p>16/02/24</text:p>
          </table:table-cell>
          <table:table-cell office:value-type="time" office:time-value="PT7H15M0S" table:style-name="ce6">
            <text:p>07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51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0" table:style-name="ce16">
            <text:p>3912346040</text:p>
          </table:table-cell>
          <table:table-cell office:value-type="date" office:date-value="2024-02-17T00:00:00" table:style-name="ce4">
            <text:p>17/02/24</text:p>
          </table:table-cell>
          <table:table-cell office:value-type="time" office:time-value="PT22H15M0S" table:style-name="ce6">
            <text:p>2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52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0" table:style-name="ce16">
            <text:p>3912346040</text:p>
          </table:table-cell>
          <table:table-cell office:value-type="date" office:date-value="2024-02-18T00:00:00" table:style-name="ce4">
            <text:p>18/02/24</text:p>
          </table:table-cell>
          <table:table-cell office:value-type="time" office:time-value="PT17H45M0S" table:style-name="ce6">
            <text:p>17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5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0" table:style-name="ce16">
            <text:p>3912346040</text:p>
          </table:table-cell>
          <table:table-cell office:value-type="date" office:date-value="2024-02-19T00:00:00" table:style-name="ce4">
            <text:p>19/02/24</text:p>
          </table:table-cell>
          <table:table-cell office:value-type="time" office:time-value="PT9H45M0S" table:style-name="ce6">
            <text:p>09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45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0" table:style-name="ce16">
            <text:p>3912346040</text:p>
          </table:table-cell>
          <table:table-cell office:value-type="date" office:date-value="2024-02-20T00:00:00" table:style-name="ce4">
            <text:p>20/02/24</text:p>
          </table:table-cell>
          <table:table-cell office:value-type="time" office:time-value="PT7H0M0S" table:style-name="ce6">
            <text:p>07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45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1" table:style-name="ce16">
            <text:p>3912346041</text:p>
          </table:table-cell>
          <table:table-cell office:value-type="date" office:date-value="2024-02-21T00:00:00" table:style-name="ce4">
            <text:p>21/02/24</text:p>
          </table:table-cell>
          <table:table-cell office:value-type="time" office:time-value="PT10H15M0S" table:style-name="ce6">
            <text:p>1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56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1" table:style-name="ce16">
            <text:p>3912346041</text:p>
          </table:table-cell>
          <table:table-cell office:value-type="date" office:date-value="2024-02-22T00:00:00" table:style-name="ce4">
            <text:p>22/02/24</text:p>
          </table:table-cell>
          <table:table-cell office:value-type="time" office:time-value="PT1H0M0S" table:style-name="ce6">
            <text:p>0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457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1" table:style-name="ce16">
            <text:p>3912346041</text:p>
          </table:table-cell>
          <table:table-cell office:value-type="date" office:date-value="2024-02-23T00:00:00" table:style-name="ce4">
            <text:p>23/02/24</text:p>
          </table:table-cell>
          <table:table-cell office:value-type="time" office:time-value="PT4H45M0S" table:style-name="ce6">
            <text:p>04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58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1" table:style-name="ce16">
            <text:p>3912346041</text:p>
          </table:table-cell>
          <table:table-cell office:value-type="date" office:date-value="2024-02-24T00:00:00" table:style-name="ce4">
            <text:p>24/02/24</text:p>
          </table:table-cell>
          <table:table-cell office:value-type="time" office:time-value="PT7H0M0S" table:style-name="ce6">
            <text:p>07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459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1" table:style-name="ce16">
            <text:p>3912346041</text:p>
          </table:table-cell>
          <table:table-cell office:value-type="date" office:date-value="2024-02-25T00:00:00" table:style-name="ce4">
            <text:p>25/02/24</text:p>
          </table:table-cell>
          <table:table-cell office:value-type="time" office:time-value="PT4H0M0S" table:style-name="ce6">
            <text:p>04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460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1" table:style-name="ce16">
            <text:p>3912346041</text:p>
          </table:table-cell>
          <table:table-cell office:value-type="date" office:date-value="2024-02-26T00:00:00" table:style-name="ce4">
            <text:p>26/02/24</text:p>
          </table:table-cell>
          <table:table-cell office:value-type="time" office:time-value="PT0H45M0S" table:style-name="ce6">
            <text:p>00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461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2" table:style-name="ce16">
            <text:p>3912346042</text:p>
          </table:table-cell>
          <table:table-cell office:value-type="date" office:date-value="2024-02-27T00:00:00" table:style-name="ce4">
            <text:p>27/02/24</text:p>
          </table:table-cell>
          <table:table-cell office:value-type="time" office:time-value="PT14H15M0S" table:style-name="ce6">
            <text:p>14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6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2" table:style-name="ce16">
            <text:p>3912346042</text:p>
          </table:table-cell>
          <table:table-cell office:value-type="date" office:date-value="2024-02-28T00:00:00" table:style-name="ce4">
            <text:p>28/02/24</text:p>
          </table:table-cell>
          <table:table-cell office:value-type="time" office:time-value="PT15H15M0S" table:style-name="ce6">
            <text:p>15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463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2" table:style-name="ce16">
            <text:p>3912346042</text:p>
          </table:table-cell>
          <table:table-cell office:value-type="date" office:date-value="2024-02-29T00:00:00" table:style-name="ce4">
            <text:p>29/02/24</text:p>
          </table:table-cell>
          <table:table-cell office:value-type="time" office:time-value="PT10H45M0S" table:style-name="ce6">
            <text:p>10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46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2" table:style-name="ce16">
            <text:p>3912346042</text:p>
          </table:table-cell>
          <table:table-cell office:value-type="date" office:date-value="2024-03-01T00:00:00" table:style-name="ce4">
            <text:p>01/03/24</text:p>
          </table:table-cell>
          <table:table-cell office:value-type="time" office:time-value="PT14H45M0S" table:style-name="ce6">
            <text:p>14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65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2" table:style-name="ce16">
            <text:p>3912346042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5H0M0S" table:style-name="ce6">
            <text:p>15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466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2" table:style-name="ce16">
            <text:p>3912346042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5H0M0S" table:style-name="ce6">
            <text:p>15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67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2" table:style-name="ce16">
            <text:p>3912346042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0H30M0S" table:style-name="ce6">
            <text:p>00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468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3" table:style-name="ce16">
            <text:p>3912346043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3H0M0S" table:style-name="ce6">
            <text:p>1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469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3" table:style-name="ce16">
            <text:p>3912346043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8H45M0S" table:style-name="ce6">
            <text:p>18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47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3" table:style-name="ce16">
            <text:p>3912346043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3H45M0S" table:style-name="ce6">
            <text:p>0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471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3" table:style-name="ce16">
            <text:p>3912346043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5H0M0S" table:style-name="ce6">
            <text:p>05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72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3" table:style-name="ce16">
            <text:p>3912346043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6H0M0S" table:style-name="ce6">
            <text:p>06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73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4" table:style-name="ce16">
            <text:p>3912346044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7H30M0S" table:style-name="ce6">
            <text:p>17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7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4" table:style-name="ce16">
            <text:p>3912346044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22H0M0S" table:style-name="ce6">
            <text:p>22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475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4" table:style-name="ce16">
            <text:p>3912346044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3H0M0S" table:style-name="ce6">
            <text:p>13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476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4" table:style-name="ce16">
            <text:p>3912346044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1H0M0S" table:style-name="ce6">
            <text:p>21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477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4" table:style-name="ce16">
            <text:p>3912346044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23H15M0S" table:style-name="ce6">
            <text:p>2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478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4" table:style-name="ce16">
            <text:p>3912346044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H15M0S" table:style-name="ce6">
            <text:p>0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79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4" table:style-name="ce16">
            <text:p>3912346044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7H15M0S" table:style-name="ce6">
            <text:p>17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80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4" table:style-name="ce16">
            <text:p>3912346044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1H45M0S" table:style-name="ce6">
            <text:p>2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481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44" table:style-name="ce16">
            <text:p>3912346044</text:p>
          </table:table-cell>
          <table:table-cell office:value-type="date" office:date-value="2024-01-06T00:00:00" table:style-name="ce4">
            <text:p>06/01/24</text:p>
          </table:table-cell>
          <table:table-cell office:value-type="time" office:time-value="PT1H0M0S" table:style-name="ce6">
            <text:p>01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82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5" table:style-name="ce16">
            <text:p>3912346045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11H0M0S" table:style-name="ce6">
            <text:p>11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483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5" table:style-name="ce16">
            <text:p>3912346045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14H15M0S" table:style-name="ce6">
            <text:p>14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484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5" table:style-name="ce16">
            <text:p>3912346045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8H45M0S" table:style-name="ce6">
            <text:p>08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485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5" table:style-name="ce16">
            <text:p>3912346045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20H45M0S" table:style-name="ce6">
            <text:p>2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486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5" table:style-name="ce16">
            <text:p>3912346045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10H45M0S" table:style-name="ce6">
            <text:p>1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48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5" table:style-name="ce16">
            <text:p>3912346045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8H30M0S" table:style-name="ce6">
            <text:p>08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488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6" table:style-name="ce16">
            <text:p>3912346046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14H30M0S" table:style-name="ce6">
            <text:p>14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89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6" table:style-name="ce16">
            <text:p>3912346046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11H30M0S" table:style-name="ce6">
            <text:p>1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90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6" table:style-name="ce16">
            <text:p>3912346046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18H45M0S" table:style-name="ce6">
            <text:p>18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491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6" table:style-name="ce16">
            <text:p>3912346046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2H30M0S" table:style-name="ce6">
            <text:p>0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49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6" table:style-name="ce16">
            <text:p>3912346046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4H45M0S" table:style-name="ce6">
            <text:p>04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493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6" table:style-name="ce16">
            <text:p>3912346046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4H30M0S" table:style-name="ce6">
            <text:p>04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9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7" table:style-name="ce16">
            <text:p>3912346047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23H0M0S" table:style-name="ce6">
            <text:p>23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9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7" table:style-name="ce16">
            <text:p>3912346047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8H30M0S" table:style-name="ce6">
            <text:p>08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496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7" table:style-name="ce16">
            <text:p>3912346047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3H0M0S" table:style-name="ce6">
            <text:p>13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497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7" table:style-name="ce16">
            <text:p>3912346047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5H15M0S" table:style-name="ce6">
            <text:p>15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498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7" table:style-name="ce16">
            <text:p>3912346047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9H15M0S" table:style-name="ce6">
            <text:p>09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499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7" table:style-name="ce16">
            <text:p>3912346047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7H45M0S" table:style-name="ce6">
            <text:p>07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0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7" table:style-name="ce16">
            <text:p>3912346047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8H15M0S" table:style-name="ce6">
            <text:p>08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01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7" table:style-name="ce16">
            <text:p>3912346047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8H30M0S" table:style-name="ce6">
            <text:p>08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502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47" table:style-name="ce16">
            <text:p>391234604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9H0M0S" table:style-name="ce6">
            <text:p>09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0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8" table:style-name="ce16">
            <text:p>3912346048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9H15M0S" table:style-name="ce6">
            <text:p>19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04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8" table:style-name="ce16">
            <text:p>3912346048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0H0M0S" table:style-name="ce6">
            <text:p>0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05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8" table:style-name="ce16">
            <text:p>3912346048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7H45M0S" table:style-name="ce6">
            <text:p>07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06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8" table:style-name="ce16">
            <text:p>3912346048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8H45M0S" table:style-name="ce6">
            <text:p>08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507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8" table:style-name="ce16">
            <text:p>3912346048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2H0M0S" table:style-name="ce6">
            <text:p>1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08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8" table:style-name="ce16">
            <text:p>3912346048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9H0M0S" table:style-name="ce6">
            <text:p>19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509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8" table:style-name="ce16">
            <text:p>3912346048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9H45M0S" table:style-name="ce6">
            <text:p>09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51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8" table:style-name="ce16">
            <text:p>3912346048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7H30M0S" table:style-name="ce6">
            <text:p>07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51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9" table:style-name="ce16">
            <text:p>3912346049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4H30M0S" table:style-name="ce6">
            <text:p>14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51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9" table:style-name="ce16">
            <text:p>3912346049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5H0M0S" table:style-name="ce6">
            <text:p>15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51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9" table:style-name="ce16">
            <text:p>3912346049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9H0M0S" table:style-name="ce6">
            <text:p>09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14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9" table:style-name="ce16">
            <text:p>3912346049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3H15M0S" table:style-name="ce6">
            <text:p>23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515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9" table:style-name="ce16">
            <text:p>3912346049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9H30M0S" table:style-name="ce6">
            <text:p>09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16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9" table:style-name="ce16">
            <text:p>3912346049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3H15M0S" table:style-name="ce6">
            <text:p>1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1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9" table:style-name="ce16">
            <text:p>3912346049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4H45M0S" table:style-name="ce6">
            <text:p>14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518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9" table:style-name="ce16">
            <text:p>3912346049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9H15M0S" table:style-name="ce6">
            <text:p>09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19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0" table:style-name="ce16">
            <text:p>3912346050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9H45M0S" table:style-name="ce6">
            <text:p>19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20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0" table:style-name="ce16">
            <text:p>3912346050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H45M0S" table:style-name="ce6">
            <text:p>0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21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0" table:style-name="ce16">
            <text:p>3912346050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0H15M0S" table:style-name="ce6">
            <text:p>00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52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0" table:style-name="ce16">
            <text:p>3912346050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3H45M0S" table:style-name="ce6">
            <text:p>03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23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0" table:style-name="ce16">
            <text:p>3912346050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H30M0S" table:style-name="ce6">
            <text:p>01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24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1" table:style-name="ce16">
            <text:p>3912346051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1H30M0S" table:style-name="ce6">
            <text:p>11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525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1" table:style-name="ce16">
            <text:p>3912346051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0H30M0S" table:style-name="ce6">
            <text:p>20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526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1" table:style-name="ce16">
            <text:p>3912346051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4H30M0S" table:style-name="ce6">
            <text:p>04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27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1" table:style-name="ce16">
            <text:p>3912346051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22H45M0S" table:style-name="ce6">
            <text:p>2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28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1" table:style-name="ce16">
            <text:p>3912346051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1H15M0S" table:style-name="ce6">
            <text:p>1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529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1" table:style-name="ce16">
            <text:p>3912346051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5H45M0S" table:style-name="ce6">
            <text:p>15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30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2" table:style-name="ce16">
            <text:p>3912346052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8H45M0S" table:style-name="ce6">
            <text:p>18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31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2" table:style-name="ce16">
            <text:p>3912346052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9H0M0S" table:style-name="ce6">
            <text:p>19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3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2" table:style-name="ce16">
            <text:p>3912346052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21H15M0S" table:style-name="ce6">
            <text:p>2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533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2" table:style-name="ce16">
            <text:p>3912346052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5H0M0S" table:style-name="ce6">
            <text:p>15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53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2" table:style-name="ce16">
            <text:p>3912346052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3H30M0S" table:style-name="ce6">
            <text:p>0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535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2" table:style-name="ce16">
            <text:p>3912346052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3H30M0S" table:style-name="ce6">
            <text:p>03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36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3" table:style-name="ce16">
            <text:p>3912346053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2H15M0S" table:style-name="ce6">
            <text:p>22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3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53" table:style-name="ce16">
            <text:p>3912346053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5H45M0S" table:style-name="ce6">
            <text:p>15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38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3" table:style-name="ce16">
            <text:p>3912346053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2H15M0S" table:style-name="ce6">
            <text:p>2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539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3" table:style-name="ce16">
            <text:p>3912346053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8H0M0S" table:style-name="ce6">
            <text:p>18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40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3" table:style-name="ce16">
            <text:p>3912346053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7H45M0S" table:style-name="ce6">
            <text:p>17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4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3" table:style-name="ce16">
            <text:p>3912346053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22H0M0S" table:style-name="ce6">
            <text:p>2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42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4" table:style-name="ce16">
            <text:p>3912346054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6H30M0S" table:style-name="ce6">
            <text:p>16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543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4" table:style-name="ce16">
            <text:p>3912346054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23H0M0S" table:style-name="ce6">
            <text:p>23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54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4" table:style-name="ce16">
            <text:p>3912346054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20H15M0S" table:style-name="ce6">
            <text:p>2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4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4" table:style-name="ce16">
            <text:p>3912346054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H30M0S" table:style-name="ce6">
            <text:p>0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546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4" table:style-name="ce16">
            <text:p>3912346054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2H45M0S" table:style-name="ce6">
            <text:p>2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47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4" table:style-name="ce16">
            <text:p>3912346054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H45M0S" table:style-name="ce6">
            <text:p>01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548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4" table:style-name="ce16">
            <text:p>3912346054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3H45M0S" table:style-name="ce6">
            <text:p>03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549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5" table:style-name="ce16">
            <text:p>3912346055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3H45M0S" table:style-name="ce6">
            <text:p>13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50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5" table:style-name="ce16">
            <text:p>3912346055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5H30M0S" table:style-name="ce6">
            <text:p>15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51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5" table:style-name="ce16">
            <text:p>3912346055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0H45M0S" table:style-name="ce6">
            <text:p>0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552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5" table:style-name="ce16">
            <text:p>3912346055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8H15M0S" table:style-name="ce6">
            <text:p>18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53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5" table:style-name="ce16">
            <text:p>3912346055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7H0M0S" table:style-name="ce6">
            <text:p>07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54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5" table:style-name="ce16">
            <text:p>3912346055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9H15M0S" table:style-name="ce6">
            <text:p>09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55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5" table:style-name="ce16">
            <text:p>3912346055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0H30M0S" table:style-name="ce6">
            <text:p>00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55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6" table:style-name="ce16">
            <text:p>3912346056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2H15M0S" table:style-name="ce6">
            <text:p>12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5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6" table:style-name="ce16">
            <text:p>3912346056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H45M0S" table:style-name="ce6">
            <text:p>0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558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6" table:style-name="ce16">
            <text:p>3912346056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9H45M0S" table:style-name="ce6">
            <text:p>09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559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6" table:style-name="ce16">
            <text:p>3912346056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2H0M0S" table:style-name="ce6">
            <text:p>1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560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6" table:style-name="ce16">
            <text:p>3912346056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H30M0S" table:style-name="ce6">
            <text:p>02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561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6" table:style-name="ce16">
            <text:p>3912346056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6H0M0S" table:style-name="ce6">
            <text:p>06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6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6" table:style-name="ce16">
            <text:p>3912346056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H0M0S" table:style-name="ce6">
            <text:p>02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63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56" table:style-name="ce16">
            <text:p>3912346056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H30M0S" table:style-name="ce6">
            <text:p>01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564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56" table:style-name="ce16">
            <text:p>3912346056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9H30M0S" table:style-name="ce6">
            <text:p>09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565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7" table:style-name="ce16">
            <text:p>3912346057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20H0M0S" table:style-name="ce6">
            <text:p>20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66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7" table:style-name="ce16">
            <text:p>3912346057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5H0M0S" table:style-name="ce6">
            <text:p>15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67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7" table:style-name="ce16">
            <text:p>3912346057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3H15M0S" table:style-name="ce6">
            <text:p>0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68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7" table:style-name="ce16">
            <text:p>3912346057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9H15M0S" table:style-name="ce6">
            <text:p>19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69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7" table:style-name="ce16">
            <text:p>3912346057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9H45M0S" table:style-name="ce6">
            <text:p>19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70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7" table:style-name="ce16">
            <text:p>3912346057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5H45M0S" table:style-name="ce6">
            <text:p>05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571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7" table:style-name="ce16">
            <text:p>3912346057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7H30M0S" table:style-name="ce6">
            <text:p>07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572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57" table:style-name="ce16">
            <text:p>3912346057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5H30M0S" table:style-name="ce6">
            <text:p>05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573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57" table:style-name="ce16">
            <text:p>3912346057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3H0M0S" table:style-name="ce6">
            <text:p>03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74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8" table:style-name="ce16">
            <text:p>3912346058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1H45M0S" table:style-name="ce6">
            <text:p>11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575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8" table:style-name="ce16">
            <text:p>3912346058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8H45M0S" table:style-name="ce6">
            <text:p>18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576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8" table:style-name="ce16">
            <text:p>3912346058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H45M0S" table:style-name="ce6">
            <text:p>0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577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8" table:style-name="ce16">
            <text:p>3912346058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21H0M0S" table:style-name="ce6">
            <text:p>2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578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8" table:style-name="ce16">
            <text:p>3912346058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2H0M0S" table:style-name="ce6">
            <text:p>0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79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8" table:style-name="ce16">
            <text:p>3912346058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0H30M0S" table:style-name="ce6">
            <text:p>1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58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8" table:style-name="ce16">
            <text:p>3912346058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6H0M0S" table:style-name="ce6">
            <text:p>16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581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58" table:style-name="ce16">
            <text:p>3912346058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H45M0S" table:style-name="ce6">
            <text:p>01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82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9" table:style-name="ce16">
            <text:p>3912346059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9H30M0S" table:style-name="ce6">
            <text:p>09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8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9" table:style-name="ce16">
            <text:p>3912346059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8H15M0S" table:style-name="ce6">
            <text:p>18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58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9" table:style-name="ce16">
            <text:p>3912346059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3H30M0S" table:style-name="ce6">
            <text:p>1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585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9" table:style-name="ce16">
            <text:p>3912346059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8H45M0S" table:style-name="ce6">
            <text:p>08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586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9" table:style-name="ce16">
            <text:p>3912346059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H45M0S" table:style-name="ce6">
            <text:p>01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8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0" table:style-name="ce16">
            <text:p>3912346060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7H45M0S" table:style-name="ce6">
            <text:p>17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588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0" table:style-name="ce16">
            <text:p>3912346060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1H0M0S" table:style-name="ce6">
            <text:p>11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589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0" table:style-name="ce16">
            <text:p>3912346060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6H30M0S" table:style-name="ce6">
            <text:p>06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590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0" table:style-name="ce16">
            <text:p>3912346060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5H15M0S" table:style-name="ce6">
            <text:p>15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91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0" table:style-name="ce16">
            <text:p>3912346060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7H30M0S" table:style-name="ce6">
            <text:p>17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9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0" table:style-name="ce16">
            <text:p>3912346060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6H15M0S" table:style-name="ce6">
            <text:p>06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93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1" table:style-name="ce16">
            <text:p>3912346061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5H30M0S" table:style-name="ce6">
            <text:p>15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594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1" table:style-name="ce16">
            <text:p>3912346061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9H30M0S" table:style-name="ce6">
            <text:p>19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95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1" table:style-name="ce16">
            <text:p>3912346061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2H30M0S" table:style-name="ce6">
            <text:p>12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96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1" table:style-name="ce16">
            <text:p>3912346061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2H0M0S" table:style-name="ce6">
            <text:p>1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59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1" table:style-name="ce16">
            <text:p>3912346061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0H15M0S" table:style-name="ce6">
            <text:p>0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98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1" table:style-name="ce16">
            <text:p>3912346061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2H15M0S" table:style-name="ce6">
            <text:p>1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99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61" table:style-name="ce16">
            <text:p>3912346061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H30M0S" table:style-name="ce6">
            <text:p>01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600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2" table:style-name="ce16">
            <text:p>3912346062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3H0M0S" table:style-name="ce6">
            <text:p>13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601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2" table:style-name="ce16">
            <text:p>3912346062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H0M0S" table:style-name="ce6">
            <text:p>0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02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2" table:style-name="ce16">
            <text:p>3912346062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3H15M0S" table:style-name="ce6">
            <text:p>0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603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2" table:style-name="ce16">
            <text:p>3912346062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2H45M0S" table:style-name="ce6">
            <text:p>1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604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2" table:style-name="ce16">
            <text:p>3912346062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9H0M0S" table:style-name="ce6">
            <text:p>09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05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2" table:style-name="ce16">
            <text:p>3912346062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8H15M0S" table:style-name="ce6">
            <text:p>08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60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62" table:style-name="ce16">
            <text:p>3912346062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0H45M0S" table:style-name="ce6">
            <text:p>00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607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62" table:style-name="ce16">
            <text:p>3912346062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3H0M0S" table:style-name="ce6">
            <text:p>03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608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3" table:style-name="ce16">
            <text:p>3912346063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1H0M0S" table:style-name="ce6">
            <text:p>2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09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3" table:style-name="ce16">
            <text:p>3912346063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1H0M0S" table:style-name="ce6">
            <text:p>2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10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4" table:style-name="ce16">
            <text:p>3912346064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1H30M0S" table:style-name="ce6">
            <text:p>11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611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4" table:style-name="ce16">
            <text:p>3912346064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4H15M0S" table:style-name="ce6">
            <text:p>04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612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4" table:style-name="ce16">
            <text:p>3912346064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22H45M0S" table:style-name="ce6">
            <text:p>2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61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4" table:style-name="ce16">
            <text:p>3912346064</text:p>
          </table:table-cell>
          <table:table-cell office:value-type="date" office:date-value="2024-01-16T00:00:00" table:style-name="ce4">
            <text:p>16/01/24</text:p>
          </table:table-cell>
          <table:table-cell office:value-type="time" office:time-value="PT7H30M0S" table:style-name="ce6">
            <text:p>07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614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4" table:style-name="ce16">
            <text:p>3912346064</text:p>
          </table:table-cell>
          <table:table-cell office:value-type="date" office:date-value="2024-02-11T00:00:00" table:style-name="ce4">
            <text:p>11/02/24</text:p>
          </table:table-cell>
          <table:table-cell office:value-type="time" office:time-value="PT9H45M0S" table:style-name="ce6">
            <text:p>09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61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4" table:style-name="ce16">
            <text:p>3912346064</text:p>
          </table:table-cell>
          <table:table-cell office:value-type="date" office:date-value="2024-02-12T00:00:00" table:style-name="ce4">
            <text:p>12/02/24</text:p>
          </table:table-cell>
          <table:table-cell office:value-type="time" office:time-value="PT4H0M0S" table:style-name="ce6">
            <text:p>04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1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5" table:style-name="ce16">
            <text:p>3912346065</text:p>
          </table:table-cell>
          <table:table-cell office:value-type="date" office:date-value="2024-02-13T00:00:00" table:style-name="ce4">
            <text:p>13/02/24</text:p>
          </table:table-cell>
          <table:table-cell office:value-type="time" office:time-value="PT12H30M0S" table:style-name="ce6">
            <text:p>12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17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5" table:style-name="ce16">
            <text:p>3912346065</text:p>
          </table:table-cell>
          <table:table-cell office:value-type="date" office:date-value="2024-02-14T00:00:00" table:style-name="ce4">
            <text:p>14/02/24</text:p>
          </table:table-cell>
          <table:table-cell office:value-type="time" office:time-value="PT5H30M0S" table:style-name="ce6">
            <text:p>05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18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5" table:style-name="ce16">
            <text:p>3912346065</text:p>
          </table:table-cell>
          <table:table-cell office:value-type="date" office:date-value="2024-02-15T00:00:00" table:style-name="ce4">
            <text:p>15/02/24</text:p>
          </table:table-cell>
          <table:table-cell office:value-type="time" office:time-value="PT7H45M0S" table:style-name="ce6">
            <text:p>07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619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5" table:style-name="ce16">
            <text:p>3912346065</text:p>
          </table:table-cell>
          <table:table-cell office:value-type="date" office:date-value="2024-02-16T00:00:00" table:style-name="ce4">
            <text:p>16/02/24</text:p>
          </table:table-cell>
          <table:table-cell office:value-type="time" office:time-value="PT9H0M0S" table:style-name="ce6">
            <text:p>09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620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6" table:style-name="ce16">
            <text:p>3912346066</text:p>
          </table:table-cell>
          <table:table-cell office:value-type="date" office:date-value="2024-02-17T00:00:00" table:style-name="ce4">
            <text:p>17/02/24</text:p>
          </table:table-cell>
          <table:table-cell office:value-type="time" office:time-value="PT17H30M0S" table:style-name="ce6">
            <text:p>17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2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6" table:style-name="ce16">
            <text:p>3912346066</text:p>
          </table:table-cell>
          <table:table-cell office:value-type="date" office:date-value="2024-02-18T00:00:00" table:style-name="ce4">
            <text:p>18/02/24</text:p>
          </table:table-cell>
          <table:table-cell office:value-type="time" office:time-value="PT12H30M0S" table:style-name="ce6">
            <text:p>12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622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6" table:style-name="ce16">
            <text:p>3912346066</text:p>
          </table:table-cell>
          <table:table-cell office:value-type="date" office:date-value="2024-02-19T00:00:00" table:style-name="ce4">
            <text:p>19/02/24</text:p>
          </table:table-cell>
          <table:table-cell office:value-type="time" office:time-value="PT12H0M0S" table:style-name="ce6">
            <text:p>1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623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6" table:style-name="ce16">
            <text:p>3912346066</text:p>
          </table:table-cell>
          <table:table-cell office:value-type="date" office:date-value="2024-02-20T00:00:00" table:style-name="ce4">
            <text:p>20/02/24</text:p>
          </table:table-cell>
          <table:table-cell office:value-type="time" office:time-value="PT16H0M0S" table:style-name="ce6">
            <text:p>16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624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6" table:style-name="ce16">
            <text:p>3912346066</text:p>
          </table:table-cell>
          <table:table-cell office:value-type="date" office:date-value="2024-02-21T00:00:00" table:style-name="ce4">
            <text:p>21/02/24</text:p>
          </table:table-cell>
          <table:table-cell office:value-type="time" office:time-value="PT16H45M0S" table:style-name="ce6">
            <text:p>16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625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7" table:style-name="ce16">
            <text:p>3912346067</text:p>
          </table:table-cell>
          <table:table-cell office:value-type="date" office:date-value="2024-02-22T00:00:00" table:style-name="ce4">
            <text:p>22/02/24</text:p>
          </table:table-cell>
          <table:table-cell office:value-type="time" office:time-value="PT13H30M0S" table:style-name="ce6">
            <text:p>13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62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7" table:style-name="ce16">
            <text:p>3912346067</text:p>
          </table:table-cell>
          <table:table-cell office:value-type="date" office:date-value="2024-02-23T00:00:00" table:style-name="ce4">
            <text:p>23/02/24</text:p>
          </table:table-cell>
          <table:table-cell office:value-type="time" office:time-value="PT18H45M0S" table:style-name="ce6">
            <text:p>18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27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7" table:style-name="ce16">
            <text:p>3912346067</text:p>
          </table:table-cell>
          <table:table-cell office:value-type="date" office:date-value="2024-02-24T00:00:00" table:style-name="ce4">
            <text:p>24/02/24</text:p>
          </table:table-cell>
          <table:table-cell office:value-type="time" office:time-value="PT7H30M0S" table:style-name="ce6">
            <text:p>07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62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7" table:style-name="ce16">
            <text:p>3912346067</text:p>
          </table:table-cell>
          <table:table-cell office:value-type="date" office:date-value="2024-02-25T00:00:00" table:style-name="ce4">
            <text:p>25/02/24</text:p>
          </table:table-cell>
          <table:table-cell office:value-type="time" office:time-value="PT18H30M0S" table:style-name="ce6">
            <text:p>18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29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7" table:style-name="ce16">
            <text:p>3912346067</text:p>
          </table:table-cell>
          <table:table-cell office:value-type="date" office:date-value="2024-02-26T00:00:00" table:style-name="ce4">
            <text:p>26/02/24</text:p>
          </table:table-cell>
          <table:table-cell office:value-type="time" office:time-value="PT13H15M0S" table:style-name="ce6">
            <text:p>1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63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7" table:style-name="ce16">
            <text:p>3912346067</text:p>
          </table:table-cell>
          <table:table-cell office:value-type="date" office:date-value="2024-02-27T00:00:00" table:style-name="ce4">
            <text:p>27/02/24</text:p>
          </table:table-cell>
          <table:table-cell office:value-type="time" office:time-value="PT7H15M0S" table:style-name="ce6">
            <text:p>07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631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8" table:style-name="ce16">
            <text:p>3912346068</text:p>
          </table:table-cell>
          <table:table-cell office:value-type="date" office:date-value="2024-02-28T00:00:00" table:style-name="ce4">
            <text:p>28/02/24</text:p>
          </table:table-cell>
          <table:table-cell office:value-type="time" office:time-value="PT20H30M0S" table:style-name="ce6">
            <text:p>20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32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8" table:style-name="ce16">
            <text:p>3912346068</text:p>
          </table:table-cell>
          <table:table-cell office:value-type="date" office:date-value="2024-02-29T00:00:00" table:style-name="ce4">
            <text:p>29/02/24</text:p>
          </table:table-cell>
          <table:table-cell office:value-type="time" office:time-value="PT8H0M0S" table:style-name="ce6">
            <text:p>08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63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8" table:style-name="ce16">
            <text:p>3912346068</text:p>
          </table:table-cell>
          <table:table-cell office:value-type="date" office:date-value="2024-03-01T00:00:00" table:style-name="ce4">
            <text:p>01/03/24</text:p>
          </table:table-cell>
          <table:table-cell office:value-type="time" office:time-value="PT3H30M0S" table:style-name="ce6">
            <text:p>0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34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8" table:style-name="ce16">
            <text:p>3912346068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5H15M0S" table:style-name="ce6">
            <text:p>05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35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8" table:style-name="ce16">
            <text:p>3912346068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5H45M0S" table:style-name="ce6">
            <text:p>05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636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8" table:style-name="ce16">
            <text:p>3912346068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7H45M0S" table:style-name="ce6">
            <text:p>07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637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68" table:style-name="ce16">
            <text:p>3912346068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3H15M0S" table:style-name="ce6">
            <text:p>03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638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9" table:style-name="ce16">
            <text:p>3912346069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4H15M0S" table:style-name="ce6">
            <text:p>14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3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9" table:style-name="ce16">
            <text:p>3912346069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2H15M0S" table:style-name="ce6">
            <text:p>12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640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9" table:style-name="ce16">
            <text:p>3912346069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4H30M0S" table:style-name="ce6">
            <text:p>14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641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9" table:style-name="ce16">
            <text:p>3912346069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H15M0S" table:style-name="ce6">
            <text:p>0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4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9" table:style-name="ce16">
            <text:p>3912346069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23H15M0S" table:style-name="ce6">
            <text:p>2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643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9" table:style-name="ce16">
            <text:p>3912346069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8H30M0S" table:style-name="ce6">
            <text:p>18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644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69" table:style-name="ce16">
            <text:p>3912346069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4H0M0S" table:style-name="ce6">
            <text:p>04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645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69" table:style-name="ce16">
            <text:p>3912346069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H30M0S" table:style-name="ce6">
            <text:p>01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4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69" table:style-name="ce16">
            <text:p>3912346069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6H15M0S" table:style-name="ce6">
            <text:p>06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47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912346069" table:style-name="ce16">
            <text:p>3912346069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H0M0S" table:style-name="ce6">
            <text:p>01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648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0" table:style-name="ce16">
            <text:p>3912346070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1H45M0S" table:style-name="ce6">
            <text:p>21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4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0" table:style-name="ce16">
            <text:p>3912346070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5H15M0S" table:style-name="ce6">
            <text:p>15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5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0" table:style-name="ce16">
            <text:p>3912346070</text:p>
          </table:table-cell>
          <table:table-cell office:value-type="date" office:date-value="2024-01-06T00:00:00" table:style-name="ce4">
            <text:p>06/01/24</text:p>
          </table:table-cell>
          <table:table-cell office:value-type="time" office:time-value="PT21H45M0S" table:style-name="ce6">
            <text:p>21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65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0" table:style-name="ce16">
            <text:p>3912346070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0H0M0S" table:style-name="ce6">
            <text:p>0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652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0" table:style-name="ce16">
            <text:p>3912346070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6H30M0S" table:style-name="ce6">
            <text:p>06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653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0" table:style-name="ce16">
            <text:p>3912346070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19H30M0S" table:style-name="ce6">
            <text:p>19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654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0" table:style-name="ce16">
            <text:p>3912346070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23H45M0S" table:style-name="ce6">
            <text:p>2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55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0" table:style-name="ce16">
            <text:p>3912346070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0H0M0S" table:style-name="ce6">
            <text:p>00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656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70" table:style-name="ce16">
            <text:p>3912346070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3H15M0S" table:style-name="ce6">
            <text:p>03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65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1" table:style-name="ce16">
            <text:p>3912346071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21H15M0S" table:style-name="ce6">
            <text:p>21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658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1" table:style-name="ce16">
            <text:p>3912346071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17H15M0S" table:style-name="ce6">
            <text:p>17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659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1" table:style-name="ce16">
            <text:p>3912346071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4H15M0S" table:style-name="ce6">
            <text:p>04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660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1" table:style-name="ce16">
            <text:p>3912346071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21H0M0S" table:style-name="ce6">
            <text:p>2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661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1" table:style-name="ce16">
            <text:p>3912346071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6H30M0S" table:style-name="ce6">
            <text:p>06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66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2" table:style-name="ce16">
            <text:p>3912346072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21H15M0S" table:style-name="ce6">
            <text:p>21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663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2" table:style-name="ce16">
            <text:p>3912346072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8H0M0S" table:style-name="ce6">
            <text:p>08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66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2" table:style-name="ce16">
            <text:p>3912346072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9H45M0S" table:style-name="ce6">
            <text:p>09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665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2" table:style-name="ce16">
            <text:p>3912346072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23H30M0S" table:style-name="ce6">
            <text:p>2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66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2" table:style-name="ce16">
            <text:p>3912346072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9H0M0S" table:style-name="ce6">
            <text:p>09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67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2" table:style-name="ce16">
            <text:p>3912346072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4H0M0S" table:style-name="ce6">
            <text:p>14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66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2" table:style-name="ce16">
            <text:p>3912346072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21H0M0S" table:style-name="ce6">
            <text:p>2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69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2" table:style-name="ce16">
            <text:p>3912346072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7H45M0S" table:style-name="ce6">
            <text:p>07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70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72" table:style-name="ce16">
            <text:p>3912346072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8H45M0S" table:style-name="ce6">
            <text:p>08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671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3" table:style-name="ce16">
            <text:p>3912346073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6H30M0S" table:style-name="ce6">
            <text:p>16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67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3" table:style-name="ce16">
            <text:p>3912346073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8H45M0S" table:style-name="ce6">
            <text:p>18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673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3" table:style-name="ce16">
            <text:p>3912346073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2H45M0S" table:style-name="ce6">
            <text:p>12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74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3" table:style-name="ce16">
            <text:p>3912346073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5H0M0S" table:style-name="ce6">
            <text:p>15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675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3" table:style-name="ce16">
            <text:p>3912346073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7H15M0S" table:style-name="ce6">
            <text:p>17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676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3" table:style-name="ce16">
            <text:p>3912346073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H15M0S" table:style-name="ce6">
            <text:p>0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677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3" table:style-name="ce16">
            <text:p>3912346073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7H0M0S" table:style-name="ce6">
            <text:p>17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678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3" table:style-name="ce16">
            <text:p>3912346073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8H30M0S" table:style-name="ce6">
            <text:p>18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79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4" table:style-name="ce16">
            <text:p>3912346074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4H15M0S" table:style-name="ce6">
            <text:p>14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68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4" table:style-name="ce16">
            <text:p>3912346074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6H30M0S" table:style-name="ce6">
            <text:p>16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81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4" table:style-name="ce16">
            <text:p>3912346074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7H15M0S" table:style-name="ce6">
            <text:p>07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68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4" table:style-name="ce16">
            <text:p>3912346074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4H0M0S" table:style-name="ce6">
            <text:p>14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8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4" table:style-name="ce16">
            <text:p>3912346074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9H30M0S" table:style-name="ce6">
            <text:p>09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8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4" table:style-name="ce16">
            <text:p>3912346074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7H15M0S" table:style-name="ce6">
            <text:p>07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85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5" table:style-name="ce16">
            <text:p>3912346075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22H0M0S" table:style-name="ce6">
            <text:p>22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8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5" table:style-name="ce16">
            <text:p>3912346075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2H45M0S" table:style-name="ce6">
            <text:p>12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87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5" table:style-name="ce16">
            <text:p>3912346075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3H45M0S" table:style-name="ce6">
            <text:p>13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688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5" table:style-name="ce16">
            <text:p>3912346075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5H15M0S" table:style-name="ce6">
            <text:p>05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8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5" table:style-name="ce16">
            <text:p>3912346075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2H45M0S" table:style-name="ce6">
            <text:p>1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69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5" table:style-name="ce16">
            <text:p>3912346075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23H45M0S" table:style-name="ce6">
            <text:p>2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91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5" table:style-name="ce16">
            <text:p>3912346075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8H0M0S" table:style-name="ce6">
            <text:p>18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92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5" table:style-name="ce16">
            <text:p>3912346075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21H45M0S" table:style-name="ce6">
            <text:p>2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69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75" table:style-name="ce16">
            <text:p>3912346075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2H30M0S" table:style-name="ce6">
            <text:p>1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69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6" table:style-name="ce16">
            <text:p>3912346076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1H45M0S" table:style-name="ce6">
            <text:p>11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95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6" table:style-name="ce16">
            <text:p>3912346076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8H15M0S" table:style-name="ce6">
            <text:p>08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696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6" table:style-name="ce16">
            <text:p>3912346076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3H45M0S" table:style-name="ce6">
            <text:p>0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97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6" table:style-name="ce16">
            <text:p>3912346076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2H30M0S" table:style-name="ce6">
            <text:p>1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69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6" table:style-name="ce16">
            <text:p>3912346076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1H30M0S" table:style-name="ce6">
            <text:p>1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699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6" table:style-name="ce16">
            <text:p>3912346076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3H30M0S" table:style-name="ce6">
            <text:p>03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700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7" table:style-name="ce16">
            <text:p>3912346077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9H45M0S" table:style-name="ce6">
            <text:p>19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01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7" table:style-name="ce16">
            <text:p>3912346077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8H15M0S" table:style-name="ce6">
            <text:p>08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70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7" table:style-name="ce16">
            <text:p>3912346077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0H0M0S" table:style-name="ce6">
            <text:p>1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03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7" table:style-name="ce16">
            <text:p>3912346077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7H30M0S" table:style-name="ce6">
            <text:p>07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70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7" table:style-name="ce16">
            <text:p>3912346077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4H30M0S" table:style-name="ce6">
            <text:p>04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705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7" table:style-name="ce16">
            <text:p>3912346077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8H0M0S" table:style-name="ce6">
            <text:p>08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706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7" table:style-name="ce16">
            <text:p>3912346077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9H45M0S" table:style-name="ce6">
            <text:p>09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07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7" table:style-name="ce16">
            <text:p>3912346077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7H15M0S" table:style-name="ce6">
            <text:p>07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708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8" table:style-name="ce16">
            <text:p>3912346078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0H15M0S" table:style-name="ce6">
            <text:p>10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0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8" table:style-name="ce16">
            <text:p>3912346078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7H15M0S" table:style-name="ce6">
            <text:p>17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1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8" table:style-name="ce16">
            <text:p>3912346078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0H30M0S" table:style-name="ce6">
            <text:p>10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1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8" table:style-name="ce16">
            <text:p>3912346078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7H0M0S" table:style-name="ce6">
            <text:p>17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12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8" table:style-name="ce16">
            <text:p>3912346078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4H30M0S" table:style-name="ce6">
            <text:p>14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13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8" table:style-name="ce16">
            <text:p>3912346078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4H45M0S" table:style-name="ce6">
            <text:p>14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71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8" table:style-name="ce16">
            <text:p>3912346078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0H0M0S" table:style-name="ce6">
            <text:p>1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15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8" table:style-name="ce16">
            <text:p>3912346078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7H0M0S" table:style-name="ce6">
            <text:p>17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1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9" table:style-name="ce16">
            <text:p>3912346079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8H45M0S" table:style-name="ce6">
            <text:p>08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717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9" table:style-name="ce16">
            <text:p>3912346079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22H0M0S" table:style-name="ce6">
            <text:p>2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1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9" table:style-name="ce16">
            <text:p>3912346079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6H45M0S" table:style-name="ce6">
            <text:p>06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719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9" table:style-name="ce16">
            <text:p>3912346079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6H0M0S" table:style-name="ce6">
            <text:p>06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720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9" table:style-name="ce16">
            <text:p>3912346079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8H30M0S" table:style-name="ce6">
            <text:p>08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72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9" table:style-name="ce16">
            <text:p>3912346079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9H30M0S" table:style-name="ce6">
            <text:p>09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722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9" table:style-name="ce16">
            <text:p>3912346079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6H30M0S" table:style-name="ce6">
            <text:p>06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2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9" table:style-name="ce16">
            <text:p>3912346079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5H45M0S" table:style-name="ce6">
            <text:p>05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724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0" table:style-name="ce16">
            <text:p>3912346080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7H0M0S" table:style-name="ce6">
            <text:p>17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25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0" table:style-name="ce16">
            <text:p>3912346080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4H30M0S" table:style-name="ce6">
            <text:p>04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2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0" table:style-name="ce16">
            <text:p>3912346080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H45M0S" table:style-name="ce6">
            <text:p>0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727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0" table:style-name="ce16">
            <text:p>3912346080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H0M0S" table:style-name="ce6">
            <text:p>0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2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0" table:style-name="ce16">
            <text:p>3912346080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4H15M0S" table:style-name="ce6">
            <text:p>04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29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0" table:style-name="ce16">
            <text:p>3912346080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6H15M0S" table:style-name="ce6">
            <text:p>06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730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0" table:style-name="ce16">
            <text:p>3912346080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4H15M0S" table:style-name="ce6">
            <text:p>04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31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1" table:style-name="ce16">
            <text:p>3912346081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5H45M0S" table:style-name="ce6">
            <text:p>15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73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1" table:style-name="ce16">
            <text:p>3912346081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3H15M0S" table:style-name="ce6">
            <text:p>13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3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1" table:style-name="ce16">
            <text:p>3912346081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5H45M0S" table:style-name="ce6">
            <text:p>05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734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1" table:style-name="ce16">
            <text:p>3912346081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9H30M0S" table:style-name="ce6">
            <text:p>19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35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1" table:style-name="ce16">
            <text:p>3912346081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3H0M0S" table:style-name="ce6">
            <text:p>1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73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1" table:style-name="ce16">
            <text:p>3912346081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5H30M0S" table:style-name="ce6">
            <text:p>05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737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2" table:style-name="ce16">
            <text:p>3912346082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6H45M0S" table:style-name="ce6">
            <text:p>16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738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2" table:style-name="ce16">
            <text:p>3912346082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9H30M0S" table:style-name="ce6">
            <text:p>09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73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2" table:style-name="ce16">
            <text:p>3912346082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9H45M0S" table:style-name="ce6">
            <text:p>19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40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2" table:style-name="ce16">
            <text:p>3912346082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23H0M0S" table:style-name="ce6">
            <text:p>2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41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2" table:style-name="ce16">
            <text:p>3912346082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6H45M0S" table:style-name="ce6">
            <text:p>16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74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2" table:style-name="ce16">
            <text:p>3912346082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9H15M0S" table:style-name="ce6">
            <text:p>09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4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2" table:style-name="ce16">
            <text:p>3912346082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9H30M0S" table:style-name="ce6">
            <text:p>19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44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82" table:style-name="ce16">
            <text:p>3912346082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0H45M0S" table:style-name="ce6">
            <text:p>00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745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3" table:style-name="ce16">
            <text:p>3912346083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8H0M0S" table:style-name="ce6">
            <text:p>18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746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3" table:style-name="ce16">
            <text:p>3912346083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2H15M0S" table:style-name="ce6">
            <text:p>12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47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3" table:style-name="ce16">
            <text:p>3912346083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5H30M0S" table:style-name="ce6">
            <text:p>15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748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3" table:style-name="ce16">
            <text:p>3912346083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7H45M0S" table:style-name="ce6">
            <text:p>17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749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3" table:style-name="ce16">
            <text:p>3912346083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5H15M0S" table:style-name="ce6">
            <text:p>15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750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3" table:style-name="ce16">
            <text:p>3912346083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22H0M0S" table:style-name="ce6">
            <text:p>2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51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3" table:style-name="ce16">
            <text:p>3912346083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6H30M0S" table:style-name="ce6">
            <text:p>16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52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83" table:style-name="ce16">
            <text:p>3912346083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7H45M0S" table:style-name="ce6">
            <text:p>17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753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4" table:style-name="ce16">
            <text:p>3912346084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0H15M0S" table:style-name="ce6">
            <text:p>20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54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4" table:style-name="ce16">
            <text:p>3912346084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3H45M0S" table:style-name="ce6">
            <text:p>23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755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4" table:style-name="ce16">
            <text:p>3912346084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9H30M0S" table:style-name="ce6">
            <text:p>19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756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4" table:style-name="ce16">
            <text:p>3912346084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5H30M0S" table:style-name="ce6">
            <text:p>15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757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4" table:style-name="ce16">
            <text:p>3912346084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5H0M0S" table:style-name="ce6">
            <text:p>05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75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4" table:style-name="ce16">
            <text:p>3912346084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23H30M0S" table:style-name="ce6">
            <text:p>2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759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4" table:style-name="ce16">
            <text:p>3912346084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9H15M0S" table:style-name="ce6">
            <text:p>19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760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84" table:style-name="ce16">
            <text:p>3912346084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4H15M0S" table:style-name="ce6">
            <text:p>04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761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5" table:style-name="ce16">
            <text:p>3912346085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6H0M0S" table:style-name="ce6">
            <text:p>16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62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5" table:style-name="ce16">
            <text:p>3912346085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9H30M0S" table:style-name="ce6">
            <text:p>09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6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5" table:style-name="ce16">
            <text:p>3912346085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4H30M0S" table:style-name="ce6">
            <text:p>14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764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5" table:style-name="ce16">
            <text:p>3912346085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6H45M0S" table:style-name="ce6">
            <text:p>16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65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5" table:style-name="ce16">
            <text:p>3912346085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3H45M0S" table:style-name="ce6">
            <text:p>1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766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5" table:style-name="ce16">
            <text:p>3912346085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5H45M0S" table:style-name="ce6">
            <text:p>15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6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6" table:style-name="ce16">
            <text:p>3912346086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0H30M0S" table:style-name="ce6">
            <text:p>10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768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6" table:style-name="ce16">
            <text:p>3912346086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0H0M0S" table:style-name="ce6">
            <text:p>10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769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6" table:style-name="ce16">
            <text:p>3912346086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3H0M0S" table:style-name="ce6">
            <text:p>0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77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6" table:style-name="ce16">
            <text:p>3912346086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0H15M0S" table:style-name="ce6">
            <text:p>0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77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6" table:style-name="ce16">
            <text:p>3912346086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1H45M0S" table:style-name="ce6">
            <text:p>1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77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6" table:style-name="ce16">
            <text:p>3912346086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4H15M0S" table:style-name="ce6">
            <text:p>14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7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6" table:style-name="ce16">
            <text:p>3912346086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0H15M0S" table:style-name="ce6">
            <text:p>1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774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86" table:style-name="ce16">
            <text:p>3912346086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0H0M0S" table:style-name="ce6">
            <text:p>00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77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7" table:style-name="ce16">
            <text:p>3912346087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5H45M0S" table:style-name="ce6">
            <text:p>15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76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7" table:style-name="ce16">
            <text:p>3912346087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7H15M0S" table:style-name="ce6">
            <text:p>17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7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7" table:style-name="ce16">
            <text:p>3912346087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1H30M0S" table:style-name="ce6">
            <text:p>2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77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7" table:style-name="ce16">
            <text:p>3912346087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9H30M0S" table:style-name="ce6">
            <text:p>19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79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7" table:style-name="ce16">
            <text:p>3912346087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H30M0S" table:style-name="ce6">
            <text:p>0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780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7" table:style-name="ce16">
            <text:p>3912346087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21H15M0S" table:style-name="ce6">
            <text:p>2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781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7" table:style-name="ce16">
            <text:p>3912346087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1H15M0S" table:style-name="ce6">
            <text:p>01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782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8" table:style-name="ce16">
            <text:p>3912346088</text:p>
          </table:table-cell>
          <table:table-cell office:value-type="date" office:date-value="2024-01-16T00:00:00" table:style-name="ce4">
            <text:p>16/01/24</text:p>
          </table:table-cell>
          <table:table-cell office:value-type="time" office:time-value="PT23H30M0S" table:style-name="ce6">
            <text:p>23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783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8" table:style-name="ce16">
            <text:p>3912346088</text:p>
          </table:table-cell>
          <table:table-cell office:value-type="date" office:date-value="2024-02-11T00:00:00" table:style-name="ce4">
            <text:p>11/02/24</text:p>
          </table:table-cell>
          <table:table-cell office:value-type="time" office:time-value="PT9H45M0S" table:style-name="ce6">
            <text:p>09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84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8" table:style-name="ce16">
            <text:p>3912346088</text:p>
          </table:table-cell>
          <table:table-cell office:value-type="date" office:date-value="2024-02-12T00:00:00" table:style-name="ce4">
            <text:p>12/02/24</text:p>
          </table:table-cell>
          <table:table-cell office:value-type="time" office:time-value="PT20H45M0S" table:style-name="ce6">
            <text:p>2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85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8" table:style-name="ce16">
            <text:p>3912346088</text:p>
          </table:table-cell>
          <table:table-cell office:value-type="date" office:date-value="2024-02-13T00:00:00" table:style-name="ce4">
            <text:p>13/02/24</text:p>
          </table:table-cell>
          <table:table-cell office:value-type="time" office:time-value="PT10H15M0S" table:style-name="ce6">
            <text:p>1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786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8" table:style-name="ce16">
            <text:p>3912346088</text:p>
          </table:table-cell>
          <table:table-cell office:value-type="date" office:date-value="2024-02-14T00:00:00" table:style-name="ce4">
            <text:p>14/02/24</text:p>
          </table:table-cell>
          <table:table-cell office:value-type="time" office:time-value="PT23H15M0S" table:style-name="ce6">
            <text:p>2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78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8" table:style-name="ce16">
            <text:p>3912346088</text:p>
          </table:table-cell>
          <table:table-cell office:value-type="date" office:date-value="2024-02-15T00:00:00" table:style-name="ce4">
            <text:p>15/02/24</text:p>
          </table:table-cell>
          <table:table-cell office:value-type="time" office:time-value="PT9H30M0S" table:style-name="ce6">
            <text:p>09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8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8" table:style-name="ce16">
            <text:p>3912346088</text:p>
          </table:table-cell>
          <table:table-cell office:value-type="date" office:date-value="2024-02-16T00:00:00" table:style-name="ce4">
            <text:p>16/02/24</text:p>
          </table:table-cell>
          <table:table-cell office:value-type="time" office:time-value="PT8H45M0S" table:style-name="ce6">
            <text:p>08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78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9" table:style-name="ce16">
            <text:p>3912346089</text:p>
          </table:table-cell>
          <table:table-cell office:value-type="date" office:date-value="2024-02-17T00:00:00" table:style-name="ce4">
            <text:p>17/02/24</text:p>
          </table:table-cell>
          <table:table-cell office:value-type="time" office:time-value="PT12H0M0S" table:style-name="ce6">
            <text:p>12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790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9" table:style-name="ce16">
            <text:p>3912346089</text:p>
          </table:table-cell>
          <table:table-cell office:value-type="date" office:date-value="2024-02-18T00:00:00" table:style-name="ce4">
            <text:p>18/02/24</text:p>
          </table:table-cell>
          <table:table-cell office:value-type="time" office:time-value="PT23H30M0S" table:style-name="ce6">
            <text:p>23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91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9" table:style-name="ce16">
            <text:p>3912346089</text:p>
          </table:table-cell>
          <table:table-cell office:value-type="date" office:date-value="2024-02-19T00:00:00" table:style-name="ce4">
            <text:p>19/02/24</text:p>
          </table:table-cell>
          <table:table-cell office:value-type="time" office:time-value="PT3H45M0S" table:style-name="ce6">
            <text:p>0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9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9" table:style-name="ce16">
            <text:p>3912346089</text:p>
          </table:table-cell>
          <table:table-cell office:value-type="date" office:date-value="2024-02-20T00:00:00" table:style-name="ce4">
            <text:p>20/02/24</text:p>
          </table:table-cell>
          <table:table-cell office:value-type="time" office:time-value="PT21H30M0S" table:style-name="ce6">
            <text:p>2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93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9" table:style-name="ce16">
            <text:p>3912346089</text:p>
          </table:table-cell>
          <table:table-cell office:value-type="date" office:date-value="2024-02-21T00:00:00" table:style-name="ce4">
            <text:p>21/02/24</text:p>
          </table:table-cell>
          <table:table-cell office:value-type="time" office:time-value="PT11H45M0S" table:style-name="ce6">
            <text:p>1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79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9" table:style-name="ce16">
            <text:p>3912346089</text:p>
          </table:table-cell>
          <table:table-cell office:value-type="date" office:date-value="2024-02-22T00:00:00" table:style-name="ce4">
            <text:p>22/02/24</text:p>
          </table:table-cell>
          <table:table-cell office:value-type="time" office:time-value="PT23H15M0S" table:style-name="ce6">
            <text:p>2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95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0" table:style-name="ce16">
            <text:p>3912346090</text:p>
          </table:table-cell>
          <table:table-cell office:value-type="date" office:date-value="2024-02-23T00:00:00" table:style-name="ce4">
            <text:p>23/02/24</text:p>
          </table:table-cell>
          <table:table-cell office:value-type="time" office:time-value="PT14H0M0S" table:style-name="ce6">
            <text:p>14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96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0" table:style-name="ce16">
            <text:p>3912346090</text:p>
          </table:table-cell>
          <table:table-cell office:value-type="date" office:date-value="2024-02-24T00:00:00" table:style-name="ce4">
            <text:p>24/02/24</text:p>
          </table:table-cell>
          <table:table-cell office:value-type="time" office:time-value="PT2H30M0S" table:style-name="ce6">
            <text:p>0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97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0" table:style-name="ce16">
            <text:p>3912346090</text:p>
          </table:table-cell>
          <table:table-cell office:value-type="date" office:date-value="2024-02-25T00:00:00" table:style-name="ce4">
            <text:p>25/02/24</text:p>
          </table:table-cell>
          <table:table-cell office:value-type="time" office:time-value="PT12H30M0S" table:style-name="ce6">
            <text:p>1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98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0" table:style-name="ce16">
            <text:p>3912346090</text:p>
          </table:table-cell>
          <table:table-cell office:value-type="date" office:date-value="2024-02-26T00:00:00" table:style-name="ce4">
            <text:p>26/02/24</text:p>
          </table:table-cell>
          <table:table-cell office:value-type="time" office:time-value="PT19H15M0S" table:style-name="ce6">
            <text:p>19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99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0" table:style-name="ce16">
            <text:p>3912346090</text:p>
          </table:table-cell>
          <table:table-cell office:value-type="date" office:date-value="2024-02-27T00:00:00" table:style-name="ce4">
            <text:p>27/02/24</text:p>
          </table:table-cell>
          <table:table-cell office:value-type="time" office:time-value="PT13H45M0S" table:style-name="ce6">
            <text:p>1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80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0" table:style-name="ce16">
            <text:p>3912346090</text:p>
          </table:table-cell>
          <table:table-cell office:value-type="date" office:date-value="2024-02-28T00:00:00" table:style-name="ce4">
            <text:p>28/02/24</text:p>
          </table:table-cell>
          <table:table-cell office:value-type="time" office:time-value="PT3H30M0S" table:style-name="ce6">
            <text:p>03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01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0" table:style-name="ce16">
            <text:p>3912346090</text:p>
          </table:table-cell>
          <table:table-cell office:value-type="date" office:date-value="2024-02-29T00:00:00" table:style-name="ce4">
            <text:p>29/02/24</text:p>
          </table:table-cell>
          <table:table-cell office:value-type="time" office:time-value="PT2H15M0S" table:style-name="ce6">
            <text:p>02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80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1" table:style-name="ce16">
            <text:p>3912346091</text:p>
          </table:table-cell>
          <table:table-cell office:value-type="date" office:date-value="2024-03-01T00:00:00" table:style-name="ce4">
            <text:p>01/03/24</text:p>
          </table:table-cell>
          <table:table-cell office:value-type="time" office:time-value="PT17H45M0S" table:style-name="ce6">
            <text:p>17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03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1" table:style-name="ce16">
            <text:p>3912346091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7H30M0S" table:style-name="ce6">
            <text:p>17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04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1" table:style-name="ce16">
            <text:p>3912346091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7H15M0S" table:style-name="ce6">
            <text:p>17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805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1" table:style-name="ce16">
            <text:p>3912346091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3H45M0S" table:style-name="ce6">
            <text:p>1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0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1" table:style-name="ce16">
            <text:p>3912346091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7H15M0S" table:style-name="ce6">
            <text:p>17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0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1" table:style-name="ce16">
            <text:p>3912346091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0H0M0S" table:style-name="ce6">
            <text:p>00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08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2" table:style-name="ce16">
            <text:p>3912346092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9H0M0S" table:style-name="ce6">
            <text:p>19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09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2" table:style-name="ce16">
            <text:p>3912346092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7H30M0S" table:style-name="ce6">
            <text:p>17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810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2" table:style-name="ce16">
            <text:p>3912346092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H30M0S" table:style-name="ce6">
            <text:p>0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1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2" table:style-name="ce16">
            <text:p>3912346092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9H45M0S" table:style-name="ce6">
            <text:p>19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812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2" table:style-name="ce16">
            <text:p>3912346092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0H15M0S" table:style-name="ce6">
            <text:p>1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81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2" table:style-name="ce16">
            <text:p>3912346092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8H45M0S" table:style-name="ce6">
            <text:p>18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14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2" table:style-name="ce16">
            <text:p>3912346092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7H30M0S" table:style-name="ce6">
            <text:p>07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815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3" table:style-name="ce16">
            <text:p>3912346093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9H0M0S" table:style-name="ce6">
            <text:p>09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16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3" table:style-name="ce16">
            <text:p>3912346093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6H0M0S" table:style-name="ce6">
            <text:p>16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81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3" table:style-name="ce16">
            <text:p>3912346093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5H30M0S" table:style-name="ce6">
            <text:p>05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818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3" table:style-name="ce16">
            <text:p>3912346093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4H0M0S" table:style-name="ce6">
            <text:p>04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819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3" table:style-name="ce16">
            <text:p>3912346093</text:p>
          </table:table-cell>
          <table:table-cell office:value-type="date" office:date-value="2024-01-06T00:00:00" table:style-name="ce4">
            <text:p>06/01/24</text:p>
          </table:table-cell>
          <table:table-cell office:value-type="time" office:time-value="PT23H0M0S" table:style-name="ce6">
            <text:p>2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82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3" table:style-name="ce16">
            <text:p>3912346093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8H45M0S" table:style-name="ce6">
            <text:p>08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21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3" table:style-name="ce16">
            <text:p>3912346093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3H45M0S" table:style-name="ce6">
            <text:p>03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82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4" table:style-name="ce16">
            <text:p>3912346094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16H30M0S" table:style-name="ce6">
            <text:p>16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823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4" table:style-name="ce16">
            <text:p>3912346094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5H0M0S" table:style-name="ce6">
            <text:p>05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24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4" table:style-name="ce16">
            <text:p>3912346094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2H30M0S" table:style-name="ce6">
            <text:p>0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25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4" table:style-name="ce16">
            <text:p>3912346094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5H45M0S" table:style-name="ce6">
            <text:p>05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826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4" table:style-name="ce16">
            <text:p>3912346094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8H0M0S" table:style-name="ce6">
            <text:p>08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82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4" table:style-name="ce16">
            <text:p>3912346094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2H15M0S" table:style-name="ce6">
            <text:p>02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28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5" table:style-name="ce16">
            <text:p>3912346095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14H30M0S" table:style-name="ce6">
            <text:p>14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82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5" table:style-name="ce16">
            <text:p>3912346095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8H0M0S" table:style-name="ce6">
            <text:p>08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830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5" table:style-name="ce16">
            <text:p>3912346095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2H15M0S" table:style-name="ce6">
            <text:p>0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31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5" table:style-name="ce16">
            <text:p>3912346095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2H15M0S" table:style-name="ce6">
            <text:p>1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3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5" table:style-name="ce16">
            <text:p>3912346095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2H0M0S" table:style-name="ce6">
            <text:p>02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83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6" table:style-name="ce16">
            <text:p>3912346096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6H0M0S" table:style-name="ce6">
            <text:p>16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834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6" table:style-name="ce16">
            <text:p>3912346096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23H45M0S" table:style-name="ce6">
            <text:p>23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835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6" table:style-name="ce16">
            <text:p>3912346096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9H45M0S" table:style-name="ce6">
            <text:p>19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3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6" table:style-name="ce16">
            <text:p>3912346096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H15M0S" table:style-name="ce6">
            <text:p>0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3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6" table:style-name="ce16">
            <text:p>3912346096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23H30M0S" table:style-name="ce6">
            <text:p>2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838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6" table:style-name="ce16">
            <text:p>3912346096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4H30M0S" table:style-name="ce6">
            <text:p>04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3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6" table:style-name="ce16">
            <text:p>3912346096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H45M0S" table:style-name="ce6">
            <text:p>02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840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7" table:style-name="ce16">
            <text:p>391234609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1H15M0S" table:style-name="ce6">
            <text:p>11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41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7" table:style-name="ce16">
            <text:p>3912346097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8H15M0S" table:style-name="ce6">
            <text:p>18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84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7" table:style-name="ce16">
            <text:p>3912346097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0H45M0S" table:style-name="ce6">
            <text:p>10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84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7" table:style-name="ce16">
            <text:p>3912346097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3H0M0S" table:style-name="ce6">
            <text:p>1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844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7" table:style-name="ce16">
            <text:p>3912346097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6H15M0S" table:style-name="ce6">
            <text:p>16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845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7" table:style-name="ce16">
            <text:p>3912346097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8H0M0S" table:style-name="ce6">
            <text:p>18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846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7" table:style-name="ce16">
            <text:p>3912346097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9H15M0S" table:style-name="ce6">
            <text:p>09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84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8" table:style-name="ce16">
            <text:p>3912346098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1H0M0S" table:style-name="ce6">
            <text:p>11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848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8" table:style-name="ce16">
            <text:p>3912346098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1H30M0S" table:style-name="ce6">
            <text:p>21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849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8" table:style-name="ce16">
            <text:p>3912346098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9H45M0S" table:style-name="ce6">
            <text:p>19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85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8" table:style-name="ce16">
            <text:p>3912346098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7H0M0S" table:style-name="ce6">
            <text:p>17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851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8" table:style-name="ce16">
            <text:p>3912346098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1H15M0S" table:style-name="ce6">
            <text:p>2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85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8" table:style-name="ce16">
            <text:p>3912346098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H15M0S" table:style-name="ce6">
            <text:p>01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853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9" table:style-name="ce16">
            <text:p>3912346099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20H0M0S" table:style-name="ce6">
            <text:p>20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85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9" table:style-name="ce16">
            <text:p>3912346099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9H15M0S" table:style-name="ce6">
            <text:p>09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85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9" table:style-name="ce16">
            <text:p>3912346099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6H15M0S" table:style-name="ce6">
            <text:p>06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5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9" table:style-name="ce16">
            <text:p>3912346099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3H30M0S" table:style-name="ce6">
            <text:p>1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857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9" table:style-name="ce16">
            <text:p>3912346099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9H45M0S" table:style-name="ce6">
            <text:p>19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58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9" table:style-name="ce16">
            <text:p>3912346099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5H0M0S" table:style-name="ce6">
            <text:p>05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59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9" table:style-name="ce16">
            <text:p>3912346099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7H15M0S" table:style-name="ce6">
            <text:p>07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6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99" table:style-name="ce16">
            <text:p>3912346099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6H0M0S" table:style-name="ce6">
            <text:p>06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61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0" table:style-name="ce16">
            <text:p>3912346100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7H0M0S" table:style-name="ce6">
            <text:p>07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862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0" table:style-name="ce16">
            <text:p>3912346100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0H45M0S" table:style-name="ce6">
            <text:p>1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863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0" table:style-name="ce16">
            <text:p>3912346100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6H45M0S" table:style-name="ce6">
            <text:p>06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864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1" table:style-name="ce16">
            <text:p>3912346101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0H0M0S" table:style-name="ce6">
            <text:p>10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86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1" table:style-name="ce16">
            <text:p>3912346101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2H15M0S" table:style-name="ce6">
            <text:p>1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866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1" table:style-name="ce16">
            <text:p>3912346101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8H30M0S" table:style-name="ce6">
            <text:p>08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67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1" table:style-name="ce16">
            <text:p>3912346101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3H0M0S" table:style-name="ce6">
            <text:p>03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868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1" table:style-name="ce16">
            <text:p>3912346101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8H15M0S" table:style-name="ce6">
            <text:p>08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69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2" table:style-name="ce16">
            <text:p>3912346102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2H15M0S" table:style-name="ce6">
            <text:p>12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870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2" table:style-name="ce16">
            <text:p>3912346102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3H0M0S" table:style-name="ce6">
            <text:p>0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871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2" table:style-name="ce16">
            <text:p>3912346102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2H45M0S" table:style-name="ce6">
            <text:p>02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87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3" table:style-name="ce16">
            <text:p>3912346103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1H30M0S" table:style-name="ce6">
            <text:p>21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73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3" table:style-name="ce16">
            <text:p>3912346103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20H15M0S" table:style-name="ce6">
            <text:p>20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74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3" table:style-name="ce16">
            <text:p>3912346103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2H15M0S" table:style-name="ce6">
            <text:p>22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875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3" table:style-name="ce16">
            <text:p>3912346103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1H15M0S" table:style-name="ce6">
            <text:p>2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76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3" table:style-name="ce16">
            <text:p>3912346103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0H0M0S" table:style-name="ce6">
            <text:p>2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77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103" table:style-name="ce16">
            <text:p>3912346103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0H30M0S" table:style-name="ce6">
            <text:p>00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87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4" table:style-name="ce16">
            <text:p>3912346104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7H15M0S" table:style-name="ce6">
            <text:p>17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879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4" table:style-name="ce16">
            <text:p>3912346104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1H15M0S" table:style-name="ce6">
            <text:p>11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80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4" table:style-name="ce16">
            <text:p>3912346104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5H15M0S" table:style-name="ce6">
            <text:p>05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881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4" table:style-name="ce16">
            <text:p>3912346104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1H0M0S" table:style-name="ce6">
            <text:p>1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882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4" table:style-name="ce16">
            <text:p>3912346104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5H0M0S" table:style-name="ce6">
            <text:p>05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88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5" table:style-name="ce16">
            <text:p>3912346105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3H45M0S" table:style-name="ce6">
            <text:p>13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8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5" table:style-name="ce16">
            <text:p>3912346105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4H0M0S" table:style-name="ce6">
            <text:p>04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85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5" table:style-name="ce16">
            <text:p>3912346105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6H30M0S" table:style-name="ce6">
            <text:p>06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86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5" table:style-name="ce16">
            <text:p>3912346105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3H30M0S" table:style-name="ce6">
            <text:p>1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87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5" table:style-name="ce16">
            <text:p>3912346105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8H0M0S" table:style-name="ce6">
            <text:p>08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888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5" table:style-name="ce16">
            <text:p>3912346105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3H45M0S" table:style-name="ce6">
            <text:p>03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88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5" table:style-name="ce16">
            <text:p>3912346105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6H15M0S" table:style-name="ce6">
            <text:p>06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890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6" table:style-name="ce16">
            <text:p>3912346106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8H0M0S" table:style-name="ce6">
            <text:p>18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9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6" table:style-name="ce16">
            <text:p>3912346106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6H30M0S" table:style-name="ce6">
            <text:p>16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92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6" table:style-name="ce16">
            <text:p>3912346106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9H45M0S" table:style-name="ce6">
            <text:p>09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93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6" table:style-name="ce16">
            <text:p>3912346106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2H45M0S" table:style-name="ce6">
            <text:p>0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894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6" table:style-name="ce16">
            <text:p>3912346106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6H15M0S" table:style-name="ce6">
            <text:p>16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95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106" table:style-name="ce16">
            <text:p>3912346106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9H30M0S" table:style-name="ce6">
            <text:p>09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96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7" table:style-name="ce16">
            <text:p>3912346107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1H45M0S" table:style-name="ce6">
            <text:p>21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897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7" table:style-name="ce16">
            <text:p>3912346107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7H0M0S" table:style-name="ce6">
            <text:p>17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898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7" table:style-name="ce16">
            <text:p>3912346107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1H15M0S" table:style-name="ce6">
            <text:p>2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99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7" table:style-name="ce16">
            <text:p>3912346107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H15M0S" table:style-name="ce6">
            <text:p>0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90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7" table:style-name="ce16">
            <text:p>3912346107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9H15M0S" table:style-name="ce6">
            <text:p>19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901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107" table:style-name="ce16">
            <text:p>3912346107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21H30M0S" table:style-name="ce6">
            <text:p>2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902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107" table:style-name="ce16">
            <text:p>3912346107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H0M0S" table:style-name="ce6">
            <text:p>01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903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8" table:style-name="ce16">
            <text:p>3912346108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20H45M0S" table:style-name="ce6">
            <text:p>20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90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8" table:style-name="ce16">
            <text:p>3912346108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20H30M0S" table:style-name="ce6">
            <text:p>2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05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8" table:style-name="ce16">
            <text:p>3912346108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0H0M0S" table:style-name="ce6">
            <text:p>0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906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8" table:style-name="ce16">
            <text:p>3912346108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2H15M0S" table:style-name="ce6">
            <text:p>02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907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9" table:style-name="ce16">
            <text:p>3912346109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22H0M0S" table:style-name="ce6">
            <text:p>22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908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9" table:style-name="ce16">
            <text:p>3912346109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2H15M0S" table:style-name="ce6">
            <text:p>1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09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9" table:style-name="ce16">
            <text:p>3912346109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6H30M0S" table:style-name="ce6">
            <text:p>06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910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9" table:style-name="ce16">
            <text:p>3912346109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0H15M0S" table:style-name="ce6">
            <text:p>00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11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0" table:style-name="ce16">
            <text:p>3912346110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3H45M0S" table:style-name="ce6">
            <text:p>23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12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0" table:style-name="ce16">
            <text:p>3912346110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1H0M0S" table:style-name="ce6">
            <text:p>11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13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0" table:style-name="ce16">
            <text:p>3912346110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3H15M0S" table:style-name="ce6">
            <text:p>1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14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0" table:style-name="ce16">
            <text:p>3912346110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8H30M0S" table:style-name="ce6">
            <text:p>08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915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1" table:style-name="ce16">
            <text:p>3912346111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8H30M0S" table:style-name="ce6">
            <text:p>18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1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1" table:style-name="ce16">
            <text:p>3912346111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7H0M0S" table:style-name="ce6">
            <text:p>07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1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1" table:style-name="ce16">
            <text:p>3912346111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9H30M0S" table:style-name="ce6">
            <text:p>09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1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1" table:style-name="ce16">
            <text:p>3912346111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20H45M0S" table:style-name="ce6">
            <text:p>2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19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11" table:style-name="ce16">
            <text:p>3912346111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9H15M0S" table:style-name="ce6">
            <text:p>09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2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2" table:style-name="ce16">
            <text:p>3912346112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9H15M0S" table:style-name="ce6">
            <text:p>09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2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2" table:style-name="ce16">
            <text:p>3912346112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9H15M0S" table:style-name="ce6">
            <text:p>19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22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2" table:style-name="ce16">
            <text:p>3912346112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3H0M0S" table:style-name="ce6">
            <text:p>1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2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2" table:style-name="ce16">
            <text:p>3912346112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1H30M0S" table:style-name="ce6">
            <text:p>1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92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12" table:style-name="ce16">
            <text:p>3912346112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1H30M0S" table:style-name="ce6">
            <text:p>2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925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3" table:style-name="ce16">
            <text:p>3912346113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22H30M0S" table:style-name="ce6">
            <text:p>22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926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3" table:style-name="ce16">
            <text:p>3912346113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5H15M0S" table:style-name="ce6">
            <text:p>15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27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3" table:style-name="ce16">
            <text:p>3912346113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9H15M0S" table:style-name="ce6">
            <text:p>19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928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3" table:style-name="ce16">
            <text:p>3912346113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5H45M0S" table:style-name="ce6">
            <text:p>05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29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13" table:style-name="ce16">
            <text:p>3912346113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0H45M0S" table:style-name="ce6">
            <text:p>00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30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113" table:style-name="ce16">
            <text:p>3912346113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5H30M0S" table:style-name="ce6">
            <text:p>05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31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4" table:style-name="ce16">
            <text:p>3912346114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1H45M0S" table:style-name="ce6">
            <text:p>11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32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4" table:style-name="ce16">
            <text:p>3912346114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9H30M0S" table:style-name="ce6">
            <text:p>19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93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4" table:style-name="ce16">
            <text:p>3912346114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8H0M0S" table:style-name="ce6">
            <text:p>08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934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4" table:style-name="ce16">
            <text:p>3912346114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4H0M0S" table:style-name="ce6">
            <text:p>14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935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14" table:style-name="ce16">
            <text:p>3912346114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1H45M0S" table:style-name="ce6">
            <text:p>2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936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5" table:style-name="ce16">
            <text:p>3912346115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9H0M0S" table:style-name="ce6">
            <text:p>19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937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5" table:style-name="ce16">
            <text:p>3912346115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5H15M0S" table:style-name="ce6">
            <text:p>15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38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5" table:style-name="ce16">
            <text:p>3912346115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7H30M0S" table:style-name="ce6">
            <text:p>17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939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5" table:style-name="ce16">
            <text:p>3912346115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3H45M0S" table:style-name="ce6">
            <text:p>0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4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6" table:style-name="ce16">
            <text:p>3912346116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5H15M0S" table:style-name="ce6">
            <text:p>15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41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6" table:style-name="ce16">
            <text:p>3912346116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6H45M0S" table:style-name="ce6">
            <text:p>16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42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6" table:style-name="ce16">
            <text:p>3912346116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6H30M0S" table:style-name="ce6">
            <text:p>06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943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6" table:style-name="ce16">
            <text:p>3912346116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9H0M0S" table:style-name="ce6">
            <text:p>19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94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7" table:style-name="ce16">
            <text:p>3912346117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8H45M0S" table:style-name="ce6">
            <text:p>18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45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7" table:style-name="ce16">
            <text:p>3912346117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7H0M0S" table:style-name="ce6">
            <text:p>17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946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8" table:style-name="ce16">
            <text:p>3912346118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2H45M0S" table:style-name="ce6">
            <text:p>22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947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8" table:style-name="ce16">
            <text:p>3912346118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8H0M0S" table:style-name="ce6">
            <text:p>08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948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8" table:style-name="ce16">
            <text:p>3912346118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0H15M0S" table:style-name="ce6">
            <text:p>1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49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8" table:style-name="ce16">
            <text:p>3912346118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7H30M0S" table:style-name="ce6">
            <text:p>07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950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9" table:style-name="ce16">
            <text:p>3912346119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23H15M0S" table:style-name="ce6">
            <text:p>23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51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9" table:style-name="ce16">
            <text:p>3912346119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23H15M0S" table:style-name="ce6">
            <text:p>23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95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9" table:style-name="ce16">
            <text:p>3912346119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8H0M0S" table:style-name="ce6">
            <text:p>08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95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9" table:style-name="ce16">
            <text:p>3912346119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23H0M0S" table:style-name="ce6">
            <text:p>2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954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0" table:style-name="ce16">
            <text:p>3912346120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22H30M0S" table:style-name="ce6">
            <text:p>2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955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0" table:style-name="ce16">
            <text:p>3912346120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7H15M0S" table:style-name="ce6">
            <text:p>07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95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0" table:style-name="ce16">
            <text:p>3912346120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7H0M0S" table:style-name="ce6">
            <text:p>07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957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1" table:style-name="ce16">
            <text:p>3912346121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5H0M0S" table:style-name="ce6">
            <text:p>05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958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1" table:style-name="ce16">
            <text:p>3912346121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6H15M0S" table:style-name="ce6">
            <text:p>06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59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1" table:style-name="ce16">
            <text:p>3912346121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4H45M0S" table:style-name="ce6">
            <text:p>04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96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2" table:style-name="ce16">
            <text:p>3912346122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3H30M0S" table:style-name="ce6">
            <text:p>13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961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2" table:style-name="ce16">
            <text:p>3912346122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9H0M0S" table:style-name="ce6">
            <text:p>09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962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3" table:style-name="ce16">
            <text:p>3912346123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9H0M0S" table:style-name="ce6">
            <text:p>09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963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3" table:style-name="ce16">
            <text:p>3912346123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3H30M0S" table:style-name="ce6">
            <text:p>0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964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3" table:style-name="ce16">
            <text:p>3912346123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1H15M0S" table:style-name="ce6">
            <text:p>1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96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4" table:style-name="ce16">
            <text:p>3912346124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0H0M0S" table:style-name="ce6">
            <text:p>10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966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4" table:style-name="ce16">
            <text:p>3912346124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3H45M0S" table:style-name="ce6">
            <text:p>0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967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4" table:style-name="ce16">
            <text:p>3912346124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3H30M0S" table:style-name="ce6">
            <text:p>03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96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5" table:style-name="ce16">
            <text:p>3912346125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7H30M0S" table:style-name="ce6">
            <text:p>17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969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5" table:style-name="ce16">
            <text:p>3912346125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4H45M0S" table:style-name="ce6">
            <text:p>04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970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5" table:style-name="ce16">
            <text:p>3912346125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4H30M0S" table:style-name="ce6">
            <text:p>04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97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6" table:style-name="ce16">
            <text:p>3912346126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8H0M0S" table:style-name="ce6">
            <text:p>08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972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6" table:style-name="ce16">
            <text:p>3912346126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8H15M0S" table:style-name="ce6">
            <text:p>08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973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6" table:style-name="ce16">
            <text:p>3912346126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8H0M0S" table:style-name="ce6">
            <text:p>08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974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7" table:style-name="ce16">
            <text:p>391234612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0H0M0S" table:style-name="ce6">
            <text:p>0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975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7" table:style-name="ce16">
            <text:p>3912346127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3H45M0S" table:style-name="ce6">
            <text:p>2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97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7" table:style-name="ce16">
            <text:p>391234612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H15M0S" table:style-name="ce6">
            <text:p>01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977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8" table:style-name="ce16">
            <text:p>3912346128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9H15M0S" table:style-name="ce6">
            <text:p>09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78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8" table:style-name="ce16">
            <text:p>3912346128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6H15M0S" table:style-name="ce6">
            <text:p>06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7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8" table:style-name="ce16">
            <text:p>3912346128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6H0M0S" table:style-name="ce6">
            <text:p>06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980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9" table:style-name="ce16">
            <text:p>3912346129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4H0M0S" table:style-name="ce6">
            <text:p>14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981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1" table:style-name="ce16">
            <text:p>3912346131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9H30M0S" table:style-name="ce6">
            <text:p>09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982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2" table:style-name="ce16">
            <text:p>3912346132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6H0M0S" table:style-name="ce6">
            <text:p>06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983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3" table:style-name="ce16">
            <text:p>3912346133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6H45M0S" table:style-name="ce6">
            <text:p>16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98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4" table:style-name="ce16">
            <text:p>3912346134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2H30M0S" table:style-name="ce6">
            <text:p>22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985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34" table:style-name="ce16">
            <text:p>3912346134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22H15M0S" table:style-name="ce6">
            <text:p>2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86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6" table:style-name="ce16">
            <text:p>3912346136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2H0M0S" table:style-name="ce6">
            <text:p>22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87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36" table:style-name="ce16">
            <text:p>3912346136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6H45M0S" table:style-name="ce6">
            <text:p>06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88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7" table:style-name="ce16">
            <text:p>3912346137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H0M0S" table:style-name="ce6">
            <text:p>0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989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37" table:style-name="ce16">
            <text:p>3912346137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0H45M0S" table:style-name="ce6">
            <text:p>1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9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8" table:style-name="ce16">
            <text:p>3912346138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7H45M0S" table:style-name="ce6">
            <text:p>07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91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40" table:style-name="ce16">
            <text:p>3912346140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20H30M0S" table:style-name="ce6">
            <text:p>2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9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41" table:style-name="ce16">
            <text:p>3912346141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9H30M0S" table:style-name="ce6">
            <text:p>09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9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42" table:style-name="ce16">
            <text:p>3912346142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2H45M0S" table:style-name="ce6">
            <text:p>02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994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60" table:style-name="ce16">
            <text:p>3912346160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8H15M0S" table:style-name="ce6">
            <text:p>08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95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61" table:style-name="ce16">
            <text:p>3912346161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2H15M0S" table:style-name="ce6">
            <text:p>12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96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61" table:style-name="ce16">
            <text:p>3912346161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1H0M0S" table:style-name="ce6">
            <text:p>21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997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64" table:style-name="ce16">
            <text:p>3912346164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3H30M0S" table:style-name="ce6">
            <text:p>13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998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64" table:style-name="ce16">
            <text:p>3912346164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22H15M0S" table:style-name="ce6">
            <text:p>22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999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67" table:style-name="ce16">
            <text:p>3912346167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6H0M0S" table:style-name="ce6">
            <text:p>16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1000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67" table:style-name="ce16">
            <text:p>391234616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0H45M0S" table:style-name="ce6">
            <text:p>0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1001]*0.1)" table:style-name="ce3">
            <text:p>0,8</text:p>
          </table:table-cell>
          <table:table-cell table:number-columns-repeated="16378"/>
        </table:table-row>
        <table:table-row table:number-rows-repeated="2" table:style-name="ro1">
          <table:table-cell table:style-name="ce1"/>
          <table:table-cell table:style-name="ce16"/>
          <table:table-cell table:number-columns-repeated="2" table:style-name="ce1"/>
          <table:table-cell table:style-name="ce3"/>
          <table:table-cell table:style-name="ce1"/>
          <table:table-cell table:number-columns-repeated="16378"/>
        </table:table-row>
        <table:table-row table:style-name="ro1">
          <table:table-cell table:style-name="ce1"/>
          <table:table-cell table:style-name="ce16"/>
          <table:table-cell table:style-name="ce5"/>
          <table:table-cell table:style-name="ce1"/>
          <table:table-cell table:style-name="ce3"/>
          <table:table-cell table:style-name="ce1"/>
          <table:table-cell table:number-columns-repeated="16378"/>
        </table:table-row>
        <table:table-row table:number-rows-repeated="4" table:style-name="ro1">
          <table:table-cell table:style-name="ce1"/>
          <table:table-cell table:style-name="ce16"/>
          <table:table-cell table:number-columns-repeated="2" table:style-name="ce1"/>
          <table:table-cell table:style-name="ce3"/>
          <table:table-cell table:style-name="ce1"/>
          <table:table-cell table:number-columns-repeated="16378"/>
        </table:table-row>
        <table:table-row table:number-rows-repeated="13" table:style-name="ro1">
          <table:table-cell/>
          <table:table-cell table:style-name="ce16"/>
          <table:table-cell table:number-columns-repeated="2" table:style-name="ce1"/>
          <table:table-cell table:style-name="ce3"/>
          <table:table-cell table:number-columns-repeated="16379"/>
        </table:table-row>
        <table:table-row table:number-rows-repeated="3" table:style-name="ro1">
          <table:table-cell/>
          <table:table-cell table:style-name="ce16"/>
          <table:table-cell table:number-columns-repeated="4" table:style-name="ce1"/>
          <table:table-cell table:number-columns-repeated="16378"/>
        </table:table-row>
        <table:table-row table:number-rows-repeated="115" table:style-name="ro1">
          <table:table-cell/>
          <table:table-cell table:style-name="ce16"/>
          <table:table-cell table:number-columns-repeated="16382"/>
        </table:table-row>
        <table:table-row table:number-rows-repeated="1047437" table:style-name="ro1">
          <table:table-cell table:number-columns-repeated="16384"/>
        </table:table-row>
      </table:table>
      <table:table table:name="SIMDisattiva" table:style-name="ta1">
        <table:table-column table:style-name="co3" table:number-columns-repeated="2" table:default-cell-style-name="ce1"/>
        <table:table-column table:style-name="co8" table:default-cell-style-name="ce1"/>
        <table:table-column table:style-name="co9" table:default-cell-style-name="ce10"/>
        <table:table-column table:style-name="co10" table:default-cell-style-name="ce10"/>
        <table:table-column table:style-name="co3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7">
            <text:p>Codice</text:p>
          </table:table-cell>
          <table:table-cell office:value-type="string" table:style-name="ce7">
            <text:p>TipoSIM</text:p>
          </table:table-cell>
          <table:table-cell office:value-type="string" table:style-name="ce7">
            <text:p>EraAssociataA</text:p>
          </table:table-cell>
          <table:table-cell office:value-type="string" table:style-name="ce8">
            <text:p>DataAttivazione</text:p>
          </table:table-cell>
          <table:table-cell office:value-type="string" table:style-name="ce8">
            <text:p>DataDisattivazion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2</text:p>
          </table:table-cell>
          <table:table-cell office:value-type="string" table:style-name="ce3">
            <text:p>Standard</text:p>
          </table:table-cell>
          <table:table-cell office:value-type="float" office:value="3912345874" table:style-name="ce1">
            <text:p>3912345874</text:p>
          </table:table-cell>
          <table:table-cell office:value-type="date" office:date-value="2023-06-30T00:00:00" table:style-name="ce9">
            <text:p>30/06/23</text:p>
          </table:table-cell>
          <table:table-cell office:value-type="date" office:date-value="2023-07-10T00:00:00" table:style-name="ce9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1</text:p>
          </table:table-cell>
          <table:table-cell office:value-type="string" table:style-name="ce3">
            <text:p>Elettronica</text:p>
          </table:table-cell>
          <table:table-cell office:value-type="float" office:value="3912345881" table:style-name="ce1">
            <text:p>3912345881</text:p>
          </table:table-cell>
          <table:table-cell office:value-type="date" office:date-value="2023-06-30T00:00:00" table:style-name="ce9">
            <text:p>30/06/23</text:p>
          </table:table-cell>
          <table:table-cell office:value-type="date" office:date-value="2023-07-10T00:00:00" table:style-name="ce9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2</text:p>
          </table:table-cell>
          <table:table-cell office:value-type="string" table:style-name="ce3">
            <text:p>Standard</text:p>
          </table:table-cell>
          <table:table-cell office:value-type="float" office:value="3912345901" table:style-name="ce1">
            <text:p>3912345901</text:p>
          </table:table-cell>
          <table:table-cell office:value-type="date" office:date-value="2023-06-30T00:00:00" table:style-name="ce9">
            <text:p>30/06/23</text:p>
          </table:table-cell>
          <table:table-cell office:value-type="date" office:date-value="2023-07-10T00:00:00" table:style-name="ce9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78</text:p>
          </table:table-cell>
          <table:table-cell office:value-type="string" table:style-name="ce3">
            <text:p>Micro</text:p>
          </table:table-cell>
          <table:table-cell office:value-type="float" office:value="3912345903" table:style-name="ce1">
            <text:p>3912345903</text:p>
          </table:table-cell>
          <table:table-cell office:value-type="date" office:date-value="2023-06-30T00:00:00" table:style-name="ce9">
            <text:p>30/06/23</text:p>
          </table:table-cell>
          <table:table-cell office:value-type="date" office:date-value="2023-07-10T00:00:00" table:style-name="ce9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9</text:p>
          </table:table-cell>
          <table:table-cell office:value-type="string" table:style-name="ce3">
            <text:p>Micro</text:p>
          </table:table-cell>
          <table:table-cell office:value-type="float" office:value="3912345909" table:style-name="ce1">
            <text:p>3912345909</text:p>
          </table:table-cell>
          <table:table-cell office:value-type="date" office:date-value="2023-06-30T00:00:00" table:style-name="ce9">
            <text:p>30/06/23</text:p>
          </table:table-cell>
          <table:table-cell office:value-type="date" office:date-value="2023-07-10T00:00:00" table:style-name="ce9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0</text:p>
          </table:table-cell>
          <table:table-cell office:value-type="string" table:style-name="ce3">
            <text:p>Nano</text:p>
          </table:table-cell>
          <table:table-cell office:value-type="float" office:value="3912345910" table:style-name="ce1">
            <text:p>3912345910</text:p>
          </table:table-cell>
          <table:table-cell office:value-type="date" office:date-value="2023-06-30T00:00:00" table:style-name="ce9">
            <text:p>30/06/23</text:p>
          </table:table-cell>
          <table:table-cell office:value-type="date" office:date-value="2023-07-10T00:00:00" table:style-name="ce9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3</text:p>
          </table:table-cell>
          <table:table-cell office:value-type="string" table:style-name="ce3">
            <text:p>Micro</text:p>
          </table:table-cell>
          <table:table-cell office:value-type="float" office:value="3912345948" table:style-name="ce1">
            <text:p>3912345948</text:p>
          </table:table-cell>
          <table:table-cell office:value-type="date" office:date-value="2023-11-30T00:00:00" table:style-name="ce9">
            <text:p>30/11/23</text:p>
          </table:table-cell>
          <table:table-cell office:value-type="date" office:date-value="2023-12-10T00:00:00" table:style-name="ce9">
            <text:p>1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4</text:p>
          </table:table-cell>
          <table:table-cell office:value-type="string" table:style-name="ce3">
            <text:p>Elettronica</text:p>
          </table:table-cell>
          <table:table-cell office:value-type="float" office:value="3912345949" table:style-name="ce1">
            <text:p>3912345949</text:p>
          </table:table-cell>
          <table:table-cell office:value-type="date" office:date-value="2023-11-30T00:00:00" table:style-name="ce9">
            <text:p>30/11/23</text:p>
          </table:table-cell>
          <table:table-cell office:value-type="date" office:date-value="2023-12-10T00:00:00" table:style-name="ce9">
            <text:p>1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1</text:p>
          </table:table-cell>
          <table:table-cell office:value-type="string" table:style-name="ce3">
            <text:p>Standard</text:p>
          </table:table-cell>
          <table:table-cell office:value-type="float" office:value="3912345950" table:style-name="ce1">
            <text:p>3912345950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0</text:p>
          </table:table-cell>
          <table:table-cell office:value-type="string" table:style-name="ce3">
            <text:p>Standard</text:p>
          </table:table-cell>
          <table:table-cell office:value-type="float" office:value="3912345953" table:style-name="ce1">
            <text:p>3912345953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0</text:p>
          </table:table-cell>
          <table:table-cell office:value-type="string" table:style-name="ce3">
            <text:p>Standard</text:p>
          </table:table-cell>
          <table:table-cell office:value-type="float" office:value="3912345959" table:style-name="ce1">
            <text:p>3912345959</text:p>
          </table:table-cell>
          <table:table-cell office:value-type="date" office:date-value="2023-11-30T00:00:00" table:style-name="ce9">
            <text:p>30/11/23</text:p>
          </table:table-cell>
          <table:table-cell office:value-type="date" office:date-value="2023-12-10T00:00:00" table:style-name="ce9">
            <text:p>1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0</text:p>
          </table:table-cell>
          <table:table-cell office:value-type="string" table:style-name="ce3">
            <text:p>Standard</text:p>
          </table:table-cell>
          <table:table-cell office:value-type="float" office:value="3912345962" table:style-name="ce1">
            <text:p>3912345962</text:p>
          </table:table-cell>
          <table:table-cell office:value-type="date" office:date-value="2023-11-30T00:00:00" table:style-name="ce9">
            <text:p>30/11/23</text:p>
          </table:table-cell>
          <table:table-cell office:value-type="date" office:date-value="2023-12-10T00:00:00" table:style-name="ce9">
            <text:p>1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0</text:p>
          </table:table-cell>
          <table:table-cell office:value-type="string" table:style-name="ce3">
            <text:p>Standard</text:p>
          </table:table-cell>
          <table:table-cell office:value-type="float" office:value="3912345963" table:style-name="ce1">
            <text:p>3912345963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8</text:p>
          </table:table-cell>
          <table:table-cell office:value-type="string" table:style-name="ce3">
            <text:p>Standard</text:p>
          </table:table-cell>
          <table:table-cell office:value-type="float" office:value="3912345965" table:style-name="ce1">
            <text:p>3912345965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5</text:p>
          </table:table-cell>
          <table:table-cell office:value-type="string" table:style-name="ce3">
            <text:p>Standard</text:p>
          </table:table-cell>
          <table:table-cell office:value-type="float" office:value="3912345965" table:style-name="ce1">
            <text:p>3912345965</text:p>
          </table:table-cell>
          <table:table-cell office:value-type="date" office:date-value="2023-04-11T00:00:00" table:style-name="ce9">
            <text:p>11/04/23</text:p>
          </table:table-cell>
          <table:table-cell office:value-type="date" office:date-value="2023-04-21T00:00:00" table:style-name="ce9">
            <text:p>21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36</text:p>
          </table:table-cell>
          <table:table-cell office:value-type="string" table:style-name="ce3">
            <text:p>Elettronica</text:p>
          </table:table-cell>
          <table:table-cell office:value-type="float" office:value="3912345968" table:style-name="ce1">
            <text:p>3912345968</text:p>
          </table:table-cell>
          <table:table-cell office:value-type="date" office:date-value="2022-10-31T00:00:00" table:style-name="ce9">
            <text:p>31/10/22</text:p>
          </table:table-cell>
          <table:table-cell office:value-type="date" office:date-value="2022-11-10T00:00:00" table:style-name="ce9">
            <text:p>10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12</text:p>
          </table:table-cell>
          <table:table-cell office:value-type="string" table:style-name="ce3">
            <text:p>Standard</text:p>
          </table:table-cell>
          <table:table-cell office:value-type="float" office:value="3912345970" table:style-name="ce1">
            <text:p>3912345970</text:p>
          </table:table-cell>
          <table:table-cell office:value-type="date" office:date-value="2023-12-31T00:00:00" table:style-name="ce9">
            <text:p>31/12/23</text:p>
          </table:table-cell>
          <table:table-cell office:value-type="date" office:date-value="2024-01-10T00:00:00" table:style-name="ce9">
            <text:p>10/01/2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07</text:p>
          </table:table-cell>
          <table:table-cell office:value-type="string" table:style-name="ce3">
            <text:p>Elettronica</text:p>
          </table:table-cell>
          <table:table-cell office:value-type="float" office:value="3912345971" table:style-name="ce1">
            <text:p>3912345971</text:p>
          </table:table-cell>
          <table:table-cell office:value-type="date" office:date-value="2023-12-31T00:00:00" table:style-name="ce9">
            <text:p>31/12/23</text:p>
          </table:table-cell>
          <table:table-cell office:value-type="date" office:date-value="2024-01-10T00:00:00" table:style-name="ce9">
            <text:p>10/01/2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39</text:p>
          </table:table-cell>
          <table:table-cell office:value-type="string" table:style-name="ce3">
            <text:p>Elettronica</text:p>
          </table:table-cell>
          <table:table-cell office:value-type="float" office:value="3912345972" table:style-name="ce1">
            <text:p>3912345972</text:p>
          </table:table-cell>
          <table:table-cell office:value-type="date" office:date-value="2023-12-31T00:00:00" table:style-name="ce9">
            <text:p>31/12/23</text:p>
          </table:table-cell>
          <table:table-cell office:value-type="date" office:date-value="2024-01-10T00:00:00" table:style-name="ce9">
            <text:p>10/01/2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686</text:p>
          </table:table-cell>
          <table:table-cell office:value-type="string" table:style-name="ce3">
            <text:p>Micro</text:p>
          </table:table-cell>
          <table:table-cell office:value-type="float" office:value="3912345975" table:style-name="ce1">
            <text:p>3912345975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31</text:p>
          </table:table-cell>
          <table:table-cell office:value-type="string" table:style-name="ce3">
            <text:p>Micro</text:p>
          </table:table-cell>
          <table:table-cell office:value-type="float" office:value="3912345976" table:style-name="ce1">
            <text:p>3912345976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51</text:p>
          </table:table-cell>
          <table:table-cell office:value-type="string" table:style-name="ce3">
            <text:p>Elettronica</text:p>
          </table:table-cell>
          <table:table-cell office:value-type="float" office:value="3912345977" table:style-name="ce1">
            <text:p>3912345977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31</text:p>
          </table:table-cell>
          <table:table-cell office:value-type="string" table:style-name="ce3">
            <text:p>Nano</text:p>
          </table:table-cell>
          <table:table-cell office:value-type="float" office:value="3912345978" table:style-name="ce1">
            <text:p>3912345978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689</text:p>
          </table:table-cell>
          <table:table-cell office:value-type="string" table:style-name="ce3">
            <text:p>Micro</text:p>
          </table:table-cell>
          <table:table-cell office:value-type="float" office:value="3912345980" table:style-name="ce1">
            <text:p>3912345980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25</text:p>
          </table:table-cell>
          <table:table-cell office:value-type="string" table:style-name="ce3">
            <text:p>Standard</text:p>
          </table:table-cell>
          <table:table-cell office:value-type="float" office:value="3912345980" table:style-name="ce1">
            <text:p>3912345980</text:p>
          </table:table-cell>
          <table:table-cell office:value-type="date" office:date-value="2023-12-31T00:00:00" table:style-name="ce9">
            <text:p>31/12/23</text:p>
          </table:table-cell>
          <table:table-cell office:value-type="date" office:date-value="2024-01-10T00:00:00" table:style-name="ce9">
            <text:p>10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568</text:p>
          </table:table-cell>
          <table:table-cell office:value-type="string" table:style-name="ce3">
            <text:p>Standard</text:p>
          </table:table-cell>
          <table:table-cell office:value-type="float" office:value="3912345981" table:style-name="ce1">
            <text:p>3912345981</text:p>
          </table:table-cell>
          <table:table-cell office:value-type="date" office:date-value="2023-12-02T00:00:00" table:style-name="ce9">
            <text:p>02/12/23</text:p>
          </table:table-cell>
          <table:table-cell office:value-type="date" office:date-value="2023-12-12T00:00:00" table:style-name="ce9">
            <text:p>12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27</text:p>
          </table:table-cell>
          <table:table-cell office:value-type="string" table:style-name="ce3">
            <text:p>Nano</text:p>
          </table:table-cell>
          <table:table-cell office:value-type="float" office:value="3912345981" table:style-name="ce1">
            <text:p>3912345981</text:p>
          </table:table-cell>
          <table:table-cell office:value-type="date" office:date-value="2023-12-02T00:00:00" table:style-name="ce9">
            <text:p>02/12/23</text:p>
          </table:table-cell>
          <table:table-cell office:value-type="date" office:date-value="2023-12-12T00:00:00" table:style-name="ce9">
            <text:p>12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00</text:p>
          </table:table-cell>
          <table:table-cell office:value-type="string" table:style-name="ce3">
            <text:p>Nano</text:p>
          </table:table-cell>
          <table:table-cell office:value-type="float" office:value="3912345981" table:style-name="ce1">
            <text:p>3912345981</text:p>
          </table:table-cell>
          <table:table-cell office:value-type="date" office:date-value="2023-12-02T00:00:00" table:style-name="ce9">
            <text:p>02/12/23</text:p>
          </table:table-cell>
          <table:table-cell office:value-type="date" office:date-value="2023-12-12T00:00:00" table:style-name="ce9">
            <text:p>12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586</text:p>
          </table:table-cell>
          <table:table-cell office:value-type="string" table:style-name="ce3">
            <text:p>Standard</text:p>
          </table:table-cell>
          <table:table-cell office:value-type="float" office:value="3912345982" table:style-name="ce1">
            <text:p>3912345982</text:p>
          </table:table-cell>
          <table:table-cell office:value-type="date" office:date-value="2023-12-13T00:00:00" table:style-name="ce9">
            <text:p>13/12/23</text:p>
          </table:table-cell>
          <table:table-cell office:value-type="date" office:date-value="2023-12-23T00:00:00" table:style-name="ce9">
            <text:p>23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37</text:p>
          </table:table-cell>
          <table:table-cell office:value-type="string" table:style-name="ce3">
            <text:p>Elettronica</text:p>
          </table:table-cell>
          <table:table-cell office:value-type="float" office:value="3912345983" table:style-name="ce1">
            <text:p>3912345983</text:p>
          </table:table-cell>
          <table:table-cell office:value-type="date" office:date-value="2023-12-24T00:00:00" table:style-name="ce9">
            <text:p>24/12/23</text:p>
          </table:table-cell>
          <table:table-cell office:value-type="date" office:date-value="2024-01-03T00:00:00" table:style-name="ce9">
            <text:p>03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9012362</text:p>
          </table:table-cell>
          <table:table-cell office:value-type="string" table:style-name="ce3">
            <text:p>Standard</text:p>
          </table:table-cell>
          <table:table-cell office:value-type="float" office:value="3912345983" table:style-name="ce1">
            <text:p>3912345983</text:p>
          </table:table-cell>
          <table:table-cell office:value-type="date" office:date-value="2024-01-04T00:00:00" table:style-name="ce9">
            <text:p>04/01/24</text:p>
          </table:table-cell>
          <table:table-cell office:value-type="date" office:date-value="2024-01-14T00:00:00" table:style-name="ce9">
            <text:p>14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2345696</text:p>
          </table:table-cell>
          <table:table-cell office:value-type="string" table:style-name="ce3">
            <text:p>Micro</text:p>
          </table:table-cell>
          <table:table-cell office:value-type="float" office:value="3912345984" table:style-name="ce1">
            <text:p>3912345984</text:p>
          </table:table-cell>
          <table:table-cell office:value-type="date" office:date-value="2023-12-02T00:00:00" table:style-name="ce9">
            <text:p>02/12/23</text:p>
          </table:table-cell>
          <table:table-cell office:value-type="date" office:date-value="2023-12-12T00:00:00" table:style-name="ce9">
            <text:p>12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15</text:p>
          </table:table-cell>
          <table:table-cell office:value-type="string" table:style-name="ce3">
            <text:p>Micro</text:p>
          </table:table-cell>
          <table:table-cell office:value-type="float" office:value="3912345985" table:style-name="ce1">
            <text:p>3912345985</text:p>
          </table:table-cell>
          <table:table-cell office:value-type="date" office:date-value="2023-03-09T00:00:00" table:style-name="ce9">
            <text:p>09/03/23</text:p>
          </table:table-cell>
          <table:table-cell office:value-type="date" office:date-value="2023-03-19T00:00:00" table:style-name="ce9">
            <text:p>19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9012356</text:p>
          </table:table-cell>
          <table:table-cell office:value-type="string" table:style-name="ce3">
            <text:p>Standard</text:p>
          </table:table-cell>
          <table:table-cell office:value-type="float" office:value="3912345986" table:style-name="ce1">
            <text:p>3912345986</text:p>
          </table:table-cell>
          <table:table-cell office:value-type="date" office:date-value="2023-03-09T00:00:00" table:style-name="ce9">
            <text:p>09/03/23</text:p>
          </table:table-cell>
          <table:table-cell office:value-type="date" office:date-value="2023-03-19T00:00:00" table:style-name="ce9">
            <text:p>19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24</text:p>
          </table:table-cell>
          <table:table-cell office:value-type="string" table:style-name="ce3">
            <text:p>Micro</text:p>
          </table:table-cell>
          <table:table-cell office:value-type="float" office:value="3912345986" table:style-name="ce1">
            <text:p>3912345986</text:p>
          </table:table-cell>
          <table:table-cell office:value-type="date" office:date-value="2023-03-20T00:00:00" table:style-name="ce9">
            <text:p>20/03/23</text:p>
          </table:table-cell>
          <table:table-cell office:value-type="date" office:date-value="2023-03-30T00:00:00" table:style-name="ce9">
            <text:p>30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0123464</text:p>
          </table:table-cell>
          <table:table-cell office:value-type="string" table:style-name="ce3">
            <text:p>Micro</text:p>
          </table:table-cell>
          <table:table-cell office:value-type="float" office:value="3912345987" table:style-name="ce1">
            <text:p>3912345987</text:p>
          </table:table-cell>
          <table:table-cell office:value-type="date" office:date-value="2023-03-09T00:00:00" table:style-name="ce9">
            <text:p>09/03/23</text:p>
          </table:table-cell>
          <table:table-cell office:value-type="date" office:date-value="2023-03-19T00:00:00" table:style-name="ce9">
            <text:p>19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12</text:p>
          </table:table-cell>
          <table:table-cell office:value-type="string" table:style-name="ce3">
            <text:p>Elettronica</text:p>
          </table:table-cell>
          <table:table-cell office:value-type="float" office:value="3912345987" table:style-name="ce1">
            <text:p>3912345987</text:p>
          </table:table-cell>
          <table:table-cell office:value-type="date" office:date-value="2023-03-20T00:00:00" table:style-name="ce9">
            <text:p>20/03/23</text:p>
          </table:table-cell>
          <table:table-cell office:value-type="date" office:date-value="2023-03-30T00:00:00" table:style-name="ce9">
            <text:p>30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2345701</text:p>
          </table:table-cell>
          <table:table-cell office:value-type="string" table:style-name="ce3">
            <text:p>Micro</text:p>
          </table:table-cell>
          <table:table-cell office:value-type="float" office:value="3912345987" table:style-name="ce1">
            <text:p>3912345987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795</text:p>
          </table:table-cell>
          <table:table-cell office:value-type="string" table:style-name="ce3">
            <text:p>Nano</text:p>
          </table:table-cell>
          <table:table-cell office:value-type="float" office:value="3912345990" table:style-name="ce1">
            <text:p>3912345990</text:p>
          </table:table-cell>
          <table:table-cell office:value-type="date" office:date-value="2023-03-09T00:00:00" table:style-name="ce9">
            <text:p>09/03/23</text:p>
          </table:table-cell>
          <table:table-cell office:value-type="date" office:date-value="2023-03-19T00:00:00" table:style-name="ce9">
            <text:p>19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3">
          <table:table-cell office:value-type="string" table:style-name="ce3">
            <text:p>S4567913</text:p>
          </table:table-cell>
          <table:table-cell office:value-type="string" table:style-name="ce3">
            <text:p>Elettronica</text:p>
          </table:table-cell>
          <table:table-cell office:value-type="float" office:value="3912345990" table:style-name="ce1">
            <text:p>3912345990</text:p>
          </table:table-cell>
          <table:table-cell office:value-type="date" office:date-value="2023-03-20T00:00:00" table:style-name="ce9">
            <text:p>20/03/23</text:p>
          </table:table-cell>
          <table:table-cell office:value-type="date" office:date-value="2023-03-30T00:00:00" table:style-name="ce9">
            <text:p>30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11</text:p>
          </table:table-cell>
          <table:table-cell office:value-type="string" table:style-name="ce3">
            <text:p>Elettronica</text:p>
          </table:table-cell>
          <table:table-cell office:value-type="float" office:value="3912345991" table:style-name="ce1">
            <text:p>3912345991</text:p>
          </table:table-cell>
          <table:table-cell office:value-type="date" office:date-value="2023-12-03T00:00:00" table:style-name="ce9">
            <text:p>03/12/23</text:p>
          </table:table-cell>
          <table:table-cell office:value-type="date" office:date-value="2023-12-13T00:00:00" table:style-name="ce9">
            <text:p>13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55</text:p>
          </table:table-cell>
          <table:table-cell office:value-type="string" table:style-name="ce3">
            <text:p>Elettronica</text:p>
          </table:table-cell>
          <table:table-cell office:value-type="float" office:value="3912345991" table:style-name="ce1">
            <text:p>3912345991</text:p>
          </table:table-cell>
          <table:table-cell office:value-type="date" office:date-value="2023-12-14T00:00:00" table:style-name="ce9">
            <text:p>14/12/23</text:p>
          </table:table-cell>
          <table:table-cell office:value-type="date" office:date-value="2023-12-24T00:00:00" table:style-name="ce9">
            <text:p>24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35</text:p>
          </table:table-cell>
          <table:table-cell office:value-type="string" table:style-name="ce3">
            <text:p>Nano</text:p>
          </table:table-cell>
          <table:table-cell office:value-type="float" office:value="3912345992" table:style-name="ce1">
            <text:p>3912345992</text:p>
          </table:table-cell>
          <table:table-cell office:value-type="date" office:date-value="2023-12-03T00:00:00" table:style-name="ce9">
            <text:p>03/12/23</text:p>
          </table:table-cell>
          <table:table-cell office:value-type="date" office:date-value="2023-12-13T00:00:00" table:style-name="ce9">
            <text:p>13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54</text:p>
          </table:table-cell>
          <table:table-cell office:value-type="string" table:style-name="ce3">
            <text:p>Elettronica</text:p>
          </table:table-cell>
          <table:table-cell office:value-type="float" office:value="3912345992" table:style-name="ce1">
            <text:p>3912345992</text:p>
          </table:table-cell>
          <table:table-cell office:value-type="date" office:date-value="2023-12-14T00:00:00" table:style-name="ce9">
            <text:p>14/12/23</text:p>
          </table:table-cell>
          <table:table-cell office:value-type="date" office:date-value="2023-12-24T00:00:00" table:style-name="ce9">
            <text:p>24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0123459</text:p>
          </table:table-cell>
          <table:table-cell office:value-type="string" table:style-name="ce3">
            <text:p>Micro</text:p>
          </table:table-cell>
          <table:table-cell office:value-type="float" office:value="3912345994" table:style-name="ce1">
            <text:p>3912345994</text:p>
          </table:table-cell>
          <table:table-cell office:value-type="date" office:date-value="2023-03-10T00:00:00" table:style-name="ce9">
            <text:p>10/03/23</text:p>
          </table:table-cell>
          <table:table-cell office:value-type="date" office:date-value="2023-03-20T00:00:00" table:style-name="ce9">
            <text:p>20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0123474</text:p>
          </table:table-cell>
          <table:table-cell office:value-type="string" table:style-name="ce3">
            <text:p>Micro</text:p>
          </table:table-cell>
          <table:table-cell office:value-type="float" office:value="3912345994" table:style-name="ce1">
            <text:p>3912345994</text:p>
          </table:table-cell>
          <table:table-cell office:value-type="date" office:date-value="2023-03-21T00:00:00" table:style-name="ce9">
            <text:p>21/03/23</text:p>
          </table:table-cell>
          <table:table-cell office:value-type="date" office:date-value="2023-03-31T00:00:00" table:style-name="ce9">
            <text:p>31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02</text:p>
          </table:table-cell>
          <table:table-cell office:value-type="string" table:style-name="ce3">
            <text:p>Micro</text:p>
          </table:table-cell>
          <table:table-cell office:value-type="float" office:value="3912345994" table:style-name="ce1">
            <text:p>3912345994</text:p>
          </table:table-cell>
          <table:table-cell office:value-type="date" office:date-value="2023-04-01T00:00:00" table:style-name="ce9">
            <text:p>01/04/23</text:p>
          </table:table-cell>
          <table:table-cell office:value-type="date" office:date-value="2023-04-11T00:00:00" table:style-name="ce9">
            <text:p>11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47</text:p>
          </table:table-cell>
          <table:table-cell office:value-type="string" table:style-name="ce3">
            <text:p>Elettronica</text:p>
          </table:table-cell>
          <table:table-cell office:value-type="float" office:value="3912345995" table:style-name="ce1">
            <text:p>3912345995</text:p>
          </table:table-cell>
          <table:table-cell office:value-type="date" office:date-value="2023-12-04T00:00:00" table:style-name="ce9">
            <text:p>04/12/23</text:p>
          </table:table-cell>
          <table:table-cell office:value-type="date" office:date-value="2023-12-14T00:00:00" table:style-name="ce9">
            <text:p>14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5</text:p>
          </table:table-cell>
          <table:table-cell office:value-type="string" table:style-name="ce3">
            <text:p>Micro</text:p>
          </table:table-cell>
          <table:table-cell office:value-type="float" office:value="3912345996" table:style-name="ce1">
            <text:p>3912345996</text:p>
          </table:table-cell>
          <table:table-cell office:value-type="date" office:date-value="2023-12-04T00:00:00" table:style-name="ce9">
            <text:p>04/12/23</text:p>
          </table:table-cell>
          <table:table-cell office:value-type="date" office:date-value="2023-12-14T00:00:00" table:style-name="ce9">
            <text:p>14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2</text:p>
          </table:table-cell>
          <table:table-cell office:value-type="string" table:style-name="ce3">
            <text:p>Standard</text:p>
          </table:table-cell>
          <table:table-cell office:value-type="float" office:value="3912345997" table:style-name="ce1">
            <text:p>3912345997</text:p>
          </table:table-cell>
          <table:table-cell office:value-type="date" office:date-value="2023-03-11T00:00:00" table:style-name="ce9">
            <text:p>11/03/23</text:p>
          </table:table-cell>
          <table:table-cell office:value-type="date" office:date-value="2023-03-21T00:00:00" table:style-name="ce9">
            <text:p>21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6</text:p>
          </table:table-cell>
          <table:table-cell office:value-type="string" table:style-name="ce3">
            <text:p>Standard</text:p>
          </table:table-cell>
          <table:table-cell office:value-type="float" office:value="3912345997" table:style-name="ce1">
            <text:p>3912345997</text:p>
          </table:table-cell>
          <table:table-cell office:value-type="date" office:date-value="2023-03-22T00:00:00" table:style-name="ce9">
            <text:p>22/03/23</text:p>
          </table:table-cell>
          <table:table-cell office:value-type="date" office:date-value="2023-04-01T00:00:00" table:style-name="ce9">
            <text:p>01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33</text:p>
          </table:table-cell>
          <table:table-cell office:value-type="string" table:style-name="ce3">
            <text:p>Micro</text:p>
          </table:table-cell>
          <table:table-cell office:value-type="float" office:value="3912345998" table:style-name="ce1">
            <text:p>3912345998</text:p>
          </table:table-cell>
          <table:table-cell office:value-type="date" office:date-value="2023-03-11T00:00:00" table:style-name="ce9">
            <text:p>11/03/23</text:p>
          </table:table-cell>
          <table:table-cell office:value-type="date" office:date-value="2023-03-21T00:00:00" table:style-name="ce9">
            <text:p>21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23</text:p>
          </table:table-cell>
          <table:table-cell office:value-type="string" table:style-name="ce3">
            <text:p>Micro</text:p>
          </table:table-cell>
          <table:table-cell office:value-type="float" office:value="3912345999" table:style-name="ce1">
            <text:p>3912345999</text:p>
          </table:table-cell>
          <table:table-cell office:value-type="date" office:date-value="2023-12-05T00:00:00" table:style-name="ce9">
            <text:p>05/12/23</text:p>
          </table:table-cell>
          <table:table-cell office:value-type="date" office:date-value="2023-12-15T00:00:00" table:style-name="ce9">
            <text:p>15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5</text:p>
          </table:table-cell>
          <table:table-cell office:value-type="string" table:style-name="ce3">
            <text:p>Standard</text:p>
          </table:table-cell>
          <table:table-cell office:value-type="float" office:value="3912346000" table:style-name="ce1">
            <text:p>3912346000</text:p>
          </table:table-cell>
          <table:table-cell office:value-type="date" office:date-value="2023-12-05T00:00:00" table:style-name="ce9">
            <text:p>05/12/23</text:p>
          </table:table-cell>
          <table:table-cell office:value-type="date" office:date-value="2023-12-15T00:00:00" table:style-name="ce9">
            <text:p>15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57</text:p>
          </table:table-cell>
          <table:table-cell office:value-type="string" table:style-name="ce3">
            <text:p>Elettronica</text:p>
          </table:table-cell>
          <table:table-cell office:value-type="float" office:value="3912346001" table:style-name="ce1">
            <text:p>3912346001</text:p>
          </table:table-cell>
          <table:table-cell office:value-type="date" office:date-value="2023-03-12T00:00:00" table:style-name="ce9">
            <text:p>12/03/23</text:p>
          </table:table-cell>
          <table:table-cell office:value-type="date" office:date-value="2023-03-22T00:00:00" table:style-name="ce9">
            <text:p>22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7</text:p>
          </table:table-cell>
          <table:table-cell office:value-type="string" table:style-name="ce3">
            <text:p>Standard</text:p>
          </table:table-cell>
          <table:table-cell office:value-type="float" office:value="3912346001" table:style-name="ce1">
            <text:p>3912346001</text:p>
          </table:table-cell>
          <table:table-cell office:value-type="date" office:date-value="2023-03-12T00:00:00" table:style-name="ce9">
            <text:p>12/03/23</text:p>
          </table:table-cell>
          <table:table-cell office:value-type="date" office:date-value="2023-03-22T00:00:00" table:style-name="ce9">
            <text:p>22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1</text:p>
          </table:table-cell>
          <table:table-cell office:value-type="string" table:style-name="ce3">
            <text:p>Standard</text:p>
          </table:table-cell>
          <table:table-cell office:value-type="float" office:value="3912346002" table:style-name="ce1">
            <text:p>3912346002</text:p>
          </table:table-cell>
          <table:table-cell office:value-type="date" office:date-value="2023-12-06T00:00:00" table:style-name="ce9">
            <text:p>06/12/23</text:p>
          </table:table-cell>
          <table:table-cell office:value-type="date" office:date-value="2023-12-16T00:00:00" table:style-name="ce9">
            <text:p>16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1</text:p>
          </table:table-cell>
          <table:table-cell office:value-type="string" table:style-name="ce3">
            <text:p>Nano</text:p>
          </table:table-cell>
          <table:table-cell office:value-type="float" office:value="3912346003" table:style-name="ce1">
            <text:p>3912346003</text:p>
          </table:table-cell>
          <table:table-cell office:value-type="date" office:date-value="2023-12-17T00:00:00" table:style-name="ce9">
            <text:p>17/12/23</text:p>
          </table:table-cell>
          <table:table-cell office:value-type="date" office:date-value="2023-12-27T00:00:00" table:style-name="ce9">
            <text:p>27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2</text:p>
          </table:table-cell>
          <table:table-cell office:value-type="string" table:style-name="ce3">
            <text:p>Standard</text:p>
          </table:table-cell>
          <table:table-cell office:value-type="float" office:value="3912346003" table:style-name="ce1">
            <text:p>3912346003</text:p>
          </table:table-cell>
          <table:table-cell office:value-type="date" office:date-value="2023-12-28T00:00:00" table:style-name="ce9">
            <text:p>28/12/23</text:p>
          </table:table-cell>
          <table:table-cell office:value-type="date" office:date-value="2024-01-07T00:00:00" table:style-name="ce9">
            <text:p>07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4</text:p>
          </table:table-cell>
          <table:table-cell office:value-type="string" table:style-name="ce3">
            <text:p>Standard</text:p>
          </table:table-cell>
          <table:table-cell office:value-type="float" office:value="3912346003" table:style-name="ce1">
            <text:p>3912346003</text:p>
          </table:table-cell>
          <table:table-cell office:value-type="date" office:date-value="2024-01-08T00:00:00" table:style-name="ce9">
            <text:p>08/01/24</text:p>
          </table:table-cell>
          <table:table-cell office:value-type="date" office:date-value="2024-01-18T00:00:00" table:style-name="ce9">
            <text:p>18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42</text:p>
          </table:table-cell>
          <table:table-cell office:value-type="string" table:style-name="ce3">
            <text:p>Nano</text:p>
          </table:table-cell>
          <table:table-cell office:value-type="float" office:value="3912346004" table:style-name="ce1">
            <text:p>3912346004</text:p>
          </table:table-cell>
          <table:table-cell office:value-type="date" office:date-value="2023-12-06T00:00:00" table:style-name="ce9">
            <text:p>06/12/23</text:p>
          </table:table-cell>
          <table:table-cell office:value-type="date" office:date-value="2023-12-16T00:00:00" table:style-name="ce9">
            <text:p>16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14</text:p>
          </table:table-cell>
          <table:table-cell office:value-type="string" table:style-name="ce3">
            <text:p>Elettronica</text:p>
          </table:table-cell>
          <table:table-cell office:value-type="float" office:value="3912346004" table:style-name="ce1">
            <text:p>3912346004</text:p>
          </table:table-cell>
          <table:table-cell office:value-type="date" office:date-value="2023-12-17T00:00:00" table:style-name="ce9">
            <text:p>17/12/23</text:p>
          </table:table-cell>
          <table:table-cell office:value-type="date" office:date-value="2023-12-27T00:00:00" table:style-name="ce9">
            <text:p>27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6</text:p>
          </table:table-cell>
          <table:table-cell office:value-type="string" table:style-name="ce3">
            <text:p>Micro</text:p>
          </table:table-cell>
          <table:table-cell office:value-type="float" office:value="3912346004" table:style-name="ce1">
            <text:p>3912346004</text:p>
          </table:table-cell>
          <table:table-cell office:value-type="date" office:date-value="2023-12-28T00:00:00" table:style-name="ce9">
            <text:p>28/12/23</text:p>
          </table:table-cell>
          <table:table-cell office:value-type="date" office:date-value="2024-01-07T00:00:00" table:style-name="ce9">
            <text:p>07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9</text:p>
          </table:table-cell>
          <table:table-cell office:value-type="string" table:style-name="ce3">
            <text:p>Standard</text:p>
          </table:table-cell>
          <table:table-cell office:value-type="float" office:value="3912346005" table:style-name="ce1">
            <text:p>3912346005</text:p>
          </table:table-cell>
          <table:table-cell office:value-type="date" office:date-value="2023-03-13T00:00:00" table:style-name="ce9">
            <text:p>13/03/23</text:p>
          </table:table-cell>
          <table:table-cell office:value-type="date" office:date-value="2023-03-23T00:00:00" table:style-name="ce9">
            <text:p>23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7</text:p>
          </table:table-cell>
          <table:table-cell office:value-type="string" table:style-name="ce3">
            <text:p>Micro</text:p>
          </table:table-cell>
          <table:table-cell office:value-type="float" office:value="3912346006" table:style-name="ce1">
            <text:p>3912346006</text:p>
          </table:table-cell>
          <table:table-cell office:value-type="date" office:date-value="2023-03-13T00:00:00" table:style-name="ce9">
            <text:p>13/03/23</text:p>
          </table:table-cell>
          <table:table-cell office:value-type="date" office:date-value="2023-03-23T00:00:00" table:style-name="ce9">
            <text:p>23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7</text:p>
          </table:table-cell>
          <table:table-cell office:value-type="string" table:style-name="ce3">
            <text:p>Nano</text:p>
          </table:table-cell>
          <table:table-cell office:value-type="float" office:value="3912346006" table:style-name="ce1">
            <text:p>3912346006</text:p>
          </table:table-cell>
          <table:table-cell office:value-type="date" office:date-value="2023-03-24T00:00:00" table:style-name="ce9">
            <text:p>24/03/23</text:p>
          </table:table-cell>
          <table:table-cell office:value-type="date" office:date-value="2023-04-03T00:00:00" table:style-name="ce9">
            <text:p>03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7</text:p>
          </table:table-cell>
          <table:table-cell office:value-type="string" table:style-name="ce3">
            <text:p>Micro</text:p>
          </table:table-cell>
          <table:table-cell office:value-type="float" office:value="3912346006" table:style-name="ce1">
            <text:p>3912346006</text:p>
          </table:table-cell>
          <table:table-cell office:value-type="date" office:date-value="2023-04-04T00:00:00" table:style-name="ce9">
            <text:p>04/04/23</text:p>
          </table:table-cell>
          <table:table-cell office:value-type="date" office:date-value="2023-04-14T00:00:00" table:style-name="ce9">
            <text:p>14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9</text:p>
          </table:table-cell>
          <table:table-cell office:value-type="string" table:style-name="ce3">
            <text:p>Standard</text:p>
          </table:table-cell>
          <table:table-cell office:value-type="float" office:value="3912346007" table:style-name="ce1">
            <text:p>3912346007</text:p>
          </table:table-cell>
          <table:table-cell office:value-type="date" office:date-value="2023-12-07T00:00:00" table:style-name="ce9">
            <text:p>07/12/23</text:p>
          </table:table-cell>
          <table:table-cell office:value-type="date" office:date-value="2023-12-17T00:00:00" table:style-name="ce9">
            <text:p>17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39</text:p>
          </table:table-cell>
          <table:table-cell office:value-type="string" table:style-name="ce3">
            <text:p>Micro</text:p>
          </table:table-cell>
          <table:table-cell office:value-type="float" office:value="3912346007" table:style-name="ce1">
            <text:p>3912346007</text:p>
          </table:table-cell>
          <table:table-cell office:value-type="date" office:date-value="2023-12-18T00:00:00" table:style-name="ce9">
            <text:p>18/12/23</text:p>
          </table:table-cell>
          <table:table-cell office:value-type="date" office:date-value="2023-12-28T00:00:00" table:style-name="ce9">
            <text:p>28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2</text:p>
          </table:table-cell>
          <table:table-cell office:value-type="string" table:style-name="ce3">
            <text:p>Standard</text:p>
          </table:table-cell>
          <table:table-cell office:value-type="float" office:value="3912346007" table:style-name="ce1">
            <text:p>3912346007</text:p>
          </table:table-cell>
          <table:table-cell office:value-type="date" office:date-value="2023-12-29T00:00:00" table:style-name="ce9">
            <text:p>29/12/23</text:p>
          </table:table-cell>
          <table:table-cell office:value-type="date" office:date-value="2024-01-08T00:00:00" table:style-name="ce9">
            <text:p>08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8</text:p>
          </table:table-cell>
          <table:table-cell office:value-type="string" table:style-name="ce3">
            <text:p>Standard</text:p>
          </table:table-cell>
          <table:table-cell office:value-type="float" office:value="3912346008" table:style-name="ce1">
            <text:p>3912346008</text:p>
          </table:table-cell>
          <table:table-cell office:value-type="date" office:date-value="2023-12-07T00:00:00" table:style-name="ce9">
            <text:p>07/12/23</text:p>
          </table:table-cell>
          <table:table-cell office:value-type="date" office:date-value="2023-12-17T00:00:00" table:style-name="ce9">
            <text:p>17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3</text:p>
          </table:table-cell>
          <table:table-cell office:value-type="string" table:style-name="ce3">
            <text:p>Nano</text:p>
          </table:table-cell>
          <table:table-cell office:value-type="float" office:value="3912346010" table:style-name="ce1">
            <text:p>3912346010</text:p>
          </table:table-cell>
          <table:table-cell office:value-type="date" office:date-value="2023-03-14T00:00:00" table:style-name="ce9">
            <text:p>14/03/23</text:p>
          </table:table-cell>
          <table:table-cell office:value-type="date" office:date-value="2023-03-24T00:00:00" table:style-name="ce9">
            <text:p>24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1</text:p>
          </table:table-cell>
          <table:table-cell office:value-type="string" table:style-name="ce3">
            <text:p>Micro</text:p>
          </table:table-cell>
          <table:table-cell office:value-type="float" office:value="3912346010" table:style-name="ce1">
            <text:p>3912346010</text:p>
          </table:table-cell>
          <table:table-cell office:value-type="date" office:date-value="2023-03-25T00:00:00" table:style-name="ce9">
            <text:p>25/03/23</text:p>
          </table:table-cell>
          <table:table-cell office:value-type="date" office:date-value="2023-04-04T00:00:00" table:style-name="ce9">
            <text:p>04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1</text:p>
          </table:table-cell>
          <table:table-cell office:value-type="string" table:style-name="ce3">
            <text:p>Nano</text:p>
          </table:table-cell>
          <table:table-cell office:value-type="float" office:value="3912346011" table:style-name="ce1">
            <text:p>3912346011</text:p>
          </table:table-cell>
          <table:table-cell office:value-type="date" office:date-value="2023-12-08T00:00:00" table:style-name="ce9">
            <text:p>08/12/23</text:p>
          </table:table-cell>
          <table:table-cell office:value-type="date" office:date-value="2023-12-18T00:00:00" table:style-name="ce9">
            <text:p>18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7</text:p>
          </table:table-cell>
          <table:table-cell office:value-type="string" table:style-name="ce3">
            <text:p>Elettronica</text:p>
          </table:table-cell>
          <table:table-cell office:value-type="float" office:value="3912346011" table:style-name="ce1">
            <text:p>3912346011</text:p>
          </table:table-cell>
          <table:table-cell office:value-type="date" office:date-value="2023-12-19T00:00:00" table:style-name="ce9">
            <text:p>19/12/23</text:p>
          </table:table-cell>
          <table:table-cell office:value-type="date" office:date-value="2023-12-29T00:00:00" table:style-name="ce9">
            <text:p>29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5</text:p>
          </table:table-cell>
          <table:table-cell office:value-type="string" table:style-name="ce3">
            <text:p>Micro</text:p>
          </table:table-cell>
          <table:table-cell office:value-type="float" office:value="3912346011" table:style-name="ce1">
            <text:p>3912346011</text:p>
          </table:table-cell>
          <table:table-cell office:value-type="date" office:date-value="2023-12-30T00:00:00" table:style-name="ce9">
            <text:p>30/12/23</text:p>
          </table:table-cell>
          <table:table-cell office:value-type="date" office:date-value="2024-01-09T00:00:00" table:style-name="ce9">
            <text:p>09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3</text:p>
          </table:table-cell>
          <table:table-cell office:value-type="string" table:style-name="ce3">
            <text:p>Micro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3-15T00:00:00" table:style-name="ce9">
            <text:p>15/03/23</text:p>
          </table:table-cell>
          <table:table-cell office:value-type="date" office:date-value="2023-03-25T00:00:00" table:style-name="ce9">
            <text:p>25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8</text:p>
          </table:table-cell>
          <table:table-cell office:value-type="string" table:style-name="ce3">
            <text:p>Nano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3-26T00:00:00" table:style-name="ce9">
            <text:p>26/03/23</text:p>
          </table:table-cell>
          <table:table-cell office:value-type="date" office:date-value="2023-04-05T00:00:00" table:style-name="ce9">
            <text:p>05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4</text:p>
          </table:table-cell>
          <table:table-cell office:value-type="string" table:style-name="ce3">
            <text:p>Standard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4-06T00:00:00" table:style-name="ce9">
            <text:p>06/04/23</text:p>
          </table:table-cell>
          <table:table-cell office:value-type="date" office:date-value="2023-04-16T00:00:00" table:style-name="ce9">
            <text:p>16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0</text:p>
          </table:table-cell>
          <table:table-cell office:value-type="string" table:style-name="ce3">
            <text:p>Nano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4-17T00:00:00" table:style-name="ce9">
            <text:p>17/04/23</text:p>
          </table:table-cell>
          <table:table-cell office:value-type="date" office:date-value="2023-04-27T00:00:00" table:style-name="ce9">
            <text:p>27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5</text:p>
          </table:table-cell>
          <table:table-cell office:value-type="string" table:style-name="ce3">
            <text:p>Micro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4-28T00:00:00" table:style-name="ce9">
            <text:p>28/04/23</text:p>
          </table:table-cell>
          <table:table-cell office:value-type="date" office:date-value="2023-05-08T00:00:00" table:style-name="ce9">
            <text:p>08/05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58</text:p>
          </table:table-cell>
          <table:table-cell office:value-type="string" table:style-name="ce3">
            <text:p>Micro</text:p>
          </table:table-cell>
          <table:table-cell office:value-type="float" office:value="3912346014" table:style-name="ce1">
            <text:p>3912346014</text:p>
          </table:table-cell>
          <table:table-cell office:value-type="date" office:date-value="2023-03-15T00:00:00" table:style-name="ce9">
            <text:p>15/03/23</text:p>
          </table:table-cell>
          <table:table-cell office:value-type="date" office:date-value="2023-03-25T00:00:00" table:style-name="ce9">
            <text:p>25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59</text:p>
          </table:table-cell>
          <table:table-cell office:value-type="string" table:style-name="ce3">
            <text:p>Elettronica</text:p>
          </table:table-cell>
          <table:table-cell office:value-type="float" office:value="3912346014" table:style-name="ce1">
            <text:p>3912346014</text:p>
          </table:table-cell>
          <table:table-cell office:value-type="date" office:date-value="2023-03-26T00:00:00" table:style-name="ce9">
            <text:p>26/03/23</text:p>
          </table:table-cell>
          <table:table-cell office:value-type="date" office:date-value="2023-04-05T00:00:00" table:style-name="ce9">
            <text:p>05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1</text:p>
          </table:table-cell>
          <table:table-cell office:value-type="string" table:style-name="ce3">
            <text:p>Standard</text:p>
          </table:table-cell>
          <table:table-cell office:value-type="float" office:value="3912346015" table:style-name="ce1">
            <text:p>3912346015</text:p>
          </table:table-cell>
          <table:table-cell office:value-type="date" office:date-value="2023-12-09T00:00:00" table:style-name="ce9">
            <text:p>09/12/23</text:p>
          </table:table-cell>
          <table:table-cell office:value-type="date" office:date-value="2023-12-19T00:00:00" table:style-name="ce9">
            <text:p>19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8</text:p>
          </table:table-cell>
          <table:table-cell office:value-type="string" table:style-name="ce3">
            <text:p>Elettronica</text:p>
          </table:table-cell>
          <table:table-cell office:value-type="float" office:value="3912346015" table:style-name="ce1">
            <text:p>3912346015</text:p>
          </table:table-cell>
          <table:table-cell office:value-type="date" office:date-value="2023-12-20T00:00:00" table:style-name="ce9">
            <text:p>20/12/23</text:p>
          </table:table-cell>
          <table:table-cell office:value-type="date" office:date-value="2023-12-30T00:00:00" table:style-name="ce9">
            <text:p>3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2</text:p>
          </table:table-cell>
          <table:table-cell office:value-type="string" table:style-name="ce3">
            <text:p>Standard</text:p>
          </table:table-cell>
          <table:table-cell office:value-type="float" office:value="3912346015" table:style-name="ce1">
            <text:p>3912346015</text:p>
          </table:table-cell>
          <table:table-cell office:value-type="date" office:date-value="2023-12-31T00:00:00" table:style-name="ce9">
            <text:p>31/12/23</text:p>
          </table:table-cell>
          <table:table-cell office:value-type="date" office:date-value="2024-01-10T00:00:00" table:style-name="ce9">
            <text:p>10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0</text:p>
          </table:table-cell>
          <table:table-cell office:value-type="string" table:style-name="ce3">
            <text:p>Micro</text:p>
          </table:table-cell>
          <table:table-cell office:value-type="float" office:value="3912346016" table:style-name="ce1">
            <text:p>3912346016</text:p>
          </table:table-cell>
          <table:table-cell office:value-type="date" office:date-value="2023-12-09T00:00:00" table:style-name="ce9">
            <text:p>09/12/23</text:p>
          </table:table-cell>
          <table:table-cell office:value-type="date" office:date-value="2023-12-19T00:00:00" table:style-name="ce9">
            <text:p>19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8</text:p>
          </table:table-cell>
          <table:table-cell office:value-type="string" table:style-name="ce3">
            <text:p>Standard</text:p>
          </table:table-cell>
          <table:table-cell office:value-type="float" office:value="3912346016" table:style-name="ce1">
            <text:p>3912346016</text:p>
          </table:table-cell>
          <table:table-cell office:value-type="date" office:date-value="2023-12-20T00:00:00" table:style-name="ce9">
            <text:p>20/12/23</text:p>
          </table:table-cell>
          <table:table-cell office:value-type="date" office:date-value="2023-12-30T00:00:00" table:style-name="ce9">
            <text:p>3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5</text:p>
          </table:table-cell>
          <table:table-cell office:value-type="string" table:style-name="ce3">
            <text:p>Elettronica</text:p>
          </table:table-cell>
          <table:table-cell office:value-type="float" office:value="3912346016" table:style-name="ce1">
            <text:p>3912346016</text:p>
          </table:table-cell>
          <table:table-cell office:value-type="date" office:date-value="2023-12-31T00:00:00" table:style-name="ce9">
            <text:p>31/12/23</text:p>
          </table:table-cell>
          <table:table-cell office:value-type="date" office:date-value="2024-01-10T00:00:00" table:style-name="ce9">
            <text:p>10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09</text:p>
          </table:table-cell>
          <table:table-cell office:value-type="string" table:style-name="ce3">
            <text:p>Standard</text:p>
          </table:table-cell>
          <table:table-cell office:value-type="float" office:value="3912346016" table:style-name="ce1">
            <text:p>3912346016</text:p>
          </table:table-cell>
          <table:table-cell office:value-type="date" office:date-value="2024-01-11T00:00:00" table:style-name="ce9">
            <text:p>11/01/24</text:p>
          </table:table-cell>
          <table:table-cell office:value-type="date" office:date-value="2024-01-21T00:00:00" table:style-name="ce9">
            <text:p>21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0</text:p>
          </table:table-cell>
          <table:table-cell office:value-type="string" table:style-name="ce3">
            <text:p>Micro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3-16T00:00:00" table:style-name="ce9">
            <text:p>16/03/23</text:p>
          </table:table-cell>
          <table:table-cell office:value-type="date" office:date-value="2023-03-26T00:00:00" table:style-name="ce9">
            <text:p>26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1</text:p>
          </table:table-cell>
          <table:table-cell office:value-type="string" table:style-name="ce3">
            <text:p>Micro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3-27T00:00:00" table:style-name="ce9">
            <text:p>27/03/23</text:p>
          </table:table-cell>
          <table:table-cell office:value-type="date" office:date-value="2023-04-06T00:00:00" table:style-name="ce9">
            <text:p>06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2</text:p>
          </table:table-cell>
          <table:table-cell office:value-type="string" table:style-name="ce3">
            <text:p>Nano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4-07T00:00:00" table:style-name="ce9">
            <text:p>07/04/23</text:p>
          </table:table-cell>
          <table:table-cell office:value-type="date" office:date-value="2023-04-17T00:00:00" table:style-name="ce9">
            <text:p>17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9</text:p>
          </table:table-cell>
          <table:table-cell office:value-type="string" table:style-name="ce3">
            <text:p>Nano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4-18T00:00:00" table:style-name="ce9">
            <text:p>18/04/23</text:p>
          </table:table-cell>
          <table:table-cell office:value-type="date" office:date-value="2023-04-28T00:00:00" table:style-name="ce9">
            <text:p>28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29</text:p>
          </table:table-cell>
          <table:table-cell office:value-type="string" table:style-name="ce3">
            <text:p>Nano</text:p>
          </table:table-cell>
          <table:table-cell office:value-type="float" office:value="3912346018" table:style-name="ce1">
            <text:p>3912346018</text:p>
          </table:table-cell>
          <table:table-cell office:value-type="date" office:date-value="2023-03-16T00:00:00" table:style-name="ce9">
            <text:p>16/03/23</text:p>
          </table:table-cell>
          <table:table-cell office:value-type="date" office:date-value="2023-03-26T00:00:00" table:style-name="ce9">
            <text:p>26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6</text:p>
          </table:table-cell>
          <table:table-cell office:value-type="string" table:style-name="ce3">
            <text:p>Standard</text:p>
          </table:table-cell>
          <table:table-cell office:value-type="float" office:value="3912346018" table:style-name="ce1">
            <text:p>3912346018</text:p>
          </table:table-cell>
          <table:table-cell office:value-type="date" office:date-value="2023-03-27T00:00:00" table:style-name="ce9">
            <text:p>27/03/23</text:p>
          </table:table-cell>
          <table:table-cell office:value-type="date" office:date-value="2023-04-06T00:00:00" table:style-name="ce9">
            <text:p>06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7</text:p>
          </table:table-cell>
          <table:table-cell office:value-type="string" table:style-name="ce3">
            <text:p>Standard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3-12-10T00:00:00" table:style-name="ce9">
            <text:p>10/12/23</text:p>
          </table:table-cell>
          <table:table-cell office:value-type="date" office:date-value="2023-12-20T00:00:00" table:style-name="ce9">
            <text:p>2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48</text:p>
          </table:table-cell>
          <table:table-cell office:value-type="string" table:style-name="ce3">
            <text:p>Nano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3-12-21T00:00:00" table:style-name="ce9">
            <text:p>21/12/23</text:p>
          </table:table-cell>
          <table:table-cell office:value-type="date" office:date-value="2023-12-31T00:00:00" table:style-name="ce9">
            <text:p>31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9</text:p>
          </table:table-cell>
          <table:table-cell office:value-type="string" table:style-name="ce3">
            <text:p>Micro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1-01T00:00:00" table:style-name="ce9">
            <text:p>01/01/24</text:p>
          </table:table-cell>
          <table:table-cell office:value-type="date" office:date-value="2024-01-11T00:00:00" table:style-name="ce9">
            <text:p>11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16</text:p>
          </table:table-cell>
          <table:table-cell office:value-type="string" table:style-name="ce3">
            <text:p>Nano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1-12T00:00:00" table:style-name="ce9">
            <text:p>12/01/24</text:p>
          </table:table-cell>
          <table:table-cell office:value-type="date" office:date-value="2024-01-22T00:00:00" table:style-name="ce9">
            <text:p>22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3</text:p>
          </table:table-cell>
          <table:table-cell office:value-type="string" table:style-name="ce3">
            <text:p>Elettronica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1-23T00:00:00" table:style-name="ce9">
            <text:p>23/01/24</text:p>
          </table:table-cell>
          <table:table-cell office:value-type="date" office:date-value="2024-02-02T00:00:00" table:style-name="ce9">
            <text:p>02/02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7</text:p>
          </table:table-cell>
          <table:table-cell office:value-type="string" table:style-name="ce3">
            <text:p>Standard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2-03T00:00:00" table:style-name="ce9">
            <text:p>03/02/24</text:p>
          </table:table-cell>
          <table:table-cell office:value-type="date" office:date-value="2024-02-13T00:00:00" table:style-name="ce9">
            <text:p>13/02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7</text:p>
          </table:table-cell>
          <table:table-cell office:value-type="string" table:style-name="ce3">
            <text:p>Micro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2-14T00:00:00" table:style-name="ce9">
            <text:p>14/02/24</text:p>
          </table:table-cell>
          <table:table-cell office:value-type="date" office:date-value="2024-02-24T00:00:00" table:style-name="ce9">
            <text:p>24/02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53</text:p>
          </table:table-cell>
          <table:table-cell office:value-type="string" table:style-name="ce3">
            <text:p>Elettronica</text:p>
          </table:table-cell>
          <table:table-cell office:value-type="float" office:value="3912346020" table:style-name="ce1">
            <text:p>3912346020</text:p>
          </table:table-cell>
          <table:table-cell office:value-type="date" office:date-value="2023-12-10T00:00:00" table:style-name="ce9">
            <text:p>10/12/23</text:p>
          </table:table-cell>
          <table:table-cell office:value-type="date" office:date-value="2023-12-20T00:00:00" table:style-name="ce9">
            <text:p>2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3</text:p>
          </table:table-cell>
          <table:table-cell office:value-type="string" table:style-name="ce3">
            <text:p>Elettronica</text:p>
          </table:table-cell>
          <table:table-cell office:value-type="float" office:value="3912346020" table:style-name="ce1">
            <text:p>3912346020</text:p>
          </table:table-cell>
          <table:table-cell office:value-type="date" office:date-value="2023-12-21T00:00:00" table:style-name="ce9">
            <text:p>21/12/23</text:p>
          </table:table-cell>
          <table:table-cell office:value-type="date" office:date-value="2023-12-31T00:00:00" table:style-name="ce9">
            <text:p>31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3</text:p>
          </table:table-cell>
          <table:table-cell office:value-type="string" table:style-name="ce3">
            <text:p>Micro</text:p>
          </table:table-cell>
          <table:table-cell office:value-type="float" office:value="3912346021" table:style-name="ce1">
            <text:p>3912346021</text:p>
          </table:table-cell>
          <table:table-cell office:value-type="date" office:date-value="2023-03-17T00:00:00" table:style-name="ce9">
            <text:p>17/03/23</text:p>
          </table:table-cell>
          <table:table-cell office:value-type="date" office:date-value="2023-03-27T00:00:00" table:style-name="ce9">
            <text:p>27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3</text:p>
          </table:table-cell>
          <table:table-cell office:value-type="string" table:style-name="ce3">
            <text:p>Micro</text:p>
          </table:table-cell>
          <table:table-cell office:value-type="float" office:value="3912346021" table:style-name="ce1">
            <text:p>3912346021</text:p>
          </table:table-cell>
          <table:table-cell office:value-type="date" office:date-value="2023-03-28T00:00:00" table:style-name="ce9">
            <text:p>28/03/23</text:p>
          </table:table-cell>
          <table:table-cell office:value-type="date" office:date-value="2023-04-07T00:00:00" table:style-name="ce9">
            <text:p>07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5</text:p>
          </table:table-cell>
          <table:table-cell office:value-type="string" table:style-name="ce3">
            <text:p>Micro</text:p>
          </table:table-cell>
          <table:table-cell office:value-type="float" office:value="3912346021" table:style-name="ce1">
            <text:p>3912346021</text:p>
          </table:table-cell>
          <table:table-cell office:value-type="date" office:date-value="2023-04-08T00:00:00" table:style-name="ce9">
            <text:p>08/04/23</text:p>
          </table:table-cell>
          <table:table-cell office:value-type="date" office:date-value="2023-04-18T00:00:00" table:style-name="ce9">
            <text:p>18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5</text:p>
          </table:table-cell>
          <table:table-cell office:value-type="string" table:style-name="ce3">
            <text:p>Nano</text:p>
          </table:table-cell>
          <table:table-cell office:value-type="float" office:value="3912346021" table:style-name="ce1">
            <text:p>3912346021</text:p>
          </table:table-cell>
          <table:table-cell office:value-type="date" office:date-value="2023-04-19T00:00:00" table:style-name="ce9">
            <text:p>19/04/23</text:p>
          </table:table-cell>
          <table:table-cell office:value-type="date" office:date-value="2023-04-29T00:00:00" table:style-name="ce9">
            <text:p>29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5</text:p>
          </table:table-cell>
          <table:table-cell office:value-type="string" table:style-name="ce3">
            <text:p>Standard</text:p>
          </table:table-cell>
          <table:table-cell office:value-type="float" office:value="3912346022" table:style-name="ce1">
            <text:p>3912346022</text:p>
          </table:table-cell>
          <table:table-cell office:value-type="date" office:date-value="2023-03-17T00:00:00" table:style-name="ce9">
            <text:p>17/03/23</text:p>
          </table:table-cell>
          <table:table-cell office:value-type="date" office:date-value="2023-03-27T00:00:00" table:style-name="ce9">
            <text:p>27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46</text:p>
          </table:table-cell>
          <table:table-cell office:value-type="string" table:style-name="ce3">
            <text:p>Nano</text:p>
          </table:table-cell>
          <table:table-cell office:value-type="float" office:value="3912346022" table:style-name="ce1">
            <text:p>3912346022</text:p>
          </table:table-cell>
          <table:table-cell office:value-type="date" office:date-value="2023-03-28T00:00:00" table:style-name="ce9">
            <text:p>28/03/23</text:p>
          </table:table-cell>
          <table:table-cell office:value-type="date" office:date-value="2023-04-07T00:00:00" table:style-name="ce9">
            <text:p>07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10</text:p>
          </table:table-cell>
          <table:table-cell office:value-type="string" table:style-name="ce3">
            <text:p>Nano</text:p>
          </table:table-cell>
          <table:table-cell office:value-type="float" office:value="3912346022" table:style-name="ce1">
            <text:p>3912346022</text:p>
          </table:table-cell>
          <table:table-cell office:value-type="date" office:date-value="2023-04-08T00:00:00" table:style-name="ce9">
            <text:p>08/04/23</text:p>
          </table:table-cell>
          <table:table-cell office:value-type="date" office:date-value="2023-04-18T00:00:00" table:style-name="ce9">
            <text:p>18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489</text:p>
          </table:table-cell>
          <table:table-cell office:value-type="string" table:style-name="ce3">
            <text:p>Micro</text:p>
          </table:table-cell>
          <table:table-cell office:value-type="float" office:value="3912346022" table:style-name="ce1">
            <text:p>3912346022</text:p>
          </table:table-cell>
          <table:table-cell office:value-type="date" office:date-value="2023-04-19T00:00:00" table:style-name="ce9">
            <text:p>19/04/23</text:p>
          </table:table-cell>
          <table:table-cell office:value-type="date" office:date-value="2023-04-29T00:00:00" table:style-name="ce9">
            <text:p>29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37</text:p>
          </table:table-cell>
          <table:table-cell office:value-type="string" table:style-name="ce3">
            <text:p>Nano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3-12-11T00:00:00" table:style-name="ce9">
            <text:p>11/12/23</text:p>
          </table:table-cell>
          <table:table-cell office:value-type="date" office:date-value="2023-12-21T00:00:00" table:style-name="ce9">
            <text:p>21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56</text:p>
          </table:table-cell>
          <table:table-cell office:value-type="string" table:style-name="ce3">
            <text:p>Elettronica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3-12-22T00:00:00" table:style-name="ce9">
            <text:p>22/12/23</text:p>
          </table:table-cell>
          <table:table-cell office:value-type="date" office:date-value="2024-01-01T00:00:00" table:style-name="ce9">
            <text:p>01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49</text:p>
          </table:table-cell>
          <table:table-cell office:value-type="string" table:style-name="ce3">
            <text:p>Nano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1-02T00:00:00" table:style-name="ce9">
            <text:p>02/01/24</text:p>
          </table:table-cell>
          <table:table-cell office:value-type="date" office:date-value="2024-01-12T00:00:00" table:style-name="ce9">
            <text:p>12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0123487</text:p>
          </table:table-cell>
          <table:table-cell office:value-type="string" table:style-name="ce3">
            <text:p>Micro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1-13T00:00:00" table:style-name="ce9">
            <text:p>13/01/24</text:p>
          </table:table-cell>
          <table:table-cell office:value-type="date" office:date-value="2024-01-23T00:00:00" table:style-name="ce9">
            <text:p>23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27</text:p>
          </table:table-cell>
          <table:table-cell office:value-type="string" table:style-name="ce3">
            <text:p>Elettronica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1-24T00:00:00" table:style-name="ce9">
            <text:p>24/01/24</text:p>
          </table:table-cell>
          <table:table-cell office:value-type="date" office:date-value="2024-02-03T00:00:00" table:style-name="ce9">
            <text:p>03/02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607</text:p>
          </table:table-cell>
          <table:table-cell office:value-type="string" table:style-name="ce3">
            <text:p>Standard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2-04T00:00:00" table:style-name="ce9">
            <text:p>04/02/24</text:p>
          </table:table-cell>
          <table:table-cell office:value-type="date" office:date-value="2024-02-14T00:00:00" table:style-name="ce9">
            <text:p>14/02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44</text:p>
          </table:table-cell>
          <table:table-cell office:value-type="string" table:style-name="ce3">
            <text:p>Nano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3-12-11T00:00:00" table:style-name="ce9">
            <text:p>11/12/23</text:p>
          </table:table-cell>
          <table:table-cell office:value-type="date" office:date-value="2023-12-21T00:00:00" table:style-name="ce9">
            <text:p>21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15</text:p>
          </table:table-cell>
          <table:table-cell office:value-type="string" table:style-name="ce3">
            <text:p>Elettronica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3-12-22T00:00:00" table:style-name="ce9">
            <text:p>22/12/23</text:p>
          </table:table-cell>
          <table:table-cell office:value-type="date" office:date-value="2024-01-01T00:00:00" table:style-name="ce9">
            <text:p>01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0123483</text:p>
          </table:table-cell>
          <table:table-cell office:value-type="string" table:style-name="ce3">
            <text:p>Micro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4-01-02T00:00:00" table:style-name="ce9">
            <text:p>02/01/24</text:p>
          </table:table-cell>
          <table:table-cell office:value-type="date" office:date-value="2024-01-12T00:00:00" table:style-name="ce9">
            <text:p>12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50</text:p>
          </table:table-cell>
          <table:table-cell office:value-type="string" table:style-name="ce3">
            <text:p>Micro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4-01-13T00:00:00" table:style-name="ce9">
            <text:p>13/01/24</text:p>
          </table:table-cell>
          <table:table-cell office:value-type="date" office:date-value="2024-01-23T00:00:00" table:style-name="ce9">
            <text:p>23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25</text:p>
          </table:table-cell>
          <table:table-cell office:value-type="string" table:style-name="ce3">
            <text:p>Nano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4-01-24T00:00:00" table:style-name="ce9">
            <text:p>24/01/24</text:p>
          </table:table-cell>
          <table:table-cell office:value-type="date" office:date-value="2024-02-03T00:00:00" table:style-name="ce9">
            <text:p>03/02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29</text:p>
          </table:table-cell>
          <table:table-cell office:value-type="string" table:style-name="ce3">
            <text:p>Micro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3-18T00:00:00" table:style-name="ce9">
            <text:p>18/03/23</text:p>
          </table:table-cell>
          <table:table-cell office:value-type="date" office:date-value="2023-03-28T00:00:00" table:style-name="ce9">
            <text:p>28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41</text:p>
          </table:table-cell>
          <table:table-cell office:value-type="string" table:style-name="ce3">
            <text:p>Nano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3-29T00:00:00" table:style-name="ce9">
            <text:p>29/03/23</text:p>
          </table:table-cell>
          <table:table-cell office:value-type="date" office:date-value="2023-04-08T00:00:00" table:style-name="ce9">
            <text:p>08/04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9012375</text:p>
          </table:table-cell>
          <table:table-cell office:value-type="string" table:style-name="ce3">
            <text:p>Standard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4-09T00:00:00" table:style-name="ce9">
            <text:p>09/04/23</text:p>
          </table:table-cell>
          <table:table-cell office:value-type="date" office:date-value="2023-04-19T00:00:00" table:style-name="ce9">
            <text:p>19/04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17</text:p>
          </table:table-cell>
          <table:table-cell office:value-type="string" table:style-name="ce3">
            <text:p>Nano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4-20T00:00:00" table:style-name="ce9">
            <text:p>20/04/23</text:p>
          </table:table-cell>
          <table:table-cell office:value-type="date" office:date-value="2023-04-30T00:00:00" table:style-name="ce9">
            <text:p>3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0</text:p>
          </table:table-cell>
          <table:table-cell office:value-type="string" table:style-name="ce3">
            <text:p>Micro</text:p>
          </table:table-cell>
          <table:table-cell office:value-type="float" office:value="3912346026" table:style-name="ce1">
            <text:p>3912346026</text:p>
          </table:table-cell>
          <table:table-cell office:value-type="date" office:date-value="2023-12-12T00:00:00" table:style-name="ce9">
            <text:p>12/12/23</text:p>
          </table:table-cell>
          <table:table-cell office:value-type="date" office:date-value="2023-12-22T00:00:00" table:style-name="ce9">
            <text:p>22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2</text:p>
          </table:table-cell>
          <table:table-cell office:value-type="string" table:style-name="ce3">
            <text:p>Micro</text:p>
          </table:table-cell>
          <table:table-cell office:value-type="float" office:value="3912346027" table:style-name="ce1">
            <text:p>3912346027</text:p>
          </table:table-cell>
          <table:table-cell office:value-type="date" office:date-value="2023-03-19T00:00:00" table:style-name="ce9">
            <text:p>19/03/23</text:p>
          </table:table-cell>
          <table:table-cell office:value-type="date" office:date-value="2023-03-29T00:00:00" table:style-name="ce9">
            <text:p>29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2</text:p>
          </table:table-cell>
          <table:table-cell office:value-type="string" table:style-name="ce3">
            <text:p>Elettronica</text:p>
          </table:table-cell>
          <table:table-cell office:value-type="float" office:value="3912346027" table:style-name="ce1">
            <text:p>3912346027</text:p>
          </table:table-cell>
          <table:table-cell office:value-type="date" office:date-value="2023-03-30T00:00:00" table:style-name="ce9">
            <text:p>30/03/23</text:p>
          </table:table-cell>
          <table:table-cell office:value-type="date" office:date-value="2023-04-09T00:00:00" table:style-name="ce9">
            <text:p>09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9</text:p>
          </table:table-cell>
          <table:table-cell office:value-type="string" table:style-name="ce3">
            <text:p>Standard</text:p>
          </table:table-cell>
          <table:table-cell office:value-type="float" office:value="3912346028" table:style-name="ce1">
            <text:p>3912346028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5</text:p>
          </table:table-cell>
          <table:table-cell office:value-type="string" table:style-name="ce3">
            <text:p>Micro</text:p>
          </table:table-cell>
          <table:table-cell office:value-type="float" office:value="3912346028" table:style-name="ce1">
            <text:p>3912346028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3</text:p>
          </table:table-cell>
          <table:table-cell office:value-type="string" table:style-name="ce3">
            <text:p>Micro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1</text:p>
          </table:table-cell>
          <table:table-cell office:value-type="string" table:style-name="ce3">
            <text:p>Standard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1</text:p>
          </table:table-cell>
          <table:table-cell office:value-type="string" table:style-name="ce3">
            <text:p>Standard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3</text:p>
          </table:table-cell>
          <table:table-cell office:value-type="string" table:style-name="ce3">
            <text:p>Standard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7</text:p>
          </table:table-cell>
          <table:table-cell office:value-type="string" table:style-name="ce3">
            <text:p>Nano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2-04T00:00:00" table:style-name="ce9">
            <text:p>04/02/23</text:p>
          </table:table-cell>
          <table:table-cell office:value-type="date" office:date-value="2023-02-14T00:00:00" table:style-name="ce9">
            <text:p>1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8</text:p>
          </table:table-cell>
          <table:table-cell office:value-type="string" table:style-name="ce3">
            <text:p>Nano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2-15T00:00:00" table:style-name="ce9">
            <text:p>15/02/23</text:p>
          </table:table-cell>
          <table:table-cell office:value-type="date" office:date-value="2023-02-25T00:00:00" table:style-name="ce9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9</text:p>
          </table:table-cell>
          <table:table-cell office:value-type="string" table:style-name="ce3">
            <text:p>Standard</text:p>
          </table:table-cell>
          <table:table-cell office:value-type="float" office:value="3912346030" table:style-name="ce1">
            <text:p>3912346030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5</text:p>
          </table:table-cell>
          <table:table-cell office:value-type="string" table:style-name="ce3">
            <text:p>Micro</text:p>
          </table:table-cell>
          <table:table-cell office:value-type="float" office:value="3912346030" table:style-name="ce1">
            <text:p>3912346030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9</text:p>
          </table:table-cell>
          <table:table-cell office:value-type="string" table:style-name="ce3">
            <text:p>Micro</text:p>
          </table:table-cell>
          <table:table-cell office:value-type="float" office:value="3912346030" table:style-name="ce1">
            <text:p>3912346030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4</text:p>
          </table:table-cell>
          <table:table-cell office:value-type="string" table:style-name="ce3">
            <text:p>Nano</text:p>
          </table:table-cell>
          <table:table-cell office:value-type="float" office:value="3912346031" table:style-name="ce1">
            <text:p>3912346031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1</text:p>
          </table:table-cell>
          <table:table-cell office:value-type="string" table:style-name="ce3">
            <text:p>Standard</text:p>
          </table:table-cell>
          <table:table-cell office:value-type="float" office:value="3912346031" table:style-name="ce1">
            <text:p>3912346031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7</text:p>
          </table:table-cell>
          <table:table-cell office:value-type="string" table:style-name="ce3">
            <text:p>Standard</text:p>
          </table:table-cell>
          <table:table-cell office:value-type="float" office:value="3912346032" table:style-name="ce1">
            <text:p>3912346032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6</text:p>
          </table:table-cell>
          <table:table-cell office:value-type="string" table:style-name="ce3">
            <text:p>Micro</text:p>
          </table:table-cell>
          <table:table-cell office:value-type="float" office:value="3912346032" table:style-name="ce1">
            <text:p>3912346032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7</text:p>
          </table:table-cell>
          <table:table-cell office:value-type="string" table:style-name="ce3">
            <text:p>Elettronica</text:p>
          </table:table-cell>
          <table:table-cell office:value-type="float" office:value="3912346032" table:style-name="ce1">
            <text:p>3912346032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1</text:p>
          </table:table-cell>
          <table:table-cell office:value-type="string" table:style-name="ce3">
            <text:p>Micro</text:p>
          </table:table-cell>
          <table:table-cell office:value-type="float" office:value="3912346033" table:style-name="ce1">
            <text:p>3912346033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7</text:p>
          </table:table-cell>
          <table:table-cell office:value-type="string" table:style-name="ce3">
            <text:p>Nano</text:p>
          </table:table-cell>
          <table:table-cell office:value-type="float" office:value="3912346033" table:style-name="ce1">
            <text:p>3912346033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1</text:p>
          </table:table-cell>
          <table:table-cell office:value-type="string" table:style-name="ce3">
            <text:p>Nano</text:p>
          </table:table-cell>
          <table:table-cell office:value-type="float" office:value="3912346033" table:style-name="ce1">
            <text:p>3912346033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7</text:p>
          </table:table-cell>
          <table:table-cell office:value-type="string" table:style-name="ce3">
            <text:p>Elettronica</text:p>
          </table:table-cell>
          <table:table-cell office:value-type="float" office:value="3912346033" table:style-name="ce1">
            <text:p>3912346033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8</text:p>
          </table:table-cell>
          <table:table-cell office:value-type="string" table:style-name="ce3">
            <text:p>Standard</text:p>
          </table:table-cell>
          <table:table-cell office:value-type="float" office:value="3912346034" table:style-name="ce1">
            <text:p>3912346034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6</text:p>
          </table:table-cell>
          <table:table-cell office:value-type="string" table:style-name="ce3">
            <text:p>Standard</text:p>
          </table:table-cell>
          <table:table-cell office:value-type="float" office:value="3912346034" table:style-name="ce1">
            <text:p>3912346034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18</text:p>
          </table:table-cell>
          <table:table-cell office:value-type="string" table:style-name="ce3">
            <text:p>Nano</text:p>
          </table:table-cell>
          <table:table-cell office:value-type="float" office:value="3912346034" table:style-name="ce1">
            <text:p>3912346034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4</text:p>
          </table:table-cell>
          <table:table-cell office:value-type="string" table:style-name="ce3">
            <text:p>Standard</text:p>
          </table:table-cell>
          <table:table-cell office:value-type="float" office:value="3912346034" table:style-name="ce1">
            <text:p>3912346034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69</text:p>
          </table:table-cell>
          <table:table-cell office:value-type="string" table:style-name="ce3">
            <text:p>Standard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5</text:p>
          </table:table-cell>
          <table:table-cell office:value-type="string" table:style-name="ce3">
            <text:p>Elettronica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3</text:p>
          </table:table-cell>
          <table:table-cell office:value-type="string" table:style-name="ce3">
            <text:p>Elettronica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7</text:p>
          </table:table-cell>
          <table:table-cell office:value-type="string" table:style-name="ce3">
            <text:p>Micro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2</text:p>
          </table:table-cell>
          <table:table-cell office:value-type="string" table:style-name="ce3">
            <text:p>Elettronica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2-04T00:00:00" table:style-name="ce9">
            <text:p>04/02/23</text:p>
          </table:table-cell>
          <table:table-cell office:value-type="date" office:date-value="2023-02-14T00:00:00" table:style-name="ce9">
            <text:p>14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38</text:p>
          </table:table-cell>
          <table:table-cell office:value-type="string" table:style-name="ce3">
            <text:p>Elettronica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2-15T00:00:00" table:style-name="ce9">
            <text:p>15/02/23</text:p>
          </table:table-cell>
          <table:table-cell office:value-type="date" office:date-value="2023-02-25T00:00:00" table:style-name="ce9">
            <text:p>25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783</text:p>
          </table:table-cell>
          <table:table-cell office:value-type="string" table:style-name="ce3">
            <text:p>Nano</text:p>
          </table:table-cell>
          <table:table-cell office:value-type="float" office:value="3912346036" table:style-name="ce1">
            <text:p>3912346036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06</text:p>
          </table:table-cell>
          <table:table-cell office:value-type="string" table:style-name="ce3">
            <text:p>Micro</text:p>
          </table:table-cell>
          <table:table-cell office:value-type="float" office:value="3912346036" table:style-name="ce1">
            <text:p>3912346036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68</text:p>
          </table:table-cell>
          <table:table-cell office:value-type="string" table:style-name="ce3">
            <text:p>Standard</text:p>
          </table:table-cell>
          <table:table-cell office:value-type="float" office:value="3912346037" table:style-name="ce1">
            <text:p>3912346037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17</text:p>
          </table:table-cell>
          <table:table-cell office:value-type="string" table:style-name="ce3">
            <text:p>Elettronica</text:p>
          </table:table-cell>
          <table:table-cell office:value-type="float" office:value="3912346037" table:style-name="ce1">
            <text:p>3912346037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603</text:p>
          </table:table-cell>
          <table:table-cell office:value-type="string" table:style-name="ce3">
            <text:p>Standard</text:p>
          </table:table-cell>
          <table:table-cell office:value-type="float" office:value="3912346037" table:style-name="ce1">
            <text:p>3912346037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20</text:p>
          </table:table-cell>
          <table:table-cell office:value-type="string" table:style-name="ce3">
            <text:p>Micro</text:p>
          </table:table-cell>
          <table:table-cell office:value-type="float" office:value="3912346038" table:style-name="ce1">
            <text:p>3912346038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80</text:p>
          </table:table-cell>
          <table:table-cell office:value-type="string" table:style-name="ce3">
            <text:p>Standard</text:p>
          </table:table-cell>
          <table:table-cell office:value-type="float" office:value="3912346039" table:style-name="ce1">
            <text:p>3912346039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86</text:p>
          </table:table-cell>
          <table:table-cell office:value-type="string" table:style-name="ce3">
            <text:p>Standard</text:p>
          </table:table-cell>
          <table:table-cell office:value-type="float" office:value="3912346039" table:style-name="ce1">
            <text:p>3912346039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892</text:p>
          </table:table-cell>
          <table:table-cell office:value-type="string" table:style-name="ce3">
            <text:p>Elettronica</text:p>
          </table:table-cell>
          <table:table-cell office:value-type="float" office:value="3912346040" table:style-name="ce1">
            <text:p>3912346040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28</text:p>
          </table:table-cell>
          <table:table-cell office:value-type="string" table:style-name="ce3">
            <text:p>Standard</text:p>
          </table:table-cell>
          <table:table-cell office:value-type="float" office:value="3912346040" table:style-name="ce1">
            <text:p>3912346040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33</text:p>
          </table:table-cell>
          <table:table-cell office:value-type="string" table:style-name="ce3">
            <text:p>Elettronica</text:p>
          </table:table-cell>
          <table:table-cell office:value-type="float" office:value="3912346040" table:style-name="ce1">
            <text:p>3912346040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897</text:p>
          </table:table-cell>
          <table:table-cell office:value-type="string" table:style-name="ce3">
            <text:p>Elettronica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583</text:p>
          </table:table-cell>
          <table:table-cell office:value-type="string" table:style-name="ce3">
            <text:p>Standard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9012361</text:p>
          </table:table-cell>
          <table:table-cell office:value-type="string" table:style-name="ce3">
            <text:p>Standard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01</text:p>
          </table:table-cell>
          <table:table-cell office:value-type="string" table:style-name="ce3">
            <text:p>Nan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1-25T00:00:00" table:style-name="ce9">
            <text:p>25/01/23</text:p>
          </table:table-cell>
          <table:table-cell office:value-type="date" office:date-value="2023-02-04T00:00:00" table:style-name="ce9">
            <text:p>04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66</text:p>
          </table:table-cell>
          <table:table-cell office:value-type="string" table:style-name="ce3">
            <text:p>Elettronica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2-05T00:00:00" table:style-name="ce9">
            <text:p>05/02/23</text:p>
          </table:table-cell>
          <table:table-cell office:value-type="date" office:date-value="2023-02-15T00:00:00" table:style-name="ce9">
            <text:p>15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59</text:p>
          </table:table-cell>
          <table:table-cell office:value-type="string" table:style-name="ce3">
            <text:p>Nan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2-16T00:00:00" table:style-name="ce9">
            <text:p>16/02/23</text:p>
          </table:table-cell>
          <table:table-cell office:value-type="date" office:date-value="2023-02-26T00:00:00" table:style-name="ce9">
            <text:p>26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51</text:p>
          </table:table-cell>
          <table:table-cell office:value-type="string" table:style-name="ce3">
            <text:p>Micr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2-27T00:00:00" table:style-name="ce9">
            <text:p>27/02/23</text:p>
          </table:table-cell>
          <table:table-cell office:value-type="date" office:date-value="2023-03-09T00:00:00" table:style-name="ce9">
            <text:p>09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76</text:p>
          </table:table-cell>
          <table:table-cell office:value-type="string" table:style-name="ce3">
            <text:p>Elettronica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3-10T00:00:00" table:style-name="ce9">
            <text:p>10/03/23</text:p>
          </table:table-cell>
          <table:table-cell office:value-type="date" office:date-value="2023-03-20T00:00:00" table:style-name="ce9">
            <text:p>20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73</text:p>
          </table:table-cell>
          <table:table-cell office:value-type="string" table:style-name="ce3">
            <text:p>Nan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3-21T00:00:00" table:style-name="ce9">
            <text:p>21/03/23</text:p>
          </table:table-cell>
          <table:table-cell office:value-type="date" office:date-value="2023-03-31T00:00:00" table:style-name="ce9">
            <text:p>31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0123456</text:p>
          </table:table-cell>
          <table:table-cell office:value-type="string" table:style-name="ce3">
            <text:p>Nano</text:p>
          </table:table-cell>
          <table:table-cell office:value-type="float" office:value="3912346042" table:style-name="ce1">
            <text:p>3912346042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26</text:p>
          </table:table-cell>
          <table:table-cell office:value-type="string" table:style-name="ce3">
            <text:p>Micro</text:p>
          </table:table-cell>
          <table:table-cell office:value-type="float" office:value="3912346042" table:style-name="ce1">
            <text:p>3912346042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588</text:p>
          </table:table-cell>
          <table:table-cell office:value-type="string" table:style-name="ce3">
            <text:p>Standard</text:p>
          </table:table-cell>
          <table:table-cell office:value-type="float" office:value="3912346042" table:style-name="ce1">
            <text:p>3912346042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48</text:p>
          </table:table-cell>
          <table:table-cell office:value-type="string" table:style-name="ce3">
            <text:p>Micro</text:p>
          </table:table-cell>
          <table:table-cell office:value-type="float" office:value="3912346042" table:style-name="ce1">
            <text:p>3912346042</text:p>
          </table:table-cell>
          <table:table-cell office:value-type="date" office:date-value="2023-01-25T00:00:00" table:style-name="ce9">
            <text:p>25/01/23</text:p>
          </table:table-cell>
          <table:table-cell office:value-type="date" office:date-value="2023-02-04T00:00:00" table:style-name="ce9">
            <text:p>04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798</text:p>
          </table:table-cell>
          <table:table-cell office:value-type="string" table:style-name="ce3">
            <text:p>Nano</text:p>
          </table:table-cell>
          <table:table-cell office:value-type="float" office:value="3912346043" table:style-name="ce1">
            <text:p>3912346043</text:p>
          </table:table-cell>
          <table:table-cell office:value-type="date" office:date-value="2022-12-24T00:00:00" table:style-name="ce9">
            <text:p>24/12/22</text:p>
          </table:table-cell>
          <table:table-cell office:value-type="date" office:date-value="2023-01-03T00:00:00" table:style-name="ce9">
            <text:p>03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5678924</text:p>
          </table:table-cell>
          <table:table-cell office:value-type="string" table:style-name="ce3">
            <text:p>Standard</text:p>
          </table:table-cell>
          <table:table-cell office:value-type="float" office:value="3912346043" table:style-name="ce1">
            <text:p>3912346043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614</text:p>
          </table:table-cell>
          <table:table-cell office:value-type="string" table:style-name="ce3">
            <text:p>Standard</text:p>
          </table:table-cell>
          <table:table-cell office:value-type="float" office:value="3912346043" table:style-name="ce1">
            <text:p>3912346043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788</text:p>
          </table:table-cell>
          <table:table-cell office:value-type="string" table:style-name="ce3">
            <text:p>Nano</text:p>
          </table:table-cell>
          <table:table-cell office:value-type="float" office:value="3912346044" table:style-name="ce1">
            <text:p>3912346044</text:p>
          </table:table-cell>
          <table:table-cell office:value-type="date" office:date-value="2022-12-24T00:00:00" table:style-name="ce9">
            <text:p>24/12/22</text:p>
          </table:table-cell>
          <table:table-cell office:value-type="date" office:date-value="2023-01-03T00:00:00" table:style-name="ce9">
            <text:p>0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03</text:p>
          </table:table-cell>
          <table:table-cell office:value-type="string" table:style-name="ce3">
            <text:p>Standard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2-12-24T00:00:00" table:style-name="ce9">
            <text:p>24/12/22</text:p>
          </table:table-cell>
          <table:table-cell office:value-type="date" office:date-value="2023-01-03T00:00:00" table:style-name="ce9">
            <text:p>0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30</text:p>
          </table:table-cell>
          <table:table-cell office:value-type="string" table:style-name="ce3">
            <text:p>Micro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19</text:p>
          </table:table-cell>
          <table:table-cell office:value-type="string" table:style-name="ce3">
            <text:p>Elettronica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4</text:p>
          </table:table-cell>
          <table:table-cell office:value-type="string" table:style-name="ce3">
            <text:p>Elettronica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3-01-26T00:00:00" table:style-name="ce9">
            <text:p>26/01/23</text:p>
          </table:table-cell>
          <table:table-cell office:value-type="date" office:date-value="2023-02-05T00:00:00" table:style-name="ce9">
            <text:p>0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6</text:p>
          </table:table-cell>
          <table:table-cell office:value-type="string" table:style-name="ce3">
            <text:p>Standard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3-02-06T00:00:00" table:style-name="ce9">
            <text:p>06/02/23</text:p>
          </table:table-cell>
          <table:table-cell office:value-type="date" office:date-value="2023-02-16T00:00:00" table:style-name="ce9">
            <text:p>16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9</text:p>
          </table:table-cell>
          <table:table-cell office:value-type="string" table:style-name="ce3">
            <text:p>Elettronica</text:p>
          </table:table-cell>
          <table:table-cell office:value-type="float" office:value="3912346046" table:style-name="ce1">
            <text:p>3912346046</text:p>
          </table:table-cell>
          <table:table-cell office:value-type="date" office:date-value="2022-12-24T00:00:00" table:style-name="ce9">
            <text:p>24/12/22</text:p>
          </table:table-cell>
          <table:table-cell office:value-type="date" office:date-value="2023-01-03T00:00:00" table:style-name="ce9">
            <text:p>0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5</text:p>
          </table:table-cell>
          <table:table-cell office:value-type="string" table:style-name="ce3">
            <text:p>Elettronica</text:p>
          </table:table-cell>
          <table:table-cell office:value-type="float" office:value="3912346046" table:style-name="ce1">
            <text:p>3912346046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2</text:p>
          </table:table-cell>
          <table:table-cell office:value-type="string" table:style-name="ce3">
            <text:p>Elettronica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2-12-24T00:00:00" table:style-name="ce9">
            <text:p>24/12/22</text:p>
          </table:table-cell>
          <table:table-cell office:value-type="date" office:date-value="2023-01-03T00:00:00" table:style-name="ce9">
            <text:p>0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7</text:p>
          </table:table-cell>
          <table:table-cell office:value-type="string" table:style-name="ce3">
            <text:p>Standard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11</text:p>
          </table:table-cell>
          <table:table-cell office:value-type="string" table:style-name="ce3">
            <text:p>Nano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8</text:p>
          </table:table-cell>
          <table:table-cell office:value-type="string" table:style-name="ce3">
            <text:p>Nano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1-26T00:00:00" table:style-name="ce9">
            <text:p>26/01/23</text:p>
          </table:table-cell>
          <table:table-cell office:value-type="date" office:date-value="2023-02-05T00:00:00" table:style-name="ce9">
            <text:p>0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1</text:p>
          </table:table-cell>
          <table:table-cell office:value-type="string" table:style-name="ce3">
            <text:p>Elettronica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2-06T00:00:00" table:style-name="ce9">
            <text:p>06/02/23</text:p>
          </table:table-cell>
          <table:table-cell office:value-type="date" office:date-value="2023-02-16T00:00:00" table:style-name="ce9">
            <text:p>16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3</text:p>
          </table:table-cell>
          <table:table-cell office:value-type="string" table:style-name="ce3">
            <text:p>Micro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2-17T00:00:00" table:style-name="ce9">
            <text:p>17/02/23</text:p>
          </table:table-cell>
          <table:table-cell office:value-type="date" office:date-value="2023-02-27T00:00:00" table:style-name="ce9">
            <text:p>27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4</text:p>
          </table:table-cell>
          <table:table-cell office:value-type="string" table:style-name="ce3">
            <text:p>Nano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2-28T00:00:00" table:style-name="ce9">
            <text:p>28/02/23</text:p>
          </table:table-cell>
          <table:table-cell office:value-type="date" office:date-value="2023-03-10T00:00:00" table:style-name="ce9">
            <text:p>10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6</text:p>
          </table:table-cell>
          <table:table-cell office:value-type="string" table:style-name="ce3">
            <text:p>Elettronica</text:p>
          </table:table-cell>
          <table:table-cell office:value-type="float" office:value="3912346048" table:style-name="ce1">
            <text:p>3912346048</text:p>
          </table:table-cell>
          <table:table-cell office:value-type="date" office:date-value="2022-12-24T00:00:00" table:style-name="ce9">
            <text:p>24/12/22</text:p>
          </table:table-cell>
          <table:table-cell office:value-type="date" office:date-value="2023-01-03T00:00:00" table:style-name="ce9">
            <text:p>0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7</text:p>
          </table:table-cell>
          <table:table-cell office:value-type="string" table:style-name="ce3">
            <text:p>Micro</text:p>
          </table:table-cell>
          <table:table-cell office:value-type="float" office:value="3912346048" table:style-name="ce1">
            <text:p>3912346048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3</text:p>
          </table:table-cell>
          <table:table-cell office:value-type="string" table:style-name="ce3">
            <text:p>Standard</text:p>
          </table:table-cell>
          <table:table-cell office:value-type="float" office:value="3912346048" table:style-name="ce1">
            <text:p>3912346048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8</text:p>
          </table:table-cell>
          <table:table-cell office:value-type="string" table:style-name="ce3">
            <text:p>Micro</text:p>
          </table:table-cell>
          <table:table-cell office:value-type="float" office:value="3912346048" table:style-name="ce1">
            <text:p>3912346048</text:p>
          </table:table-cell>
          <table:table-cell office:value-type="date" office:date-value="2023-01-26T00:00:00" table:style-name="ce9">
            <text:p>26/01/23</text:p>
          </table:table-cell>
          <table:table-cell office:value-type="date" office:date-value="2023-02-05T00:00:00" table:style-name="ce9">
            <text:p>0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7</text:p>
          </table:table-cell>
          <table:table-cell office:value-type="string" table:style-name="ce3">
            <text:p>Micro</text:p>
          </table:table-cell>
          <table:table-cell office:value-type="float" office:value="3912346049" table:style-name="ce1">
            <text:p>3912346049</text:p>
          </table:table-cell>
          <table:table-cell office:value-type="date" office:date-value="2022-12-25T00:00:00" table:style-name="ce9">
            <text:p>25/12/22</text:p>
          </table:table-cell>
          <table:table-cell office:value-type="date" office:date-value="2023-01-04T00:00:00" table:style-name="ce9">
            <text:p>0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32</text:p>
          </table:table-cell>
          <table:table-cell office:value-type="string" table:style-name="ce3">
            <text:p>Nano</text:p>
          </table:table-cell>
          <table:table-cell office:value-type="float" office:value="3912346049" table:style-name="ce1">
            <text:p>3912346049</text:p>
          </table:table-cell>
          <table:table-cell office:value-type="date" office:date-value="2023-01-05T00:00:00" table:style-name="ce9">
            <text:p>05/01/23</text:p>
          </table:table-cell>
          <table:table-cell office:value-type="date" office:date-value="2023-01-15T00:00:00" table:style-name="ce9">
            <text:p>15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38</text:p>
          </table:table-cell>
          <table:table-cell office:value-type="string" table:style-name="ce3">
            <text:p>Micro</text:p>
          </table:table-cell>
          <table:table-cell office:value-type="float" office:value="3912346049" table:style-name="ce1">
            <text:p>3912346049</text:p>
          </table:table-cell>
          <table:table-cell office:value-type="date" office:date-value="2023-01-16T00:00:00" table:style-name="ce9">
            <text:p>16/01/23</text:p>
          </table:table-cell>
          <table:table-cell office:value-type="date" office:date-value="2023-01-26T00:00:00" table:style-name="ce9">
            <text:p>26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88</text:p>
          </table:table-cell>
          <table:table-cell office:value-type="string" table:style-name="ce3">
            <text:p>Standard</text:p>
          </table:table-cell>
          <table:table-cell office:value-type="float" office:value="3912346049" table:style-name="ce1">
            <text:p>3912346049</text:p>
          </table:table-cell>
          <table:table-cell office:value-type="date" office:date-value="2023-01-27T00:00:00" table:style-name="ce9">
            <text:p>27/01/23</text:p>
          </table:table-cell>
          <table:table-cell office:value-type="date" office:date-value="2023-02-06T00:00:00" table:style-name="ce9">
            <text:p>06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46</text:p>
          </table:table-cell>
          <table:table-cell office:value-type="string" table:style-name="ce3">
            <text:p>Standard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2-12-25T00:00:00" table:style-name="ce9">
            <text:p>25/12/22</text:p>
          </table:table-cell>
          <table:table-cell office:value-type="date" office:date-value="2023-01-04T00:00:00" table:style-name="ce9">
            <text:p>0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06</text:p>
          </table:table-cell>
          <table:table-cell office:value-type="string" table:style-name="ce3">
            <text:p>Elettronica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1-05T00:00:00" table:style-name="ce9">
            <text:p>05/01/23</text:p>
          </table:table-cell>
          <table:table-cell office:value-type="date" office:date-value="2023-01-15T00:00:00" table:style-name="ce9">
            <text:p>15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12</text:p>
          </table:table-cell>
          <table:table-cell office:value-type="string" table:style-name="ce3">
            <text:p>Nano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1-16T00:00:00" table:style-name="ce9">
            <text:p>16/01/23</text:p>
          </table:table-cell>
          <table:table-cell office:value-type="date" office:date-value="2023-01-26T00:00:00" table:style-name="ce9">
            <text:p>26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606</text:p>
          </table:table-cell>
          <table:table-cell office:value-type="string" table:style-name="ce3">
            <text:p>Standard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1-27T00:00:00" table:style-name="ce9">
            <text:p>27/01/23</text:p>
          </table:table-cell>
          <table:table-cell office:value-type="date" office:date-value="2023-02-06T00:00:00" table:style-name="ce9">
            <text:p>06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47</text:p>
          </table:table-cell>
          <table:table-cell office:value-type="string" table:style-name="ce3">
            <text:p>Standard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2-07T00:00:00" table:style-name="ce9">
            <text:p>07/02/23</text:p>
          </table:table-cell>
          <table:table-cell office:value-type="date" office:date-value="2023-02-17T00:00:00" table:style-name="ce9">
            <text:p>17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25</text:p>
          </table:table-cell>
          <table:table-cell office:value-type="string" table:style-name="ce3">
            <text:p>Micro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2-18T00:00:00" table:style-name="ce9">
            <text:p>18/02/23</text:p>
          </table:table-cell>
          <table:table-cell office:value-type="date" office:date-value="2023-02-28T00:00:00" table:style-name="ce9">
            <text:p>28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28</text:p>
          </table:table-cell>
          <table:table-cell office:value-type="string" table:style-name="ce3">
            <text:p>Micro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3-01T00:00:00" table:style-name="ce9">
            <text:p>01/03/23</text:p>
          </table:table-cell>
          <table:table-cell office:value-type="date" office:date-value="2023-03-11T00:00:00" table:style-name="ce9">
            <text:p>11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587</text:p>
          </table:table-cell>
          <table:table-cell office:value-type="string" table:style-name="ce3">
            <text:p>Standard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2-12-25T00:00:00" table:style-name="ce9">
            <text:p>25/12/22</text:p>
          </table:table-cell>
          <table:table-cell office:value-type="date" office:date-value="2023-01-04T00:00:00" table:style-name="ce9">
            <text:p>0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479</text:p>
          </table:table-cell>
          <table:table-cell office:value-type="string" table:style-name="ce3">
            <text:p>Micro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1-05T00:00:00" table:style-name="ce9">
            <text:p>05/01/23</text:p>
          </table:table-cell>
          <table:table-cell office:value-type="date" office:date-value="2023-01-15T00:00:00" table:style-name="ce9">
            <text:p>15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53</text:p>
          </table:table-cell>
          <table:table-cell office:value-type="string" table:style-name="ce3">
            <text:p>Nano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1-16T00:00:00" table:style-name="ce9">
            <text:p>16/01/23</text:p>
          </table:table-cell>
          <table:table-cell office:value-type="date" office:date-value="2023-01-26T00:00:00" table:style-name="ce9">
            <text:p>26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5678934</text:p>
          </table:table-cell>
          <table:table-cell office:value-type="string" table:style-name="ce3">
            <text:p>Standard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1-27T00:00:00" table:style-name="ce9">
            <text:p>27/01/23</text:p>
          </table:table-cell>
          <table:table-cell office:value-type="date" office:date-value="2023-02-06T00:00:00" table:style-name="ce9">
            <text:p>06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14</text:p>
          </table:table-cell>
          <table:table-cell office:value-type="string" table:style-name="ce3">
            <text:p>Nano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2-07T00:00:00" table:style-name="ce9">
            <text:p>07/02/23</text:p>
          </table:table-cell>
          <table:table-cell office:value-type="date" office:date-value="2023-02-17T00:00:00" table:style-name="ce9">
            <text:p>17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26</text:p>
          </table:table-cell>
          <table:table-cell office:value-type="string" table:style-name="ce3">
            <text:p>Elettronica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2-18T00:00:00" table:style-name="ce9">
            <text:p>18/02/23</text:p>
          </table:table-cell>
          <table:table-cell office:value-type="date" office:date-value="2023-02-28T00:00:00" table:style-name="ce9">
            <text:p>28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582</text:p>
          </table:table-cell>
          <table:table-cell office:value-type="string" table:style-name="ce3">
            <text:p>Standard</text:p>
          </table:table-cell>
          <table:table-cell office:value-type="float" office:value="3912346052" table:style-name="ce1">
            <text:p>3912346052</text:p>
          </table:table-cell>
          <table:table-cell office:value-type="date" office:date-value="2022-12-25T00:00:00" table:style-name="ce9">
            <text:p>25/12/22</text:p>
          </table:table-cell>
          <table:table-cell office:value-type="date" office:date-value="2023-01-04T00:00:00" table:style-name="ce9">
            <text:p>04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57</text:p>
          </table:table-cell>
          <table:table-cell office:value-type="string" table:style-name="ce3">
            <text:p>Nano</text:p>
          </table:table-cell>
          <table:table-cell office:value-type="float" office:value="3912346052" table:style-name="ce1">
            <text:p>3912346052</text:p>
          </table:table-cell>
          <table:table-cell office:value-type="date" office:date-value="2023-01-05T00:00:00" table:style-name="ce9">
            <text:p>05/01/23</text:p>
          </table:table-cell>
          <table:table-cell office:value-type="date" office:date-value="2023-01-15T00:00:00" table:style-name="ce9">
            <text:p>15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02</text:p>
          </table:table-cell>
          <table:table-cell office:value-type="string" table:style-name="ce3">
            <text:p>Nano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2-12-25T00:00:00" table:style-name="ce9">
            <text:p>25/12/22</text:p>
          </table:table-cell>
          <table:table-cell office:value-type="date" office:date-value="2023-01-04T00:00:00" table:style-name="ce9">
            <text:p>04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40</text:p>
          </table:table-cell>
          <table:table-cell office:value-type="string" table:style-name="ce3">
            <text:p>Micro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3-01-05T00:00:00" table:style-name="ce9">
            <text:p>05/01/23</text:p>
          </table:table-cell>
          <table:table-cell office:value-type="date" office:date-value="2023-01-15T00:00:00" table:style-name="ce9">
            <text:p>15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604</text:p>
          </table:table-cell>
          <table:table-cell office:value-type="string" table:style-name="ce3">
            <text:p>Standard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39</text:p>
          </table:table-cell>
          <table:table-cell office:value-type="string" table:style-name="ce3">
            <text:p>Elettronica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3-01-26T00:00:00" table:style-name="ce9">
            <text:p>26/01/23</text:p>
          </table:table-cell>
          <table:table-cell office:value-type="date" office:date-value="2023-02-05T00:00:00" table:style-name="ce9">
            <text:p>05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41</text:p>
          </table:table-cell>
          <table:table-cell office:value-type="string" table:style-name="ce3">
            <text:p>Elettronica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2-12-26T00:00:00" table:style-name="ce9">
            <text:p>26/12/22</text:p>
          </table:table-cell>
          <table:table-cell office:value-type="date" office:date-value="2023-01-05T00:00:00" table:style-name="ce9">
            <text:p>05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17</text:p>
          </table:table-cell>
          <table:table-cell office:value-type="string" table:style-name="ce3">
            <text:p>Standard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1-06T00:00:00" table:style-name="ce9">
            <text:p>06/01/23</text:p>
          </table:table-cell>
          <table:table-cell office:value-type="date" office:date-value="2023-01-16T00:00:00" table:style-name="ce9">
            <text:p>16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482</text:p>
          </table:table-cell>
          <table:table-cell office:value-type="string" table:style-name="ce3">
            <text:p>Micro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1-17T00:00:00" table:style-name="ce9">
            <text:p>17/01/23</text:p>
          </table:table-cell>
          <table:table-cell office:value-type="date" office:date-value="2023-01-27T00:00:00" table:style-name="ce9">
            <text:p>27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69</text:p>
          </table:table-cell>
          <table:table-cell office:value-type="string" table:style-name="ce3">
            <text:p>Elettronica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1-28T00:00:00" table:style-name="ce9">
            <text:p>28/01/23</text:p>
          </table:table-cell>
          <table:table-cell office:value-type="date" office:date-value="2023-02-07T00:00:00" table:style-name="ce9">
            <text:p>07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69</text:p>
          </table:table-cell>
          <table:table-cell office:value-type="string" table:style-name="ce3">
            <text:p>Nano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2-08T00:00:00" table:style-name="ce9">
            <text:p>08/02/23</text:p>
          </table:table-cell>
          <table:table-cell office:value-type="date" office:date-value="2023-02-18T00:00:00" table:style-name="ce9">
            <text:p>18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86</text:p>
          </table:table-cell>
          <table:table-cell office:value-type="string" table:style-name="ce3">
            <text:p>Elettronica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2-19T00:00:00" table:style-name="ce9">
            <text:p>19/02/23</text:p>
          </table:table-cell>
          <table:table-cell office:value-type="date" office:date-value="2023-03-01T00:00:00" table:style-name="ce9">
            <text:p>01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26</text:p>
          </table:table-cell>
          <table:table-cell office:value-type="string" table:style-name="ce3">
            <text:p>Nano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2-12-26T00:00:00" table:style-name="ce9">
            <text:p>26/12/22</text:p>
          </table:table-cell>
          <table:table-cell office:value-type="date" office:date-value="2023-01-05T00:00:00" table:style-name="ce9">
            <text:p>05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63</text:p>
          </table:table-cell>
          <table:table-cell office:value-type="string" table:style-name="ce3">
            <text:p>Standard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3-01-06T00:00:00" table:style-name="ce9">
            <text:p>06/01/23</text:p>
          </table:table-cell>
          <table:table-cell office:value-type="date" office:date-value="2023-01-16T00:00:00" table:style-name="ce9">
            <text:p>16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00</text:p>
          </table:table-cell>
          <table:table-cell office:value-type="string" table:style-name="ce3">
            <text:p>Micro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3-01-17T00:00:00" table:style-name="ce9">
            <text:p>17/01/23</text:p>
          </table:table-cell>
          <table:table-cell office:value-type="date" office:date-value="2023-01-27T00:00:00" table:style-name="ce9">
            <text:p>27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38</text:p>
          </table:table-cell>
          <table:table-cell office:value-type="string" table:style-name="ce3">
            <text:p>Standard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3-01-28T00:00:00" table:style-name="ce9">
            <text:p>28/01/23</text:p>
          </table:table-cell>
          <table:table-cell office:value-type="date" office:date-value="2023-02-07T00:00:00" table:style-name="ce9">
            <text:p>07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2</text:p>
          </table:table-cell>
          <table:table-cell office:value-type="string" table:style-name="ce3">
            <text:p>Nano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2-12-26T00:00:00" table:style-name="ce9">
            <text:p>26/12/22</text:p>
          </table:table-cell>
          <table:table-cell office:value-type="date" office:date-value="2023-01-05T00:00:00" table:style-name="ce9">
            <text:p>0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5</text:p>
          </table:table-cell>
          <table:table-cell office:value-type="string" table:style-name="ce3">
            <text:p>Nano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1-06T00:00:00" table:style-name="ce9">
            <text:p>06/01/23</text:p>
          </table:table-cell>
          <table:table-cell office:value-type="date" office:date-value="2023-01-16T00:00:00" table:style-name="ce9">
            <text:p>1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3</text:p>
          </table:table-cell>
          <table:table-cell office:value-type="string" table:style-name="ce3">
            <text:p>Standard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1-17T00:00:00" table:style-name="ce9">
            <text:p>17/01/23</text:p>
          </table:table-cell>
          <table:table-cell office:value-type="date" office:date-value="2023-01-27T00:00:00" table:style-name="ce9">
            <text:p>27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5</text:p>
          </table:table-cell>
          <table:table-cell office:value-type="string" table:style-name="ce3">
            <text:p>Nano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1-28T00:00:00" table:style-name="ce9">
            <text:p>28/01/23</text:p>
          </table:table-cell>
          <table:table-cell office:value-type="date" office:date-value="2023-02-07T00:00:00" table:style-name="ce9">
            <text:p>07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0</text:p>
          </table:table-cell>
          <table:table-cell office:value-type="string" table:style-name="ce3">
            <text:p>Elettronica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2-08T00:00:00" table:style-name="ce9">
            <text:p>08/02/23</text:p>
          </table:table-cell>
          <table:table-cell office:value-type="date" office:date-value="2023-02-18T00:00:00" table:style-name="ce9">
            <text:p>18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3</text:p>
          </table:table-cell>
          <table:table-cell office:value-type="string" table:style-name="ce3">
            <text:p>Nano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2-19T00:00:00" table:style-name="ce9">
            <text:p>19/02/23</text:p>
          </table:table-cell>
          <table:table-cell office:value-type="date" office:date-value="2023-03-01T00:00:00" table:style-name="ce9">
            <text:p>01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0</text:p>
          </table:table-cell>
          <table:table-cell office:value-type="string" table:style-name="ce3">
            <text:p>Standard</text:p>
          </table:table-cell>
          <table:table-cell office:value-type="float" office:value="3912346057" table:style-name="ce1">
            <text:p>3912346057</text:p>
          </table:table-cell>
          <table:table-cell office:value-type="date" office:date-value="2022-12-26T00:00:00" table:style-name="ce9">
            <text:p>26/12/22</text:p>
          </table:table-cell>
          <table:table-cell office:value-type="date" office:date-value="2023-01-05T00:00:00" table:style-name="ce9">
            <text:p>0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1</text:p>
          </table:table-cell>
          <table:table-cell office:value-type="string" table:style-name="ce3">
            <text:p>Micro</text:p>
          </table:table-cell>
          <table:table-cell office:value-type="float" office:value="3912346057" table:style-name="ce1">
            <text:p>3912346057</text:p>
          </table:table-cell>
          <table:table-cell office:value-type="date" office:date-value="2023-01-06T00:00:00" table:style-name="ce9">
            <text:p>06/01/23</text:p>
          </table:table-cell>
          <table:table-cell office:value-type="date" office:date-value="2023-01-16T00:00:00" table:style-name="ce9">
            <text:p>1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4</text:p>
          </table:table-cell>
          <table:table-cell office:value-type="string" table:style-name="ce3">
            <text:p>Elettronica</text:p>
          </table:table-cell>
          <table:table-cell office:value-type="float" office:value="3912346057" table:style-name="ce1">
            <text:p>3912346057</text:p>
          </table:table-cell>
          <table:table-cell office:value-type="date" office:date-value="2023-01-17T00:00:00" table:style-name="ce9">
            <text:p>17/01/23</text:p>
          </table:table-cell>
          <table:table-cell office:value-type="date" office:date-value="2023-01-27T00:00:00" table:style-name="ce9">
            <text:p>27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7</text:p>
          </table:table-cell>
          <table:table-cell office:value-type="string" table:style-name="ce3">
            <text:p>Standard</text:p>
          </table:table-cell>
          <table:table-cell office:value-type="float" office:value="3912346057" table:style-name="ce1">
            <text:p>3912346057</text:p>
          </table:table-cell>
          <table:table-cell office:value-type="date" office:date-value="2023-01-28T00:00:00" table:style-name="ce9">
            <text:p>28/01/23</text:p>
          </table:table-cell>
          <table:table-cell office:value-type="date" office:date-value="2023-02-07T00:00:00" table:style-name="ce9">
            <text:p>07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1</text:p>
          </table:table-cell>
          <table:table-cell office:value-type="string" table:style-name="ce3">
            <text:p>Elettronica</text:p>
          </table:table-cell>
          <table:table-cell office:value-type="float" office:value="3912346058" table:style-name="ce1">
            <text:p>3912346058</text:p>
          </table:table-cell>
          <table:table-cell office:value-type="date" office:date-value="2022-12-26T00:00:00" table:style-name="ce9">
            <text:p>26/12/22</text:p>
          </table:table-cell>
          <table:table-cell office:value-type="date" office:date-value="2023-01-05T00:00:00" table:style-name="ce9">
            <text:p>0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2</text:p>
          </table:table-cell>
          <table:table-cell office:value-type="string" table:style-name="ce3">
            <text:p>Micro</text:p>
          </table:table-cell>
          <table:table-cell office:value-type="float" office:value="3912346058" table:style-name="ce1">
            <text:p>3912346058</text:p>
          </table:table-cell>
          <table:table-cell office:value-type="date" office:date-value="2023-01-06T00:00:00" table:style-name="ce9">
            <text:p>06/01/23</text:p>
          </table:table-cell>
          <table:table-cell office:value-type="date" office:date-value="2023-01-16T00:00:00" table:style-name="ce9">
            <text:p>1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9</text:p>
          </table:table-cell>
          <table:table-cell office:value-type="string" table:style-name="ce3">
            <text:p>Standard</text:p>
          </table:table-cell>
          <table:table-cell office:value-type="float" office:value="3912346058" table:style-name="ce1">
            <text:p>3912346058</text:p>
          </table:table-cell>
          <table:table-cell office:value-type="date" office:date-value="2023-01-17T00:00:00" table:style-name="ce9">
            <text:p>17/01/23</text:p>
          </table:table-cell>
          <table:table-cell office:value-type="date" office:date-value="2023-01-27T00:00:00" table:style-name="ce9">
            <text:p>27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2</text:p>
          </table:table-cell>
          <table:table-cell office:value-type="string" table:style-name="ce3">
            <text:p>Nano</text:p>
          </table:table-cell>
          <table:table-cell office:value-type="float" office:value="3912346059" table:style-name="ce1">
            <text:p>3912346059</text:p>
          </table:table-cell>
          <table:table-cell office:value-type="date" office:date-value="2022-12-27T00:00:00" table:style-name="ce9">
            <text:p>27/12/22</text:p>
          </table:table-cell>
          <table:table-cell office:value-type="date" office:date-value="2023-01-06T00:00:00" table:style-name="ce9">
            <text:p>0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9</text:p>
          </table:table-cell>
          <table:table-cell office:value-type="string" table:style-name="ce3">
            <text:p>Standard</text:p>
          </table:table-cell>
          <table:table-cell office:value-type="float" office:value="3912346059" table:style-name="ce1">
            <text:p>3912346059</text:p>
          </table:table-cell>
          <table:table-cell office:value-type="date" office:date-value="2023-01-07T00:00:00" table:style-name="ce9">
            <text:p>07/01/23</text:p>
          </table:table-cell>
          <table:table-cell office:value-type="date" office:date-value="2023-01-17T00:00:00" table:style-name="ce9">
            <text:p>17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3</text:p>
          </table:table-cell>
          <table:table-cell office:value-type="string" table:style-name="ce3">
            <text:p>Standard</text:p>
          </table:table-cell>
          <table:table-cell office:value-type="float" office:value="3912346059" table:style-name="ce1">
            <text:p>3912346059</text:p>
          </table:table-cell>
          <table:table-cell office:value-type="date" office:date-value="2023-01-18T00:00:00" table:style-name="ce9">
            <text:p>18/01/23</text:p>
          </table:table-cell>
          <table:table-cell office:value-type="date" office:date-value="2023-01-28T00:00:00" table:style-name="ce9">
            <text:p>28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68</text:p>
          </table:table-cell>
          <table:table-cell office:value-type="string" table:style-name="ce3">
            <text:p>Nano</text:p>
          </table:table-cell>
          <table:table-cell office:value-type="float" office:value="3912346059" table:style-name="ce1">
            <text:p>3912346059</text:p>
          </table:table-cell>
          <table:table-cell office:value-type="date" office:date-value="2023-01-29T00:00:00" table:style-name="ce9">
            <text:p>29/01/23</text:p>
          </table:table-cell>
          <table:table-cell office:value-type="date" office:date-value="2023-02-08T00:00:00" table:style-name="ce9">
            <text:p>08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45</text:p>
          </table:table-cell>
          <table:table-cell office:value-type="string" table:style-name="ce3">
            <text:p>Nano</text:p>
          </table:table-cell>
          <table:table-cell office:value-type="float" office:value="3912346060" table:style-name="ce1">
            <text:p>3912346060</text:p>
          </table:table-cell>
          <table:table-cell office:value-type="date" office:date-value="2022-12-27T00:00:00" table:style-name="ce9">
            <text:p>27/12/22</text:p>
          </table:table-cell>
          <table:table-cell office:value-type="date" office:date-value="2023-01-06T00:00:00" table:style-name="ce9">
            <text:p>06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41</text:p>
          </table:table-cell>
          <table:table-cell office:value-type="string" table:style-name="ce3">
            <text:p>Micro</text:p>
          </table:table-cell>
          <table:table-cell office:value-type="float" office:value="3912346060" table:style-name="ce1">
            <text:p>3912346060</text:p>
          </table:table-cell>
          <table:table-cell office:value-type="date" office:date-value="2023-01-07T00:00:00" table:style-name="ce9">
            <text:p>07/01/23</text:p>
          </table:table-cell>
          <table:table-cell office:value-type="date" office:date-value="2023-01-17T00:00:00" table:style-name="ce9">
            <text:p>17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49</text:p>
          </table:table-cell>
          <table:table-cell office:value-type="string" table:style-name="ce3">
            <text:p>Micro</text:p>
          </table:table-cell>
          <table:table-cell office:value-type="float" office:value="3912346060" table:style-name="ce1">
            <text:p>3912346060</text:p>
          </table:table-cell>
          <table:table-cell office:value-type="date" office:date-value="2023-01-18T00:00:00" table:style-name="ce9">
            <text:p>18/01/23</text:p>
          </table:table-cell>
          <table:table-cell office:value-type="date" office:date-value="2023-01-28T00:00:00" table:style-name="ce9">
            <text:p>28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62</text:p>
          </table:table-cell>
          <table:table-cell office:value-type="string" table:style-name="ce3">
            <text:p>Nano</text:p>
          </table:table-cell>
          <table:table-cell office:value-type="float" office:value="3912346060" table:style-name="ce1">
            <text:p>3912346060</text:p>
          </table:table-cell>
          <table:table-cell office:value-type="date" office:date-value="2023-01-29T00:00:00" table:style-name="ce9">
            <text:p>29/01/23</text:p>
          </table:table-cell>
          <table:table-cell office:value-type="date" office:date-value="2023-02-08T00:00:00" table:style-name="ce9">
            <text:p>08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40</text:p>
          </table:table-cell>
          <table:table-cell office:value-type="string" table:style-name="ce3">
            <text:p>Elettronica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2-12-28T00:00:00" table:style-name="ce9">
            <text:p>28/12/22</text:p>
          </table:table-cell>
          <table:table-cell office:value-type="date" office:date-value="2023-01-07T00:00:00" table:style-name="ce9">
            <text:p>07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688</text:p>
          </table:table-cell>
          <table:table-cell office:value-type="string" table:style-name="ce3">
            <text:p>Micr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1-08T00:00:00" table:style-name="ce9">
            <text:p>08/01/23</text:p>
          </table:table-cell>
          <table:table-cell office:value-type="date" office:date-value="2023-01-18T00:00:00" table:style-name="ce9">
            <text:p>18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23</text:p>
          </table:table-cell>
          <table:table-cell office:value-type="string" table:style-name="ce3">
            <text:p>Micr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1-19T00:00:00" table:style-name="ce9">
            <text:p>19/01/23</text:p>
          </table:table-cell>
          <table:table-cell office:value-type="date" office:date-value="2023-01-29T00:00:00" table:style-name="ce9">
            <text:p>29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52</text:p>
          </table:table-cell>
          <table:table-cell office:value-type="string" table:style-name="ce3">
            <text:p>Elettronica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1-30T00:00:00" table:style-name="ce9">
            <text:p>30/01/23</text:p>
          </table:table-cell>
          <table:table-cell office:value-type="date" office:date-value="2023-02-09T00:00:00" table:style-name="ce9">
            <text:p>09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06</text:p>
          </table:table-cell>
          <table:table-cell office:value-type="string" table:style-name="ce3">
            <text:p>Nan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2-10T00:00:00" table:style-name="ce9">
            <text:p>10/02/23</text:p>
          </table:table-cell>
          <table:table-cell office:value-type="date" office:date-value="2023-02-20T00:00:00" table:style-name="ce9">
            <text:p>20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85</text:p>
          </table:table-cell>
          <table:table-cell office:value-type="string" table:style-name="ce3">
            <text:p>Standard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2-21T00:00:00" table:style-name="ce9">
            <text:p>21/02/23</text:p>
          </table:table-cell>
          <table:table-cell office:value-type="date" office:date-value="2023-03-03T00:00:00" table:style-name="ce9">
            <text:p>03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21</text:p>
          </table:table-cell>
          <table:table-cell office:value-type="string" table:style-name="ce3">
            <text:p>Nan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3-04T00:00:00" table:style-name="ce9">
            <text:p>04/03/23</text:p>
          </table:table-cell>
          <table:table-cell office:value-type="date" office:date-value="2023-03-14T00:00:00" table:style-name="ce9">
            <text:p>14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63</text:p>
          </table:table-cell>
          <table:table-cell office:value-type="string" table:style-name="ce3">
            <text:p>Micr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3-15T00:00:00" table:style-name="ce9">
            <text:p>15/03/23</text:p>
          </table:table-cell>
          <table:table-cell office:value-type="date" office:date-value="2023-03-25T00:00:00" table:style-name="ce9">
            <text:p>25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2345687</text:p>
          </table:table-cell>
          <table:table-cell office:value-type="string" table:style-name="ce3">
            <text:p>Micro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2-12-28T00:00:00" table:style-name="ce9">
            <text:p>28/12/22</text:p>
          </table:table-cell>
          <table:table-cell office:value-type="date" office:date-value="2023-01-07T00:00:00" table:style-name="ce9">
            <text:p>07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50</text:p>
          </table:table-cell>
          <table:table-cell office:value-type="string" table:style-name="ce3">
            <text:p>Elettronica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1-08T00:00:00" table:style-name="ce9">
            <text:p>08/01/23</text:p>
          </table:table-cell>
          <table:table-cell office:value-type="date" office:date-value="2023-01-18T00:00:00" table:style-name="ce9">
            <text:p>18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36</text:p>
          </table:table-cell>
          <table:table-cell office:value-type="string" table:style-name="ce3">
            <text:p>Micro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1-19T00:00:00" table:style-name="ce9">
            <text:p>19/01/23</text:p>
          </table:table-cell>
          <table:table-cell office:value-type="date" office:date-value="2023-01-29T00:00:00" table:style-name="ce9">
            <text:p>29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2345710</text:p>
          </table:table-cell>
          <table:table-cell office:value-type="string" table:style-name="ce3">
            <text:p>Micro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1-30T00:00:00" table:style-name="ce9">
            <text:p>30/01/23</text:p>
          </table:table-cell>
          <table:table-cell office:value-type="date" office:date-value="2023-02-09T00:00:00" table:style-name="ce9">
            <text:p>09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600</text:p>
          </table:table-cell>
          <table:table-cell office:value-type="string" table:style-name="ce3">
            <text:p>Standard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2-10T00:00:00" table:style-name="ce9">
            <text:p>10/02/23</text:p>
          </table:table-cell>
          <table:table-cell office:value-type="date" office:date-value="2023-02-20T00:00:00" table:style-name="ce9">
            <text:p>20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9012391</text:p>
          </table:table-cell>
          <table:table-cell office:value-type="string" table:style-name="ce3">
            <text:p>Standard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2-21T00:00:00" table:style-name="ce9">
            <text:p>21/02/23</text:p>
          </table:table-cell>
          <table:table-cell office:value-type="date" office:date-value="2023-03-03T00:00:00" table:style-name="ce9">
            <text:p>03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896</text:p>
          </table:table-cell>
          <table:table-cell office:value-type="string" table:style-name="ce3">
            <text:p>Elettronica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2-12-29T00:00:00" table:style-name="ce9">
            <text:p>29/12/22</text:p>
          </table:table-cell>
          <table:table-cell office:value-type="date" office:date-value="2023-01-08T00:00:00" table:style-name="ce9">
            <text:p>08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51</text:p>
          </table:table-cell>
          <table:table-cell office:value-type="string" table:style-name="ce3">
            <text:p>Standard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1-09T00:00:00" table:style-name="ce9">
            <text:p>09/01/23</text:p>
          </table:table-cell>
          <table:table-cell office:value-type="date" office:date-value="2023-01-19T00:00:00" table:style-name="ce9">
            <text:p>19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469</text:p>
          </table:table-cell>
          <table:table-cell office:value-type="string" table:style-name="ce3">
            <text:p>Micr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1-20T00:00:00" table:style-name="ce9">
            <text:p>20/01/23</text:p>
          </table:table-cell>
          <table:table-cell office:value-type="date" office:date-value="2023-01-30T00:00:00" table:style-name="ce9">
            <text:p>30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43</text:p>
          </table:table-cell>
          <table:table-cell office:value-type="string" table:style-name="ce3">
            <text:p>Nan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1-31T00:00:00" table:style-name="ce9">
            <text:p>31/01/23</text:p>
          </table:table-cell>
          <table:table-cell office:value-type="date" office:date-value="2023-02-10T00:00:00" table:style-name="ce9">
            <text:p>10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04</text:p>
          </table:table-cell>
          <table:table-cell office:value-type="string" table:style-name="ce3">
            <text:p>Micr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2-11T00:00:00" table:style-name="ce9">
            <text:p>11/02/23</text:p>
          </table:table-cell>
          <table:table-cell office:value-type="date" office:date-value="2023-02-21T00:00:00" table:style-name="ce9">
            <text:p>21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597</text:p>
          </table:table-cell>
          <table:table-cell office:value-type="string" table:style-name="ce3">
            <text:p>Standard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2-22T00:00:00" table:style-name="ce9">
            <text:p>22/02/23</text:p>
          </table:table-cell>
          <table:table-cell office:value-type="date" office:date-value="2023-03-04T00:00:00" table:style-name="ce9">
            <text:p>04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19</text:p>
          </table:table-cell>
          <table:table-cell office:value-type="string" table:style-name="ce3">
            <text:p>Nan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3-05T00:00:00" table:style-name="ce9">
            <text:p>05/03/23</text:p>
          </table:table-cell>
          <table:table-cell office:value-type="date" office:date-value="2023-03-15T00:00:00" table:style-name="ce9">
            <text:p>15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08</text:p>
          </table:table-cell>
          <table:table-cell office:value-type="string" table:style-name="ce3">
            <text:p>Elettronica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2-12-29T00:00:00" table:style-name="ce9">
            <text:p>29/12/22</text:p>
          </table:table-cell>
          <table:table-cell office:value-type="date" office:date-value="2023-01-08T00:00:00" table:style-name="ce9">
            <text:p>08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12</text:p>
          </table:table-cell>
          <table:table-cell office:value-type="string" table:style-name="ce3">
            <text:p>Micro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1-09T00:00:00" table:style-name="ce9">
            <text:p>09/01/23</text:p>
          </table:table-cell>
          <table:table-cell office:value-type="date" office:date-value="2023-01-19T00:00:00" table:style-name="ce9">
            <text:p>19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23</text:p>
          </table:table-cell>
          <table:table-cell office:value-type="string" table:style-name="ce3">
            <text:p>Nano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1-20T00:00:00" table:style-name="ce9">
            <text:p>20/01/23</text:p>
          </table:table-cell>
          <table:table-cell office:value-type="date" office:date-value="2023-01-30T00:00:00" table:style-name="ce9">
            <text:p>30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93</text:p>
          </table:table-cell>
          <table:table-cell office:value-type="string" table:style-name="ce3">
            <text:p>Standard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1-31T00:00:00" table:style-name="ce9">
            <text:p>31/01/23</text:p>
          </table:table-cell>
          <table:table-cell office:value-type="date" office:date-value="2023-02-10T00:00:00" table:style-name="ce9">
            <text:p>10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94</text:p>
          </table:table-cell>
          <table:table-cell office:value-type="string" table:style-name="ce3">
            <text:p>Standard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2-11T00:00:00" table:style-name="ce9">
            <text:p>11/02/23</text:p>
          </table:table-cell>
          <table:table-cell office:value-type="date" office:date-value="2023-02-21T00:00:00" table:style-name="ce9">
            <text:p>21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07</text:p>
          </table:table-cell>
          <table:table-cell office:value-type="string" table:style-name="ce3">
            <text:p>Standard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2-12-30T00:00:00" table:style-name="ce9">
            <text:p>30/12/22</text:p>
          </table:table-cell>
          <table:table-cell office:value-type="date" office:date-value="2023-01-09T00:00:00" table:style-name="ce9">
            <text:p>09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0</text:p>
          </table:table-cell>
          <table:table-cell office:value-type="string" table:style-name="ce3">
            <text:p>Elettronica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1-10T00:00:00" table:style-name="ce9">
            <text:p>10/01/23</text:p>
          </table:table-cell>
          <table:table-cell office:value-type="date" office:date-value="2023-01-20T00:00:00" table:style-name="ce9">
            <text:p>20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3</text:p>
          </table:table-cell>
          <table:table-cell office:value-type="string" table:style-name="ce3">
            <text:p>Nano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1-21T00:00:00" table:style-name="ce9">
            <text:p>21/01/23</text:p>
          </table:table-cell>
          <table:table-cell office:value-type="date" office:date-value="2023-01-31T00:00:00" table:style-name="ce9">
            <text:p>3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6</text:p>
          </table:table-cell>
          <table:table-cell office:value-type="string" table:style-name="ce3">
            <text:p>Nano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2-01T00:00:00" table:style-name="ce9">
            <text:p>01/02/23</text:p>
          </table:table-cell>
          <table:table-cell office:value-type="date" office:date-value="2023-02-11T00:00:00" table:style-name="ce9">
            <text:p>11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6</text:p>
          </table:table-cell>
          <table:table-cell office:value-type="string" table:style-name="ce3">
            <text:p>Standard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2-12T00:00:00" table:style-name="ce9">
            <text:p>12/02/23</text:p>
          </table:table-cell>
          <table:table-cell office:value-type="date" office:date-value="2023-02-22T00:00:00" table:style-name="ce9">
            <text:p>22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4</text:p>
          </table:table-cell>
          <table:table-cell office:value-type="string" table:style-name="ce3">
            <text:p>Micro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2-23T00:00:00" table:style-name="ce9">
            <text:p>23/02/23</text:p>
          </table:table-cell>
          <table:table-cell office:value-type="date" office:date-value="2023-03-05T00:00:00" table:style-name="ce9">
            <text:p>05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9</text:p>
          </table:table-cell>
          <table:table-cell office:value-type="string" table:style-name="ce3">
            <text:p>Elettronica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3-06T00:00:00" table:style-name="ce9">
            <text:p>06/03/23</text:p>
          </table:table-cell>
          <table:table-cell office:value-type="date" office:date-value="2023-03-16T00:00:00" table:style-name="ce9">
            <text:p>16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4</text:p>
          </table:table-cell>
          <table:table-cell office:value-type="string" table:style-name="ce3">
            <text:p>Standard</text:p>
          </table:table-cell>
          <table:table-cell office:value-type="float" office:value="3912346066" table:style-name="ce1">
            <text:p>3912346066</text:p>
          </table:table-cell>
          <table:table-cell office:value-type="date" office:date-value="2022-12-30T00:00:00" table:style-name="ce9">
            <text:p>30/12/22</text:p>
          </table:table-cell>
          <table:table-cell office:value-type="date" office:date-value="2023-01-09T00:00:00" table:style-name="ce9">
            <text:p>09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43</text:p>
          </table:table-cell>
          <table:table-cell office:value-type="string" table:style-name="ce3">
            <text:p>Micro</text:p>
          </table:table-cell>
          <table:table-cell office:value-type="float" office:value="3912346066" table:style-name="ce1">
            <text:p>3912346066</text:p>
          </table:table-cell>
          <table:table-cell office:value-type="date" office:date-value="2023-01-10T00:00:00" table:style-name="ce9">
            <text:p>10/01/23</text:p>
          </table:table-cell>
          <table:table-cell office:value-type="date" office:date-value="2023-01-20T00:00:00" table:style-name="ce9">
            <text:p>20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8</text:p>
          </table:table-cell>
          <table:table-cell office:value-type="string" table:style-name="ce3">
            <text:p>Elettronica</text:p>
          </table:table-cell>
          <table:table-cell office:value-type="float" office:value="3912346067" table:style-name="ce1">
            <text:p>3912346067</text:p>
          </table:table-cell>
          <table:table-cell office:value-type="date" office:date-value="2022-12-31T00:00:00" table:style-name="ce9">
            <text:p>31/12/22</text:p>
          </table:table-cell>
          <table:table-cell office:value-type="date" office:date-value="2023-01-10T00:00:00" table:style-name="ce9">
            <text:p>10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2</text:p>
          </table:table-cell>
          <table:table-cell office:value-type="string" table:style-name="ce3">
            <text:p>Micro</text:p>
          </table:table-cell>
          <table:table-cell office:value-type="float" office:value="3912346067" table:style-name="ce1">
            <text:p>3912346067</text:p>
          </table:table-cell>
          <table:table-cell office:value-type="date" office:date-value="2023-01-11T00:00:00" table:style-name="ce9">
            <text:p>11/01/23</text:p>
          </table:table-cell>
          <table:table-cell office:value-type="date" office:date-value="2023-01-21T00:00:00" table:style-name="ce9">
            <text:p>2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5</text:p>
          </table:table-cell>
          <table:table-cell office:value-type="string" table:style-name="ce3">
            <text:p>Elettronica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2-12-31T00:00:00" table:style-name="ce9">
            <text:p>31/12/22</text:p>
          </table:table-cell>
          <table:table-cell office:value-type="date" office:date-value="2023-01-10T00:00:00" table:style-name="ce9">
            <text:p>10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8</text:p>
          </table:table-cell>
          <table:table-cell office:value-type="string" table:style-name="ce3">
            <text:p>Standard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1-11T00:00:00" table:style-name="ce9">
            <text:p>11/01/23</text:p>
          </table:table-cell>
          <table:table-cell office:value-type="date" office:date-value="2023-01-21T00:00:00" table:style-name="ce9">
            <text:p>2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4</text:p>
          </table:table-cell>
          <table:table-cell office:value-type="string" table:style-name="ce3">
            <text:p>Elettronica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1-22T00:00:00" table:style-name="ce9">
            <text:p>22/01/23</text:p>
          </table:table-cell>
          <table:table-cell office:value-type="date" office:date-value="2023-02-01T00:00:00" table:style-name="ce9">
            <text:p>01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1</text:p>
          </table:table-cell>
          <table:table-cell office:value-type="string" table:style-name="ce3">
            <text:p>Nano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2-02T00:00:00" table:style-name="ce9">
            <text:p>02/02/23</text:p>
          </table:table-cell>
          <table:table-cell office:value-type="date" office:date-value="2023-02-12T00:00:00" table:style-name="ce9">
            <text:p>12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3</text:p>
          </table:table-cell>
          <table:table-cell office:value-type="string" table:style-name="ce3">
            <text:p>Micro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2-13T00:00:00" table:style-name="ce9">
            <text:p>13/02/23</text:p>
          </table:table-cell>
          <table:table-cell office:value-type="date" office:date-value="2023-02-23T00:00:00" table:style-name="ce9">
            <text:p>2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4</text:p>
          </table:table-cell>
          <table:table-cell office:value-type="string" table:style-name="ce3">
            <text:p>Nano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1-01T00:00:00" table:style-name="ce9">
            <text:p>01/01/23</text:p>
          </table:table-cell>
          <table:table-cell office:value-type="date" office:date-value="2023-01-11T00:00:00" table:style-name="ce9">
            <text:p>11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53</text:p>
          </table:table-cell>
          <table:table-cell office:value-type="string" table:style-name="ce3">
            <text:p>Standard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1-12T00:00:00" table:style-name="ce9">
            <text:p>12/01/23</text:p>
          </table:table-cell>
          <table:table-cell office:value-type="date" office:date-value="2023-01-22T00:00:00" table:style-name="ce9">
            <text:p>2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32</text:p>
          </table:table-cell>
          <table:table-cell office:value-type="string" table:style-name="ce3">
            <text:p>Micro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1-23T00:00:00" table:style-name="ce9">
            <text:p>23/01/23</text:p>
          </table:table-cell>
          <table:table-cell office:value-type="date" office:date-value="2023-02-02T00:00:00" table:style-name="ce9">
            <text:p>02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593</text:p>
          </table:table-cell>
          <table:table-cell office:value-type="string" table:style-name="ce3">
            <text:p>Standard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2-03T00:00:00" table:style-name="ce9">
            <text:p>03/02/23</text:p>
          </table:table-cell>
          <table:table-cell office:value-type="date" office:date-value="2023-02-13T00:00:00" table:style-name="ce9">
            <text:p>13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84</text:p>
          </table:table-cell>
          <table:table-cell office:value-type="string" table:style-name="ce3">
            <text:p>Standard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2-14T00:00:00" table:style-name="ce9">
            <text:p>14/02/23</text:p>
          </table:table-cell>
          <table:table-cell office:value-type="date" office:date-value="2023-02-24T00:00:00" table:style-name="ce9">
            <text:p>24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04</text:p>
          </table:table-cell>
          <table:table-cell office:value-type="string" table:style-name="ce3">
            <text:p>Micro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2-25T00:00:00" table:style-name="ce9">
            <text:p>25/02/23</text:p>
          </table:table-cell>
          <table:table-cell office:value-type="date" office:date-value="2023-03-07T00:00:00" table:style-name="ce9">
            <text:p>07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480</text:p>
          </table:table-cell>
          <table:table-cell office:value-type="string" table:style-name="ce3">
            <text:p>Micro</text:p>
          </table:table-cell>
          <table:table-cell office:value-type="float" office:value="3912346070" table:style-name="ce1">
            <text:p>3912346070</text:p>
          </table:table-cell>
          <table:table-cell office:value-type="date" office:date-value="2023-01-01T00:00:00" table:style-name="ce9">
            <text:p>01/01/23</text:p>
          </table:table-cell>
          <table:table-cell office:value-type="date" office:date-value="2023-01-11T00:00:00" table:style-name="ce9">
            <text:p>11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02</text:p>
          </table:table-cell>
          <table:table-cell office:value-type="string" table:style-name="ce3">
            <text:p>Micro</text:p>
          </table:table-cell>
          <table:table-cell office:value-type="float" office:value="3912346070" table:style-name="ce1">
            <text:p>3912346070</text:p>
          </table:table-cell>
          <table:table-cell office:value-type="date" office:date-value="2023-01-12T00:00:00" table:style-name="ce9">
            <text:p>12/01/23</text:p>
          </table:table-cell>
          <table:table-cell office:value-type="date" office:date-value="2023-01-22T00:00:00" table:style-name="ce9">
            <text:p>2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08</text:p>
          </table:table-cell>
          <table:table-cell office:value-type="string" table:style-name="ce3">
            <text:p>Micro</text:p>
          </table:table-cell>
          <table:table-cell office:value-type="float" office:value="3912346070" table:style-name="ce1">
            <text:p>3912346070</text:p>
          </table:table-cell>
          <table:table-cell office:value-type="date" office:date-value="2023-01-23T00:00:00" table:style-name="ce9">
            <text:p>23/01/23</text:p>
          </table:table-cell>
          <table:table-cell office:value-type="date" office:date-value="2023-02-02T00:00:00" table:style-name="ce9">
            <text:p>02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01</text:p>
          </table:table-cell>
          <table:table-cell office:value-type="string" table:style-name="ce3">
            <text:p>Elettronica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602</text:p>
          </table:table-cell>
          <table:table-cell office:value-type="string" table:style-name="ce3">
            <text:p>Standard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2345726</text:p>
          </table:table-cell>
          <table:table-cell office:value-type="string" table:style-name="ce3">
            <text:p>Micro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2345727</text:p>
          </table:table-cell>
          <table:table-cell office:value-type="string" table:style-name="ce3">
            <text:p>Micro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2-04T00:00:00" table:style-name="ce9">
            <text:p>04/02/23</text:p>
          </table:table-cell>
          <table:table-cell office:value-type="date" office:date-value="2023-02-14T00:00:00" table:style-name="ce9">
            <text:p>14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40</text:p>
          </table:table-cell>
          <table:table-cell office:value-type="string" table:style-name="ce3">
            <text:p>Elettronica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2-15T00:00:00" table:style-name="ce9">
            <text:p>15/02/23</text:p>
          </table:table-cell>
          <table:table-cell office:value-type="date" office:date-value="2023-02-25T00:00:00" table:style-name="ce9">
            <text:p>25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30</text:p>
          </table:table-cell>
          <table:table-cell office:value-type="string" table:style-name="ce3">
            <text:p>Nano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2-26T00:00:00" table:style-name="ce9">
            <text:p>26/02/23</text:p>
          </table:table-cell>
          <table:table-cell office:value-type="date" office:date-value="2023-03-08T00:00:00" table:style-name="ce9">
            <text:p>08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0123507</text:p>
          </table:table-cell>
          <table:table-cell office:value-type="string" table:style-name="ce3">
            <text:p>Micro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3-09T00:00:00" table:style-name="ce9">
            <text:p>09/03/23</text:p>
          </table:table-cell>
          <table:table-cell office:value-type="date" office:date-value="2023-03-19T00:00:00" table:style-name="ce9">
            <text:p>19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13</text:p>
          </table:table-cell>
          <table:table-cell office:value-type="string" table:style-name="ce3">
            <text:p>Nano</text:p>
          </table:table-cell>
          <table:table-cell office:value-type="float" office:value="3912346072" table:style-name="ce1">
            <text:p>3912346072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36</text:p>
          </table:table-cell>
          <table:table-cell office:value-type="string" table:style-name="ce3">
            <text:p>Elettronica</text:p>
          </table:table-cell>
          <table:table-cell office:value-type="float" office:value="3912346072" table:style-name="ce1">
            <text:p>3912346072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9012395</text:p>
          </table:table-cell>
          <table:table-cell office:value-type="string" table:style-name="ce3">
            <text:p>Standard</text:p>
          </table:table-cell>
          <table:table-cell office:value-type="float" office:value="3912346072" table:style-name="ce1">
            <text:p>3912346072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786</text:p>
          </table:table-cell>
          <table:table-cell office:value-type="string" table:style-name="ce3">
            <text:p>Nano</text:p>
          </table:table-cell>
          <table:table-cell office:value-type="float" office:value="3912346073" table:style-name="ce1">
            <text:p>3912346073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799</text:p>
          </table:table-cell>
          <table:table-cell office:value-type="string" table:style-name="ce3">
            <text:p>Nan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2345716</text:p>
          </table:table-cell>
          <table:table-cell office:value-type="string" table:style-name="ce3">
            <text:p>Micr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22</text:p>
          </table:table-cell>
          <table:table-cell office:value-type="string" table:style-name="ce3">
            <text:p>Nan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1-25T00:00:00" table:style-name="ce9">
            <text:p>25/01/23</text:p>
          </table:table-cell>
          <table:table-cell office:value-type="date" office:date-value="2023-02-04T00:00:00" table:style-name="ce9">
            <text:p>04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66</text:p>
          </table:table-cell>
          <table:table-cell office:value-type="string" table:style-name="ce3">
            <text:p>Micr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2-05T00:00:00" table:style-name="ce9">
            <text:p>05/02/23</text:p>
          </table:table-cell>
          <table:table-cell office:value-type="date" office:date-value="2023-02-15T00:00:00" table:style-name="ce9">
            <text:p>15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898</text:p>
          </table:table-cell>
          <table:table-cell office:value-type="string" table:style-name="ce3">
            <text:p>Elettronica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44</text:p>
          </table:table-cell>
          <table:table-cell office:value-type="string" table:style-name="ce3">
            <text:p>Elettronica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48</text:p>
          </table:table-cell>
          <table:table-cell office:value-type="string" table:style-name="ce3">
            <text:p>Elettronica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1-26T00:00:00" table:style-name="ce9">
            <text:p>26/01/23</text:p>
          </table:table-cell>
          <table:table-cell office:value-type="date" office:date-value="2023-02-05T00:00:00" table:style-name="ce9">
            <text:p>05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599</text:p>
          </table:table-cell>
          <table:table-cell office:value-type="string" table:style-name="ce3">
            <text:p>Standard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2-06T00:00:00" table:style-name="ce9">
            <text:p>06/02/23</text:p>
          </table:table-cell>
          <table:table-cell office:value-type="date" office:date-value="2023-02-16T00:00:00" table:style-name="ce9">
            <text:p>16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43</text:p>
          </table:table-cell>
          <table:table-cell office:value-type="string" table:style-name="ce3">
            <text:p>Standard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2-17T00:00:00" table:style-name="ce9">
            <text:p>17/02/23</text:p>
          </table:table-cell>
          <table:table-cell office:value-type="date" office:date-value="2023-02-27T00:00:00" table:style-name="ce9">
            <text:p>27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66</text:p>
          </table:table-cell>
          <table:table-cell office:value-type="string" table:style-name="ce3">
            <text:p>Nano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2-28T00:00:00" table:style-name="ce9">
            <text:p>28/02/23</text:p>
          </table:table-cell>
          <table:table-cell office:value-type="date" office:date-value="2023-03-10T00:00:00" table:style-name="ce9">
            <text:p>10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10</text:p>
          </table:table-cell>
          <table:table-cell office:value-type="string" table:style-name="ce3">
            <text:p>Micro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3-11T00:00:00" table:style-name="ce9">
            <text:p>11/03/23</text:p>
          </table:table-cell>
          <table:table-cell office:value-type="date" office:date-value="2023-03-21T00:00:00" table:style-name="ce9">
            <text:p>21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790</text:p>
          </table:table-cell>
          <table:table-cell office:value-type="string" table:style-name="ce3">
            <text:p>Nano</text:p>
          </table:table-cell>
          <table:table-cell office:value-type="float" office:value="3912346076" table:style-name="ce1">
            <text:p>3912346076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46</text:p>
          </table:table-cell>
          <table:table-cell office:value-type="string" table:style-name="ce3">
            <text:p>Micro</text:p>
          </table:table-cell>
          <table:table-cell office:value-type="float" office:value="3912346076" table:style-name="ce1">
            <text:p>3912346076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3</text:p>
          </table:table-cell>
          <table:table-cell office:value-type="string" table:style-name="ce3">
            <text:p>Micro</text:p>
          </table:table-cell>
          <table:table-cell office:value-type="float" office:value="3912346076" table:style-name="ce1">
            <text:p>3912346076</text:p>
          </table:table-cell>
          <table:table-cell office:value-type="date" office:date-value="2023-01-26T00:00:00" table:style-name="ce9">
            <text:p>26/01/23</text:p>
          </table:table-cell>
          <table:table-cell office:value-type="date" office:date-value="2023-02-05T00:00:00" table:style-name="ce9">
            <text:p>0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9</text:p>
          </table:table-cell>
          <table:table-cell office:value-type="string" table:style-name="ce3">
            <text:p>Nano</text:p>
          </table:table-cell>
          <table:table-cell office:value-type="float" office:value="3912346076" table:style-name="ce1">
            <text:p>3912346076</text:p>
          </table:table-cell>
          <table:table-cell office:value-type="date" office:date-value="2023-02-06T00:00:00" table:style-name="ce9">
            <text:p>06/02/23</text:p>
          </table:table-cell>
          <table:table-cell office:value-type="date" office:date-value="2023-02-16T00:00:00" table:style-name="ce9">
            <text:p>16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1</text:p>
          </table:table-cell>
          <table:table-cell office:value-type="string" table:style-name="ce3">
            <text:p>Standard</text:p>
          </table:table-cell>
          <table:table-cell office:value-type="float" office:value="3912346077" table:style-name="ce1">
            <text:p>3912346077</text:p>
          </table:table-cell>
          <table:table-cell office:value-type="date" office:date-value="2023-01-05T00:00:00" table:style-name="ce9">
            <text:p>05/01/23</text:p>
          </table:table-cell>
          <table:table-cell office:value-type="date" office:date-value="2023-01-15T00:00:00" table:style-name="ce9">
            <text:p>1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2</text:p>
          </table:table-cell>
          <table:table-cell office:value-type="string" table:style-name="ce3">
            <text:p>Standard</text:p>
          </table:table-cell>
          <table:table-cell office:value-type="float" office:value="3912346077" table:style-name="ce1">
            <text:p>3912346077</text:p>
          </table:table-cell>
          <table:table-cell office:value-type="date" office:date-value="2023-01-16T00:00:00" table:style-name="ce9">
            <text:p>16/01/23</text:p>
          </table:table-cell>
          <table:table-cell office:value-type="date" office:date-value="2023-01-26T00:00:00" table:style-name="ce9">
            <text:p>2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4</text:p>
          </table:table-cell>
          <table:table-cell office:value-type="string" table:style-name="ce3">
            <text:p>Nano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6</text:p>
          </table:table-cell>
          <table:table-cell office:value-type="string" table:style-name="ce3">
            <text:p>Standard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5</text:p>
          </table:table-cell>
          <table:table-cell office:value-type="string" table:style-name="ce3">
            <text:p>Micro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5</text:p>
          </table:table-cell>
          <table:table-cell office:value-type="string" table:style-name="ce3">
            <text:p>Standard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0</text:p>
          </table:table-cell>
          <table:table-cell office:value-type="string" table:style-name="ce3">
            <text:p>Micr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5</text:p>
          </table:table-cell>
          <table:table-cell office:value-type="string" table:style-name="ce3">
            <text:p>Micr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0</text:p>
          </table:table-cell>
          <table:table-cell office:value-type="string" table:style-name="ce3">
            <text:p>Elettronica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3</text:p>
          </table:table-cell>
          <table:table-cell office:value-type="string" table:style-name="ce3">
            <text:p>Nan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8</text:p>
          </table:table-cell>
          <table:table-cell office:value-type="string" table:style-name="ce3">
            <text:p>Micr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1</text:p>
          </table:table-cell>
          <table:table-cell office:value-type="string" table:style-name="ce3">
            <text:p>Elettronica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1</text:p>
          </table:table-cell>
          <table:table-cell office:value-type="string" table:style-name="ce3">
            <text:p>Elettronica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10-16T00:00:00" table:style-name="ce9">
            <text:p>16/10/22</text:p>
          </table:table-cell>
          <table:table-cell office:value-type="date" office:date-value="2022-10-26T00:00:00" table:style-name="ce9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1</text:p>
          </table:table-cell>
          <table:table-cell office:value-type="string" table:style-name="ce3">
            <text:p>Standard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10-27T00:00:00" table:style-name="ce9">
            <text:p>27/10/22</text:p>
          </table:table-cell>
          <table:table-cell office:value-type="date" office:date-value="2022-11-06T00:00:00" table:style-name="ce9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67</text:p>
          </table:table-cell>
          <table:table-cell office:value-type="string" table:style-name="ce3">
            <text:p>Standard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35</text:p>
          </table:table-cell>
          <table:table-cell office:value-type="string" table:style-name="ce3">
            <text:p>Micro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5</text:p>
          </table:table-cell>
          <table:table-cell office:value-type="string" table:style-name="ce3">
            <text:p>Micro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4</text:p>
          </table:table-cell>
          <table:table-cell office:value-type="string" table:style-name="ce3">
            <text:p>Elettronica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7</text:p>
          </table:table-cell>
          <table:table-cell office:value-type="string" table:style-name="ce3">
            <text:p>Nano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21</text:p>
          </table:table-cell>
          <table:table-cell office:value-type="string" table:style-name="ce3">
            <text:p>Micro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9</text:p>
          </table:table-cell>
          <table:table-cell office:value-type="string" table:style-name="ce3">
            <text:p>Elettronica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10-16T00:00:00" table:style-name="ce9">
            <text:p>16/10/22</text:p>
          </table:table-cell>
          <table:table-cell office:value-type="date" office:date-value="2022-10-26T00:00:00" table:style-name="ce9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8</text:p>
          </table:table-cell>
          <table:table-cell office:value-type="string" table:style-name="ce3">
            <text:p>Micr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0</text:p>
          </table:table-cell>
          <table:table-cell office:value-type="string" table:style-name="ce3">
            <text:p>Elettronica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4</text:p>
          </table:table-cell>
          <table:table-cell office:value-type="string" table:style-name="ce3">
            <text:p>Nan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8</text:p>
          </table:table-cell>
          <table:table-cell office:value-type="string" table:style-name="ce3">
            <text:p>Standard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2</text:p>
          </table:table-cell>
          <table:table-cell office:value-type="string" table:style-name="ce3">
            <text:p>Nan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1</text:p>
          </table:table-cell>
          <table:table-cell office:value-type="string" table:style-name="ce3">
            <text:p>Micr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3</text:p>
          </table:table-cell>
          <table:table-cell office:value-type="string" table:style-name="ce3">
            <text:p>Elettronica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0-16T00:00:00" table:style-name="ce9">
            <text:p>16/10/22</text:p>
          </table:table-cell>
          <table:table-cell office:value-type="date" office:date-value="2022-10-26T00:00:00" table:style-name="ce9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8</text:p>
          </table:table-cell>
          <table:table-cell office:value-type="string" table:style-name="ce3">
            <text:p>Elettronica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0-27T00:00:00" table:style-name="ce9">
            <text:p>27/10/22</text:p>
          </table:table-cell>
          <table:table-cell office:value-type="date" office:date-value="2022-11-06T00:00:00" table:style-name="ce9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5</text:p>
          </table:table-cell>
          <table:table-cell office:value-type="string" table:style-name="ce3">
            <text:p>Micr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1-07T00:00:00" table:style-name="ce9">
            <text:p>07/11/22</text:p>
          </table:table-cell>
          <table:table-cell office:value-type="date" office:date-value="2022-11-17T00:00:00" table:style-name="ce9">
            <text:p>17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36</text:p>
          </table:table-cell>
          <table:table-cell office:value-type="string" table:style-name="ce3">
            <text:p>Micr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1-18T00:00:00" table:style-name="ce9">
            <text:p>18/11/22</text:p>
          </table:table-cell>
          <table:table-cell office:value-type="date" office:date-value="2022-11-28T00:00:00" table:style-name="ce9">
            <text:p>28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95</text:p>
          </table:table-cell>
          <table:table-cell office:value-type="string" table:style-name="ce3">
            <text:p>Elettronica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1-29T00:00:00" table:style-name="ce9">
            <text:p>29/11/22</text:p>
          </table:table-cell>
          <table:table-cell office:value-type="date" office:date-value="2022-12-09T00:00:00" table:style-name="ce9">
            <text:p>09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408</text:p>
          </table:table-cell>
          <table:table-cell office:value-type="string" table:style-name="ce3">
            <text:p>Standard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2-10T00:00:00" table:style-name="ce9">
            <text:p>10/12/22</text:p>
          </table:table-cell>
          <table:table-cell office:value-type="date" office:date-value="2022-12-20T00:00:00" table:style-name="ce9">
            <text:p>20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45</text:p>
          </table:table-cell>
          <table:table-cell office:value-type="string" table:style-name="ce3">
            <text:p>Nan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2-21T00:00:00" table:style-name="ce9">
            <text:p>21/12/22</text:p>
          </table:table-cell>
          <table:table-cell office:value-type="date" office:date-value="2022-12-31T00:00:00" table:style-name="ce9">
            <text:p>31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60</text:p>
          </table:table-cell>
          <table:table-cell office:value-type="string" table:style-name="ce3">
            <text:p>Standard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40</text:p>
          </table:table-cell>
          <table:table-cell office:value-type="string" table:style-name="ce3">
            <text:p>Nan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35</text:p>
          </table:table-cell>
          <table:table-cell office:value-type="string" table:style-name="ce3">
            <text:p>Standard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47</text:p>
          </table:table-cell>
          <table:table-cell office:value-type="string" table:style-name="ce3">
            <text:p>Micr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15</text:p>
          </table:table-cell>
          <table:table-cell office:value-type="string" table:style-name="ce3">
            <text:p>Nan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31</text:p>
          </table:table-cell>
          <table:table-cell office:value-type="string" table:style-name="ce3">
            <text:p>Elettronica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89</text:p>
          </table:table-cell>
          <table:table-cell office:value-type="string" table:style-name="ce3">
            <text:p>Elettronica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0-16T00:00:00" table:style-name="ce9">
            <text:p>16/10/22</text:p>
          </table:table-cell>
          <table:table-cell office:value-type="date" office:date-value="2022-10-26T00:00:00" table:style-name="ce9">
            <text:p>26/10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628</text:p>
          </table:table-cell>
          <table:table-cell office:value-type="string" table:style-name="ce3">
            <text:p>Standard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0-27T00:00:00" table:style-name="ce9">
            <text:p>27/10/22</text:p>
          </table:table-cell>
          <table:table-cell office:value-type="date" office:date-value="2022-11-06T00:00:00" table:style-name="ce9">
            <text:p>06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76</text:p>
          </table:table-cell>
          <table:table-cell office:value-type="string" table:style-name="ce3">
            <text:p>Micr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1-07T00:00:00" table:style-name="ce9">
            <text:p>07/11/22</text:p>
          </table:table-cell>
          <table:table-cell office:value-type="date" office:date-value="2022-11-17T00:00:00" table:style-name="ce9">
            <text:p>17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79</text:p>
          </table:table-cell>
          <table:table-cell office:value-type="string" table:style-name="ce3">
            <text:p>Micr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1-18T00:00:00" table:style-name="ce9">
            <text:p>18/11/22</text:p>
          </table:table-cell>
          <table:table-cell office:value-type="date" office:date-value="2022-11-28T00:00:00" table:style-name="ce9">
            <text:p>28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22</text:p>
          </table:table-cell>
          <table:table-cell office:value-type="string" table:style-name="ce3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39</text:p>
          </table:table-cell>
          <table:table-cell office:value-type="string" table:style-name="ce3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9</text:p>
          </table:table-cell>
          <table:table-cell office:value-type="string" table:style-name="ce3">
            <text:p>Micr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2</text:p>
          </table:table-cell>
          <table:table-cell office:value-type="string" table:style-name="ce3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9</text:p>
          </table:table-cell>
          <table:table-cell office:value-type="string" table:style-name="ce3">
            <text:p>Micr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9</text:p>
          </table:table-cell>
          <table:table-cell office:value-type="string" table:style-name="ce3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7</text:p>
          </table:table-cell>
          <table:table-cell office:value-type="string" table:style-name="ce3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0-16T00:00:00" table:style-name="ce9">
            <text:p>16/10/22</text:p>
          </table:table-cell>
          <table:table-cell office:value-type="date" office:date-value="2022-10-26T00:00:00" table:style-name="ce9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5</text:p>
          </table:table-cell>
          <table:table-cell office:value-type="string" table:style-name="ce3">
            <text:p>Elettronica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0-27T00:00:00" table:style-name="ce9">
            <text:p>27/10/22</text:p>
          </table:table-cell>
          <table:table-cell office:value-type="date" office:date-value="2022-11-06T00:00:00" table:style-name="ce9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7</text:p>
          </table:table-cell>
          <table:table-cell office:value-type="string" table:style-name="ce3">
            <text:p>Nan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1-07T00:00:00" table:style-name="ce9">
            <text:p>07/11/22</text:p>
          </table:table-cell>
          <table:table-cell office:value-type="date" office:date-value="2022-11-17T00:00:00" table:style-name="ce9">
            <text:p>1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92</text:p>
          </table:table-cell>
          <table:table-cell office:value-type="string" table:style-name="ce3">
            <text:p>Nan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1-18T00:00:00" table:style-name="ce9">
            <text:p>18/11/22</text:p>
          </table:table-cell>
          <table:table-cell office:value-type="date" office:date-value="2022-11-28T00:00:00" table:style-name="ce9">
            <text:p>2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1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42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3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1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8</text:p>
          </table:table-cell>
          <table:table-cell office:value-type="string" table:style-name="ce3">
            <text:p>Standard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5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8</text:p>
          </table:table-cell>
          <table:table-cell office:value-type="string" table:style-name="ce3">
            <text:p>Elettronica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0-16T00:00:00" table:style-name="ce9">
            <text:p>16/10/22</text:p>
          </table:table-cell>
          <table:table-cell office:value-type="date" office:date-value="2022-10-26T00:00:00" table:style-name="ce9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9</text:p>
          </table:table-cell>
          <table:table-cell office:value-type="string" table:style-name="ce3">
            <text:p>Nan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0-27T00:00:00" table:style-name="ce9">
            <text:p>27/10/22</text:p>
          </table:table-cell>
          <table:table-cell office:value-type="date" office:date-value="2022-11-06T00:00:00" table:style-name="ce9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4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1-07T00:00:00" table:style-name="ce9">
            <text:p>07/11/22</text:p>
          </table:table-cell>
          <table:table-cell office:value-type="date" office:date-value="2022-11-17T00:00:00" table:style-name="ce9">
            <text:p>1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2</text:p>
          </table:table-cell>
          <table:table-cell office:value-type="string" table:style-name="ce3">
            <text:p>Standard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1-18T00:00:00" table:style-name="ce9">
            <text:p>18/11/22</text:p>
          </table:table-cell>
          <table:table-cell office:value-type="date" office:date-value="2022-11-28T00:00:00" table:style-name="ce9">
            <text:p>2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69</text:p>
          </table:table-cell>
          <table:table-cell office:value-type="string" table:style-name="ce3">
            <text:p>Standard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1-29T00:00:00" table:style-name="ce9">
            <text:p>29/11/22</text:p>
          </table:table-cell>
          <table:table-cell office:value-type="date" office:date-value="2022-12-09T00:00:00" table:style-name="ce9">
            <text:p>09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0</text:p>
          </table:table-cell>
          <table:table-cell office:value-type="string" table:style-name="ce3">
            <text:p>Standard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3</text:p>
          </table:table-cell>
          <table:table-cell office:value-type="string" table:style-name="ce3">
            <text:p>Standard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7</text:p>
          </table:table-cell>
          <table:table-cell office:value-type="string" table:style-name="ce3">
            <text:p>Micr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0</text:p>
          </table:table-cell>
          <table:table-cell office:value-type="string" table:style-name="ce3">
            <text:p>Nan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3</text:p>
          </table:table-cell>
          <table:table-cell office:value-type="string" table:style-name="ce3">
            <text:p>Micr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8</text:p>
          </table:table-cell>
          <table:table-cell office:value-type="string" table:style-name="ce3">
            <text:p>Micr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9</text:p>
          </table:table-cell>
          <table:table-cell office:value-type="string" table:style-name="ce3">
            <text:p>Micro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2</text:p>
          </table:table-cell>
          <table:table-cell office:value-type="string" table:style-name="ce3">
            <text:p>Elettronica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97</text:p>
          </table:table-cell>
          <table:table-cell office:value-type="string" table:style-name="ce3">
            <text:p>Standard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3</text:p>
          </table:table-cell>
          <table:table-cell office:value-type="string" table:style-name="ce3">
            <text:p>Micro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6</text:p>
          </table:table-cell>
          <table:table-cell office:value-type="string" table:style-name="ce3">
            <text:p>Standard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2</text:p>
          </table:table-cell>
          <table:table-cell office:value-type="string" table:style-name="ce3">
            <text:p>Elettronica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9</text:p>
          </table:table-cell>
          <table:table-cell office:value-type="string" table:style-name="ce3">
            <text:p>Standard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300</text:p>
          </table:table-cell>
          <table:table-cell office:value-type="string" table:style-name="ce3">
            <text:p>Elettronica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91</text:p>
          </table:table-cell>
          <table:table-cell office:value-type="string" table:style-name="ce3">
            <text:p>Nano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9</text:p>
          </table:table-cell>
          <table:table-cell office:value-type="string" table:style-name="ce3">
            <text:p>Elettronica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6</text:p>
          </table:table-cell>
          <table:table-cell office:value-type="string" table:style-name="ce3">
            <text:p>Micr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08</text:p>
          </table:table-cell>
          <table:table-cell office:value-type="string" table:style-name="ce3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9</text:p>
          </table:table-cell>
          <table:table-cell office:value-type="string" table:style-name="ce3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5</text:p>
          </table:table-cell>
          <table:table-cell office:value-type="string" table:style-name="ce3">
            <text:p>Elettronica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7</text:p>
          </table:table-cell>
          <table:table-cell office:value-type="string" table:style-name="ce3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4</text:p>
          </table:table-cell>
          <table:table-cell office:value-type="string" table:style-name="ce3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93</text:p>
          </table:table-cell>
          <table:table-cell office:value-type="string" table:style-name="ce3">
            <text:p>Elettronica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2</text:p>
          </table:table-cell>
          <table:table-cell office:value-type="string" table:style-name="ce3">
            <text:p>Micr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2</text:p>
          </table:table-cell>
          <table:table-cell office:value-type="string" table:style-name="ce3">
            <text:p>Nan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1-19T00:00:00" table:style-name="ce9">
            <text:p>19/11/22</text:p>
          </table:table-cell>
          <table:table-cell office:value-type="date" office:date-value="2022-11-29T00:00:00" table:style-name="ce9">
            <text:p>2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8</text:p>
          </table:table-cell>
          <table:table-cell office:value-type="string" table:style-name="ce3">
            <text:p>Nan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1-30T00:00:00" table:style-name="ce9">
            <text:p>30/11/22</text:p>
          </table:table-cell>
          <table:table-cell office:value-type="date" office:date-value="2022-12-10T00:00:00" table:style-name="ce9">
            <text:p>10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13</text:p>
          </table:table-cell>
          <table:table-cell office:value-type="string" table:style-name="ce3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2-11T00:00:00" table:style-name="ce9">
            <text:p>11/12/22</text:p>
          </table:table-cell>
          <table:table-cell office:value-type="date" office:date-value="2022-12-21T00:00:00" table:style-name="ce9">
            <text:p>2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1</text:p>
          </table:table-cell>
          <table:table-cell office:value-type="string" table:style-name="ce3">
            <text:p>Elettronica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1</text:p>
          </table:table-cell>
          <table:table-cell office:value-type="string" table:style-name="ce3">
            <text:p>Standard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54</text:p>
          </table:table-cell>
          <table:table-cell office:value-type="string" table:style-name="ce3">
            <text:p>Standard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58</text:p>
          </table:table-cell>
          <table:table-cell office:value-type="string" table:style-name="ce3">
            <text:p>Standard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38</text:p>
          </table:table-cell>
          <table:table-cell office:value-type="string" table:style-name="ce3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64</text:p>
          </table:table-cell>
          <table:table-cell office:value-type="string" table:style-name="ce3">
            <text:p>Standard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22</text:p>
          </table:table-cell>
          <table:table-cell office:value-type="string" table:style-name="ce3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23</text:p>
          </table:table-cell>
          <table:table-cell office:value-type="string" table:style-name="ce3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25</text:p>
          </table:table-cell>
          <table:table-cell office:value-type="string" table:style-name="ce3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37</text:p>
          </table:table-cell>
          <table:table-cell office:value-type="string" table:style-name="ce3">
            <text:p>Micr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29</text:p>
          </table:table-cell>
          <table:table-cell office:value-type="string" table:style-name="ce3">
            <text:p>Standard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51</text:p>
          </table:table-cell>
          <table:table-cell office:value-type="string" table:style-name="ce3">
            <text:p>Standard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06</text:p>
          </table:table-cell>
          <table:table-cell office:value-type="string" table:style-name="ce3">
            <text:p>Micr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78</text:p>
          </table:table-cell>
          <table:table-cell office:value-type="string" table:style-name="ce3">
            <text:p>Nan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0123514</text:p>
          </table:table-cell>
          <table:table-cell office:value-type="string" table:style-name="ce3">
            <text:p>Micr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43</text:p>
          </table:table-cell>
          <table:table-cell office:value-type="string" table:style-name="ce3">
            <text:p>Nan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46</text:p>
          </table:table-cell>
          <table:table-cell office:value-type="string" table:style-name="ce3">
            <text:p>Nan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2345747</text:p>
          </table:table-cell>
          <table:table-cell office:value-type="string" table:style-name="ce3">
            <text:p>Micr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9012347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02</text:p>
          </table:table-cell>
          <table:table-cell office:value-type="string" table:style-name="ce3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601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75</text:p>
          </table:table-cell>
          <table:table-cell office:value-type="string" table:style-name="ce3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80</text:p>
          </table:table-cell>
          <table:table-cell office:value-type="string" table:style-name="ce3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98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56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623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79</text:p>
          </table:table-cell>
          <table:table-cell office:value-type="string" table:style-name="ce3">
            <text:p>Nan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37</text:p>
          </table:table-cell>
          <table:table-cell office:value-type="string" table:style-name="ce3">
            <text:p>Nan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1-19T00:00:00" table:style-name="ce9">
            <text:p>19/11/22</text:p>
          </table:table-cell>
          <table:table-cell office:value-type="date" office:date-value="2022-11-29T00:00:00" table:style-name="ce9">
            <text:p>29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70</text:p>
          </table:table-cell>
          <table:table-cell office:value-type="string" table:style-name="ce3">
            <text:p>Micr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1-30T00:00:00" table:style-name="ce9">
            <text:p>30/11/22</text:p>
          </table:table-cell>
          <table:table-cell office:value-type="date" office:date-value="2022-12-10T00:00:00" table:style-name="ce9">
            <text:p>10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404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2-11T00:00:00" table:style-name="ce9">
            <text:p>11/12/22</text:p>
          </table:table-cell>
          <table:table-cell office:value-type="date" office:date-value="2022-12-21T00:00:00" table:style-name="ce9">
            <text:p>21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62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63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97</text:p>
          </table:table-cell>
          <table:table-cell office:value-type="string" table:style-name="ce3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65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4</text:p>
          </table:table-cell>
          <table:table-cell office:value-type="string" table:style-name="ce3">
            <text:p>Micr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2-04T00:00:00" table:style-name="ce9">
            <text:p>04/02/23</text:p>
          </table:table-cell>
          <table:table-cell office:value-type="date" office:date-value="2023-02-14T00:00:00" table:style-name="ce9">
            <text:p>1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7</text:p>
          </table:table-cell>
          <table:table-cell office:value-type="string" table:style-name="ce3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2-15T00:00:00" table:style-name="ce9">
            <text:p>15/02/23</text:p>
          </table:table-cell>
          <table:table-cell office:value-type="date" office:date-value="2023-02-25T00:00:00" table:style-name="ce9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6</text:p>
          </table:table-cell>
          <table:table-cell office:value-type="string" table:style-name="ce3">
            <text:p>Micr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2-26T00:00:00" table:style-name="ce9">
            <text:p>26/02/23</text:p>
          </table:table-cell>
          <table:table-cell office:value-type="date" office:date-value="2023-03-08T00:00:00" table:style-name="ce9">
            <text:p>08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1</text:p>
          </table:table-cell>
          <table:table-cell office:value-type="string" table:style-name="ce3">
            <text:p>Micro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5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8</text:p>
          </table:table-cell>
          <table:table-cell office:value-type="string" table:style-name="ce3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9</text:p>
          </table:table-cell>
          <table:table-cell office:value-type="string" table:style-name="ce3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3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1</text:p>
          </table:table-cell>
          <table:table-cell office:value-type="string" table:style-name="ce3">
            <text:p>Micro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2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96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2</text:p>
          </table:table-cell>
          <table:table-cell office:value-type="string" table:style-name="ce3">
            <text:p>Nano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2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1-19T00:00:00" table:style-name="ce9">
            <text:p>19/11/22</text:p>
          </table:table-cell>
          <table:table-cell office:value-type="date" office:date-value="2022-11-29T00:00:00" table:style-name="ce9">
            <text:p>2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0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1-30T00:00:00" table:style-name="ce9">
            <text:p>30/11/22</text:p>
          </table:table-cell>
          <table:table-cell office:value-type="date" office:date-value="2022-12-10T00:00:00" table:style-name="ce9">
            <text:p>10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90</text:p>
          </table:table-cell>
          <table:table-cell office:value-type="string" table:style-name="ce3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2-11T00:00:00" table:style-name="ce9">
            <text:p>11/12/22</text:p>
          </table:table-cell>
          <table:table-cell office:value-type="date" office:date-value="2022-12-21T00:00:00" table:style-name="ce9">
            <text:p>2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7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9</text:p>
          </table:table-cell>
          <table:table-cell office:value-type="string" table:style-name="ce3">
            <text:p>Micro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96</text:p>
          </table:table-cell>
          <table:table-cell office:value-type="string" table:style-name="ce3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4</text:p>
          </table:table-cell>
          <table:table-cell office:value-type="string" table:style-name="ce3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66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2-04T00:00:00" table:style-name="ce9">
            <text:p>04/02/23</text:p>
          </table:table-cell>
          <table:table-cell office:value-type="date" office:date-value="2023-02-14T00:00:00" table:style-name="ce9">
            <text:p>1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4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2-15T00:00:00" table:style-name="ce9">
            <text:p>15/02/23</text:p>
          </table:table-cell>
          <table:table-cell office:value-type="date" office:date-value="2023-02-25T00:00:00" table:style-name="ce9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12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2-26T00:00:00" table:style-name="ce9">
            <text:p>26/02/23</text:p>
          </table:table-cell>
          <table:table-cell office:value-type="date" office:date-value="2023-03-08T00:00:00" table:style-name="ce9">
            <text:p>08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6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3-09T00:00:00" table:style-name="ce9">
            <text:p>09/03/23</text:p>
          </table:table-cell>
          <table:table-cell office:value-type="date" office:date-value="2023-03-19T00:00:00" table:style-name="ce9">
            <text:p>19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05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8</text:p>
          </table:table-cell>
          <table:table-cell office:value-type="string" table:style-name="ce3">
            <text:p>Micro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92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2</text:p>
          </table:table-cell>
          <table:table-cell office:value-type="string" table:style-name="ce3">
            <text:p>Micro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7</text:p>
          </table:table-cell>
          <table:table-cell office:value-type="string" table:style-name="ce3">
            <text:p>Elettronica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2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9</text:p>
          </table:table-cell>
          <table:table-cell office:value-type="string" table:style-name="ce3">
            <text:p>Elettronica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0</text:p>
          </table:table-cell>
          <table:table-cell office:value-type="string" table:style-name="ce3">
            <text:p>Elettronica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9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0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1-19T00:00:00" table:style-name="ce9">
            <text:p>19/11/22</text:p>
          </table:table-cell>
          <table:table-cell office:value-type="date" office:date-value="2022-11-29T00:00:00" table:style-name="ce9">
            <text:p>2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4</text:p>
          </table:table-cell>
          <table:table-cell office:value-type="string" table:style-name="ce3">
            <text:p>Nano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1-30T00:00:00" table:style-name="ce9">
            <text:p>30/11/22</text:p>
          </table:table-cell>
          <table:table-cell office:value-type="date" office:date-value="2022-12-10T00:00:00" table:style-name="ce9">
            <text:p>10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6</text:p>
          </table:table-cell>
          <table:table-cell office:value-type="string" table:style-name="ce3">
            <text:p>Elettronica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2-11T00:00:00" table:style-name="ce9">
            <text:p>11/12/22</text:p>
          </table:table-cell>
          <table:table-cell office:value-type="date" office:date-value="2022-12-21T00:00:00" table:style-name="ce9">
            <text:p>2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24</text:p>
          </table:table-cell>
          <table:table-cell office:value-type="string" table:style-name="ce3">
            <text:p>Micro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14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57</text:p>
          </table:table-cell>
          <table:table-cell office:value-type="string" table:style-name="ce3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8-13T00:00:00" table:style-name="ce9">
            <text:p>13/08/22</text:p>
          </table:table-cell>
          <table:table-cell office:value-type="date" office:date-value="2022-08-23T00:00:00" table:style-name="ce9">
            <text:p>23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8</text:p>
          </table:table-cell>
          <table:table-cell office:value-type="string" table:style-name="ce3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5</text:p>
          </table:table-cell>
          <table:table-cell office:value-type="string" table:style-name="ce3">
            <text:p>Nan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7</text:p>
          </table:table-cell>
          <table:table-cell office:value-type="string" table:style-name="ce3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5</text:p>
          </table:table-cell>
          <table:table-cell office:value-type="string" table:style-name="ce3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0</text:p>
          </table:table-cell>
          <table:table-cell office:value-type="string" table:style-name="ce3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0-07T00:00:00" table:style-name="ce9">
            <text:p>07/10/22</text:p>
          </table:table-cell>
          <table:table-cell office:value-type="date" office:date-value="2022-10-17T00:00:00" table:style-name="ce9">
            <text:p>1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99</text:p>
          </table:table-cell>
          <table:table-cell office:value-type="string" table:style-name="ce3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0-18T00:00:00" table:style-name="ce9">
            <text:p>18/10/22</text:p>
          </table:table-cell>
          <table:table-cell office:value-type="date" office:date-value="2022-10-28T00:00:00" table:style-name="ce9">
            <text:p>2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3</text:p>
          </table:table-cell>
          <table:table-cell office:value-type="string" table:style-name="ce3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0-29T00:00:00" table:style-name="ce9">
            <text:p>29/10/22</text:p>
          </table:table-cell>
          <table:table-cell office:value-type="date" office:date-value="2022-11-08T00:00:00" table:style-name="ce9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2</text:p>
          </table:table-cell>
          <table:table-cell office:value-type="string" table:style-name="ce3">
            <text:p>Nan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1-09T00:00:00" table:style-name="ce9">
            <text:p>09/11/22</text:p>
          </table:table-cell>
          <table:table-cell office:value-type="date" office:date-value="2022-11-19T00:00:00" table:style-name="ce9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61</text:p>
          </table:table-cell>
          <table:table-cell office:value-type="string" table:style-name="ce3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1-20T00:00:00" table:style-name="ce9">
            <text:p>20/11/22</text:p>
          </table:table-cell>
          <table:table-cell office:value-type="date" office:date-value="2022-11-30T00:00:00" table:style-name="ce9">
            <text:p>30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4</text:p>
          </table:table-cell>
          <table:table-cell office:value-type="string" table:style-name="ce3">
            <text:p>Nan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2-01T00:00:00" table:style-name="ce9">
            <text:p>01/12/22</text:p>
          </table:table-cell>
          <table:table-cell office:value-type="date" office:date-value="2022-12-11T00:00:00" table:style-name="ce9">
            <text:p>11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75</text:p>
          </table:table-cell>
          <table:table-cell office:value-type="string" table:style-name="ce3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2-12T00:00:00" table:style-name="ce9">
            <text:p>12/12/22</text:p>
          </table:table-cell>
          <table:table-cell office:value-type="date" office:date-value="2022-12-22T00:00:00" table:style-name="ce9">
            <text:p>22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98</text:p>
          </table:table-cell>
          <table:table-cell office:value-type="string" table:style-name="ce3">
            <text:p>Elettronica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411</text:p>
          </table:table-cell>
          <table:table-cell office:value-type="string" table:style-name="ce3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301</text:p>
          </table:table-cell>
          <table:table-cell office:value-type="string" table:style-name="ce3">
            <text:p>Elettronica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781</text:p>
          </table:table-cell>
          <table:table-cell office:value-type="string" table:style-name="ce3">
            <text:p>Nan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8-13T00:00:00" table:style-name="ce9">
            <text:p>13/08/22</text:p>
          </table:table-cell>
          <table:table-cell office:value-type="date" office:date-value="2022-08-23T00:00:00" table:style-name="ce9">
            <text:p>23/08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18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9012390</text:p>
          </table:table-cell>
          <table:table-cell office:value-type="string" table:style-name="ce3">
            <text:p>Standard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84</text:p>
          </table:table-cell>
          <table:table-cell office:value-type="string" table:style-name="ce3">
            <text:p>Elettronica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75</text:p>
          </table:table-cell>
          <table:table-cell office:value-type="string" table:style-name="ce3">
            <text:p>Nan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77</text:p>
          </table:table-cell>
          <table:table-cell office:value-type="string" table:style-name="ce3">
            <text:p>Nan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0-07T00:00:00" table:style-name="ce9">
            <text:p>07/10/22</text:p>
          </table:table-cell>
          <table:table-cell office:value-type="date" office:date-value="2022-10-17T00:00:00" table:style-name="ce9">
            <text:p>17/10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46</text:p>
          </table:table-cell>
          <table:table-cell office:value-type="string" table:style-name="ce3">
            <text:p>Elettronica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0-18T00:00:00" table:style-name="ce9">
            <text:p>18/10/22</text:p>
          </table:table-cell>
          <table:table-cell office:value-type="date" office:date-value="2022-10-28T00:00:00" table:style-name="ce9">
            <text:p>28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625</text:p>
          </table:table-cell>
          <table:table-cell office:value-type="string" table:style-name="ce3">
            <text:p>Standard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0-29T00:00:00" table:style-name="ce9">
            <text:p>29/10/22</text:p>
          </table:table-cell>
          <table:table-cell office:value-type="date" office:date-value="2022-11-08T00:00:00" table:style-name="ce9">
            <text:p>08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92</text:p>
          </table:table-cell>
          <table:table-cell office:value-type="string" table:style-name="ce3">
            <text:p>Elettronica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1-09T00:00:00" table:style-name="ce9">
            <text:p>09/11/22</text:p>
          </table:table-cell>
          <table:table-cell office:value-type="date" office:date-value="2022-11-19T00:00:00" table:style-name="ce9">
            <text:p>19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71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1-20T00:00:00" table:style-name="ce9">
            <text:p>20/11/22</text:p>
          </table:table-cell>
          <table:table-cell office:value-type="date" office:date-value="2022-11-30T00:00:00" table:style-name="ce9">
            <text:p>30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51</text:p>
          </table:table-cell>
          <table:table-cell office:value-type="string" table:style-name="ce3">
            <text:p>Elettronica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2-01T00:00:00" table:style-name="ce9">
            <text:p>01/12/22</text:p>
          </table:table-cell>
          <table:table-cell office:value-type="date" office:date-value="2022-12-11T00:00:00" table:style-name="ce9">
            <text:p>11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18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2-12T00:00:00" table:style-name="ce9">
            <text:p>12/12/22</text:p>
          </table:table-cell>
          <table:table-cell office:value-type="date" office:date-value="2022-12-22T00:00:00" table:style-name="ce9">
            <text:p>22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2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10</text:p>
          </table:table-cell>
          <table:table-cell office:value-type="string" table:style-name="ce3">
            <text:p>Standard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5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90</text:p>
          </table:table-cell>
          <table:table-cell office:value-type="string" table:style-name="ce3">
            <text:p>Nan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01-25T00:00:00" table:style-name="ce9">
            <text:p>25/01/23</text:p>
          </table:table-cell>
          <table:table-cell office:value-type="date" office:date-value="2023-02-04T00:00:00" table:style-name="ce9">
            <text:p>0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81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02-05T00:00:00" table:style-name="ce9">
            <text:p>05/02/23</text:p>
          </table:table-cell>
          <table:table-cell office:value-type="date" office:date-value="2023-02-15T00:00:00" table:style-name="ce9">
            <text:p>1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38</text:p>
          </table:table-cell>
          <table:table-cell office:value-type="string" table:style-name="ce3">
            <text:p>Elettronica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8-13T00:00:00" table:style-name="ce9">
            <text:p>13/08/22</text:p>
          </table:table-cell>
          <table:table-cell office:value-type="date" office:date-value="2022-08-23T00:00:00" table:style-name="ce9">
            <text:p>23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6</text:p>
          </table:table-cell>
          <table:table-cell office:value-type="string" table:style-name="ce3">
            <text:p>Standard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0</text:p>
          </table:table-cell>
          <table:table-cell office:value-type="string" table:style-name="ce3">
            <text:p>Nan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3</text:p>
          </table:table-cell>
          <table:table-cell office:value-type="string" table:style-name="ce3">
            <text:p>Nan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21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0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0-07T00:00:00" table:style-name="ce9">
            <text:p>07/10/22</text:p>
          </table:table-cell>
          <table:table-cell office:value-type="date" office:date-value="2022-10-17T00:00:00" table:style-name="ce9">
            <text:p>1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9</text:p>
          </table:table-cell>
          <table:table-cell office:value-type="string" table:style-name="ce3">
            <text:p>Standard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0-18T00:00:00" table:style-name="ce9">
            <text:p>18/10/22</text:p>
          </table:table-cell>
          <table:table-cell office:value-type="date" office:date-value="2022-10-28T00:00:00" table:style-name="ce9">
            <text:p>2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4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0-29T00:00:00" table:style-name="ce9">
            <text:p>29/10/22</text:p>
          </table:table-cell>
          <table:table-cell office:value-type="date" office:date-value="2022-11-08T00:00:00" table:style-name="ce9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1</text:p>
          </table:table-cell>
          <table:table-cell office:value-type="string" table:style-name="ce3">
            <text:p>Nan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1-09T00:00:00" table:style-name="ce9">
            <text:p>09/11/22</text:p>
          </table:table-cell>
          <table:table-cell office:value-type="date" office:date-value="2022-11-19T00:00:00" table:style-name="ce9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7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1-20T00:00:00" table:style-name="ce9">
            <text:p>20/11/22</text:p>
          </table:table-cell>
          <table:table-cell office:value-type="date" office:date-value="2022-11-30T00:00:00" table:style-name="ce9">
            <text:p>30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5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2-01T00:00:00" table:style-name="ce9">
            <text:p>01/12/22</text:p>
          </table:table-cell>
          <table:table-cell office:value-type="date" office:date-value="2022-12-11T00:00:00" table:style-name="ce9">
            <text:p>1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5</text:p>
          </table:table-cell>
          <table:table-cell office:value-type="string" table:style-name="ce3">
            <text:p>Standard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2-12T00:00:00" table:style-name="ce9">
            <text:p>12/12/22</text:p>
          </table:table-cell>
          <table:table-cell office:value-type="date" office:date-value="2022-12-22T00:00:00" table:style-name="ce9">
            <text:p>22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5</text:p>
          </table:table-cell>
          <table:table-cell office:value-type="string" table:style-name="ce3">
            <text:p>Nan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9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99</text:p>
          </table:table-cell>
          <table:table-cell office:value-type="string" table:style-name="ce3">
            <text:p>Elettronica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80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1-25T00:00:00" table:style-name="ce9">
            <text:p>25/01/23</text:p>
          </table:table-cell>
          <table:table-cell office:value-type="date" office:date-value="2023-02-04T00:00:00" table:style-name="ce9">
            <text:p>0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70</text:p>
          </table:table-cell>
          <table:table-cell office:value-type="string" table:style-name="ce3">
            <text:p>Standard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2-05T00:00:00" table:style-name="ce9">
            <text:p>05/02/23</text:p>
          </table:table-cell>
          <table:table-cell office:value-type="date" office:date-value="2023-02-15T00:00:00" table:style-name="ce9">
            <text:p>1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48</text:p>
          </table:table-cell>
          <table:table-cell office:value-type="string" table:style-name="ce3">
            <text:p>Standard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8-13T00:00:00" table:style-name="ce9">
            <text:p>13/08/22</text:p>
          </table:table-cell>
          <table:table-cell office:value-type="date" office:date-value="2022-08-23T00:00:00" table:style-name="ce9">
            <text:p>23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0</text:p>
          </table:table-cell>
          <table:table-cell office:value-type="string" table:style-name="ce3">
            <text:p>Standard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45</text:p>
          </table:table-cell>
          <table:table-cell office:value-type="string" table:style-name="ce3">
            <text:p>Micr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7</text:p>
          </table:table-cell>
          <table:table-cell office:value-type="string" table:style-name="ce3">
            <text:p>Elettronica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6</text:p>
          </table:table-cell>
          <table:table-cell office:value-type="string" table:style-name="ce3">
            <text:p>Nan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3</text:p>
          </table:table-cell>
          <table:table-cell office:value-type="string" table:style-name="ce3">
            <text:p>Nan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0-07T00:00:00" table:style-name="ce9">
            <text:p>07/10/22</text:p>
          </table:table-cell>
          <table:table-cell office:value-type="date" office:date-value="2022-10-17T00:00:00" table:style-name="ce9">
            <text:p>1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7</text:p>
          </table:table-cell>
          <table:table-cell office:value-type="string" table:style-name="ce3">
            <text:p>Micr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0-18T00:00:00" table:style-name="ce9">
            <text:p>18/10/22</text:p>
          </table:table-cell>
          <table:table-cell office:value-type="date" office:date-value="2022-10-28T00:00:00" table:style-name="ce9">
            <text:p>2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3</text:p>
          </table:table-cell>
          <table:table-cell office:value-type="string" table:style-name="ce3">
            <text:p>Elettronica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0-29T00:00:00" table:style-name="ce9">
            <text:p>29/10/22</text:p>
          </table:table-cell>
          <table:table-cell office:value-type="date" office:date-value="2022-11-08T00:00:00" table:style-name="ce9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3</text:p>
          </table:table-cell>
          <table:table-cell office:value-type="string" table:style-name="ce3">
            <text:p>Micr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1-09T00:00:00" table:style-name="ce9">
            <text:p>09/11/22</text:p>
          </table:table-cell>
          <table:table-cell office:value-type="date" office:date-value="2022-11-19T00:00:00" table:style-name="ce9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3</text:p>
          </table:table-cell>
          <table:table-cell office:value-type="string" table:style-name="ce3">
            <text:p>Standard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1-20T00:00:00" table:style-name="ce9">
            <text:p>20/11/22</text:p>
          </table:table-cell>
          <table:table-cell office:value-type="date" office:date-value="2022-11-30T00:00:00" table:style-name="ce9">
            <text:p>30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302</text:p>
          </table:table-cell>
          <table:table-cell office:value-type="string" table:style-name="ce3">
            <text:p>Elettronica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2-01T00:00:00" table:style-name="ce9">
            <text:p>01/12/22</text:p>
          </table:table-cell>
          <table:table-cell office:value-type="date" office:date-value="2022-12-11T00:00:00" table:style-name="ce9">
            <text:p>11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303</text:p>
          </table:table-cell>
          <table:table-cell office:value-type="string" table:style-name="ce3">
            <text:p>Elettronica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2-12T00:00:00" table:style-name="ce9">
            <text:p>12/12/22</text:p>
          </table:table-cell>
          <table:table-cell office:value-type="date" office:date-value="2022-12-22T00:00:00" table:style-name="ce9">
            <text:p>22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34</text:p>
          </table:table-cell>
          <table:table-cell office:value-type="string" table:style-name="ce3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8-13T00:00:00" table:style-name="ce9">
            <text:p>13/08/22</text:p>
          </table:table-cell>
          <table:table-cell office:value-type="date" office:date-value="2022-08-23T00:00:00" table:style-name="ce9">
            <text:p>23/08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610</text:p>
          </table:table-cell>
          <table:table-cell office:value-type="string" table:style-name="ce3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22</text:p>
          </table:table-cell>
          <table:table-cell office:value-type="string" table:style-name="ce3">
            <text:p>Micr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23</text:p>
          </table:table-cell>
          <table:table-cell office:value-type="string" table:style-name="ce3">
            <text:p>Micr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82</text:p>
          </table:table-cell>
          <table:table-cell office:value-type="string" table:style-name="ce3">
            <text:p>Elettronica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31</text:p>
          </table:table-cell>
          <table:table-cell office:value-type="string" table:style-name="ce3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0-07T00:00:00" table:style-name="ce9">
            <text:p>07/10/22</text:p>
          </table:table-cell>
          <table:table-cell office:value-type="date" office:date-value="2022-10-17T00:00:00" table:style-name="ce9">
            <text:p>17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69</text:p>
          </table:table-cell>
          <table:table-cell office:value-type="string" table:style-name="ce3">
            <text:p>Micr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0-18T00:00:00" table:style-name="ce9">
            <text:p>18/10/22</text:p>
          </table:table-cell>
          <table:table-cell office:value-type="date" office:date-value="2022-10-28T00:00:00" table:style-name="ce9">
            <text:p>28/10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8901291</text:p>
          </table:table-cell>
          <table:table-cell office:value-type="string" table:style-name="ce3">
            <text:p>Elettronica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0-29T00:00:00" table:style-name="ce9">
            <text:p>29/10/22</text:p>
          </table:table-cell>
          <table:table-cell office:value-type="date" office:date-value="2022-11-08T00:00:00" table:style-name="ce9">
            <text:p>08/11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8901294</text:p>
          </table:table-cell>
          <table:table-cell office:value-type="string" table:style-name="ce3">
            <text:p>Elettronica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1-09T00:00:00" table:style-name="ce9">
            <text:p>09/11/22</text:p>
          </table:table-cell>
          <table:table-cell office:value-type="date" office:date-value="2022-11-19T00:00:00" table:style-name="ce9">
            <text:p>19/11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9012406</text:p>
          </table:table-cell>
          <table:table-cell office:value-type="string" table:style-name="ce3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1-20T00:00:00" table:style-name="ce9">
            <text:p>20/11/22</text:p>
          </table:table-cell>
          <table:table-cell office:value-type="date" office:date-value="2022-11-30T00:00:00" table:style-name="ce9">
            <text:p>30/11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7890186</text:p>
          </table:table-cell>
          <table:table-cell office:value-type="string" table:style-name="ce3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2-01T00:00:00" table:style-name="ce9">
            <text:p>01/12/22</text:p>
          </table:table-cell>
          <table:table-cell office:value-type="date" office:date-value="2022-12-11T00:00:00" table:style-name="ce9">
            <text:p>11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87</text:p>
          </table:table-cell>
          <table:table-cell office:value-type="string" table:style-name="ce3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2-12T00:00:00" table:style-name="ce9">
            <text:p>12/12/22</text:p>
          </table:table-cell>
          <table:table-cell office:value-type="date" office:date-value="2022-12-22T00:00:00" table:style-name="ce9">
            <text:p>22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67</text:p>
          </table:table-cell>
          <table:table-cell office:value-type="string" table:style-name="ce3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68</text:p>
          </table:table-cell>
          <table:table-cell office:value-type="string" table:style-name="ce3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8</text:p>
          </table:table-cell>
          <table:table-cell office:value-type="string" table:style-name="ce3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25</text:p>
          </table:table-cell>
          <table:table-cell office:value-type="string" table:style-name="ce3">
            <text:p>Nan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8-13T00:00:00" table:style-name="ce9">
            <text:p>13/08/22</text:p>
          </table:table-cell>
          <table:table-cell office:value-type="date" office:date-value="2022-08-23T00:00:00" table:style-name="ce9">
            <text:p>23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9</text:p>
          </table:table-cell>
          <table:table-cell office:value-type="string" table:style-name="ce3">
            <text:p>Standard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1</text:p>
          </table:table-cell>
          <table:table-cell office:value-type="string" table:style-name="ce3">
            <text:p>Standard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29</text:p>
          </table:table-cell>
          <table:table-cell office:value-type="string" table:style-name="ce3">
            <text:p>Micr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2</text:p>
          </table:table-cell>
          <table:table-cell office:value-type="string" table:style-name="ce3">
            <text:p>Micr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1</text:p>
          </table:table-cell>
          <table:table-cell office:value-type="string" table:style-name="ce3">
            <text:p>Micr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0-07T00:00:00" table:style-name="ce9">
            <text:p>07/10/22</text:p>
          </table:table-cell>
          <table:table-cell office:value-type="date" office:date-value="2022-10-17T00:00:00" table:style-name="ce9">
            <text:p>1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1</text:p>
          </table:table-cell>
          <table:table-cell office:value-type="string" table:style-name="ce3">
            <text:p>Standard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0-18T00:00:00" table:style-name="ce9">
            <text:p>18/10/22</text:p>
          </table:table-cell>
          <table:table-cell office:value-type="date" office:date-value="2022-10-28T00:00:00" table:style-name="ce9">
            <text:p>2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8</text:p>
          </table:table-cell>
          <table:table-cell office:value-type="string" table:style-name="ce3">
            <text:p>Nan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0-29T00:00:00" table:style-name="ce9">
            <text:p>29/10/22</text:p>
          </table:table-cell>
          <table:table-cell office:value-type="date" office:date-value="2022-11-08T00:00:00" table:style-name="ce9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0</text:p>
          </table:table-cell>
          <table:table-cell office:value-type="string" table:style-name="ce3">
            <text:p>Nan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1-09T00:00:00" table:style-name="ce9">
            <text:p>09/11/22</text:p>
          </table:table-cell>
          <table:table-cell office:value-type="date" office:date-value="2022-11-19T00:00:00" table:style-name="ce9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1</text:p>
          </table:table-cell>
          <table:table-cell office:value-type="string" table:style-name="ce3">
            <text:p>Nan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1-20T00:00:00" table:style-name="ce9">
            <text:p>20/11/22</text:p>
          </table:table-cell>
          <table:table-cell office:value-type="date" office:date-value="2022-11-30T00:00:00" table:style-name="ce9">
            <text:p>30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1</text:p>
          </table:table-cell>
          <table:table-cell office:value-type="string" table:style-name="ce3">
            <text:p>Standard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2-01T00:00:00" table:style-name="ce9">
            <text:p>01/12/22</text:p>
          </table:table-cell>
          <table:table-cell office:value-type="date" office:date-value="2022-12-11T00:00:00" table:style-name="ce9">
            <text:p>1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7</text:p>
          </table:table-cell>
          <table:table-cell office:value-type="string" table:style-name="ce3">
            <text:p>Micr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2-12T00:00:00" table:style-name="ce9">
            <text:p>12/12/22</text:p>
          </table:table-cell>
          <table:table-cell office:value-type="date" office:date-value="2022-12-22T00:00:00" table:style-name="ce9">
            <text:p>22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8</text:p>
          </table:table-cell>
          <table:table-cell office:value-type="string" table:style-name="ce3">
            <text:p>Elettronica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6</text:p>
          </table:table-cell>
          <table:table-cell office:value-type="string" table:style-name="ce3">
            <text:p>Nan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8-14T00:00:00" table:style-name="ce9">
            <text:p>14/08/22</text:p>
          </table:table-cell>
          <table:table-cell office:value-type="date" office:date-value="2022-08-24T00:00:00" table:style-name="ce9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6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8-25T00:00:00" table:style-name="ce9">
            <text:p>25/08/22</text:p>
          </table:table-cell>
          <table:table-cell office:value-type="date" office:date-value="2022-09-04T00:00:00" table:style-name="ce9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8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2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9-16T00:00:00" table:style-name="ce9">
            <text:p>16/09/22</text:p>
          </table:table-cell>
          <table:table-cell office:value-type="date" office:date-value="2022-09-26T00:00:00" table:style-name="ce9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60</text:p>
          </table:table-cell>
          <table:table-cell office:value-type="string" table:style-name="ce3">
            <text:p>Standard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9-27T00:00:00" table:style-name="ce9">
            <text:p>27/09/22</text:p>
          </table:table-cell>
          <table:table-cell office:value-type="date" office:date-value="2022-10-07T00:00:00" table:style-name="ce9">
            <text:p>0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6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0-08T00:00:00" table:style-name="ce9">
            <text:p>08/10/22</text:p>
          </table:table-cell>
          <table:table-cell office:value-type="date" office:date-value="2022-10-18T00:00:00" table:style-name="ce9">
            <text:p>1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0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0-19T00:00:00" table:style-name="ce9">
            <text:p>19/10/22</text:p>
          </table:table-cell>
          <table:table-cell office:value-type="date" office:date-value="2022-10-29T00:00:00" table:style-name="ce9">
            <text:p>29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1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0-30T00:00:00" table:style-name="ce9">
            <text:p>30/10/22</text:p>
          </table:table-cell>
          <table:table-cell office:value-type="date" office:date-value="2022-11-09T00:00:00" table:style-name="ce9">
            <text:p>0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20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1-10T00:00:00" table:style-name="ce9">
            <text:p>10/11/22</text:p>
          </table:table-cell>
          <table:table-cell office:value-type="date" office:date-value="2022-11-20T00:00:00" table:style-name="ce9">
            <text:p>20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9</text:p>
          </table:table-cell>
          <table:table-cell office:value-type="string" table:style-name="ce3">
            <text:p>Nan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1-21T00:00:00" table:style-name="ce9">
            <text:p>21/11/22</text:p>
          </table:table-cell>
          <table:table-cell office:value-type="date" office:date-value="2022-12-01T00:00:00" table:style-name="ce9">
            <text:p>0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5</text:p>
          </table:table-cell>
          <table:table-cell office:value-type="string" table:style-name="ce3">
            <text:p>Standard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2-02T00:00:00" table:style-name="ce9">
            <text:p>02/12/22</text:p>
          </table:table-cell>
          <table:table-cell office:value-type="date" office:date-value="2022-12-12T00:00:00" table:style-name="ce9">
            <text:p>12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6</text:p>
          </table:table-cell>
          <table:table-cell office:value-type="string" table:style-name="ce3">
            <text:p>Micro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8-14T00:00:00" table:style-name="ce9">
            <text:p>14/08/22</text:p>
          </table:table-cell>
          <table:table-cell office:value-type="date" office:date-value="2022-08-24T00:00:00" table:style-name="ce9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5</text:p>
          </table:table-cell>
          <table:table-cell office:value-type="string" table:style-name="ce3">
            <text:p>Standard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8-25T00:00:00" table:style-name="ce9">
            <text:p>25/08/22</text:p>
          </table:table-cell>
          <table:table-cell office:value-type="date" office:date-value="2022-09-04T00:00:00" table:style-name="ce9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4</text:p>
          </table:table-cell>
          <table:table-cell office:value-type="string" table:style-name="ce3">
            <text:p>Micro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0</text:p>
          </table:table-cell>
          <table:table-cell office:value-type="string" table:style-name="ce3">
            <text:p>Standard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9-16T00:00:00" table:style-name="ce9">
            <text:p>16/09/22</text:p>
          </table:table-cell>
          <table:table-cell office:value-type="date" office:date-value="2022-09-26T00:00:00" table:style-name="ce9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0</text:p>
          </table:table-cell>
          <table:table-cell office:value-type="string" table:style-name="ce3">
            <text:p>Nano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9-27T00:00:00" table:style-name="ce9">
            <text:p>27/09/22</text:p>
          </table:table-cell>
          <table:table-cell office:value-type="date" office:date-value="2022-10-07T00:00:00" table:style-name="ce9">
            <text:p>0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4</text:p>
          </table:table-cell>
          <table:table-cell office:value-type="string" table:style-name="ce3">
            <text:p>Elettronica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10-08T00:00:00" table:style-name="ce9">
            <text:p>08/10/22</text:p>
          </table:table-cell>
          <table:table-cell office:value-type="date" office:date-value="2022-10-18T00:00:00" table:style-name="ce9">
            <text:p>1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6</text:p>
          </table:table-cell>
          <table:table-cell office:value-type="string" table:style-name="ce3">
            <text:p>Nano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8-14T00:00:00" table:style-name="ce9">
            <text:p>14/08/22</text:p>
          </table:table-cell>
          <table:table-cell office:value-type="date" office:date-value="2022-08-24T00:00:00" table:style-name="ce9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6</text:p>
          </table:table-cell>
          <table:table-cell office:value-type="string" table:style-name="ce3">
            <text:p>Standard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8-25T00:00:00" table:style-name="ce9">
            <text:p>25/08/22</text:p>
          </table:table-cell>
          <table:table-cell office:value-type="date" office:date-value="2022-09-04T00:00:00" table:style-name="ce9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24</text:p>
          </table:table-cell>
          <table:table-cell office:value-type="string" table:style-name="ce3">
            <text:p>Micro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6</text:p>
          </table:table-cell>
          <table:table-cell office:value-type="string" table:style-name="ce3">
            <text:p>Nano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9-16T00:00:00" table:style-name="ce9">
            <text:p>16/09/22</text:p>
          </table:table-cell>
          <table:table-cell office:value-type="date" office:date-value="2022-09-26T00:00:00" table:style-name="ce9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3</text:p>
          </table:table-cell>
          <table:table-cell office:value-type="string" table:style-name="ce3">
            <text:p>Elettronica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9-27T00:00:00" table:style-name="ce9">
            <text:p>27/09/22</text:p>
          </table:table-cell>
          <table:table-cell office:value-type="date" office:date-value="2022-10-07T00:00:00" table:style-name="ce9">
            <text:p>0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5</text:p>
          </table:table-cell>
          <table:table-cell office:value-type="string" table:style-name="ce3">
            <text:p>Nano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10-08T00:00:00" table:style-name="ce9">
            <text:p>08/10/22</text:p>
          </table:table-cell>
          <table:table-cell office:value-type="date" office:date-value="2022-10-18T00:00:00" table:style-name="ce9">
            <text:p>1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7</text:p>
          </table:table-cell>
          <table:table-cell office:value-type="string" table:style-name="ce3">
            <text:p>Micro</text:p>
          </table:table-cell>
          <table:table-cell office:value-type="float" office:value="3912346102" table:style-name="ce1">
            <text:p>3912346102</text:p>
          </table:table-cell>
          <table:table-cell office:value-type="date" office:date-value="2022-08-14T00:00:00" table:style-name="ce9">
            <text:p>14/08/22</text:p>
          </table:table-cell>
          <table:table-cell office:value-type="date" office:date-value="2022-08-24T00:00:00" table:style-name="ce9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0</text:p>
          </table:table-cell>
          <table:table-cell office:value-type="string" table:style-name="ce3">
            <text:p>Nano</text:p>
          </table:table-cell>
          <table:table-cell office:value-type="float" office:value="3912346102" table:style-name="ce1">
            <text:p>3912346102</text:p>
          </table:table-cell>
          <table:table-cell office:value-type="date" office:date-value="2022-08-25T00:00:00" table:style-name="ce9">
            <text:p>25/08/22</text:p>
          </table:table-cell>
          <table:table-cell office:value-type="date" office:date-value="2022-09-04T00:00:00" table:style-name="ce9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4</text:p>
          </table:table-cell>
          <table:table-cell office:value-type="string" table:style-name="ce3">
            <text:p>Micro</text:p>
          </table:table-cell>
          <table:table-cell office:value-type="float" office:value="3912346102" table:style-name="ce1">
            <text:p>3912346102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5</text:p>
          </table:table-cell>
          <table:table-cell office:value-type="string" table:style-name="ce3">
            <text:p>Standard</text:p>
          </table:table-cell>
          <table:table-cell office:value-type="float" office:value="3912346102" table:style-name="ce1">
            <text:p>3912346102</text:p>
          </table:table-cell>
          <table:table-cell office:value-type="date" office:date-value="2022-09-16T00:00:00" table:style-name="ce9">
            <text:p>16/09/22</text:p>
          </table:table-cell>
          <table:table-cell office:value-type="date" office:date-value="2022-09-26T00:00:00" table:style-name="ce9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5</text:p>
          </table:table-cell>
          <table:table-cell office:value-type="string" table:style-name="ce3">
            <text:p>Standard</text:p>
          </table:table-cell>
          <table:table-cell office:value-type="float" office:value="3912346103" table:style-name="ce1">
            <text:p>3912346103</text:p>
          </table:table-cell>
          <table:table-cell office:value-type="date" office:date-value="2022-08-14T00:00:00" table:style-name="ce9">
            <text:p>14/08/22</text:p>
          </table:table-cell>
          <table:table-cell office:value-type="date" office:date-value="2022-08-24T00:00:00" table:style-name="ce9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58</text:p>
          </table:table-cell>
          <table:table-cell office:value-type="string" table:style-name="ce3">
            <text:p>Elettronica</text:p>
          </table:table-cell>
          <table:table-cell office:value-type="float" office:value="3912346103" table:style-name="ce1">
            <text:p>3912346103</text:p>
          </table:table-cell>
          <table:table-cell office:value-type="date" office:date-value="2022-08-25T00:00:00" table:style-name="ce9">
            <text:p>25/08/22</text:p>
          </table:table-cell>
          <table:table-cell office:value-type="date" office:date-value="2022-09-04T00:00:00" table:style-name="ce9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2</text:p>
          </table:table-cell>
          <table:table-cell office:value-type="string" table:style-name="ce3">
            <text:p>Micro</text:p>
          </table:table-cell>
          <table:table-cell office:value-type="float" office:value="3912346103" table:style-name="ce1">
            <text:p>3912346103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0</text:p>
          </table:table-cell>
          <table:table-cell office:value-type="string" table:style-name="ce3">
            <text:p>Micro</text:p>
          </table:table-cell>
          <table:table-cell office:value-type="float" office:value="3912346103" table:style-name="ce1">
            <text:p>3912346103</text:p>
          </table:table-cell>
          <table:table-cell office:value-type="date" office:date-value="2022-09-16T00:00:00" table:style-name="ce9">
            <text:p>16/09/22</text:p>
          </table:table-cell>
          <table:table-cell office:value-type="date" office:date-value="2022-09-26T00:00:00" table:style-name="ce9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8</text:p>
          </table:table-cell>
          <table:table-cell office:value-type="string" table:style-name="ce3">
            <text:p>Micro</text:p>
          </table:table-cell>
          <table:table-cell office:value-type="float" office:value="3912346104" table:style-name="ce1">
            <text:p>3912346104</text:p>
          </table:table-cell>
          <table:table-cell office:value-type="date" office:date-value="2022-08-14T00:00:00" table:style-name="ce9">
            <text:p>14/08/22</text:p>
          </table:table-cell>
          <table:table-cell office:value-type="date" office:date-value="2022-08-24T00:00:00" table:style-name="ce9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6</text:p>
          </table:table-cell>
          <table:table-cell office:value-type="string" table:style-name="ce3">
            <text:p>Nano</text:p>
          </table:table-cell>
          <table:table-cell office:value-type="float" office:value="3912346104" table:style-name="ce1">
            <text:p>3912346104</text:p>
          </table:table-cell>
          <table:table-cell office:value-type="date" office:date-value="2022-08-25T00:00:00" table:style-name="ce9">
            <text:p>25/08/22</text:p>
          </table:table-cell>
          <table:table-cell office:value-type="date" office:date-value="2022-09-04T00:00:00" table:style-name="ce9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5</text:p>
          </table:table-cell>
          <table:table-cell office:value-type="string" table:style-name="ce3">
            <text:p>Elettronica</text:p>
          </table:table-cell>
          <table:table-cell office:value-type="float" office:value="3912346104" table:style-name="ce1">
            <text:p>3912346104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4</text:p>
          </table:table-cell>
          <table:table-cell office:value-type="string" table:style-name="ce3">
            <text:p>Micro</text:p>
          </table:table-cell>
          <table:table-cell office:value-type="float" office:value="3912346104" table:style-name="ce1">
            <text:p>3912346104</text:p>
          </table:table-cell>
          <table:table-cell office:value-type="date" office:date-value="2022-09-16T00:00:00" table:style-name="ce9">
            <text:p>16/09/22</text:p>
          </table:table-cell>
          <table:table-cell office:value-type="date" office:date-value="2022-09-26T00:00:00" table:style-name="ce9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16</text:p>
          </table:table-cell>
          <table:table-cell office:value-type="string" table:style-name="ce3">
            <text:p>Elettronica</text:p>
          </table:table-cell>
          <table:table-cell office:value-type="float" office:value="3912346105" table:style-name="ce1">
            <text:p>3912346105</text:p>
          </table:table-cell>
          <table:table-cell office:value-type="date" office:date-value="2022-08-15T00:00:00" table:style-name="ce9">
            <text:p>15/08/22</text:p>
          </table:table-cell>
          <table:table-cell office:value-type="date" office:date-value="2022-08-25T00:00:00" table:style-name="ce9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4</text:p>
          </table:table-cell>
          <table:table-cell office:value-type="string" table:style-name="ce3">
            <text:p>Nano</text:p>
          </table:table-cell>
          <table:table-cell office:value-type="float" office:value="3912346105" table:style-name="ce1">
            <text:p>3912346105</text:p>
          </table:table-cell>
          <table:table-cell office:value-type="date" office:date-value="2022-08-26T00:00:00" table:style-name="ce9">
            <text:p>26/08/22</text:p>
          </table:table-cell>
          <table:table-cell office:value-type="date" office:date-value="2022-09-05T00:00:00" table:style-name="ce9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0</text:p>
          </table:table-cell>
          <table:table-cell office:value-type="string" table:style-name="ce3">
            <text:p>Standard</text:p>
          </table:table-cell>
          <table:table-cell office:value-type="float" office:value="3912346105" table:style-name="ce1">
            <text:p>3912346105</text:p>
          </table:table-cell>
          <table:table-cell office:value-type="date" office:date-value="2022-09-06T00:00:00" table:style-name="ce9">
            <text:p>06/09/22</text:p>
          </table:table-cell>
          <table:table-cell office:value-type="date" office:date-value="2022-09-16T00:00:00" table:style-name="ce9">
            <text:p>1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1</text:p>
          </table:table-cell>
          <table:table-cell office:value-type="string" table:style-name="ce3">
            <text:p>Standard</text:p>
          </table:table-cell>
          <table:table-cell office:value-type="float" office:value="3912346106" table:style-name="ce1">
            <text:p>3912346106</text:p>
          </table:table-cell>
          <table:table-cell office:value-type="date" office:date-value="2022-08-15T00:00:00" table:style-name="ce9">
            <text:p>15/08/22</text:p>
          </table:table-cell>
          <table:table-cell office:value-type="date" office:date-value="2022-08-25T00:00:00" table:style-name="ce9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4</text:p>
          </table:table-cell>
          <table:table-cell office:value-type="string" table:style-name="ce3">
            <text:p>Micro</text:p>
          </table:table-cell>
          <table:table-cell office:value-type="float" office:value="3912346106" table:style-name="ce1">
            <text:p>3912346106</text:p>
          </table:table-cell>
          <table:table-cell office:value-type="date" office:date-value="2022-08-26T00:00:00" table:style-name="ce9">
            <text:p>26/08/22</text:p>
          </table:table-cell>
          <table:table-cell office:value-type="date" office:date-value="2022-09-05T00:00:00" table:style-name="ce9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4</text:p>
          </table:table-cell>
          <table:table-cell office:value-type="string" table:style-name="ce3">
            <text:p>Nano</text:p>
          </table:table-cell>
          <table:table-cell office:value-type="float" office:value="3912346107" table:style-name="ce1">
            <text:p>3912346107</text:p>
          </table:table-cell>
          <table:table-cell office:value-type="date" office:date-value="2022-08-15T00:00:00" table:style-name="ce9">
            <text:p>15/08/22</text:p>
          </table:table-cell>
          <table:table-cell office:value-type="date" office:date-value="2022-08-25T00:00:00" table:style-name="ce9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0</text:p>
          </table:table-cell>
          <table:table-cell office:value-type="string" table:style-name="ce3">
            <text:p>Nano</text:p>
          </table:table-cell>
          <table:table-cell office:value-type="float" office:value="3912346108" table:style-name="ce1">
            <text:p>3912346108</text:p>
          </table:table-cell>
          <table:table-cell office:value-type="date" office:date-value="2022-08-15T00:00:00" table:style-name="ce9">
            <text:p>15/08/22</text:p>
          </table:table-cell>
          <table:table-cell office:value-type="date" office:date-value="2022-08-25T00:00:00" table:style-name="ce9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44</text:p>
          </table:table-cell>
          <table:table-cell office:value-type="string" table:style-name="ce3">
            <text:p>Micro</text:p>
          </table:table-cell>
          <table:table-cell office:value-type="float" office:value="3912346108" table:style-name="ce1">
            <text:p>3912346108</text:p>
          </table:table-cell>
          <table:table-cell office:value-type="date" office:date-value="2022-08-26T00:00:00" table:style-name="ce9">
            <text:p>26/08/22</text:p>
          </table:table-cell>
          <table:table-cell office:value-type="date" office:date-value="2022-09-05T00:00:00" table:style-name="ce9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0</text:p>
          </table:table-cell>
          <table:table-cell office:value-type="string" table:style-name="ce3">
            <text:p>Micro</text:p>
          </table:table-cell>
          <table:table-cell office:value-type="float" office:value="3912346109" table:style-name="ce1">
            <text:p>3912346109</text:p>
          </table:table-cell>
          <table:table-cell office:value-type="date" office:date-value="2022-08-15T00:00:00" table:style-name="ce9">
            <text:p>15/08/22</text:p>
          </table:table-cell>
          <table:table-cell office:value-type="date" office:date-value="2022-08-25T00:00:00" table:style-name="ce9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7</text:p>
          </table:table-cell>
          <table:table-cell office:value-type="string" table:style-name="ce3">
            <text:p>Standard</text:p>
          </table:table-cell>
          <table:table-cell office:value-type="float" office:value="3912346109" table:style-name="ce1">
            <text:p>3912346109</text:p>
          </table:table-cell>
          <table:table-cell office:value-type="date" office:date-value="2022-08-26T00:00:00" table:style-name="ce9">
            <text:p>26/08/22</text:p>
          </table:table-cell>
          <table:table-cell office:value-type="date" office:date-value="2022-09-05T00:00:00" table:style-name="ce9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6</text:p>
          </table:table-cell>
          <table:table-cell office:value-type="string" table:style-name="ce3">
            <text:p>Standard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8-15T00:00:00" table:style-name="ce9">
            <text:p>15/08/22</text:p>
          </table:table-cell>
          <table:table-cell office:value-type="date" office:date-value="2022-08-25T00:00:00" table:style-name="ce9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18</text:p>
          </table:table-cell>
          <table:table-cell office:value-type="string" table:style-name="ce3">
            <text:p>Elettronica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8-26T00:00:00" table:style-name="ce9">
            <text:p>26/08/22</text:p>
          </table:table-cell>
          <table:table-cell office:value-type="date" office:date-value="2022-09-05T00:00:00" table:style-name="ce9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3</text:p>
          </table:table-cell>
          <table:table-cell office:value-type="string" table:style-name="ce3">
            <text:p>Standard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9-06T00:00:00" table:style-name="ce9">
            <text:p>06/09/22</text:p>
          </table:table-cell>
          <table:table-cell office:value-type="date" office:date-value="2022-09-16T00:00:00" table:style-name="ce9">
            <text:p>1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3</text:p>
          </table:table-cell>
          <table:table-cell office:value-type="string" table:style-name="ce3">
            <text:p>Elettronica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9-17T00:00:00" table:style-name="ce9">
            <text:p>17/09/22</text:p>
          </table:table-cell>
          <table:table-cell office:value-type="date" office:date-value="2022-09-27T00:00:00" table:style-name="ce9">
            <text:p>27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3</text:p>
          </table:table-cell>
          <table:table-cell office:value-type="string" table:style-name="ce3">
            <text:p>Micro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9-28T00:00:00" table:style-name="ce9">
            <text:p>28/09/22</text:p>
          </table:table-cell>
          <table:table-cell office:value-type="date" office:date-value="2022-10-08T00:00:00" table:style-name="ce9">
            <text:p>0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4</text:p>
          </table:table-cell>
          <table:table-cell office:value-type="string" table:style-name="ce3">
            <text:p>Micro</text:p>
          </table:table-cell>
          <table:table-cell office:value-type="float" office:value="3912346111" table:style-name="ce1">
            <text:p>3912346111</text:p>
          </table:table-cell>
          <table:table-cell office:value-type="date" office:date-value="2022-08-16T00:00:00" table:style-name="ce9">
            <text:p>16/08/22</text:p>
          </table:table-cell>
          <table:table-cell office:value-type="date" office:date-value="2022-08-26T00:00:00" table:style-name="ce9">
            <text:p>26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4</text:p>
          </table:table-cell>
          <table:table-cell office:value-type="string" table:style-name="ce3">
            <text:p>Standard</text:p>
          </table:table-cell>
          <table:table-cell office:value-type="float" office:value="3912346111" table:style-name="ce1">
            <text:p>3912346111</text:p>
          </table:table-cell>
          <table:table-cell office:value-type="date" office:date-value="2022-08-27T00:00:00" table:style-name="ce9">
            <text:p>27/08/22</text:p>
          </table:table-cell>
          <table:table-cell office:value-type="date" office:date-value="2022-09-06T00:00:00" table:style-name="ce9">
            <text:p>0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8</text:p>
          </table:table-cell>
          <table:table-cell office:value-type="string" table:style-name="ce3">
            <text:p>Nano</text:p>
          </table:table-cell>
          <table:table-cell office:value-type="float" office:value="3912346112" table:style-name="ce1">
            <text:p>3912346112</text:p>
          </table:table-cell>
          <table:table-cell office:value-type="date" office:date-value="2022-08-16T00:00:00" table:style-name="ce9">
            <text:p>16/08/22</text:p>
          </table:table-cell>
          <table:table-cell office:value-type="date" office:date-value="2022-08-26T00:00:00" table:style-name="ce9">
            <text:p>26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9</text:p>
          </table:table-cell>
          <table:table-cell office:value-type="string" table:style-name="ce3">
            <text:p>Nano</text:p>
          </table:table-cell>
          <table:table-cell office:value-type="float" office:value="3912346113" table:style-name="ce1">
            <text:p>3912346113</text:p>
          </table:table-cell>
          <table:table-cell office:value-type="date" office:date-value="2022-08-17T00:00:00" table:style-name="ce9">
            <text:p>17/08/22</text:p>
          </table:table-cell>
          <table:table-cell office:value-type="date" office:date-value="2022-08-27T00:00:00" table:style-name="ce9">
            <text:p>27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1</text:p>
          </table:table-cell>
          <table:table-cell office:value-type="string" table:style-name="ce3">
            <text:p>Elettronica</text:p>
          </table:table-cell>
          <table:table-cell office:value-type="float" office:value="3912346114" table:style-name="ce1">
            <text:p>3912346114</text:p>
          </table:table-cell>
          <table:table-cell office:value-type="date" office:date-value="2022-08-17T00:00:00" table:style-name="ce9">
            <text:p>17/08/22</text:p>
          </table:table-cell>
          <table:table-cell office:value-type="date" office:date-value="2022-08-27T00:00:00" table:style-name="ce9">
            <text:p>27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9</text:p>
          </table:table-cell>
          <table:table-cell office:value-type="string" table:style-name="ce3">
            <text:p>Standard</text:p>
          </table:table-cell>
          <table:table-cell office:value-type="float" office:value="3912346114" table:style-name="ce1">
            <text:p>3912346114</text:p>
          </table:table-cell>
          <table:table-cell office:value-type="date" office:date-value="2022-08-28T00:00:00" table:style-name="ce9">
            <text:p>28/08/22</text:p>
          </table:table-cell>
          <table:table-cell office:value-type="date" office:date-value="2022-09-07T00:00:00" table:style-name="ce9">
            <text:p>07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9</text:p>
          </table:table-cell>
          <table:table-cell office:value-type="string" table:style-name="ce3">
            <text:p>Micro</text:p>
          </table:table-cell>
          <table:table-cell office:value-type="float" office:value="3912346115" table:style-name="ce1">
            <text:p>3912346115</text:p>
          </table:table-cell>
          <table:table-cell office:value-type="date" office:date-value="2022-08-18T00:00:00" table:style-name="ce9">
            <text:p>18/08/22</text:p>
          </table:table-cell>
          <table:table-cell office:value-type="date" office:date-value="2022-08-28T00:00:00" table:style-name="ce9">
            <text:p>28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2</text:p>
          </table:table-cell>
          <table:table-cell office:value-type="string" table:style-name="ce3">
            <text:p>Elettronica</text:p>
          </table:table-cell>
          <table:table-cell office:value-type="float" office:value="3912346115" table:style-name="ce1">
            <text:p>3912346115</text:p>
          </table:table-cell>
          <table:table-cell office:value-type="date" office:date-value="2022-08-29T00:00:00" table:style-name="ce9">
            <text:p>29/08/22</text:p>
          </table:table-cell>
          <table:table-cell office:value-type="date" office:date-value="2022-09-08T00:00:00" table:style-name="ce9">
            <text:p>08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1</text:p>
          </table:table-cell>
          <table:table-cell office:value-type="string" table:style-name="ce3">
            <text:p>Micro</text:p>
          </table:table-cell>
          <table:table-cell office:value-type="float" office:value="3912346115" table:style-name="ce1">
            <text:p>3912346115</text:p>
          </table:table-cell>
          <table:table-cell office:value-type="date" office:date-value="2022-09-09T00:00:00" table:style-name="ce9">
            <text:p>09/09/22</text:p>
          </table:table-cell>
          <table:table-cell office:value-type="date" office:date-value="2022-09-19T00:00:00" table:style-name="ce9">
            <text:p>19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4</text:p>
          </table:table-cell>
          <table:table-cell office:value-type="string" table:style-name="ce3">
            <text:p>Elettronica</text:p>
          </table:table-cell>
          <table:table-cell office:value-type="float" office:value="3912346116" table:style-name="ce1">
            <text:p>3912346116</text:p>
          </table:table-cell>
          <table:table-cell office:value-type="date" office:date-value="2022-08-18T00:00:00" table:style-name="ce9">
            <text:p>18/08/22</text:p>
          </table:table-cell>
          <table:table-cell office:value-type="date" office:date-value="2022-08-28T00:00:00" table:style-name="ce9">
            <text:p>28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8</text:p>
          </table:table-cell>
          <table:table-cell office:value-type="string" table:style-name="ce3">
            <text:p>Micro</text:p>
          </table:table-cell>
          <table:table-cell office:value-type="float" office:value="3912346116" table:style-name="ce1">
            <text:p>3912346116</text:p>
          </table:table-cell>
          <table:table-cell office:value-type="date" office:date-value="2022-08-29T00:00:00" table:style-name="ce9">
            <text:p>29/08/22</text:p>
          </table:table-cell>
          <table:table-cell office:value-type="date" office:date-value="2022-09-08T00:00:00" table:style-name="ce9">
            <text:p>08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0</text:p>
          </table:table-cell>
          <table:table-cell office:value-type="string" table:style-name="ce3">
            <text:p>Standard</text:p>
          </table:table-cell>
          <table:table-cell office:value-type="float" office:value="3912346117" table:style-name="ce1">
            <text:p>3912346117</text:p>
          </table:table-cell>
          <table:table-cell office:value-type="date" office:date-value="2022-08-19T00:00:00" table:style-name="ce9">
            <text:p>19/08/22</text:p>
          </table:table-cell>
          <table:table-cell office:value-type="date" office:date-value="2022-08-29T00:00:00" table:style-name="ce9">
            <text:p>29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2</text:p>
          </table:table-cell>
          <table:table-cell office:value-type="string" table:style-name="ce3">
            <text:p>Elettronica</text:p>
          </table:table-cell>
          <table:table-cell office:value-type="float" office:value="3912346117" table:style-name="ce1">
            <text:p>3912346117</text:p>
          </table:table-cell>
          <table:table-cell office:value-type="date" office:date-value="2022-08-30T00:00:00" table:style-name="ce9">
            <text:p>30/08/22</text:p>
          </table:table-cell>
          <table:table-cell office:value-type="date" office:date-value="2022-09-09T00:00:00" table:style-name="ce9">
            <text:p>09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1</text:p>
          </table:table-cell>
          <table:table-cell office:value-type="string" table:style-name="ce3">
            <text:p>Micro</text:p>
          </table:table-cell>
          <table:table-cell office:value-type="float" office:value="3912346118" table:style-name="ce1">
            <text:p>3912346118</text:p>
          </table:table-cell>
          <table:table-cell office:value-type="date" office:date-value="2022-08-19T00:00:00" table:style-name="ce9">
            <text:p>19/08/22</text:p>
          </table:table-cell>
          <table:table-cell office:value-type="date" office:date-value="2022-08-29T00:00:00" table:style-name="ce9">
            <text:p>29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3</text:p>
          </table:table-cell>
          <table:table-cell office:value-type="string" table:style-name="ce3">
            <text:p>Elettronica</text:p>
          </table:table-cell>
          <table:table-cell office:value-type="float" office:value="3912346118" table:style-name="ce1">
            <text:p>3912346118</text:p>
          </table:table-cell>
          <table:table-cell office:value-type="date" office:date-value="2022-08-30T00:00:00" table:style-name="ce9">
            <text:p>30/08/22</text:p>
          </table:table-cell>
          <table:table-cell office:value-type="date" office:date-value="2022-09-09T00:00:00" table:style-name="ce9">
            <text:p>09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35</text:p>
          </table:table-cell>
          <table:table-cell office:value-type="string" table:style-name="ce3">
            <text:p>Elettronica</text:p>
          </table:table-cell>
          <table:table-cell office:value-type="float" office:value="3912346119" table:style-name="ce1">
            <text:p>3912346119</text:p>
          </table:table-cell>
          <table:table-cell office:value-type="date" office:date-value="2022-08-20T00:00:00" table:style-name="ce9">
            <text:p>20/08/22</text:p>
          </table:table-cell>
          <table:table-cell office:value-type="date" office:date-value="2022-08-30T00:00:00" table:style-name="ce9">
            <text:p>30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28</text:p>
          </table:table-cell>
          <table:table-cell office:value-type="string" table:style-name="ce3">
            <text:p>Nano</text:p>
          </table:table-cell>
          <table:table-cell office:value-type="float" office:value="3912346119" table:style-name="ce1">
            <text:p>3912346119</text:p>
          </table:table-cell>
          <table:table-cell office:value-type="date" office:date-value="2022-08-31T00:00:00" table:style-name="ce9">
            <text:p>31/08/22</text:p>
          </table:table-cell>
          <table:table-cell office:value-type="date" office:date-value="2022-09-10T00:00:00" table:style-name="ce9">
            <text:p>10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47</text:p>
          </table:table-cell>
          <table:table-cell office:value-type="string" table:style-name="ce3">
            <text:p>Nano</text:p>
          </table:table-cell>
          <table:table-cell office:value-type="float" office:value="3912346119" table:style-name="ce1">
            <text:p>3912346119</text:p>
          </table:table-cell>
          <table:table-cell office:value-type="date" office:date-value="2022-09-11T00:00:00" table:style-name="ce9">
            <text:p>11/09/22</text:p>
          </table:table-cell>
          <table:table-cell office:value-type="date" office:date-value="2022-09-21T00:00:00" table:style-name="ce9">
            <text:p>2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7</text:p>
          </table:table-cell>
          <table:table-cell office:value-type="string" table:style-name="ce3">
            <text:p>Nano</text:p>
          </table:table-cell>
          <table:table-cell office:value-type="float" office:value="3912346120" table:style-name="ce1">
            <text:p>3912346120</text:p>
          </table:table-cell>
          <table:table-cell office:value-type="date" office:date-value="2022-08-20T00:00:00" table:style-name="ce9">
            <text:p>20/08/22</text:p>
          </table:table-cell>
          <table:table-cell office:value-type="date" office:date-value="2022-08-30T00:00:00" table:style-name="ce9">
            <text:p>30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4</text:p>
          </table:table-cell>
          <table:table-cell office:value-type="string" table:style-name="ce3">
            <text:p>Standard</text:p>
          </table:table-cell>
          <table:table-cell office:value-type="float" office:value="3912346120" table:style-name="ce1">
            <text:p>3912346120</text:p>
          </table:table-cell>
          <table:table-cell office:value-type="date" office:date-value="2022-08-31T00:00:00" table:style-name="ce9">
            <text:p>31/08/22</text:p>
          </table:table-cell>
          <table:table-cell office:value-type="date" office:date-value="2022-09-10T00:00:00" table:style-name="ce9">
            <text:p>10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0</text:p>
          </table:table-cell>
          <table:table-cell office:value-type="string" table:style-name="ce3">
            <text:p>Micro</text:p>
          </table:table-cell>
          <table:table-cell office:value-type="float" office:value="3912346121" table:style-name="ce1">
            <text:p>3912346121</text:p>
          </table:table-cell>
          <table:table-cell office:value-type="date" office:date-value="2022-08-21T00:00:00" table:style-name="ce9">
            <text:p>21/08/22</text:p>
          </table:table-cell>
          <table:table-cell office:value-type="date" office:date-value="2022-08-31T00:00:00" table:style-name="ce9">
            <text:p>3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4</text:p>
          </table:table-cell>
          <table:table-cell office:value-type="string" table:style-name="ce3">
            <text:p>Micro</text:p>
          </table:table-cell>
          <table:table-cell office:value-type="float" office:value="3912346121" table:style-name="ce1">
            <text:p>3912346121</text:p>
          </table:table-cell>
          <table:table-cell office:value-type="date" office:date-value="2022-09-01T00:00:00" table:style-name="ce9">
            <text:p>01/09/22</text:p>
          </table:table-cell>
          <table:table-cell office:value-type="date" office:date-value="2022-09-11T00:00:00" table:style-name="ce9">
            <text:p>1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9</text:p>
          </table:table-cell>
          <table:table-cell office:value-type="string" table:style-name="ce3">
            <text:p>Elettronica</text:p>
          </table:table-cell>
          <table:table-cell office:value-type="float" office:value="3912346121" table:style-name="ce1">
            <text:p>3912346121</text:p>
          </table:table-cell>
          <table:table-cell office:value-type="date" office:date-value="2022-09-12T00:00:00" table:style-name="ce9">
            <text:p>12/09/22</text:p>
          </table:table-cell>
          <table:table-cell office:value-type="date" office:date-value="2022-09-22T00:00:00" table:style-name="ce9">
            <text:p>2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2</text:p>
          </table:table-cell>
          <table:table-cell office:value-type="string" table:style-name="ce3">
            <text:p>Standard</text:p>
          </table:table-cell>
          <table:table-cell office:value-type="float" office:value="3912346121" table:style-name="ce1">
            <text:p>3912346121</text:p>
          </table:table-cell>
          <table:table-cell office:value-type="date" office:date-value="2022-09-23T00:00:00" table:style-name="ce9">
            <text:p>23/09/22</text:p>
          </table:table-cell>
          <table:table-cell office:value-type="date" office:date-value="2022-10-03T00:00:00" table:style-name="ce9">
            <text:p>03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0</text:p>
          </table:table-cell>
          <table:table-cell office:value-type="string" table:style-name="ce3">
            <text:p>Standard</text:p>
          </table:table-cell>
          <table:table-cell office:value-type="float" office:value="3912346123" table:style-name="ce1">
            <text:p>3912346123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8</text:p>
          </table:table-cell>
          <table:table-cell office:value-type="string" table:style-name="ce3">
            <text:p>Standard</text:p>
          </table:table-cell>
          <table:table-cell office:value-type="float" office:value="3912346123" table:style-name="ce1">
            <text:p>3912346123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0</text:p>
          </table:table-cell>
          <table:table-cell office:value-type="string" table:style-name="ce3">
            <text:p>Standard</text:p>
          </table:table-cell>
          <table:table-cell office:value-type="float" office:value="3912346123" table:style-name="ce1">
            <text:p>3912346123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5</text:p>
          </table:table-cell>
          <table:table-cell office:value-type="string" table:style-name="ce3">
            <text:p>Elettronica</text:p>
          </table:table-cell>
          <table:table-cell office:value-type="float" office:value="3912346123" table:style-name="ce1">
            <text:p>3912346123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4</text:p>
          </table:table-cell>
          <table:table-cell office:value-type="string" table:style-name="ce3">
            <text:p>Standard</text:p>
          </table:table-cell>
          <table:table-cell office:value-type="float" office:value="3912346124" table:style-name="ce1">
            <text:p>3912346124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4</text:p>
          </table:table-cell>
          <table:table-cell office:value-type="string" table:style-name="ce3">
            <text:p>Nano</text:p>
          </table:table-cell>
          <table:table-cell office:value-type="float" office:value="3912346124" table:style-name="ce1">
            <text:p>3912346124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24</text:p>
          </table:table-cell>
          <table:table-cell office:value-type="string" table:style-name="ce3">
            <text:p>Nano</text:p>
          </table:table-cell>
          <table:table-cell office:value-type="float" office:value="3912346125" table:style-name="ce1">
            <text:p>3912346125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4</text:p>
          </table:table-cell>
          <table:table-cell office:value-type="string" table:style-name="ce3">
            <text:p>Standard</text:p>
          </table:table-cell>
          <table:table-cell office:value-type="float" office:value="3912346126" table:style-name="ce1">
            <text:p>3912346126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0</text:p>
          </table:table-cell>
          <table:table-cell office:value-type="string" table:style-name="ce3">
            <text:p>Elettronica</text:p>
          </table:table-cell>
          <table:table-cell office:value-type="float" office:value="3912346126" table:style-name="ce1">
            <text:p>3912346126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79</text:p>
          </table:table-cell>
          <table:table-cell office:value-type="string" table:style-name="ce3">
            <text:p>Micro</text:p>
          </table:table-cell>
          <table:table-cell office:value-type="float" office:value="3912346127" table:style-name="ce1">
            <text:p>3912346127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7</text:p>
          </table:table-cell>
          <table:table-cell office:value-type="string" table:style-name="ce3">
            <text:p>Standard</text:p>
          </table:table-cell>
          <table:table-cell office:value-type="float" office:value="3912346128" table:style-name="ce1">
            <text:p>3912346128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5</text:p>
          </table:table-cell>
          <table:table-cell office:value-type="string" table:style-name="ce3">
            <text:p>Micro</text:p>
          </table:table-cell>
          <table:table-cell office:value-type="float" office:value="3912346128" table:style-name="ce1">
            <text:p>3912346128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34</text:p>
          </table:table-cell>
          <table:table-cell office:value-type="string" table:style-name="ce3">
            <text:p>Micro</text:p>
          </table:table-cell>
          <table:table-cell office:value-type="float" office:value="3912346129" table:style-name="ce1">
            <text:p>3912346129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5</text:p>
          </table:table-cell>
          <table:table-cell office:value-type="string" table:style-name="ce3">
            <text:p>Standard</text:p>
          </table:table-cell>
          <table:table-cell office:value-type="float" office:value="3912346130" table:style-name="ce1">
            <text:p>3912346130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4</text:p>
          </table:table-cell>
          <table:table-cell office:value-type="string" table:style-name="ce3">
            <text:p>Standard</text:p>
          </table:table-cell>
          <table:table-cell office:value-type="float" office:value="3912346130" table:style-name="ce1">
            <text:p>3912346130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8</text:p>
          </table:table-cell>
          <table:table-cell office:value-type="string" table:style-name="ce3">
            <text:p>Micro</text:p>
          </table:table-cell>
          <table:table-cell office:value-type="float" office:value="3912346130" table:style-name="ce1">
            <text:p>3912346130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2</text:p>
          </table:table-cell>
          <table:table-cell office:value-type="string" table:style-name="ce3">
            <text:p>Micro</text:p>
          </table:table-cell>
          <table:table-cell office:value-type="float" office:value="3912346132" table:style-name="ce1">
            <text:p>3912346132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5</text:p>
          </table:table-cell>
          <table:table-cell office:value-type="string" table:style-name="ce3">
            <text:p>Elettronica</text:p>
          </table:table-cell>
          <table:table-cell office:value-type="float" office:value="3912346134" table:style-name="ce1">
            <text:p>3912346134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3</text:p>
          </table:table-cell>
          <table:table-cell office:value-type="string" table:style-name="ce3">
            <text:p>Micro</text:p>
          </table:table-cell>
          <table:table-cell office:value-type="float" office:value="3912346134" table:style-name="ce1">
            <text:p>3912346134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6</text:p>
          </table:table-cell>
          <table:table-cell office:value-type="string" table:style-name="ce3">
            <text:p>Micro</text:p>
          </table:table-cell>
          <table:table-cell office:value-type="float" office:value="3912346135" table:style-name="ce1">
            <text:p>3912346135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2</text:p>
          </table:table-cell>
          <table:table-cell office:value-type="string" table:style-name="ce3">
            <text:p>Micro</text:p>
          </table:table-cell>
          <table:table-cell office:value-type="float" office:value="3912346136" table:style-name="ce1">
            <text:p>3912346136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34</text:p>
          </table:table-cell>
          <table:table-cell office:value-type="string" table:style-name="ce3">
            <text:p>Standard</text:p>
          </table:table-cell>
          <table:table-cell office:value-type="float" office:value="3912346138" table:style-name="ce1">
            <text:p>3912346138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3</text:p>
          </table:table-cell>
          <table:table-cell office:value-type="string" table:style-name="ce3">
            <text:p>Standard</text:p>
          </table:table-cell>
          <table:table-cell office:value-type="float" office:value="3912346139" table:style-name="ce1">
            <text:p>3912346139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7</text:p>
          </table:table-cell>
          <table:table-cell office:value-type="string" table:style-name="ce3">
            <text:p>Micro</text:p>
          </table:table-cell>
          <table:table-cell office:value-type="float" office:value="3912346139" table:style-name="ce1">
            <text:p>3912346139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10</text:p>
          </table:table-cell>
          <table:table-cell office:value-type="string" table:style-name="ce3">
            <text:p>Elettronica</text:p>
          </table:table-cell>
          <table:table-cell office:value-type="float" office:value="3912346139" table:style-name="ce1">
            <text:p>3912346139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22</text:p>
          </table:table-cell>
          <table:table-cell office:value-type="string" table:style-name="ce3">
            <text:p>Micro</text:p>
          </table:table-cell>
          <table:table-cell office:value-type="float" office:value="3912346140" table:style-name="ce1">
            <text:p>3912346140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4567893</text:p>
          </table:table-cell>
          <table:table-cell office:value-type="string" table:style-name="ce3">
            <text:p>Elettronica</text:p>
          </table:table-cell>
          <table:table-cell office:value-type="float" office:value="3912346141" table:style-name="ce1">
            <text:p>3912346141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3456792</text:p>
          </table:table-cell>
          <table:table-cell office:value-type="string" table:style-name="ce3">
            <text:p>Nano</text:p>
          </table:table-cell>
          <table:table-cell office:value-type="float" office:value="3912346142" table:style-name="ce1">
            <text:p>3912346142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6789014</text:p>
          </table:table-cell>
          <table:table-cell office:value-type="string" table:style-name="ce3">
            <text:p>Micro</text:p>
          </table:table-cell>
          <table:table-cell office:value-type="float" office:value="3912346143" table:style-name="ce1">
            <text:p>3912346143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3456789</text:p>
          </table:table-cell>
          <table:table-cell office:value-type="string" table:style-name="ce3">
            <text:p>Nano</text:p>
          </table:table-cell>
          <table:table-cell office:value-type="float" office:value="3912346144" table:style-name="ce1">
            <text:p>3912346144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1234576</text:p>
          </table:table-cell>
          <table:table-cell office:value-type="string" table:style-name="ce3">
            <text:p>Standard</text:p>
          </table:table-cell>
          <table:table-cell office:value-type="float" office:value="3912346145" table:style-name="ce1">
            <text:p>3912346145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9012349</text:p>
          </table:table-cell>
          <table:table-cell office:value-type="string" table:style-name="ce3">
            <text:p>Standard</text:p>
          </table:table-cell>
          <table:table-cell office:value-type="float" office:value="3912346149" table:style-name="ce1">
            <text:p>3912346149</text:p>
          </table:table-cell>
          <table:table-cell office:value-type="date" office:date-value="2022-09-06T00:00:00" table:style-name="ce9">
            <text:p>06/09/22</text:p>
          </table:table-cell>
          <table:table-cell office:value-type="date" office:date-value="2022-09-16T00:00:00" table:style-name="ce9">
            <text:p>16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2345685</text:p>
          </table:table-cell>
          <table:table-cell office:value-type="string" table:style-name="ce3">
            <text:p>Micro</text:p>
          </table:table-cell>
          <table:table-cell office:value-type="float" office:value="3912346149" table:style-name="ce1">
            <text:p>3912346149</text:p>
          </table:table-cell>
          <table:table-cell office:value-type="date" office:date-value="2022-09-17T00:00:00" table:style-name="ce9">
            <text:p>17/09/22</text:p>
          </table:table-cell>
          <table:table-cell office:value-type="date" office:date-value="2022-09-27T00:00:00" table:style-name="ce9">
            <text:p>27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6789018</text:p>
          </table:table-cell>
          <table:table-cell office:value-type="string" table:style-name="ce3">
            <text:p>Micro</text:p>
          </table:table-cell>
          <table:table-cell office:value-type="float" office:value="3912346154" table:style-name="ce1">
            <text:p>3912346154</text:p>
          </table:table-cell>
          <table:table-cell office:value-type="date" office:date-value="2022-09-07T00:00:00" table:style-name="ce9">
            <text:p>07/09/22</text:p>
          </table:table-cell>
          <table:table-cell office:value-type="date" office:date-value="2022-09-17T00:00:00" table:style-name="ce9">
            <text:p>17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9012345</text:p>
          </table:table-cell>
          <table:table-cell office:value-type="string" table:style-name="ce3">
            <text:p>Elettronica</text:p>
          </table:table-cell>
          <table:table-cell office:value-type="float" office:value="3912346161" table:style-name="ce1">
            <text:p>3912346161</text:p>
          </table:table-cell>
          <table:table-cell office:value-type="date" office:date-value="2022-09-09T00:00:00" table:style-name="ce9">
            <text:p>09/09/22</text:p>
          </table:table-cell>
          <table:table-cell office:value-type="date" office:date-value="2022-09-19T00:00:00" table:style-name="ce9">
            <text:p>19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number-rows-repeated="4" table:style-name="ro1">
          <table:table-cell table:number-columns-repeated="3" table:style-name="ce1"/>
          <table:table-cell table:number-columns-repeated="2" table:style-name="ce10"/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number-rows-repeated="86" table:style-name="ro1">
          <table:table-cell table:number-columns-repeated="8"/>
          <table:table-cell table:style-name="ce3"/>
          <table:table-cell table:style-name="ce9"/>
          <table:table-cell table:number-columns-repeated="16374"/>
        </table:table-row>
        <table:table-row table:number-rows-repeated="1047786" table:style-name="ro2">
          <table:table-cell table:number-columns-repeated="16384"/>
        </table:table-row>
      </table:table>
      <table:table table:name="SIMAttiva" table:style-name="ta1">
        <table:table-column table:style-name="co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1">
            <text:p>Codice</text:p>
          </table:table-cell>
          <table:table-cell office:value-type="string" table:style-name="ce11">
            <text:p>TipoSIM</text:p>
          </table:table-cell>
          <table:table-cell office:value-type="string" table:style-name="ce11">
            <text:p>AssociataA</text:p>
          </table:table-cell>
          <table:table-cell office:value-type="string" table:style-name="ce11">
            <text:p>DataAttivazion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S6789071</text:p>
          </table:table-cell>
          <table:table-cell office:value-type="string" table:style-name="ce12">
            <text:p>Micro</text:p>
          </table:table-cell>
          <table:table-cell office:value-type="float" office:value="3912345679" table:style-name="ce1">
            <text:p>3912345679</text:p>
          </table:table-cell>
          <table:table-cell office:value-type="date" office:date-value="2022-10-03T00:00:00" table:style-name="ce13">
            <text:p>03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8901276</text:p>
          </table:table-cell>
          <table:table-cell office:value-type="string" table:style-name="ce12">
            <text:p>Elettronica</text:p>
          </table:table-cell>
          <table:table-cell office:value-type="float" office:value="3912345680" table:style-name="ce1">
            <text:p>3912345680</text:p>
          </table:table-cell>
          <table:table-cell office:value-type="date" office:date-value="2022-10-04T00:00:00" table:style-name="ce13">
            <text:p>04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0123479</text:p>
          </table:table-cell>
          <table:table-cell office:value-type="string" table:style-name="ce12">
            <text:p>Micro</text:p>
          </table:table-cell>
          <table:table-cell office:value-type="float" office:value="3912345681" table:style-name="ce1">
            <text:p>3912345681</text:p>
          </table:table-cell>
          <table:table-cell office:value-type="date" office:date-value="2022-10-05T00:00:00" table:style-name="ce13">
            <text:p>05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9012382</text:p>
          </table:table-cell>
          <table:table-cell office:value-type="string" table:style-name="ce12">
            <text:p>Standard</text:p>
          </table:table-cell>
          <table:table-cell office:value-type="float" office:value="3912345685" table:style-name="ce1">
            <text:p>3912345685</text:p>
          </table:table-cell>
          <table:table-cell office:value-type="date" office:date-value="2022-10-06T00:00:00" table:style-name="ce13">
            <text:p>06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4567981</text:p>
          </table:table-cell>
          <table:table-cell office:value-type="string" table:style-name="ce12">
            <text:p>Elettronica</text:p>
          </table:table-cell>
          <table:table-cell office:value-type="float" office:value="3912345686" table:style-name="ce1">
            <text:p>3912345686</text:p>
          </table:table-cell>
          <table:table-cell office:value-type="date" office:date-value="2022-10-08T00:00:00" table:style-name="ce13">
            <text:p>08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7890167</text:p>
          </table:table-cell>
          <table:table-cell office:value-type="string" table:style-name="ce12">
            <text:p>Nano</text:p>
          </table:table-cell>
          <table:table-cell office:value-type="float" office:value="3912345687" table:style-name="ce1">
            <text:p>3912345687</text:p>
          </table:table-cell>
          <table:table-cell office:value-type="date" office:date-value="2022-10-04T00:00:00" table:style-name="ce13">
            <text:p>04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6789064</text:p>
          </table:table-cell>
          <table:table-cell office:value-type="string" table:style-name="ce12">
            <text:p>Micro</text:p>
          </table:table-cell>
          <table:table-cell office:value-type="float" office:value="3912345688" table:style-name="ce1">
            <text:p>3912345688</text:p>
          </table:table-cell>
          <table:table-cell office:value-type="date" office:date-value="2022-10-05T00:00:00" table:style-name="ce13">
            <text:p>05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9012383</text:p>
          </table:table-cell>
          <table:table-cell office:value-type="string" table:style-name="ce12">
            <text:p>Standard</text:p>
          </table:table-cell>
          <table:table-cell office:value-type="float" office:value="3912345689" table:style-name="ce1">
            <text:p>3912345689</text:p>
          </table:table-cell>
          <table:table-cell office:value-type="date" office:date-value="2022-10-06T00:00:00" table:style-name="ce13">
            <text:p>06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1234675</text:p>
          </table:table-cell>
          <table:table-cell office:value-type="string" table:style-name="ce12">
            <text:p>Standard</text:p>
          </table:table-cell>
          <table:table-cell office:value-type="float" office:value="3912345690" table:style-name="ce1">
            <text:p>3912345690</text:p>
          </table:table-cell>
          <table:table-cell office:value-type="date" office:date-value="2022-10-07T00:00:00" table:style-name="ce13">
            <text:p>07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7890178</text:p>
          </table:table-cell>
          <table:table-cell office:value-type="string" table:style-name="ce12">
            <text:p>Nano</text:p>
          </table:table-cell>
          <table:table-cell office:value-type="float" office:value="3912345691" table:style-name="ce1">
            <text:p>3912345691</text:p>
          </table:table-cell>
          <table:table-cell office:value-type="date" office:date-value="2022-10-08T00:00:00" table:style-name="ce13">
            <text:p>08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2345772</text:p>
          </table:table-cell>
          <table:table-cell office:value-type="string" table:style-name="ce12">
            <text:p>Micro</text:p>
          </table:table-cell>
          <table:table-cell office:value-type="float" office:value="3912345692" table:style-name="ce1">
            <text:p>3912345692</text:p>
          </table:table-cell>
          <table:table-cell office:value-type="date" office:date-value="2022-10-04T00:00:00" table:style-name="ce13">
            <text:p>04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8901275</text:p>
          </table:table-cell>
          <table:table-cell office:value-type="string" table:style-name="ce12">
            <text:p>Elettronica</text:p>
          </table:table-cell>
          <table:table-cell office:value-type="float" office:value="3912345693" table:style-name="ce1">
            <text:p>3912345693</text:p>
          </table:table-cell>
          <table:table-cell office:value-type="date" office:date-value="2022-10-06T00:00:00" table:style-name="ce13">
            <text:p>06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0123463</text:p>
          </table:table-cell>
          <table:table-cell office:value-type="string" table:style-name="ce12">
            <text:p>Micro</text:p>
          </table:table-cell>
          <table:table-cell office:value-type="float" office:value="3912345694" table:style-name="ce1">
            <text:p>3912345694</text:p>
          </table:table-cell>
          <table:table-cell office:value-type="date" office:date-value="2022-10-07T00:00:00" table:style-name="ce13">
            <text:p>07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4567964</text:p>
          </table:table-cell>
          <table:table-cell office:value-type="string" table:style-name="ce12">
            <text:p>Elettronica</text:p>
          </table:table-cell>
          <table:table-cell office:value-type="float" office:value="3912345695" table:style-name="ce1">
            <text:p>3912345695</text:p>
          </table:table-cell>
          <table:table-cell office:value-type="date" office:date-value="2022-10-08T00:00:00" table:style-name="ce13">
            <text:p>08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6543210</text:p>
          </table:table-cell>
          <table:table-cell office:value-type="string" table:style-name="ce12">
            <text:p>Standard</text:p>
          </table:table-cell>
          <table:table-cell office:value-type="float" office:value="3912345696" table:style-name="ce1">
            <text:p>3912345696</text:p>
          </table:table-cell>
          <table:table-cell office:value-type="date" office:date-value="2022-10-09T00:00:00" table:style-name="ce13">
            <text:p>09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7890180</text:p>
          </table:table-cell>
          <table:table-cell office:value-type="string" table:style-name="ce12">
            <text:p>Nano</text:p>
          </table:table-cell>
          <table:table-cell office:value-type="float" office:value="3912345697" table:style-name="ce1">
            <text:p>3912345697</text:p>
          </table:table-cell>
          <table:table-cell office:value-type="date" office:date-value="2022-10-05T00:00:00" table:style-name="ce13">
            <text:p>05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1234651</text:p>
          </table:table-cell>
          <table:table-cell office:value-type="string" table:style-name="ce12">
            <text:p>Standard</text:p>
          </table:table-cell>
          <table:table-cell office:value-type="float" office:value="3912345698" table:style-name="ce1">
            <text:p>3912345698</text:p>
          </table:table-cell>
          <table:table-cell office:value-type="date" office:date-value="2022-10-06T00:00:00" table:style-name="ce13">
            <text:p>06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6789078</text:p>
          </table:table-cell>
          <table:table-cell office:value-type="string" table:style-name="ce12">
            <text:p>Micro</text:p>
          </table:table-cell>
          <table:table-cell office:value-type="float" office:value="3912345699" table:style-name="ce1">
            <text:p>3912345699</text:p>
          </table:table-cell>
          <table:table-cell office:value-type="date" office:date-value="2022-10-08T00:00:00" table:style-name="ce13">
            <text:p>08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5678971</text:p>
          </table:table-cell>
          <table:table-cell office:value-type="string" table:style-name="ce12">
            <text:p>Standard</text:p>
          </table:table-cell>
          <table:table-cell office:value-type="float" office:value="3912345700" table:style-name="ce1">
            <text:p>3912345700</text:p>
          </table:table-cell>
          <table:table-cell office:value-type="date" office:date-value="2022-10-09T00:00:00" table:style-name="ce13">
            <text:p>09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2345753</text:p>
          </table:table-cell>
          <table:table-cell office:value-type="string" table:style-name="ce12">
            <text:p>Micro</text:p>
          </table:table-cell>
          <table:table-cell office:value-type="float" office:value="3912345701" table:style-name="ce1">
            <text:p>3912345701</text:p>
          </table:table-cell>
          <table:table-cell office:value-type="date" office:date-value="2022-10-10T00:00:00" table:style-name="ce13">
            <text:p>10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0123466</text:p>
          </table:table-cell>
          <table:table-cell office:value-type="string" table:style-name="ce12">
            <text:p>Micro</text:p>
          </table:table-cell>
          <table:table-cell office:value-type="float" office:value="3912345702" table:style-name="ce1">
            <text:p>3912345702</text:p>
          </table:table-cell>
          <table:table-cell office:value-type="date" office:date-value="2022-10-06T00:00:00" table:style-name="ce13">
            <text:p>06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1234663</text:p>
          </table:table-cell>
          <table:table-cell office:value-type="string" table:style-name="ce12">
            <text:p>Standard</text:p>
          </table:table-cell>
          <table:table-cell office:value-type="float" office:value="3912345703" table:style-name="ce1">
            <text:p>3912345703</text:p>
          </table:table-cell>
          <table:table-cell office:value-type="date" office:date-value="2022-10-07T00:00:00" table:style-name="ce13">
            <text:p>07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3456873</text:p>
          </table:table-cell>
          <table:table-cell office:value-type="string" table:style-name="ce12">
            <text:p>Nano</text:p>
          </table:table-cell>
          <table:table-cell office:value-type="float" office:value="3912345704" table:style-name="ce1">
            <text:p>3912345704</text:p>
          </table:table-cell>
          <table:table-cell office:value-type="date" office:date-value="2022-10-09T00:00:00" table:style-name="ce13">
            <text:p>09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2345759</text:p>
          </table:table-cell>
          <table:table-cell office:value-type="string" table:style-name="ce12">
            <text:p>Micro</text:p>
          </table:table-cell>
          <table:table-cell office:value-type="float" office:value="3912345705" table:style-name="ce1">
            <text:p>3912345705</text:p>
          </table:table-cell>
          <table:table-cell office:value-type="date" office:date-value="2022-10-10T00:00:00" table:style-name="ce13">
            <text:p>10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6789075</text:p>
          </table:table-cell>
          <table:table-cell office:value-type="string" table:style-name="ce12">
            <text:p>Micro</text:p>
          </table:table-cell>
          <table:table-cell office:value-type="float" office:value="3912345706" table:style-name="ce1">
            <text:p>3912345706</text:p>
          </table:table-cell>
          <table:table-cell office:value-type="date" office:date-value="2022-10-11T00:00:00" table:style-name="ce13">
            <text:p>11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1234676</text:p>
          </table:table-cell>
          <table:table-cell office:value-type="string" table:style-name="ce12">
            <text:p>Standard</text:p>
          </table:table-cell>
          <table:table-cell office:value-type="float" office:value="3912345707" table:style-name="ce1">
            <text:p>3912345707</text:p>
          </table:table-cell>
          <table:table-cell office:value-type="date" office:date-value="2022-10-07T00:00:00" table:style-name="ce13">
            <text:p>07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3456856</text:p>
          </table:table-cell>
          <table:table-cell office:value-type="string" table:style-name="ce12">
            <text:p>Nano</text:p>
          </table:table-cell>
          <table:table-cell office:value-type="float" office:value="3912345708" table:style-name="ce1">
            <text:p>3912345708</text:p>
          </table:table-cell>
          <table:table-cell office:value-type="date" office:date-value="2022-10-08T00:00:00" table:style-name="ce13">
            <text:p>08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7890160</text:p>
          </table:table-cell>
          <table:table-cell office:value-type="string" table:style-name="ce12">
            <text:p>Nano</text:p>
          </table:table-cell>
          <table:table-cell office:value-type="float" office:value="3912345709" table:style-name="ce1">
            <text:p>3912345709</text:p>
          </table:table-cell>
          <table:table-cell office:value-type="date" office:date-value="2022-10-10T00:00:00" table:style-name="ce13">
            <text:p>10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9012377</text:p>
          </table:table-cell>
          <table:table-cell office:value-type="string" table:style-name="ce12">
            <text:p>Standard</text:p>
          </table:table-cell>
          <table:table-cell office:value-type="float" office:value="3912345710" table:style-name="ce1">
            <text:p>3912345710</text:p>
          </table:table-cell>
          <table:table-cell office:value-type="date" office:date-value="2022-10-11T00:00:00" table:style-name="ce13">
            <text:p>11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3456879</text:p>
          </table:table-cell>
          <table:table-cell office:value-type="string" table:style-name="ce12">
            <text:p>Nano</text:p>
          </table:table-cell>
          <table:table-cell office:value-type="float" office:value="3912345714" table:style-name="ce1">
            <text:p>3912345714</text:p>
          </table:table-cell>
          <table:table-cell office:value-type="date" office:date-value="2022-10-14T00:00:00" table:style-name="ce13">
            <text:p>14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3456861</text:p>
          </table:table-cell>
          <table:table-cell office:value-type="string" table:style-name="ce12">
            <text:p>Nano</text:p>
          </table:table-cell>
          <table:table-cell office:value-type="float" office:value="3912345715" table:style-name="ce1">
            <text:p>3912345715</text:p>
          </table:table-cell>
          <table:table-cell office:value-type="date" office:date-value="2022-10-11T00:00:00" table:style-name="ce13">
            <text:p>11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4567976</text:p>
          </table:table-cell>
          <table:table-cell office:value-type="string" table:style-name="ce12">
            <text:p>Elettronica</text:p>
          </table:table-cell>
          <table:table-cell office:value-type="float" office:value="3912345716" table:style-name="ce1">
            <text:p>3912345716</text:p>
          </table:table-cell>
          <table:table-cell office:value-type="date" office:date-value="2022-10-12T00:00:00" table:style-name="ce13">
            <text:p>12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2345760</text:p>
          </table:table-cell>
          <table:table-cell office:value-type="string" table:style-name="ce12">
            <text:p>Micro</text:p>
          </table:table-cell>
          <table:table-cell office:value-type="float" office:value="3912345717" table:style-name="ce1">
            <text:p>3912345717</text:p>
          </table:table-cell>
          <table:table-cell office:value-type="date" office:date-value="2022-10-14T00:00:00" table:style-name="ce13">
            <text:p>14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2345781</text:p>
          </table:table-cell>
          <table:table-cell office:value-type="string" table:style-name="ce12">
            <text:p>Micro</text:p>
          </table:table-cell>
          <table:table-cell office:value-type="float" office:value="3912345718" table:style-name="ce1">
            <text:p>3912345718</text:p>
          </table:table-cell>
          <table:table-cell office:value-type="date" office:date-value="2022-10-15T00:00:00" table:style-name="ce13">
            <text:p>15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3456872</text:p>
          </table:table-cell>
          <table:table-cell office:value-type="string" table:style-name="ce12">
            <text:p>Nano</text:p>
          </table:table-cell>
          <table:table-cell office:value-type="float" office:value="3912345719" table:style-name="ce1">
            <text:p>3912345719</text:p>
          </table:table-cell>
          <table:table-cell office:value-type="date" office:date-value="2022-10-17T00:00:00" table:style-name="ce13">
            <text:p>17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6789062</text:p>
          </table:table-cell>
          <table:table-cell office:value-type="string" table:style-name="ce12">
            <text:p>Micro</text:p>
          </table:table-cell>
          <table:table-cell office:value-type="float" office:value="3912345720" table:style-name="ce1">
            <text:p>3912345720</text:p>
          </table:table-cell>
          <table:table-cell office:value-type="date" office:date-value="2022-10-13T00:00:00" table:style-name="ce13">
            <text:p>13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9012378</text:p>
          </table:table-cell>
          <table:table-cell office:value-type="string" table:style-name="ce12">
            <text:p>Standard</text:p>
          </table:table-cell>
          <table:table-cell office:value-type="float" office:value="3912345721" table:style-name="ce1">
            <text:p>3912345721</text:p>
          </table:table-cell>
          <table:table-cell office:value-type="date" office:date-value="2022-10-15T00:00:00" table:style-name="ce13">
            <text:p>15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5678977</text:p>
          </table:table-cell>
          <table:table-cell office:value-type="string" table:style-name="ce12">
            <text:p>Standard</text:p>
          </table:table-cell>
          <table:table-cell office:value-type="float" office:value="3912345722" table:style-name="ce1">
            <text:p>3912345722</text:p>
          </table:table-cell>
          <table:table-cell office:value-type="date" office:date-value="2022-10-16T00:00:00" table:style-name="ce13">
            <text:p>16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0123488</text:p>
          </table:table-cell>
          <table:table-cell office:value-type="string" table:style-name="ce12">
            <text:p>Micro</text:p>
          </table:table-cell>
          <table:table-cell office:value-type="float" office:value="3912345723" table:style-name="ce1">
            <text:p>3912345723</text:p>
          </table:table-cell>
          <table:table-cell office:value-type="date" office:date-value="2022-10-18T00:00:00" table:style-name="ce13">
            <text:p>18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4567971</text:p>
          </table:table-cell>
          <table:table-cell office:value-type="string" table:style-name="ce12">
            <text:p>Elettronica</text:p>
          </table:table-cell>
          <table:table-cell office:value-type="float" office:value="3912345724" table:style-name="ce1">
            <text:p>3912345724</text:p>
          </table:table-cell>
          <table:table-cell office:value-type="date" office:date-value="2022-10-19T00:00:00" table:style-name="ce13">
            <text:p>19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6789066</text:p>
          </table:table-cell>
          <table:table-cell office:value-type="string" table:style-name="ce12">
            <text:p>Micro</text:p>
          </table:table-cell>
          <table:table-cell office:value-type="float" office:value="3912345725" table:style-name="ce1">
            <text:p>3912345725</text:p>
          </table:table-cell>
          <table:table-cell office:value-type="date" office:date-value="2022-10-16T00:00:00" table:style-name="ce13">
            <text:p>16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0123478</text:p>
          </table:table-cell>
          <table:table-cell office:value-type="string" table:style-name="ce12">
            <text:p>Micro</text:p>
          </table:table-cell>
          <table:table-cell office:value-type="float" office:value="3912345726" table:style-name="ce1">
            <text:p>3912345726</text:p>
          </table:table-cell>
          <table:table-cell office:value-type="date" office:date-value="2022-10-17T00:00:00" table:style-name="ce13">
            <text:p>17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9012384</text:p>
          </table:table-cell>
          <table:table-cell office:value-type="string" table:style-name="ce12">
            <text:p>Standard</text:p>
          </table:table-cell>
          <table:table-cell office:value-type="float" office:value="3912345727" table:style-name="ce1">
            <text:p>3912345727</text:p>
          </table:table-cell>
          <table:table-cell office:value-type="date" office:date-value="2022-10-19T00:00:00" table:style-name="ce13">
            <text:p>19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3456882</text:p>
          </table:table-cell>
          <table:table-cell office:value-type="string" table:style-name="ce12">
            <text:p>Nano</text:p>
          </table:table-cell>
          <table:table-cell office:value-type="float" office:value="3912345728" table:style-name="ce1">
            <text:p>3912345728</text:p>
          </table:table-cell>
          <table:table-cell office:value-type="date" office:date-value="2023-06-23T00:00:00" table:style-name="ce13">
            <text:p>23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4567973</text:p>
          </table:table-cell>
          <table:table-cell office:value-type="string" table:style-name="ce12">
            <text:p>Elettronica</text:p>
          </table:table-cell>
          <table:table-cell office:value-type="float" office:value="3912345729" table:style-name="ce1">
            <text:p>3912345729</text:p>
          </table:table-cell>
          <table:table-cell office:value-type="date" office:date-value="2023-06-24T00:00:00" table:style-name="ce13">
            <text:p>24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9012387</text:p>
          </table:table-cell>
          <table:table-cell office:value-type="string" table:style-name="ce12">
            <text:p>Standard</text:p>
          </table:table-cell>
          <table:table-cell office:value-type="float" office:value="3912345730" table:style-name="ce1">
            <text:p>3912345730</text:p>
          </table:table-cell>
          <table:table-cell office:value-type="date" office:date-value="2023-06-20T00:00:00" table:style-name="ce13">
            <text:p>20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5678966</text:p>
          </table:table-cell>
          <table:table-cell office:value-type="string" table:style-name="ce12">
            <text:p>Standard</text:p>
          </table:table-cell>
          <table:table-cell office:value-type="float" office:value="3912345731" table:style-name="ce1">
            <text:p>3912345731</text:p>
          </table:table-cell>
          <table:table-cell office:value-type="date" office:date-value="2023-06-21T00:00:00" table:style-name="ce13">
            <text:p>21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6789084</text:p>
          </table:table-cell>
          <table:table-cell office:value-type="string" table:style-name="ce12">
            <text:p>Micro</text:p>
          </table:table-cell>
          <table:table-cell office:value-type="float" office:value="3912345732" table:style-name="ce1">
            <text:p>3912345732</text:p>
          </table:table-cell>
          <table:table-cell office:value-type="date" office:date-value="2023-06-22T00:00:00" table:style-name="ce13">
            <text:p>22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5678972</text:p>
          </table:table-cell>
          <table:table-cell office:value-type="string" table:style-name="ce12">
            <text:p>Standard</text:p>
          </table:table-cell>
          <table:table-cell office:value-type="float" office:value="3912345733" table:style-name="ce1">
            <text:p>3912345733</text:p>
          </table:table-cell>
          <table:table-cell office:value-type="date" office:date-value="2023-06-23T00:00:00" table:style-name="ce13">
            <text:p>23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5678969</text:p>
          </table:table-cell>
          <table:table-cell office:value-type="string" table:style-name="ce12">
            <text:p>Standard</text:p>
          </table:table-cell>
          <table:table-cell office:value-type="float" office:value="3912345734" table:style-name="ce1">
            <text:p>3912345734</text:p>
          </table:table-cell>
          <table:table-cell office:value-type="date" office:date-value="2023-06-24T00:00:00" table:style-name="ce13">
            <text:p>24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8901271</text:p>
          </table:table-cell>
          <table:table-cell office:value-type="string" table:style-name="ce12">
            <text:p>Elettronica</text:p>
          </table:table-cell>
          <table:table-cell office:value-type="float" office:value="3912345735" table:style-name="ce1">
            <text:p>3912345735</text:p>
          </table:table-cell>
          <table:table-cell office:value-type="date" office:date-value="2023-06-21T00:00:00" table:style-name="ce13">
            <text:p>21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7654321</text:p>
          </table:table-cell>
          <table:table-cell office:value-type="string" table:style-name="ce12">
            <text:p>Standard</text:p>
          </table:table-cell>
          <table:table-cell office:value-type="float" office:value="3912345736" table:style-name="ce1">
            <text:p>3912345736</text:p>
          </table:table-cell>
          <table:table-cell office:value-type="date" office:date-value="2023-06-22T00:00:00" table:style-name="ce13">
            <text:p>22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3456880</text:p>
          </table:table-cell>
          <table:table-cell office:value-type="string" table:style-name="ce12">
            <text:p>Nano</text:p>
          </table:table-cell>
          <table:table-cell office:value-type="float" office:value="3912345737" table:style-name="ce1">
            <text:p>3912345737</text:p>
          </table:table-cell>
          <table:table-cell office:value-type="date" office:date-value="2023-06-23T00:00:00" table:style-name="ce13">
            <text:p>23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7890156</text:p>
          </table:table-cell>
          <table:table-cell office:value-type="string" table:style-name="ce12">
            <text:p>Nano</text:p>
          </table:table-cell>
          <table:table-cell office:value-type="float" office:value="3912345738" table:style-name="ce1">
            <text:p>3912345738</text:p>
          </table:table-cell>
          <table:table-cell office:value-type="date" office:date-value="2023-06-24T00:00:00" table:style-name="ce13">
            <text:p>24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4567957</text:p>
          </table:table-cell>
          <table:table-cell office:value-type="string" table:style-name="ce12">
            <text:p>Elettronica</text:p>
          </table:table-cell>
          <table:table-cell office:value-type="float" office:value="3912345739" table:style-name="ce1">
            <text:p>3912345739</text:p>
          </table:table-cell>
          <table:table-cell office:value-type="date" office:date-value="2023-06-25T00:00:00" table:style-name="ce13">
            <text:p>25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7890161</text:p>
          </table:table-cell>
          <table:table-cell office:value-type="string" table:style-name="ce12">
            <text:p>Nano</text:p>
          </table:table-cell>
          <table:table-cell office:value-type="float" office:value="3912345740" table:style-name="ce1">
            <text:p>3912345740</text:p>
          </table:table-cell>
          <table:table-cell office:value-type="date" office:date-value="2023-06-21T00:00:00" table:style-name="ce13">
            <text:p>21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1234655</text:p>
          </table:table-cell>
          <table:table-cell office:value-type="string" table:style-name="ce12">
            <text:p>Standard</text:p>
          </table:table-cell>
          <table:table-cell office:value-type="float" office:value="3912345741" table:style-name="ce1">
            <text:p>3912345741</text:p>
          </table:table-cell>
          <table:table-cell office:value-type="date" office:date-value="2023-06-22T00:00:00" table:style-name="ce13">
            <text:p>22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0123476</text:p>
          </table:table-cell>
          <table:table-cell office:value-type="string" table:style-name="ce12">
            <text:p>Micro</text:p>
          </table:table-cell>
          <table:table-cell office:value-type="float" office:value="3912345742" table:style-name="ce1">
            <text:p>3912345742</text:p>
          </table:table-cell>
          <table:table-cell office:value-type="date" office:date-value="2023-06-24T00:00:00" table:style-name="ce13">
            <text:p>24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5678958</text:p>
          </table:table-cell>
          <table:table-cell office:value-type="string" table:style-name="ce12">
            <text:p>Standard</text:p>
          </table:table-cell>
          <table:table-cell office:value-type="float" office:value="3912345743" table:style-name="ce1">
            <text:p>3912345743</text:p>
          </table:table-cell>
          <table:table-cell office:value-type="date" office:date-value="2023-06-25T00:00:00" table:style-name="ce13">
            <text:p>25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6789076</text:p>
          </table:table-cell>
          <table:table-cell office:value-type="string" table:style-name="ce12">
            <text:p>Micro</text:p>
          </table:table-cell>
          <table:table-cell office:value-type="float" office:value="3912345744" table:style-name="ce1">
            <text:p>3912345744</text:p>
          </table:table-cell>
          <table:table-cell office:value-type="date" office:date-value="2023-06-26T00:00:00" table:style-name="ce13">
            <text:p>26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1234654</text:p>
          </table:table-cell>
          <table:table-cell office:value-type="string" table:style-name="ce12">
            <text:p>Standard</text:p>
          </table:table-cell>
          <table:table-cell office:value-type="float" office:value="3912345745" table:style-name="ce1">
            <text:p>3912345745</text:p>
          </table:table-cell>
          <table:table-cell office:value-type="date" office:date-value="2023-06-22T00:00:00" table:style-name="ce13">
            <text:p>22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1234652</text:p>
          </table:table-cell>
          <table:table-cell office:value-type="string" table:style-name="ce12">
            <text:p>Standard</text:p>
          </table:table-cell>
          <table:table-cell office:value-type="float" office:value="3912345746" table:style-name="ce1">
            <text:p>3912345746</text:p>
          </table:table-cell>
          <table:table-cell office:value-type="date" office:date-value="2023-06-23T00:00:00" table:style-name="ce13">
            <text:p>23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7890170</text:p>
          </table:table-cell>
          <table:table-cell office:value-type="string" table:style-name="ce12">
            <text:p>Nano</text:p>
          </table:table-cell>
          <table:table-cell office:value-type="float" office:value="3912345747" table:style-name="ce1">
            <text:p>3912345747</text:p>
          </table:table-cell>
          <table:table-cell office:value-type="date" office:date-value="2023-06-24T00:00:00" table:style-name="ce13">
            <text:p>24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8901274</text:p>
          </table:table-cell>
          <table:table-cell office:value-type="string" table:style-name="ce12">
            <text:p>Elettronica</text:p>
          </table:table-cell>
          <table:table-cell office:value-type="float" office:value="3912345748" table:style-name="ce1">
            <text:p>3912345748</text:p>
          </table:table-cell>
          <table:table-cell office:value-type="date" office:date-value="2023-06-26T00:00:00" table:style-name="ce13">
            <text:p>26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4567961</text:p>
          </table:table-cell>
          <table:table-cell office:value-type="string" table:style-name="ce12">
            <text:p>Elettronica</text:p>
          </table:table-cell>
          <table:table-cell office:value-type="float" office:value="3912345749" table:style-name="ce1">
            <text:p>3912345749</text:p>
          </table:table-cell>
          <table:table-cell office:value-type="date" office:date-value="2023-06-27T00:00:00" table:style-name="ce13">
            <text:p>27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1234660</text:p>
          </table:table-cell>
          <table:table-cell office:value-type="string" table:style-name="ce12">
            <text:p>Standard</text:p>
          </table:table-cell>
          <table:table-cell office:value-type="float" office:value="3912345750" table:style-name="ce1">
            <text:p>3912345750</text:p>
          </table:table-cell>
          <table:table-cell office:value-type="date" office:date-value="2023-06-23T00:00:00" table:style-name="ce13">
            <text:p>23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7890157</text:p>
          </table:table-cell>
          <table:table-cell office:value-type="string" table:style-name="ce12">
            <text:p>Nano</text:p>
          </table:table-cell>
          <table:table-cell office:value-type="float" office:value="3912345751" table:style-name="ce1">
            <text:p>3912345751</text:p>
          </table:table-cell>
          <table:table-cell office:value-type="date" office:date-value="2023-06-24T00:00:00" table:style-name="ce13">
            <text:p>24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5678961</text:p>
          </table:table-cell>
          <table:table-cell office:value-type="string" table:style-name="ce12">
            <text:p>Standard</text:p>
          </table:table-cell>
          <table:table-cell office:value-type="float" office:value="3912345752" table:style-name="ce1">
            <text:p>3912345752</text:p>
          </table:table-cell>
          <table:table-cell office:value-type="date" office:date-value="2023-06-25T00:00:00" table:style-name="ce13">
            <text:p>25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1234658</text:p>
          </table:table-cell>
          <table:table-cell office:value-type="string" table:style-name="ce12">
            <text:p>Standard</text:p>
          </table:table-cell>
          <table:table-cell office:value-type="float" office:value="3912345753" table:style-name="ce1">
            <text:p>3912345753</text:p>
          </table:table-cell>
          <table:table-cell office:value-type="date" office:date-value="2023-06-27T00:00:00" table:style-name="ce13">
            <text:p>27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3456860</text:p>
          </table:table-cell>
          <table:table-cell office:value-type="string" table:style-name="ce12">
            <text:p>Nano</text:p>
          </table:table-cell>
          <table:table-cell office:value-type="float" office:value="3912345754" table:style-name="ce1">
            <text:p>3912345754</text:p>
          </table:table-cell>
          <table:table-cell office:value-type="date" office:date-value="2023-06-28T00:00:00" table:style-name="ce13">
            <text:p>28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9012379</text:p>
          </table:table-cell>
          <table:table-cell office:value-type="string" table:style-name="ce12">
            <text:p>Standard</text:p>
          </table:table-cell>
          <table:table-cell office:value-type="float" office:value="3912345755" table:style-name="ce1">
            <text:p>3912345755</text:p>
          </table:table-cell>
          <table:table-cell office:value-type="date" office:date-value="2023-06-24T00:00:00" table:style-name="ce13">
            <text:p>24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8901258</text:p>
          </table:table-cell>
          <table:table-cell office:value-type="string" table:style-name="ce12">
            <text:p>Elettronica</text:p>
          </table:table-cell>
          <table:table-cell office:value-type="float" office:value="3912345756" table:style-name="ce1">
            <text:p>3912345756</text:p>
          </table:table-cell>
          <table:table-cell office:value-type="date" office:date-value="2023-06-25T00:00:00" table:style-name="ce13">
            <text:p>25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7890186</text:p>
          </table:table-cell>
          <table:table-cell office:value-type="string" table:style-name="ce12">
            <text:p>Nano</text:p>
          </table:table-cell>
          <table:table-cell office:value-type="float" office:value="3912345757" table:style-name="ce1">
            <text:p>3912345757</text:p>
          </table:table-cell>
          <table:table-cell office:value-type="date" office:date-value="2023-06-26T00:00:00" table:style-name="ce13">
            <text:p>26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4567965</text:p>
          </table:table-cell>
          <table:table-cell office:value-type="string" table:style-name="ce12">
            <text:p>Elettronica</text:p>
          </table:table-cell>
          <table:table-cell office:value-type="float" office:value="3912345761" table:style-name="ce1">
            <text:p>3912345761</text:p>
          </table:table-cell>
          <table:table-cell office:value-type="date" office:date-value="2023-06-29T00:00:00" table:style-name="ce13">
            <text:p>29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0123485</text:p>
          </table:table-cell>
          <table:table-cell office:value-type="string" table:style-name="ce12">
            <text:p>Micro</text:p>
          </table:table-cell>
          <table:table-cell office:value-type="float" office:value="3912345762" table:style-name="ce1">
            <text:p>3912345762</text:p>
          </table:table-cell>
          <table:table-cell office:value-type="date" office:date-value="2023-07-01T00:00:00" table:style-name="ce13">
            <text:p>01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7890176</text:p>
          </table:table-cell>
          <table:table-cell office:value-type="string" table:style-name="ce12">
            <text:p>Nano</text:p>
          </table:table-cell>
          <table:table-cell office:value-type="float" office:value="3912345763" table:style-name="ce1">
            <text:p>3912345763</text:p>
          </table:table-cell>
          <table:table-cell office:value-type="date" office:date-value="2023-06-27T00:00:00" table:style-name="ce13">
            <text:p>27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8901266</text:p>
          </table:table-cell>
          <table:table-cell office:value-type="string" table:style-name="ce12">
            <text:p>Elettronica</text:p>
          </table:table-cell>
          <table:table-cell office:value-type="float" office:value="3912345764" table:style-name="ce1">
            <text:p>3912345764</text:p>
          </table:table-cell>
          <table:table-cell office:value-type="date" office:date-value="2023-06-29T00:00:00" table:style-name="ce13">
            <text:p>29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8901270</text:p>
          </table:table-cell>
          <table:table-cell office:value-type="string" table:style-name="ce12">
            <text:p>Elettronica</text:p>
          </table:table-cell>
          <table:table-cell office:value-type="float" office:value="3912345765" table:style-name="ce1">
            <text:p>3912345765</text:p>
          </table:table-cell>
          <table:table-cell office:value-type="date" office:date-value="2023-06-30T00:00:00" table:style-name="ce13">
            <text:p>30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3456878</text:p>
          </table:table-cell>
          <table:table-cell office:value-type="string" table:style-name="ce12">
            <text:p>Nano</text:p>
          </table:table-cell>
          <table:table-cell office:value-type="float" office:value="3912345766" table:style-name="ce1">
            <text:p>3912345766</text:p>
          </table:table-cell>
          <table:table-cell office:value-type="date" office:date-value="2023-07-02T00:00:00" table:style-name="ce13">
            <text:p>02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1234662</text:p>
          </table:table-cell>
          <table:table-cell office:value-type="string" table:style-name="ce12">
            <text:p>Standard</text:p>
          </table:table-cell>
          <table:table-cell office:value-type="float" office:value="3912345767" table:style-name="ce1">
            <text:p>3912345767</text:p>
          </table:table-cell>
          <table:table-cell office:value-type="date" office:date-value="2023-07-03T00:00:00" table:style-name="ce13">
            <text:p>03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8901285</text:p>
          </table:table-cell>
          <table:table-cell office:value-type="string" table:style-name="ce12">
            <text:p>Elettronica</text:p>
          </table:table-cell>
          <table:table-cell office:value-type="float" office:value="3912345768" table:style-name="ce1">
            <text:p>3912345768</text:p>
          </table:table-cell>
          <table:table-cell office:value-type="date" office:date-value="2023-06-30T00:00:00" table:style-name="ce13">
            <text:p>30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8901269</text:p>
          </table:table-cell>
          <table:table-cell office:value-type="string" table:style-name="ce12">
            <text:p>Elettronica</text:p>
          </table:table-cell>
          <table:table-cell office:value-type="float" office:value="3912345769" table:style-name="ce1">
            <text:p>3912345769</text:p>
          </table:table-cell>
          <table:table-cell office:value-type="date" office:date-value="2023-07-01T00:00:00" table:style-name="ce13">
            <text:p>01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6789074</text:p>
          </table:table-cell>
          <table:table-cell office:value-type="string" table:style-name="ce12">
            <text:p>Micro</text:p>
          </table:table-cell>
          <table:table-cell office:value-type="float" office:value="3912345770" table:style-name="ce1">
            <text:p>3912345770</text:p>
          </table:table-cell>
          <table:table-cell office:value-type="date" office:date-value="2023-07-03T00:00:00" table:style-name="ce13">
            <text:p>03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2345754</text:p>
          </table:table-cell>
          <table:table-cell office:value-type="string" table:style-name="ce12">
            <text:p>Micro</text:p>
          </table:table-cell>
          <table:table-cell office:value-type="float" office:value="3912345771" table:style-name="ce1">
            <text:p>3912345771</text:p>
          </table:table-cell>
          <table:table-cell office:value-type="date" office:date-value="2023-07-04T00:00:00" table:style-name="ce13">
            <text:p>04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4567962</text:p>
          </table:table-cell>
          <table:table-cell office:value-type="string" table:style-name="ce12">
            <text:p>Elettronica</text:p>
          </table:table-cell>
          <table:table-cell office:value-type="float" office:value="3912345772" table:style-name="ce1">
            <text:p>3912345772</text:p>
          </table:table-cell>
          <table:table-cell office:value-type="date" office:date-value="2023-07-06T00:00:00" table:style-name="ce13">
            <text:p>06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0123482</text:p>
          </table:table-cell>
          <table:table-cell office:value-type="string" table:style-name="ce12">
            <text:p>Micro</text:p>
          </table:table-cell>
          <table:table-cell office:value-type="float" office:value="3912345773" table:style-name="ce1">
            <text:p>3912345773</text:p>
          </table:table-cell>
          <table:table-cell office:value-type="date" office:date-value="2023-07-02T00:00:00" table:style-name="ce13">
            <text:p>02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7890182</text:p>
          </table:table-cell>
          <table:table-cell office:value-type="string" table:style-name="ce12">
            <text:p>Nano</text:p>
          </table:table-cell>
          <table:table-cell office:value-type="float" office:value="3912345774" table:style-name="ce1">
            <text:p>3912345774</text:p>
          </table:table-cell>
          <table:table-cell office:value-type="date" office:date-value="2023-07-04T00:00:00" table:style-name="ce13">
            <text:p>04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4567983</text:p>
          </table:table-cell>
          <table:table-cell office:value-type="string" table:style-name="ce12">
            <text:p>Elettronica</text:p>
          </table:table-cell>
          <table:table-cell office:value-type="float" office:value="3912345775" table:style-name="ce1">
            <text:p>3912345775</text:p>
          </table:table-cell>
          <table:table-cell office:value-type="date" office:date-value="2023-07-05T00:00:00" table:style-name="ce13">
            <text:p>05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9012386</text:p>
          </table:table-cell>
          <table:table-cell office:value-type="string" table:style-name="ce12">
            <text:p>Standard</text:p>
          </table:table-cell>
          <table:table-cell office:value-type="float" office:value="3912345776" table:style-name="ce1">
            <text:p>3912345776</text:p>
          </table:table-cell>
          <table:table-cell office:value-type="date" office:date-value="2023-07-07T00:00:00" table:style-name="ce13">
            <text:p>07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5678965</text:p>
          </table:table-cell>
          <table:table-cell office:value-type="string" table:style-name="ce12">
            <text:p>Standard</text:p>
          </table:table-cell>
          <table:table-cell office:value-type="float" office:value="3912345777" table:style-name="ce1">
            <text:p>3912345777</text:p>
          </table:table-cell>
          <table:table-cell office:value-type="date" office:date-value="2023-08-04T00:00:00" table:style-name="ce13">
            <text:p>04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7890185</text:p>
          </table:table-cell>
          <table:table-cell office:value-type="string" table:style-name="ce12">
            <text:p>Nano</text:p>
          </table:table-cell>
          <table:table-cell office:value-type="float" office:value="3912345778" table:style-name="ce1">
            <text:p>3912345778</text:p>
          </table:table-cell>
          <table:table-cell office:value-type="date" office:date-value="2023-07-31T00:00:00" table:style-name="ce13">
            <text:p>31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9012380</text:p>
          </table:table-cell>
          <table:table-cell office:value-type="string" table:style-name="ce12">
            <text:p>Standard</text:p>
          </table:table-cell>
          <table:table-cell office:value-type="float" office:value="3912345779" table:style-name="ce1">
            <text:p>3912345779</text:p>
          </table:table-cell>
          <table:table-cell office:value-type="date" office:date-value="2023-08-01T00:00:00" table:style-name="ce13">
            <text:p>01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7890158</text:p>
          </table:table-cell>
          <table:table-cell office:value-type="string" table:style-name="ce12">
            <text:p>Nano</text:p>
          </table:table-cell>
          <table:table-cell office:value-type="float" office:value="3912345780" table:style-name="ce1">
            <text:p>3912345780</text:p>
          </table:table-cell>
          <table:table-cell office:value-type="date" office:date-value="2023-08-02T00:00:00" table:style-name="ce13">
            <text:p>02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3456868</text:p>
          </table:table-cell>
          <table:table-cell office:value-type="string" table:style-name="ce12">
            <text:p>Nano</text:p>
          </table:table-cell>
          <table:table-cell office:value-type="float" office:value="3912345781" table:style-name="ce1">
            <text:p>3912345781</text:p>
          </table:table-cell>
          <table:table-cell office:value-type="date" office:date-value="2023-08-03T00:00:00" table:style-name="ce13">
            <text:p>03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7890183</text:p>
          </table:table-cell>
          <table:table-cell office:value-type="string" table:style-name="ce12">
            <text:p>Nano</text:p>
          </table:table-cell>
          <table:table-cell office:value-type="float" office:value="3912345782" table:style-name="ce1">
            <text:p>3912345782</text:p>
          </table:table-cell>
          <table:table-cell office:value-type="date" office:date-value="2023-08-04T00:00:00" table:style-name="ce13">
            <text:p>04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7890169</text:p>
          </table:table-cell>
          <table:table-cell office:value-type="string" table:style-name="ce12">
            <text:p>Nano</text:p>
          </table:table-cell>
          <table:table-cell office:value-type="float" office:value="3912345783" table:style-name="ce1">
            <text:p>3912345783</text:p>
          </table:table-cell>
          <table:table-cell office:value-type="date" office:date-value="2023-07-31T00:00:00" table:style-name="ce13">
            <text:p>31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0123460</text:p>
          </table:table-cell>
          <table:table-cell office:value-type="string" table:style-name="ce12">
            <text:p>Micro</text:p>
          </table:table-cell>
          <table:table-cell office:value-type="float" office:value="3912345784" table:style-name="ce1">
            <text:p>3912345784</text:p>
          </table:table-cell>
          <table:table-cell office:value-type="date" office:date-value="2023-08-01T00:00:00" table:style-name="ce13">
            <text:p>01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7890162</text:p>
          </table:table-cell>
          <table:table-cell office:value-type="string" table:style-name="ce12">
            <text:p>Nano</text:p>
          </table:table-cell>
          <table:table-cell office:value-type="float" office:value="3912345791" table:style-name="ce1">
            <text:p>3912345791</text:p>
          </table:table-cell>
          <table:table-cell office:value-type="date" office:date-value="2023-08-03T00:00:00" table:style-name="ce13">
            <text:p>03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8901268</text:p>
          </table:table-cell>
          <table:table-cell office:value-type="string" table:style-name="ce12">
            <text:p>Elettronica</text:p>
          </table:table-cell>
          <table:table-cell office:value-type="float" office:value="3912345792" table:style-name="ce1">
            <text:p>3912345792</text:p>
          </table:table-cell>
          <table:table-cell office:value-type="date" office:date-value="2023-08-05T00:00:00" table:style-name="ce13">
            <text:p>05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2345768</text:p>
          </table:table-cell>
          <table:table-cell office:value-type="string" table:style-name="ce12">
            <text:p>Micro</text:p>
          </table:table-cell>
          <table:table-cell office:value-type="float" office:value="3912345793" table:style-name="ce1">
            <text:p>3912345793</text:p>
          </table:table-cell>
          <table:table-cell office:value-type="date" office:date-value="2023-08-06T00:00:00" table:style-name="ce13">
            <text:p>06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6789063</text:p>
          </table:table-cell>
          <table:table-cell office:value-type="string" table:style-name="ce12">
            <text:p>Micro</text:p>
          </table:table-cell>
          <table:table-cell office:value-type="float" office:value="3912345794" table:style-name="ce1">
            <text:p>3912345794</text:p>
          </table:table-cell>
          <table:table-cell office:value-type="date" office:date-value="2023-08-02T00:00:00" table:style-name="ce13">
            <text:p>02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6789055</text:p>
          </table:table-cell>
          <table:table-cell office:value-type="string" table:style-name="ce12">
            <text:p>Micro</text:p>
          </table:table-cell>
          <table:table-cell office:value-type="float" office:value="3912345795" table:style-name="ce1">
            <text:p>3912345795</text:p>
          </table:table-cell>
          <table:table-cell office:value-type="date" office:date-value="2023-08-03T00:00:00" table:style-name="ce13">
            <text:p>03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1234679</text:p>
          </table:table-cell>
          <table:table-cell office:value-type="string" table:style-name="ce12">
            <text:p>Standard</text:p>
          </table:table-cell>
          <table:table-cell office:value-type="float" office:value="3912345796" table:style-name="ce1">
            <text:p>3912345796</text:p>
          </table:table-cell>
          <table:table-cell office:value-type="date" office:date-value="2023-08-04T00:00:00" table:style-name="ce13">
            <text:p>04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1234661</text:p>
          </table:table-cell>
          <table:table-cell office:value-type="string" table:style-name="ce12">
            <text:p>Standard</text:p>
          </table:table-cell>
          <table:table-cell office:value-type="float" office:value="3912345797" table:style-name="ce1">
            <text:p>3912345797</text:p>
          </table:table-cell>
          <table:table-cell office:value-type="date" office:date-value="2023-08-05T00:00:00" table:style-name="ce13">
            <text:p>05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0123470</text:p>
          </table:table-cell>
          <table:table-cell office:value-type="string" table:style-name="ce12">
            <text:p>Micro</text:p>
          </table:table-cell>
          <table:table-cell office:value-type="float" office:value="3912345798" table:style-name="ce1">
            <text:p>3912345798</text:p>
          </table:table-cell>
          <table:table-cell office:value-type="date" office:date-value="2023-08-07T00:00:00" table:style-name="ce13">
            <text:p>07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9012373</text:p>
          </table:table-cell>
          <table:table-cell office:value-type="string" table:style-name="ce12">
            <text:p>Standard</text:p>
          </table:table-cell>
          <table:table-cell office:value-type="float" office:value="3912345799" table:style-name="ce1">
            <text:p>3912345799</text:p>
          </table:table-cell>
          <table:table-cell office:value-type="date" office:date-value="2023-08-03T00:00:00" table:style-name="ce13">
            <text:p>03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9012364</text:p>
          </table:table-cell>
          <table:table-cell office:value-type="string" table:style-name="ce12">
            <text:p>Standard</text:p>
          </table:table-cell>
          <table:table-cell office:value-type="float" office:value="3912345800" table:style-name="ce1">
            <text:p>3912345800</text:p>
          </table:table-cell>
          <table:table-cell office:value-type="date" office:date-value="2023-08-04T00:00:00" table:style-name="ce13">
            <text:p>04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1234668</text:p>
          </table:table-cell>
          <table:table-cell office:value-type="string" table:style-name="ce12">
            <text:p>Standard</text:p>
          </table:table-cell>
          <table:table-cell office:value-type="float" office:value="3912345801" table:style-name="ce1">
            <text:p>3912345801</text:p>
          </table:table-cell>
          <table:table-cell office:value-type="date" office:date-value="2023-08-05T00:00:00" table:style-name="ce13">
            <text:p>05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2345762</text:p>
          </table:table-cell>
          <table:table-cell office:value-type="string" table:style-name="ce12">
            <text:p>Micro</text:p>
          </table:table-cell>
          <table:table-cell office:value-type="float" office:value="3912345802" table:style-name="ce1">
            <text:p>3912345802</text:p>
          </table:table-cell>
          <table:table-cell office:value-type="date" office:date-value="2023-08-06T00:00:00" table:style-name="ce13">
            <text:p>06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0123483</text:p>
          </table:table-cell>
          <table:table-cell office:value-type="string" table:style-name="ce12">
            <text:p>Micro</text:p>
          </table:table-cell>
          <table:table-cell office:value-type="float" office:value="3912345803" table:style-name="ce1">
            <text:p>3912345803</text:p>
          </table:table-cell>
          <table:table-cell office:value-type="date" office:date-value="2023-08-08T00:00:00" table:style-name="ce13">
            <text:p>08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0123467</text:p>
          </table:table-cell>
          <table:table-cell office:value-type="string" table:style-name="ce12">
            <text:p>Micro</text:p>
          </table:table-cell>
          <table:table-cell office:value-type="float" office:value="3912345804" table:style-name="ce1">
            <text:p>3912345804</text:p>
          </table:table-cell>
          <table:table-cell office:value-type="date" office:date-value="2023-08-04T00:00:00" table:style-name="ce13">
            <text:p>04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4567979</text:p>
          </table:table-cell>
          <table:table-cell office:value-type="string" table:style-name="ce12">
            <text:p>Elettronica</text:p>
          </table:table-cell>
          <table:table-cell office:value-type="float" office:value="3912345805" table:style-name="ce1">
            <text:p>3912345805</text:p>
          </table:table-cell>
          <table:table-cell office:value-type="date" office:date-value="2023-08-05T00:00:00" table:style-name="ce13">
            <text:p>05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8901265</text:p>
          </table:table-cell>
          <table:table-cell office:value-type="string" table:style-name="ce12">
            <text:p>Elettronica</text:p>
          </table:table-cell>
          <table:table-cell office:value-type="float" office:value="3912345806" table:style-name="ce1">
            <text:p>3912345806</text:p>
          </table:table-cell>
          <table:table-cell office:value-type="date" office:date-value="2023-08-06T00:00:00" table:style-name="ce13">
            <text:p>06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5678982</text:p>
          </table:table-cell>
          <table:table-cell office:value-type="string" table:style-name="ce12">
            <text:p>Standard</text:p>
          </table:table-cell>
          <table:table-cell office:value-type="float" office:value="3912345807" table:style-name="ce1">
            <text:p>3912345807</text:p>
          </table:table-cell>
          <table:table-cell office:value-type="date" office:date-value="2023-08-07T00:00:00" table:style-name="ce13">
            <text:p>07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5678967</text:p>
          </table:table-cell>
          <table:table-cell office:value-type="string" table:style-name="ce12">
            <text:p>Standard</text:p>
          </table:table-cell>
          <table:table-cell office:value-type="float" office:value="3912345808" table:style-name="ce1">
            <text:p>3912345808</text:p>
          </table:table-cell>
          <table:table-cell office:value-type="date" office:date-value="2023-08-09T00:00:00" table:style-name="ce13">
            <text:p>09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4567967</text:p>
          </table:table-cell>
          <table:table-cell office:value-type="string" table:style-name="ce12">
            <text:p>Elettronica</text:p>
          </table:table-cell>
          <table:table-cell office:value-type="float" office:value="3912345809" table:style-name="ce1">
            <text:p>3912345809</text:p>
          </table:table-cell>
          <table:table-cell office:value-type="date" office:date-value="2023-08-05T00:00:00" table:style-name="ce13">
            <text:p>05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8901280</text:p>
          </table:table-cell>
          <table:table-cell office:value-type="string" table:style-name="ce12">
            <text:p>Elettronica</text:p>
          </table:table-cell>
          <table:table-cell office:value-type="float" office:value="3912345810" table:style-name="ce1">
            <text:p>3912345810</text:p>
          </table:table-cell>
          <table:table-cell office:value-type="date" office:date-value="2023-08-07T00:00:00" table:style-name="ce13">
            <text:p>07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0123486</text:p>
          </table:table-cell>
          <table:table-cell office:value-type="string" table:style-name="ce12">
            <text:p>Micro</text:p>
          </table:table-cell>
          <table:table-cell office:value-type="float" office:value="3912345811" table:style-name="ce1">
            <text:p>3912345811</text:p>
          </table:table-cell>
          <table:table-cell office:value-type="date" office:date-value="2023-08-08T00:00:00" table:style-name="ce13">
            <text:p>08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5678978</text:p>
          </table:table-cell>
          <table:table-cell office:value-type="string" table:style-name="ce12">
            <text:p>Standard</text:p>
          </table:table-cell>
          <table:table-cell office:value-type="float" office:value="3912345812" table:style-name="ce1">
            <text:p>3912345812</text:p>
          </table:table-cell>
          <table:table-cell office:value-type="date" office:date-value="2023-08-10T00:00:00" table:style-name="ce13">
            <text:p>10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0123489</text:p>
          </table:table-cell>
          <table:table-cell office:value-type="string" table:style-name="ce12">
            <text:p>Micro</text:p>
          </table:table-cell>
          <table:table-cell office:value-type="float" office:value="3912345813" table:style-name="ce1">
            <text:p>3912345813</text:p>
          </table:table-cell>
          <table:table-cell office:value-type="date" office:date-value="2023-08-11T00:00:00" table:style-name="ce13">
            <text:p>11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5678970</text:p>
          </table:table-cell>
          <table:table-cell office:value-type="string" table:style-name="ce12">
            <text:p>Standard</text:p>
          </table:table-cell>
          <table:table-cell office:value-type="float" office:value="3912345814" table:style-name="ce1">
            <text:p>3912345814</text:p>
          </table:table-cell>
          <table:table-cell office:value-type="date" office:date-value="2023-08-08T00:00:00" table:style-name="ce13">
            <text:p>08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5678960</text:p>
          </table:table-cell>
          <table:table-cell office:value-type="string" table:style-name="ce12">
            <text:p>Standard</text:p>
          </table:table-cell>
          <table:table-cell office:value-type="float" office:value="3912345815" table:style-name="ce1">
            <text:p>3912345815</text:p>
          </table:table-cell>
          <table:table-cell office:value-type="date" office:date-value="2023-08-09T00:00:00" table:style-name="ce13">
            <text:p>09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9012376</text:p>
          </table:table-cell>
          <table:table-cell office:value-type="string" table:style-name="ce12">
            <text:p>Standard</text:p>
          </table:table-cell>
          <table:table-cell office:value-type="float" office:value="3912345816" table:style-name="ce1">
            <text:p>3912345816</text:p>
          </table:table-cell>
          <table:table-cell office:value-type="date" office:date-value="2023-08-11T00:00:00" table:style-name="ce13">
            <text:p>11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8901273</text:p>
          </table:table-cell>
          <table:table-cell office:value-type="string" table:style-name="ce12">
            <text:p>Elettronica</text:p>
          </table:table-cell>
          <table:table-cell office:value-type="float" office:value="3912345817" table:style-name="ce1">
            <text:p>3912345817</text:p>
          </table:table-cell>
          <table:table-cell office:value-type="date" office:date-value="2023-08-12T00:00:00" table:style-name="ce13">
            <text:p>12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1234667</text:p>
          </table:table-cell>
          <table:table-cell office:value-type="string" table:style-name="ce12">
            <text:p>Standard</text:p>
          </table:table-cell>
          <table:table-cell office:value-type="float" office:value="3912345818" table:style-name="ce1">
            <text:p>3912345818</text:p>
          </table:table-cell>
          <table:table-cell office:value-type="date" office:date-value="2023-08-14T00:00:00" table:style-name="ce13">
            <text:p>14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2345777</text:p>
          </table:table-cell>
          <table:table-cell office:value-type="string" table:style-name="ce12">
            <text:p>Micro</text:p>
          </table:table-cell>
          <table:table-cell office:value-type="float" office:value="3912345819" table:style-name="ce1">
            <text:p>3912345819</text:p>
          </table:table-cell>
          <table:table-cell office:value-type="date" office:date-value="2023-08-10T00:00:00" table:style-name="ce13">
            <text:p>10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7890172</text:p>
          </table:table-cell>
          <table:table-cell office:value-type="string" table:style-name="ce12">
            <text:p>Nano</text:p>
          </table:table-cell>
          <table:table-cell office:value-type="float" office:value="3912345820" table:style-name="ce1">
            <text:p>3912345820</text:p>
          </table:table-cell>
          <table:table-cell office:value-type="date" office:date-value="2023-08-12T00:00:00" table:style-name="ce13">
            <text:p>12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1234680</text:p>
          </table:table-cell>
          <table:table-cell office:value-type="string" table:style-name="ce12">
            <text:p>Standard</text:p>
          </table:table-cell>
          <table:table-cell office:value-type="float" office:value="3912345821" table:style-name="ce1">
            <text:p>3912345821</text:p>
          </table:table-cell>
          <table:table-cell office:value-type="date" office:date-value="2023-08-13T00:00:00" table:style-name="ce13">
            <text:p>13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2345751</text:p>
          </table:table-cell>
          <table:table-cell office:value-type="string" table:style-name="ce12">
            <text:p>Micro</text:p>
          </table:table-cell>
          <table:table-cell office:value-type="float" office:value="3912345822" table:style-name="ce1">
            <text:p>3912345822</text:p>
          </table:table-cell>
          <table:table-cell office:value-type="date" office:date-value="2023-08-15T00:00:00" table:style-name="ce13">
            <text:p>15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6789083</text:p>
          </table:table-cell>
          <table:table-cell office:value-type="string" table:style-name="ce12">
            <text:p>Micro</text:p>
          </table:table-cell>
          <table:table-cell office:value-type="float" office:value="3912345823" table:style-name="ce1">
            <text:p>3912345823</text:p>
          </table:table-cell>
          <table:table-cell office:value-type="date" office:date-value="2023-08-16T00:00:00" table:style-name="ce13">
            <text:p>16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4567980</text:p>
          </table:table-cell>
          <table:table-cell office:value-type="string" table:style-name="ce12">
            <text:p>Elettronica</text:p>
          </table:table-cell>
          <table:table-cell office:value-type="float" office:value="3912345824" table:style-name="ce1">
            <text:p>3912345824</text:p>
          </table:table-cell>
          <table:table-cell office:value-type="date" office:date-value="2023-08-13T00:00:00" table:style-name="ce13">
            <text:p>13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1098765</text:p>
          </table:table-cell>
          <table:table-cell office:value-type="string" table:style-name="ce12">
            <text:p>Elettronica</text:p>
          </table:table-cell>
          <table:table-cell office:value-type="float" office:value="3912345825" table:style-name="ce1">
            <text:p>3912345825</text:p>
          </table:table-cell>
          <table:table-cell office:value-type="date" office:date-value="2023-08-14T00:00:00" table:style-name="ce13">
            <text:p>14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0123477</text:p>
          </table:table-cell>
          <table:table-cell office:value-type="string" table:style-name="ce12">
            <text:p>Micro</text:p>
          </table:table-cell>
          <table:table-cell office:value-type="float" office:value="3912345826" table:style-name="ce1">
            <text:p>3912345826</text:p>
          </table:table-cell>
          <table:table-cell office:value-type="date" office:date-value="2023-08-16T00:00:00" table:style-name="ce13">
            <text:p>16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2345758</text:p>
          </table:table-cell>
          <table:table-cell office:value-type="string" table:style-name="ce12">
            <text:p>Micro</text:p>
          </table:table-cell>
          <table:table-cell office:value-type="float" office:value="3912345827" table:style-name="ce1">
            <text:p>3912345827</text:p>
          </table:table-cell>
          <table:table-cell office:value-type="date" office:date-value="2022-12-30T00:00:00" table:style-name="ce13">
            <text:p>30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4567972</text:p>
          </table:table-cell>
          <table:table-cell office:value-type="string" table:style-name="ce12">
            <text:p>Elettronica</text:p>
          </table:table-cell>
          <table:table-cell office:value-type="float" office:value="3912345828" table:style-name="ce1">
            <text:p>3912345828</text:p>
          </table:table-cell>
          <table:table-cell office:value-type="date" office:date-value="2022-12-31T00:00:00" table:style-name="ce13">
            <text:p>31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1234671</text:p>
          </table:table-cell>
          <table:table-cell office:value-type="string" table:style-name="ce12">
            <text:p>Standard</text:p>
          </table:table-cell>
          <table:table-cell office:value-type="float" office:value="3912345829" table:style-name="ce1">
            <text:p>3912345829</text:p>
          </table:table-cell>
          <table:table-cell office:value-type="date" office:date-value="2022-12-27T00:00:00" table:style-name="ce13">
            <text:p>27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0123474</text:p>
          </table:table-cell>
          <table:table-cell office:value-type="string" table:style-name="ce12">
            <text:p>Micro</text:p>
          </table:table-cell>
          <table:table-cell office:value-type="float" office:value="3912345830" table:style-name="ce1">
            <text:p>3912345830</text:p>
          </table:table-cell>
          <table:table-cell office:value-type="date" office:date-value="2022-12-28T00:00:00" table:style-name="ce13">
            <text:p>28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0123461</text:p>
          </table:table-cell>
          <table:table-cell office:value-type="string" table:style-name="ce12">
            <text:p>Micro</text:p>
          </table:table-cell>
          <table:table-cell office:value-type="float" office:value="3912345831" table:style-name="ce1">
            <text:p>3912345831</text:p>
          </table:table-cell>
          <table:table-cell office:value-type="date" office:date-value="2022-12-29T00:00:00" table:style-name="ce13">
            <text:p>29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7890177</text:p>
          </table:table-cell>
          <table:table-cell office:value-type="string" table:style-name="ce12">
            <text:p>Nano</text:p>
          </table:table-cell>
          <table:table-cell office:value-type="float" office:value="3912345832" table:style-name="ce1">
            <text:p>3912345832</text:p>
          </table:table-cell>
          <table:table-cell office:value-type="date" office:date-value="2022-12-30T00:00:00" table:style-name="ce13">
            <text:p>30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1234672</text:p>
          </table:table-cell>
          <table:table-cell office:value-type="string" table:style-name="ce12">
            <text:p>Standard</text:p>
          </table:table-cell>
          <table:table-cell office:value-type="float" office:value="3912345833" table:style-name="ce1">
            <text:p>3912345833</text:p>
          </table:table-cell>
          <table:table-cell office:value-type="date" office:date-value="2022-12-31T00:00:00" table:style-name="ce13">
            <text:p>31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1234664</text:p>
          </table:table-cell>
          <table:table-cell office:value-type="string" table:style-name="ce12">
            <text:p>Standard</text:p>
          </table:table-cell>
          <table:table-cell office:value-type="float" office:value="3912345834" table:style-name="ce1">
            <text:p>3912345834</text:p>
          </table:table-cell>
          <table:table-cell office:value-type="date" office:date-value="2022-12-27T00:00:00" table:style-name="ce13">
            <text:p>27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4567960</text:p>
          </table:table-cell>
          <table:table-cell office:value-type="string" table:style-name="ce12">
            <text:p>Elettronica</text:p>
          </table:table-cell>
          <table:table-cell office:value-type="float" office:value="3912345835" table:style-name="ce1">
            <text:p>3912345835</text:p>
          </table:table-cell>
          <table:table-cell office:value-type="date" office:date-value="2022-12-29T00:00:00" table:style-name="ce13">
            <text:p>29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5678964</text:p>
          </table:table-cell>
          <table:table-cell office:value-type="string" table:style-name="ce12">
            <text:p>Standard</text:p>
          </table:table-cell>
          <table:table-cell office:value-type="float" office:value="3912345836" table:style-name="ce1">
            <text:p>3912345836</text:p>
          </table:table-cell>
          <table:table-cell office:value-type="date" office:date-value="2022-12-30T00:00:00" table:style-name="ce13">
            <text:p>30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6789082</text:p>
          </table:table-cell>
          <table:table-cell office:value-type="string" table:style-name="ce12">
            <text:p>Micro</text:p>
          </table:table-cell>
          <table:table-cell office:value-type="float" office:value="3912345837" table:style-name="ce1">
            <text:p>3912345837</text:p>
          </table:table-cell>
          <table:table-cell office:value-type="date" office:date-value="2022-12-31T00:00:00" table:style-name="ce13">
            <text:p>31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5678976</text:p>
          </table:table-cell>
          <table:table-cell office:value-type="string" table:style-name="ce12">
            <text:p>Standard</text:p>
          </table:table-cell>
          <table:table-cell office:value-type="float" office:value="3912345838" table:style-name="ce1">
            <text:p>3912345838</text:p>
          </table:table-cell>
          <table:table-cell office:value-type="date" office:date-value="2023-01-01T00:00:00" table:style-name="ce13">
            <text:p>01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8901286</text:p>
          </table:table-cell>
          <table:table-cell office:value-type="string" table:style-name="ce12">
            <text:p>Elettronica</text:p>
          </table:table-cell>
          <table:table-cell office:value-type="float" office:value="3912345839" table:style-name="ce1">
            <text:p>3912345839</text:p>
          </table:table-cell>
          <table:table-cell office:value-type="date" office:date-value="2022-12-28T00:00:00" table:style-name="ce13">
            <text:p>28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1234665</text:p>
          </table:table-cell>
          <table:table-cell office:value-type="string" table:style-name="ce12">
            <text:p>Standard</text:p>
          </table:table-cell>
          <table:table-cell office:value-type="float" office:value="3912345840" table:style-name="ce1">
            <text:p>3912345840</text:p>
          </table:table-cell>
          <table:table-cell office:value-type="date" office:date-value="2022-12-29T00:00:00" table:style-name="ce13">
            <text:p>29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6789073</text:p>
          </table:table-cell>
          <table:table-cell office:value-type="string" table:style-name="ce12">
            <text:p>Micro</text:p>
          </table:table-cell>
          <table:table-cell office:value-type="float" office:value="3912345841" table:style-name="ce1">
            <text:p>3912345841</text:p>
          </table:table-cell>
          <table:table-cell office:value-type="date" office:date-value="2022-12-30T00:00:00" table:style-name="ce13">
            <text:p>30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6789077</text:p>
          </table:table-cell>
          <table:table-cell office:value-type="string" table:style-name="ce12">
            <text:p>Micro</text:p>
          </table:table-cell>
          <table:table-cell office:value-type="float" office:value="3912345842" table:style-name="ce1">
            <text:p>3912345842</text:p>
          </table:table-cell>
          <table:table-cell office:value-type="date" office:date-value="2023-01-01T00:00:00" table:style-name="ce13">
            <text:p>01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6789072</text:p>
          </table:table-cell>
          <table:table-cell office:value-type="string" table:style-name="ce12">
            <text:p>Micro</text:p>
          </table:table-cell>
          <table:table-cell office:value-type="float" office:value="3912345843" table:style-name="ce1">
            <text:p>3912345843</text:p>
          </table:table-cell>
          <table:table-cell office:value-type="date" office:date-value="2023-01-02T00:00:00" table:style-name="ce13">
            <text:p>02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0123465</text:p>
          </table:table-cell>
          <table:table-cell office:value-type="string" table:style-name="ce12">
            <text:p>Micro</text:p>
          </table:table-cell>
          <table:table-cell office:value-type="float" office:value="3912345844" table:style-name="ce1">
            <text:p>3912345844</text:p>
          </table:table-cell>
          <table:table-cell office:value-type="date" office:date-value="2022-12-29T00:00:00" table:style-name="ce13">
            <text:p>29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8901279</text:p>
          </table:table-cell>
          <table:table-cell office:value-type="string" table:style-name="ce12">
            <text:p>Elettronica</text:p>
          </table:table-cell>
          <table:table-cell office:value-type="float" office:value="3912345845" table:style-name="ce1">
            <text:p>3912345845</text:p>
          </table:table-cell>
          <table:table-cell office:value-type="date" office:date-value="2022-12-30T00:00:00" table:style-name="ce13">
            <text:p>30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8901272</text:p>
          </table:table-cell>
          <table:table-cell office:value-type="string" table:style-name="ce12">
            <text:p>Elettronica</text:p>
          </table:table-cell>
          <table:table-cell office:value-type="float" office:value="3912345846" table:style-name="ce1">
            <text:p>3912345846</text:p>
          </table:table-cell>
          <table:table-cell office:value-type="date" office:date-value="2022-12-31T00:00:00" table:style-name="ce13">
            <text:p>31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5678956</text:p>
          </table:table-cell>
          <table:table-cell office:value-type="string" table:style-name="ce12">
            <text:p>Standard</text:p>
          </table:table-cell>
          <table:table-cell office:value-type="float" office:value="3912345847" table:style-name="ce1">
            <text:p>3912345847</text:p>
          </table:table-cell>
          <table:table-cell office:value-type="date" office:date-value="2023-01-01T00:00:00" table:style-name="ce13">
            <text:p>01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9012366</text:p>
          </table:table-cell>
          <table:table-cell office:value-type="string" table:style-name="ce12">
            <text:p>Standard</text:p>
          </table:table-cell>
          <table:table-cell office:value-type="float" office:value="3912345848" table:style-name="ce1">
            <text:p>3912345848</text:p>
          </table:table-cell>
          <table:table-cell office:value-type="date" office:date-value="2023-01-03T00:00:00" table:style-name="ce13">
            <text:p>03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1234670</text:p>
          </table:table-cell>
          <table:table-cell office:value-type="string" table:style-name="ce12">
            <text:p>Standard</text:p>
          </table:table-cell>
          <table:table-cell office:value-type="float" office:value="3912345849" table:style-name="ce1">
            <text:p>3912345849</text:p>
          </table:table-cell>
          <table:table-cell office:value-type="date" office:date-value="2022-12-30T00:00:00" table:style-name="ce13">
            <text:p>30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8901277</text:p>
          </table:table-cell>
          <table:table-cell office:value-type="string" table:style-name="ce12">
            <text:p>Elettronica</text:p>
          </table:table-cell>
          <table:table-cell office:value-type="float" office:value="3912345850" table:style-name="ce1">
            <text:p>3912345850</text:p>
          </table:table-cell>
          <table:table-cell office:value-type="date" office:date-value="2022-12-31T00:00:00" table:style-name="ce13">
            <text:p>31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3456870</text:p>
          </table:table-cell>
          <table:table-cell office:value-type="string" table:style-name="ce12">
            <text:p>Nano</text:p>
          </table:table-cell>
          <table:table-cell office:value-type="float" office:value="3912345851" table:style-name="ce1">
            <text:p>3912345851</text:p>
          </table:table-cell>
          <table:table-cell office:value-type="date" office:date-value="2023-01-01T00:00:00" table:style-name="ce13">
            <text:p>01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3456864</text:p>
          </table:table-cell>
          <table:table-cell office:value-type="string" table:style-name="ce12">
            <text:p>Nano</text:p>
          </table:table-cell>
          <table:table-cell office:value-type="float" office:value="3912345852" table:style-name="ce1">
            <text:p>3912345852</text:p>
          </table:table-cell>
          <table:table-cell office:value-type="date" office:date-value="2023-01-02T00:00:00" table:style-name="ce13">
            <text:p>02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0123487</text:p>
          </table:table-cell>
          <table:table-cell office:value-type="string" table:style-name="ce12">
            <text:p>Micro</text:p>
          </table:table-cell>
          <table:table-cell office:value-type="float" office:value="3912345853" table:style-name="ce1">
            <text:p>3912345853</text:p>
          </table:table-cell>
          <table:table-cell office:value-type="date" office:date-value="2023-01-04T00:00:00" table:style-name="ce13">
            <text:p>04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7890164</text:p>
          </table:table-cell>
          <table:table-cell office:value-type="string" table:style-name="ce12">
            <text:p>Nano</text:p>
          </table:table-cell>
          <table:table-cell office:value-type="float" office:value="3912345854" table:style-name="ce1">
            <text:p>3912345854</text:p>
          </table:table-cell>
          <table:table-cell office:value-type="date" office:date-value="2022-12-31T00:00:00" table:style-name="ce13">
            <text:p>31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2345771</text:p>
          </table:table-cell>
          <table:table-cell office:value-type="string" table:style-name="ce12">
            <text:p>Micro</text:p>
          </table:table-cell>
          <table:table-cell office:value-type="float" office:value="3912345855" table:style-name="ce1">
            <text:p>3912345855</text:p>
          </table:table-cell>
          <table:table-cell office:value-type="date" office:date-value="2023-01-01T00:00:00" table:style-name="ce13">
            <text:p>01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2345774</text:p>
          </table:table-cell>
          <table:table-cell office:value-type="string" table:style-name="ce12">
            <text:p>Micro</text:p>
          </table:table-cell>
          <table:table-cell office:value-type="float" office:value="3912345856" table:style-name="ce1">
            <text:p>3912345856</text:p>
          </table:table-cell>
          <table:table-cell office:value-type="date" office:date-value="2023-01-02T00:00:00" table:style-name="ce13">
            <text:p>02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3456866</text:p>
          </table:table-cell>
          <table:table-cell office:value-type="string" table:style-name="ce12">
            <text:p>Nano</text:p>
          </table:table-cell>
          <table:table-cell office:value-type="float" office:value="3912345857" table:style-name="ce1">
            <text:p>3912345857</text:p>
          </table:table-cell>
          <table:table-cell office:value-type="date" office:date-value="2023-01-03T00:00:00" table:style-name="ce13">
            <text:p>03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3456875</text:p>
          </table:table-cell>
          <table:table-cell office:value-type="string" table:style-name="ce12">
            <text:p>Nano</text:p>
          </table:table-cell>
          <table:table-cell office:value-type="float" office:value="3912345858" table:style-name="ce1">
            <text:p>3912345858</text:p>
          </table:table-cell>
          <table:table-cell office:value-type="date" office:date-value="2023-01-05T00:00:00" table:style-name="ce13">
            <text:p>05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4567975</text:p>
          </table:table-cell>
          <table:table-cell office:value-type="string" table:style-name="ce12">
            <text:p>Elettronica</text:p>
          </table:table-cell>
          <table:table-cell office:value-type="float" office:value="3912345859" table:style-name="ce1">
            <text:p>3912345859</text:p>
          </table:table-cell>
          <table:table-cell office:value-type="date" office:date-value="2023-01-01T00:00:00" table:style-name="ce13">
            <text:p>01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6789065</text:p>
          </table:table-cell>
          <table:table-cell office:value-type="string" table:style-name="ce12">
            <text:p>Micro</text:p>
          </table:table-cell>
          <table:table-cell office:value-type="float" office:value="3912345860" table:style-name="ce1">
            <text:p>3912345860</text:p>
          </table:table-cell>
          <table:table-cell office:value-type="date" office:date-value="2023-01-03T00:00:00" table:style-name="ce13">
            <text:p>03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8901262</text:p>
          </table:table-cell>
          <table:table-cell office:value-type="string" table:style-name="ce12">
            <text:p>Elettronica</text:p>
          </table:table-cell>
          <table:table-cell office:value-type="float" office:value="3912345861" table:style-name="ce1">
            <text:p>3912345861</text:p>
          </table:table-cell>
          <table:table-cell office:value-type="date" office:date-value="2023-01-04T00:00:00" table:style-name="ce13">
            <text:p>04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6789067</text:p>
          </table:table-cell>
          <table:table-cell office:value-type="string" table:style-name="ce12">
            <text:p>Micro</text:p>
          </table:table-cell>
          <table:table-cell office:value-type="float" office:value="3912345862" table:style-name="ce1">
            <text:p>3912345862</text:p>
          </table:table-cell>
          <table:table-cell office:value-type="date" office:date-value="2023-01-06T00:00:00" table:style-name="ce13">
            <text:p>06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9012372</text:p>
          </table:table-cell>
          <table:table-cell office:value-type="string" table:style-name="ce12">
            <text:p>Standard</text:p>
          </table:table-cell>
          <table:table-cell office:value-type="float" office:value="3912345863" table:style-name="ce1">
            <text:p>3912345863</text:p>
          </table:table-cell>
          <table:table-cell office:value-type="date" office:date-value="2023-01-07T00:00:00" table:style-name="ce13">
            <text:p>07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5678979</text:p>
          </table:table-cell>
          <table:table-cell office:value-type="string" table:style-name="ce12">
            <text:p>Standard</text:p>
          </table:table-cell>
          <table:table-cell office:value-type="float" office:value="3912345864" table:style-name="ce1">
            <text:p>3912345864</text:p>
          </table:table-cell>
          <table:table-cell office:value-type="date" office:date-value="2023-01-04T00:00:00" table:style-name="ce13">
            <text:p>04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6789081</text:p>
          </table:table-cell>
          <table:table-cell office:value-type="string" table:style-name="ce12">
            <text:p>Micro</text:p>
          </table:table-cell>
          <table:table-cell office:value-type="float" office:value="3912345865" table:style-name="ce1">
            <text:p>3912345865</text:p>
          </table:table-cell>
          <table:table-cell office:value-type="date" office:date-value="2023-01-05T00:00:00" table:style-name="ce13">
            <text:p>05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6789068</text:p>
          </table:table-cell>
          <table:table-cell office:value-type="string" table:style-name="ce12">
            <text:p>Micro</text:p>
          </table:table-cell>
          <table:table-cell office:value-type="float" office:value="3912345866" table:style-name="ce1">
            <text:p>3912345866</text:p>
          </table:table-cell>
          <table:table-cell office:value-type="date" office:date-value="2023-01-07T00:00:00" table:style-name="ce13">
            <text:p>07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9012381</text:p>
          </table:table-cell>
          <table:table-cell office:value-type="string" table:style-name="ce12">
            <text:p>Standard</text:p>
          </table:table-cell>
          <table:table-cell office:value-type="float" office:value="3912345867" table:style-name="ce1">
            <text:p>3912345867</text:p>
          </table:table-cell>
          <table:table-cell office:value-type="date" office:date-value="2023-01-08T00:00:00" table:style-name="ce13">
            <text:p>08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5678955</text:p>
          </table:table-cell>
          <table:table-cell office:value-type="string" table:style-name="ce12">
            <text:p>Standard</text:p>
          </table:table-cell>
          <table:table-cell office:value-type="float" office:value="3912345868" table:style-name="ce1">
            <text:p>3912345868</text:p>
          </table:table-cell>
          <table:table-cell office:value-type="date" office:date-value="2023-01-10T00:00:00" table:style-name="ce13">
            <text:p>10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0123480</text:p>
          </table:table-cell>
          <table:table-cell office:value-type="string" table:style-name="ce12">
            <text:p>Micro</text:p>
          </table:table-cell>
          <table:table-cell office:value-type="float" office:value="3912345869" table:style-name="ce1">
            <text:p>3912345869</text:p>
          </table:table-cell>
          <table:table-cell office:value-type="date" office:date-value="2023-01-06T00:00:00" table:style-name="ce13">
            <text:p>06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2109876</text:p>
          </table:table-cell>
          <table:table-cell office:value-type="string" table:style-name="ce12">
            <text:p>Standard</text:p>
          </table:table-cell>
          <table:table-cell office:value-type="float" office:value="3912345870" table:style-name="ce1">
            <text:p>3912345870</text:p>
          </table:table-cell>
          <table:table-cell office:value-type="date" office:date-value="2023-01-08T00:00:00" table:style-name="ce13">
            <text:p>08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7890166</text:p>
          </table:table-cell>
          <table:table-cell office:value-type="string" table:style-name="ce12">
            <text:p>Nano</text:p>
          </table:table-cell>
          <table:table-cell office:value-type="float" office:value="3912345871" table:style-name="ce1">
            <text:p>3912345871</text:p>
          </table:table-cell>
          <table:table-cell office:value-type="date" office:date-value="2023-01-09T00:00:00" table:style-name="ce13">
            <text:p>09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5678973</text:p>
          </table:table-cell>
          <table:table-cell office:value-type="string" table:style-name="ce12">
            <text:p>Standard</text:p>
          </table:table-cell>
          <table:table-cell office:value-type="float" office:value="3912345872" table:style-name="ce1">
            <text:p>3912345872</text:p>
          </table:table-cell>
          <table:table-cell office:value-type="date" office:date-value="2023-01-11T00:00:00" table:style-name="ce13">
            <text:p>11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9012360</text:p>
          </table:table-cell>
          <table:table-cell office:value-type="string" table:style-name="ce12">
            <text:p>Standard</text:p>
          </table:table-cell>
          <table:table-cell office:value-type="float" office:value="3912345873" table:style-name="ce1">
            <text:p>3912345873</text:p>
          </table:table-cell>
          <table:table-cell office:value-type="date" office:date-value="2023-01-12T00:00:00" table:style-name="ce13">
            <text:p>12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1234673</text:p>
          </table:table-cell>
          <table:table-cell office:value-type="string" table:style-name="ce12">
            <text:p>Standard</text:p>
          </table:table-cell>
          <table:table-cell office:value-type="float" office:value="3912345874" table:style-name="ce1">
            <text:p>3912345874</text:p>
          </table:table-cell>
          <table:table-cell office:value-type="date" office:date-value="2023-01-09T00:00:00" table:style-name="ce13">
            <text:p>09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6789058</text:p>
          </table:table-cell>
          <table:table-cell office:value-type="string" table:style-name="ce12">
            <text:p>Micro</text:p>
          </table:table-cell>
          <table:table-cell office:value-type="float" office:value="3912345889" table:style-name="ce1">
            <text:p>3912345889</text:p>
          </table:table-cell>
          <table:table-cell office:value-type="date" office:date-value="2023-09-09T00:00:00" table:style-name="ce13">
            <text:p>09/09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1234677</text:p>
          </table:table-cell>
          <table:table-cell office:value-type="string" table:style-name="ce12">
            <text:p>Standard</text:p>
          </table:table-cell>
          <table:table-cell office:value-type="float" office:value="3912345904" table:style-name="ce1">
            <text:p>3912345904</text:p>
          </table:table-cell>
          <table:table-cell office:value-type="date" office:date-value="2023-09-13T00:00:00" table:style-name="ce13">
            <text:p>13/09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9012371</text:p>
          </table:table-cell>
          <table:table-cell office:value-type="string" table:style-name="ce12">
            <text:p>Standard</text:p>
          </table:table-cell>
          <table:table-cell office:value-type="float" office:value="3912345906" table:style-name="ce1">
            <text:p>3912345906</text:p>
          </table:table-cell>
          <table:table-cell office:value-type="date" office:date-value="2023-09-14T00:00:00" table:style-name="ce13">
            <text:p>14/09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4567978</text:p>
          </table:table-cell>
          <table:table-cell office:value-type="string" table:style-name="ce12">
            <text:p>Elettronica</text:p>
          </table:table-cell>
          <table:table-cell office:value-type="float" office:value="3912345941" table:style-name="ce1">
            <text:p>3912345941</text:p>
          </table:table-cell>
          <table:table-cell office:value-type="date" office:date-value="2024-02-20T00:00:00" table:style-name="ce13">
            <text:p>20/02/24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4567956</text:p>
          </table:table-cell>
          <table:table-cell office:value-type="string" table:style-name="ce12">
            <text:p>Elettronica</text:p>
          </table:table-cell>
          <table:table-cell office:value-type="float" office:value="3912345945" table:style-name="ce1">
            <text:p>3912345945</text:p>
          </table:table-cell>
          <table:table-cell office:value-type="date" office:date-value="2024-02-17T00:00:00" table:style-name="ce13">
            <text:p>17/02/24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5678968</text:p>
          </table:table-cell>
          <table:table-cell office:value-type="string" table:style-name="ce12">
            <text:p>Standard</text:p>
          </table:table-cell>
          <table:table-cell office:value-type="float" office:value="3912345955" table:style-name="ce1">
            <text:p>3912345955</text:p>
          </table:table-cell>
          <table:table-cell office:value-type="date" office:date-value="2023-05-26T00:00:00" table:style-name="ce13">
            <text:p>26/05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3456855</text:p>
          </table:table-cell>
          <table:table-cell office:value-type="string" table:style-name="ce12">
            <text:p>Nano</text:p>
          </table:table-cell>
          <table:table-cell office:value-type="float" office:value="3912345960" table:style-name="ce1">
            <text:p>3912345960</text:p>
          </table:table-cell>
          <table:table-cell office:value-type="date" office:date-value="2024-02-20T00:00:00" table:style-name="ce13">
            <text:p>20/02/24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4567970</text:p>
          </table:table-cell>
          <table:table-cell office:value-type="string" table:style-name="ce12">
            <text:p>Elettronica</text:p>
          </table:table-cell>
          <table:table-cell office:value-type="float" office:value="3912345971" table:style-name="ce1">
            <text:p>3912345971</text:p>
          </table:table-cell>
          <table:table-cell office:value-type="date" office:date-value="2024-02-22T00:00:00" table:style-name="ce13">
            <text:p>22/02/24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9012374</text:p>
          </table:table-cell>
          <table:table-cell office:value-type="string" table:style-name="ce12">
            <text:p>Standard</text:p>
          </table:table-cell>
          <table:table-cell office:value-type="float" office:value="3912345974" table:style-name="ce1">
            <text:p>3912345974</text:p>
          </table:table-cell>
          <table:table-cell office:value-type="date" office:date-value="2023-05-31T00:00:00" table:style-name="ce13">
            <text:p>31/05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5678981</text:p>
          </table:table-cell>
          <table:table-cell office:value-type="string" table:style-name="ce12">
            <text:p>Standard</text:p>
          </table:table-cell>
          <table:table-cell office:value-type="float" office:value="3912345981" table:style-name="ce1">
            <text:p>3912345981</text:p>
          </table:table-cell>
          <table:table-cell office:value-type="date" office:date-value="2024-02-20T00:00:00" table:style-name="ce13">
            <text:p>20/02/24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8901282</text:p>
          </table:table-cell>
          <table:table-cell office:value-type="string" table:style-name="ce12">
            <text:p>Elettronica</text:p>
          </table:table-cell>
          <table:table-cell office:value-type="float" office:value="3912345995" table:style-name="ce1">
            <text:p>3912345995</text:p>
          </table:table-cell>
          <table:table-cell office:value-type="date" office:date-value="2024-02-23T00:00:00" table:style-name="ce13">
            <text:p>23/02/24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4567982</text:p>
          </table:table-cell>
          <table:table-cell office:value-type="string" table:style-name="ce12">
            <text:p>Elettronica</text:p>
          </table:table-cell>
          <table:table-cell office:value-type="float" office:value="3912346001" table:style-name="ce1">
            <text:p>3912346001</text:p>
          </table:table-cell>
          <table:table-cell office:value-type="date" office:date-value="2023-06-02T00:00:00" table:style-name="ce13">
            <text:p>02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0123481</text:p>
          </table:table-cell>
          <table:table-cell office:value-type="string" table:style-name="ce12">
            <text:p>Micro</text:p>
          </table:table-cell>
          <table:table-cell office:value-type="float" office:value="3912346015" table:style-name="ce1">
            <text:p>3912346015</text:p>
          </table:table-cell>
          <table:table-cell office:value-type="date" office:date-value="2024-03-01T00:00:00" table:style-name="ce13">
            <text:p>01/03/24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1234653</text:p>
          </table:table-cell>
          <table:table-cell office:value-type="string" table:style-name="ce12">
            <text:p>Standard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6-08T00:00:00" table:style-name="ce13">
            <text:p>08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3912346020" table:style-name="ce1">
            <text:p>3912346020</text:p>
          </table:table-cell>
          <table:table-cell office:value-type="date" office:date-value="2024-02-28T00:00:00" table:style-name="ce13">
            <text:p>28/02/24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1234650</text:p>
          </table:table-cell>
          <table:table-cell office:value-type="string" table:style-name="ce12">
            <text:p>Standard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3-01T00:00:00" table:style-name="ce13">
            <text:p>01/03/24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3456876</text:p>
          </table:table-cell>
          <table:table-cell office:value-type="string" table:style-name="ce12">
            <text:p>Nano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6-08T00:00:00" table:style-name="ce13">
            <text:p>08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4567969</text:p>
          </table:table-cell>
          <table:table-cell office:value-type="string" table:style-name="ce12">
            <text:p>Elettronica</text:p>
          </table:table-cell>
          <table:table-cell office:value-type="float" office:value="3912346027" table:style-name="ce1">
            <text:p>3912346027</text:p>
          </table:table-cell>
          <table:table-cell office:value-type="date" office:date-value="2023-06-10T00:00:00" table:style-name="ce13">
            <text:p>10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3456858</text:p>
          </table:table-cell>
          <table:table-cell office:value-type="string" table:style-name="ce12">
            <text:p>Nano</text:p>
          </table:table-cell>
          <table:table-cell office:value-type="float" office:value="3912346030" table:style-name="ce1">
            <text:p>3912346030</text:p>
          </table:table-cell>
          <table:table-cell office:value-type="date" office:date-value="2023-03-16T00:00:00" table:style-name="ce13">
            <text:p>16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2345766</text:p>
          </table:table-cell>
          <table:table-cell office:value-type="string" table:style-name="ce12">
            <text:p>Micro</text:p>
          </table:table-cell>
          <table:table-cell office:value-type="float" office:value="3912346036" table:style-name="ce1">
            <text:p>3912346036</text:p>
          </table:table-cell>
          <table:table-cell office:value-type="date" office:date-value="2023-03-13T00:00:00" table:style-name="ce13">
            <text:p>13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2345773</text:p>
          </table:table-cell>
          <table:table-cell office:value-type="string" table:style-name="ce12">
            <text:p>Micro</text:p>
          </table:table-cell>
          <table:table-cell office:value-type="float" office:value="3912346037" table:style-name="ce1">
            <text:p>3912346037</text:p>
          </table:table-cell>
          <table:table-cell office:value-type="date" office:date-value="2023-03-14T00:00:00" table:style-name="ce13">
            <text:p>14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5432109</text:p>
          </table:table-cell>
          <table:table-cell office:value-type="string" table:style-name="ce12">
            <text:p>Elettronica</text:p>
          </table:table-cell>
          <table:table-cell office:value-type="float" office:value="3912346038" table:style-name="ce1">
            <text:p>3912346038</text:p>
          </table:table-cell>
          <table:table-cell office:value-type="date" office:date-value="2023-03-15T00:00:00" table:style-name="ce13">
            <text:p>15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7890174</text:p>
          </table:table-cell>
          <table:table-cell office:value-type="string" table:style-name="ce12">
            <text:p>Nan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3-16T00:00:00" table:style-name="ce13">
            <text:p>16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8901264</text:p>
          </table:table-cell>
          <table:table-cell office:value-type="string" table:style-name="ce12">
            <text:p>Elettronica</text:p>
          </table:table-cell>
          <table:table-cell office:value-type="float" office:value="3912346043" table:style-name="ce1">
            <text:p>3912346043</text:p>
          </table:table-cell>
          <table:table-cell office:value-type="date" office:date-value="2023-03-18T00:00:00" table:style-name="ce13">
            <text:p>18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3456853</text:p>
          </table:table-cell>
          <table:table-cell office:value-type="string" table:style-name="ce12">
            <text:p>Nano</text:p>
          </table:table-cell>
          <table:table-cell office:value-type="float" office:value="3912346046" table:style-name="ce1">
            <text:p>3912346046</text:p>
          </table:table-cell>
          <table:table-cell office:value-type="date" office:date-value="2023-03-14T00:00:00" table:style-name="ce13">
            <text:p>14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4567968</text:p>
          </table:table-cell>
          <table:table-cell office:value-type="string" table:style-name="ce12">
            <text:p>Elettronica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3-16T00:00:00" table:style-name="ce13">
            <text:p>16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8901257</text:p>
          </table:table-cell>
          <table:table-cell office:value-type="string" table:style-name="ce12">
            <text:p>Elettronica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3-03-17T00:00:00" table:style-name="ce13">
            <text:p>17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7890175</text:p>
          </table:table-cell>
          <table:table-cell office:value-type="string" table:style-name="ce12">
            <text:p>Nano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3-19T00:00:00" table:style-name="ce13">
            <text:p>19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3456874</text:p>
          </table:table-cell>
          <table:table-cell office:value-type="string" table:style-name="ce12">
            <text:p>Nano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3-03-20T00:00:00" table:style-name="ce13">
            <text:p>20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9012370</text:p>
          </table:table-cell>
          <table:table-cell office:value-type="string" table:style-name="ce12">
            <text:p>Standard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3-18T00:00:00" table:style-name="ce13">
            <text:p>18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7890168</text:p>
          </table:table-cell>
          <table:table-cell office:value-type="string" table:style-name="ce12">
            <text:p>Nan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3-20T00:00:00" table:style-name="ce13">
            <text:p>20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4567953</text:p>
          </table:table-cell>
          <table:table-cell office:value-type="string" table:style-name="ce12">
            <text:p>Elettronica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3-21T00:00:00" table:style-name="ce13">
            <text:p>21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2345763</text:p>
          </table:table-cell>
          <table:table-cell office:value-type="string" table:style-name="ce12">
            <text:p>Micro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3-23T00:00:00" table:style-name="ce13">
            <text:p>23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1234666</text:p>
          </table:table-cell>
          <table:table-cell office:value-type="string" table:style-name="ce12">
            <text:p>Standard</text:p>
          </table:table-cell>
          <table:table-cell office:value-type="float" office:value="3912346066" table:style-name="ce1">
            <text:p>3912346066</text:p>
          </table:table-cell>
          <table:table-cell office:value-type="date" office:date-value="2023-03-24T00:00:00" table:style-name="ce13">
            <text:p>24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3456852</text:p>
          </table:table-cell>
          <table:table-cell office:value-type="string" table:style-name="ce12">
            <text:p>Nano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3-21T00:00:00" table:style-name="ce13">
            <text:p>21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4321098</text:p>
          </table:table-cell>
          <table:table-cell office:value-type="string" table:style-name="ce12">
            <text:p>Nano</text:p>
          </table:table-cell>
          <table:table-cell office:value-type="float" office:value="3912346070" table:style-name="ce1">
            <text:p>3912346070</text:p>
          </table:table-cell>
          <table:table-cell office:value-type="date" office:date-value="2023-03-23T00:00:00" table:style-name="ce13">
            <text:p>23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4567966</text:p>
          </table:table-cell>
          <table:table-cell office:value-type="string" table:style-name="ce12">
            <text:p>Elettronica</text:p>
          </table:table-cell>
          <table:table-cell office:value-type="float" office:value="3912346072" table:style-name="ce1">
            <text:p>3912346072</text:p>
          </table:table-cell>
          <table:table-cell office:value-type="date" office:date-value="2023-03-25T00:00:00" table:style-name="ce13">
            <text:p>25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9012368</text:p>
          </table:table-cell>
          <table:table-cell office:value-type="string" table:style-name="ce12">
            <text:p>Standard</text:p>
          </table:table-cell>
          <table:table-cell office:value-type="float" office:value="3912346073" table:style-name="ce1">
            <text:p>3912346073</text:p>
          </table:table-cell>
          <table:table-cell office:value-type="date" office:date-value="2023-03-27T00:00:00" table:style-name="ce13">
            <text:p>27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3456859</text:p>
          </table:table-cell>
          <table:table-cell office:value-type="string" table:style-name="ce12">
            <text:p>Nan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3-28T00:00:00" table:style-name="ce13">
            <text:p>28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7890181</text:p>
          </table:table-cell>
          <table:table-cell office:value-type="string" table:style-name="ce12">
            <text:p>Nano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3-25T00:00:00" table:style-name="ce13">
            <text:p>25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7890184</text:p>
          </table:table-cell>
          <table:table-cell office:value-type="string" table:style-name="ce12">
            <text:p>Nano</text:p>
          </table:table-cell>
          <table:table-cell office:value-type="float" office:value="3912346077" table:style-name="ce1">
            <text:p>3912346077</text:p>
          </table:table-cell>
          <table:table-cell office:value-type="date" office:date-value="2023-03-27T00:00:00" table:style-name="ce13">
            <text:p>27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5678963</text:p>
          </table:table-cell>
          <table:table-cell office:value-type="string" table:style-name="ce12">
            <text:p>Standard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11-01T00:00:00" table:style-name="ce13">
            <text:p>01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2345764</text:p>
          </table:table-cell>
          <table:table-cell office:value-type="string" table:style-name="ce12">
            <text:p>Micr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11-02T00:00:00" table:style-name="ce13">
            <text:p>02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8901260</text:p>
          </table:table-cell>
          <table:table-cell office:value-type="string" table:style-name="ce12">
            <text:p>Elettronica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11-03T00:00:00" table:style-name="ce13">
            <text:p>03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3456854</text:p>
          </table:table-cell>
          <table:table-cell office:value-type="string" table:style-name="ce12">
            <text:p>Nan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0-30T00:00:00" table:style-name="ce13">
            <text:p>30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6789069</text:p>
          </table:table-cell>
          <table:table-cell office:value-type="string" table:style-name="ce12">
            <text:p>Micr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0-31T00:00:00" table:style-name="ce13">
            <text:p>31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0123468</text:p>
          </table:table-cell>
          <table:table-cell office:value-type="string" table:style-name="ce12">
            <text:p>Micr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1-01T00:00:00" table:style-name="ce13">
            <text:p>01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0123459</text:p>
          </table:table-cell>
          <table:table-cell office:value-type="string" table:style-name="ce12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1-02T00:00:00" table:style-name="ce13">
            <text:p>02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0123473</text:p>
          </table:table-cell>
          <table:table-cell office:value-type="string" table:style-name="ce12">
            <text:p>Micr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11-03T00:00:00" table:style-name="ce13">
            <text:p>03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7890163</text:p>
          </table:table-cell>
          <table:table-cell office:value-type="string" table:style-name="ce12">
            <text:p>Nan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0-31T00:00:00" table:style-name="ce13">
            <text:p>31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2345752</text:p>
          </table:table-cell>
          <table:table-cell office:value-type="string" table:style-name="ce12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1-01T00:00:00" table:style-name="ce13">
            <text:p>01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8901259</text:p>
          </table:table-cell>
          <table:table-cell office:value-type="string" table:style-name="ce12">
            <text:p>Elettronica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11-02T00:00:00" table:style-name="ce13">
            <text:p>02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8901283</text:p>
          </table:table-cell>
          <table:table-cell office:value-type="string" table:style-name="ce12">
            <text:p>Elettronica</text:p>
          </table:table-cell>
          <table:table-cell office:value-type="float" office:value="3912346090.5" table:style-name="ce1">
            <text:p>3912346091</text:p>
          </table:table-cell>
          <table:table-cell office:value-type="date" office:date-value="2022-11-03T00:00:00" table:style-name="ce13">
            <text:p>03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6789085</text:p>
          </table:table-cell>
          <table:table-cell office:value-type="string" table:style-name="ce12">
            <text:p>Micro</text:p>
          </table:table-cell>
          <table:table-cell office:value-type="float" office:value="3912346091.8000002" table:style-name="ce1">
            <text:p>3912346092</text:p>
          </table:table-cell>
          <table:table-cell office:value-type="date" office:date-value="2022-11-04T00:00:00" table:style-name="ce13">
            <text:p>04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5678962</text:p>
          </table:table-cell>
          <table:table-cell office:value-type="string" table:style-name="ce12">
            <text:p>Standard</text:p>
          </table:table-cell>
          <table:table-cell office:value-type="float" office:value="3912346093.0999999" table:style-name="ce1">
            <text:p>3912346093</text:p>
          </table:table-cell>
          <table:table-cell office:value-type="date" office:date-value="2022-11-01T00:00:00" table:style-name="ce13">
            <text:p>01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2345757</text:p>
          </table:table-cell>
          <table:table-cell office:value-type="string" table:style-name="ce12">
            <text:p>Micro</text:p>
          </table:table-cell>
          <table:table-cell office:value-type="float" office:value="3912346094.4000001" table:style-name="ce1">
            <text:p>3912346094</text:p>
          </table:table-cell>
          <table:table-cell office:value-type="date" office:date-value="2022-11-02T00:00:00" table:style-name="ce13">
            <text:p>02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2345776</text:p>
          </table:table-cell>
          <table:table-cell office:value-type="string" table:style-name="ce12">
            <text:p>Micro</text:p>
          </table:table-cell>
          <table:table-cell office:value-type="float" office:value="3912346095.6999998" table:style-name="ce1">
            <text:p>3912346096</text:p>
          </table:table-cell>
          <table:table-cell office:value-type="date" office:date-value="2022-11-03T00:00:00" table:style-name="ce13">
            <text:p>03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5678959</text:p>
          </table:table-cell>
          <table:table-cell office:value-type="string" table:style-name="ce12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1-04T00:00:00" table:style-name="ce13">
            <text:p>04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4567955</text:p>
          </table:table-cell>
          <table:table-cell office:value-type="string" table:style-name="ce12">
            <text:p>Elettronica</text:p>
          </table:table-cell>
          <table:table-cell office:value-type="float" office:value="3912346098.3000002" table:style-name="ce1">
            <text:p>3912346098</text:p>
          </table:table-cell>
          <table:table-cell office:value-type="date" office:date-value="2022-11-05T00:00:00" table:style-name="ce13">
            <text:p>05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0123472</text:p>
          </table:table-cell>
          <table:table-cell office:value-type="string" table:style-name="ce12">
            <text:p>Micro</text:p>
          </table:table-cell>
          <table:table-cell office:value-type="float" office:value="3912346099.5999999" table:style-name="ce1">
            <text:p>3912346100</text:p>
          </table:table-cell>
          <table:table-cell office:value-type="date" office:date-value="2022-11-02T00:00:00" table:style-name="ce13">
            <text:p>02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4567959</text:p>
          </table:table-cell>
          <table:table-cell office:value-type="string" table:style-name="ce12">
            <text:p>Elettronica</text:p>
          </table:table-cell>
          <table:table-cell office:value-type="float" office:value="3912346100.9000001" table:style-name="ce1">
            <text:p>3912346101</text:p>
          </table:table-cell>
          <table:table-cell office:value-type="date" office:date-value="2022-11-03T00:00:00" table:style-name="ce13">
            <text:p>03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4567974</text:p>
          </table:table-cell>
          <table:table-cell office:value-type="string" table:style-name="ce12">
            <text:p>Elettronica</text:p>
          </table:table-cell>
          <table:table-cell office:value-type="float" office:value="3912346102.1999998" table:style-name="ce1">
            <text:p>3912346102</text:p>
          </table:table-cell>
          <table:table-cell office:value-type="date" office:date-value="2022-11-04T00:00:00" table:style-name="ce13">
            <text:p>04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0123462</text:p>
          </table:table-cell>
          <table:table-cell office:value-type="string" table:style-name="ce12">
            <text:p>Micro</text:p>
          </table:table-cell>
          <table:table-cell office:value-type="float" office:value="3912346103.5" table:style-name="ce1">
            <text:p>3912346104</text:p>
          </table:table-cell>
          <table:table-cell office:value-type="date" office:date-value="2022-11-05T00:00:00" table:style-name="ce13">
            <text:p>05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3456881</text:p>
          </table:table-cell>
          <table:table-cell office:value-type="string" table:style-name="ce12">
            <text:p>Nano</text:p>
          </table:table-cell>
          <table:table-cell office:value-type="float" office:value="3912346104.8000002" table:style-name="ce1">
            <text:p>3912346105</text:p>
          </table:table-cell>
          <table:table-cell office:value-type="date" office:date-value="2022-11-07T00:00:00" table:style-name="ce13">
            <text:p>07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2345765</text:p>
          </table:table-cell>
          <table:table-cell office:value-type="string" table:style-name="ce12">
            <text:p>Micro</text:p>
          </table:table-cell>
          <table:table-cell office:value-type="float" office:value="3912346106.0999999" table:style-name="ce1">
            <text:p>3912346106</text:p>
          </table:table-cell>
          <table:table-cell office:value-type="date" office:date-value="2022-11-03T00:00:00" table:style-name="ce13">
            <text:p>03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4567958</text:p>
          </table:table-cell>
          <table:table-cell office:value-type="string" table:style-name="ce12">
            <text:p>Elettronica</text:p>
          </table:table-cell>
          <table:table-cell office:value-type="float" office:value="3912346107.4000001" table:style-name="ce1">
            <text:p>3912346107</text:p>
          </table:table-cell>
          <table:table-cell office:value-type="date" office:date-value="2022-11-04T00:00:00" table:style-name="ce13">
            <text:p>04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6789079</text:p>
          </table:table-cell>
          <table:table-cell office:value-type="string" table:style-name="ce12">
            <text:p>Micro</text:p>
          </table:table-cell>
          <table:table-cell office:value-type="float" office:value="3912346108.6999998" table:style-name="ce1">
            <text:p>3912346109</text:p>
          </table:table-cell>
          <table:table-cell office:value-type="date" office:date-value="2022-11-05T00:00:00" table:style-name="ce13">
            <text:p>05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2345780</text:p>
          </table:table-cell>
          <table:table-cell office:value-type="string" table:style-name="ce12">
            <text:p>Micro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11-06T00:00:00" table:style-name="ce13">
            <text:p>06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9012365</text:p>
          </table:table-cell>
          <table:table-cell office:value-type="string" table:style-name="ce12">
            <text:p>Standard</text:p>
          </table:table-cell>
          <table:table-cell office:value-type="float" office:value="3912346111.3000002" table:style-name="ce1">
            <text:p>3912346111</text:p>
          </table:table-cell>
          <table:table-cell office:value-type="date" office:date-value="2022-11-08T00:00:00" table:style-name="ce13">
            <text:p>08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3456862</text:p>
          </table:table-cell>
          <table:table-cell office:value-type="string" table:style-name="ce12">
            <text:p>Nano</text:p>
          </table:table-cell>
          <table:table-cell office:value-type="float" office:value="3912346112.5999999" table:style-name="ce1">
            <text:p>3912346113</text:p>
          </table:table-cell>
          <table:table-cell office:value-type="date" office:date-value="2022-11-05T00:00:00" table:style-name="ce13">
            <text:p>05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2345769</text:p>
          </table:table-cell>
          <table:table-cell office:value-type="string" table:style-name="ce12">
            <text:p>Micro</text:p>
          </table:table-cell>
          <table:table-cell office:value-type="float" office:value="3912346113.9000001" table:style-name="ce1">
            <text:p>3912346114</text:p>
          </table:table-cell>
          <table:table-cell office:value-type="date" office:date-value="2022-11-06T00:00:00" table:style-name="ce13">
            <text:p>06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6789060</text:p>
          </table:table-cell>
          <table:table-cell office:value-type="string" table:style-name="ce12">
            <text:p>Micro</text:p>
          </table:table-cell>
          <table:table-cell office:value-type="float" office:value="3912346115.1999998" table:style-name="ce1">
            <text:p>3912346115</text:p>
          </table:table-cell>
          <table:table-cell office:value-type="date" office:date-value="2022-11-08T00:00:00" table:style-name="ce13">
            <text:p>08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8901281</text:p>
          </table:table-cell>
          <table:table-cell office:value-type="string" table:style-name="ce12">
            <text:p>Elettronica</text:p>
          </table:table-cell>
          <table:table-cell office:value-type="float" office:value="3912346127" table:style-name="ce1">
            <text:p>3912346127</text:p>
          </table:table-cell>
          <table:table-cell office:value-type="date" office:date-value="2022-11-15T00:00:00" table:style-name="ce13">
            <text:p>15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6789056</text:p>
          </table:table-cell>
          <table:table-cell office:value-type="string" table:style-name="ce12">
            <text:p>Micro</text:p>
          </table:table-cell>
          <table:table-cell office:value-type="float" office:value="3912346128" table:style-name="ce1">
            <text:p>3912346128</text:p>
          </table:table-cell>
          <table:table-cell office:value-type="date" office:date-value="2022-11-26T00:00:00" table:style-name="ce13">
            <text:p>26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8901278</text:p>
          </table:table-cell>
          <table:table-cell office:value-type="string" table:style-name="ce12">
            <text:p>Elettronica</text:p>
          </table:table-cell>
          <table:table-cell office:value-type="float" office:value="3912346129" table:style-name="ce1">
            <text:p>3912346129</text:p>
          </table:table-cell>
          <table:table-cell office:value-type="date" office:date-value="2022-11-22T00:00:00" table:style-name="ce13">
            <text:p>22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4567977</text:p>
          </table:table-cell>
          <table:table-cell office:value-type="string" table:style-name="ce12">
            <text:p>Elettronica</text:p>
          </table:table-cell>
          <table:table-cell office:value-type="float" office:value="3912346130" table:style-name="ce1">
            <text:p>3912346130</text:p>
          </table:table-cell>
          <table:table-cell office:value-type="date" office:date-value="2022-11-23T00:00:00" table:style-name="ce13">
            <text:p>23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8901267</text:p>
          </table:table-cell>
          <table:table-cell office:value-type="string" table:style-name="ce12">
            <text:p>Elettronica</text:p>
          </table:table-cell>
          <table:table-cell office:value-type="float" office:value="3912346131" table:style-name="ce1">
            <text:p>3912346131</text:p>
          </table:table-cell>
          <table:table-cell office:value-type="date" office:date-value="2022-11-24T00:00:00" table:style-name="ce13">
            <text:p>24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6789070</text:p>
          </table:table-cell>
          <table:table-cell office:value-type="string" table:style-name="ce12">
            <text:p>Micro</text:p>
          </table:table-cell>
          <table:table-cell office:value-type="float" office:value="3912346132" table:style-name="ce1">
            <text:p>3912346132</text:p>
          </table:table-cell>
          <table:table-cell office:value-type="date" office:date-value="2022-11-25T00:00:00" table:style-name="ce13">
            <text:p>25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3456871</text:p>
          </table:table-cell>
          <table:table-cell office:value-type="string" table:style-name="ce12">
            <text:p>Nano</text:p>
          </table:table-cell>
          <table:table-cell office:value-type="float" office:value="3912346133" table:style-name="ce1">
            <text:p>3912346133</text:p>
          </table:table-cell>
          <table:table-cell office:value-type="date" office:date-value="2022-11-26T00:00:00" table:style-name="ce13">
            <text:p>26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5678975</text:p>
          </table:table-cell>
          <table:table-cell office:value-type="string" table:style-name="ce12">
            <text:p>Standard</text:p>
          </table:table-cell>
          <table:table-cell office:value-type="float" office:value="3912346134" table:style-name="ce1">
            <text:p>3912346134</text:p>
          </table:table-cell>
          <table:table-cell office:value-type="date" office:date-value="2022-11-22T00:00:00" table:style-name="ce13">
            <text:p>22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9012385</text:p>
          </table:table-cell>
          <table:table-cell office:value-type="string" table:style-name="ce12">
            <text:p>Standard</text:p>
          </table:table-cell>
          <table:table-cell office:value-type="float" office:value="3912346135" table:style-name="ce1">
            <text:p>3912346135</text:p>
          </table:table-cell>
          <table:table-cell office:value-type="date" office:date-value="2022-11-23T00:00:00" table:style-name="ce13">
            <text:p>23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1234659</text:p>
          </table:table-cell>
          <table:table-cell office:value-type="string" table:style-name="ce12">
            <text:p>Standard</text:p>
          </table:table-cell>
          <table:table-cell office:value-type="float" office:value="3912346136" table:style-name="ce1">
            <text:p>3912346136</text:p>
          </table:table-cell>
          <table:table-cell office:value-type="date" office:date-value="2022-11-25T00:00:00" table:style-name="ce13">
            <text:p>25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1234678</text:p>
          </table:table-cell>
          <table:table-cell office:value-type="string" table:style-name="ce12">
            <text:p>Standard</text:p>
          </table:table-cell>
          <table:table-cell office:value-type="float" office:value="3912346137" table:style-name="ce1">
            <text:p>3912346137</text:p>
          </table:table-cell>
          <table:table-cell office:value-type="date" office:date-value="2022-11-26T00:00:00" table:style-name="ce13">
            <text:p>26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0123484</text:p>
          </table:table-cell>
          <table:table-cell office:value-type="string" table:style-name="ce12">
            <text:p>Micro</text:p>
          </table:table-cell>
          <table:table-cell office:value-type="float" office:value="3912346138" table:style-name="ce1">
            <text:p>3912346138</text:p>
          </table:table-cell>
          <table:table-cell office:value-type="date" office:date-value="2022-11-27T00:00:00" table:style-name="ce13">
            <text:p>27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3456863</text:p>
          </table:table-cell>
          <table:table-cell office:value-type="string" table:style-name="ce12">
            <text:p>Nano</text:p>
          </table:table-cell>
          <table:table-cell office:value-type="float" office:value="3912346139" table:style-name="ce1">
            <text:p>3912346139</text:p>
          </table:table-cell>
          <table:table-cell office:value-type="date" office:date-value="2022-11-23T00:00:00" table:style-name="ce13">
            <text:p>23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9012388</text:p>
          </table:table-cell>
          <table:table-cell office:value-type="string" table:style-name="ce12">
            <text:p>Standard</text:p>
          </table:table-cell>
          <table:table-cell office:value-type="float" office:value="3912346140" table:style-name="ce1">
            <text:p>3912346140</text:p>
          </table:table-cell>
          <table:table-cell office:value-type="date" office:date-value="2022-11-24T00:00:00" table:style-name="ce13">
            <text:p>24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3456857</text:p>
          </table:table-cell>
          <table:table-cell office:value-type="string" table:style-name="ce12">
            <text:p>Nano</text:p>
          </table:table-cell>
          <table:table-cell office:value-type="float" office:value="3912346141" table:style-name="ce1">
            <text:p>3912346141</text:p>
          </table:table-cell>
          <table:table-cell office:value-type="date" office:date-value="2022-11-25T00:00:00" table:style-name="ce13">
            <text:p>25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6789061</text:p>
          </table:table-cell>
          <table:table-cell office:value-type="string" table:style-name="ce12">
            <text:p>Micro</text:p>
          </table:table-cell>
          <table:table-cell office:value-type="float" office:value="3912346142" table:style-name="ce1">
            <text:p>3912346142</text:p>
          </table:table-cell>
          <table:table-cell office:value-type="date" office:date-value="2022-11-26T00:00:00" table:style-name="ce13">
            <text:p>26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2345775</text:p>
          </table:table-cell>
          <table:table-cell office:value-type="string" table:style-name="ce12">
            <text:p>Micro</text:p>
          </table:table-cell>
          <table:table-cell office:value-type="float" office:value="3912346143" table:style-name="ce1">
            <text:p>3912346143</text:p>
          </table:table-cell>
          <table:table-cell office:value-type="date" office:date-value="2022-11-28T00:00:00" table:style-name="ce13">
            <text:p>28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9012363</text:p>
          </table:table-cell>
          <table:table-cell office:value-type="string" table:style-name="ce12">
            <text:p>Standard</text:p>
          </table:table-cell>
          <table:table-cell office:value-type="float" office:value="3912346144" table:style-name="ce1">
            <text:p>3912346144</text:p>
          </table:table-cell>
          <table:table-cell office:value-type="date" office:date-value="2022-11-24T00:00:00" table:style-name="ce13">
            <text:p>24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9012359</text:p>
          </table:table-cell>
          <table:table-cell office:value-type="string" table:style-name="ce12">
            <text:p>Standard</text:p>
          </table:table-cell>
          <table:table-cell office:value-type="float" office:value="3912346145" table:style-name="ce1">
            <text:p>3912346145</text:p>
          </table:table-cell>
          <table:table-cell office:value-type="date" office:date-value="2022-11-25T00:00:00" table:style-name="ce13">
            <text:p>25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2345767</text:p>
          </table:table-cell>
          <table:table-cell office:value-type="string" table:style-name="ce12">
            <text:p>Micro</text:p>
          </table:table-cell>
          <table:table-cell office:value-type="float" office:value="3912346146" table:style-name="ce1">
            <text:p>3912346146</text:p>
          </table:table-cell>
          <table:table-cell office:value-type="date" office:date-value="2022-11-26T00:00:00" table:style-name="ce13">
            <text:p>26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5678984</text:p>
          </table:table-cell>
          <table:table-cell office:value-type="string" table:style-name="ce12">
            <text:p>Standard</text:p>
          </table:table-cell>
          <table:table-cell office:value-type="float" office:value="3912346147" table:style-name="ce1">
            <text:p>3912346147</text:p>
          </table:table-cell>
          <table:table-cell office:value-type="date" office:date-value="2022-11-27T00:00:00" table:style-name="ce13">
            <text:p>27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3456877</text:p>
          </table:table-cell>
          <table:table-cell office:value-type="string" table:style-name="ce12">
            <text:p>Nano</text:p>
          </table:table-cell>
          <table:table-cell office:value-type="float" office:value="3912346148" table:style-name="ce1">
            <text:p>3912346148</text:p>
          </table:table-cell>
          <table:table-cell office:value-type="date" office:date-value="2022-11-28T00:00:00" table:style-name="ce13">
            <text:p>28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6789059</text:p>
          </table:table-cell>
          <table:table-cell office:value-type="string" table:style-name="ce12">
            <text:p>Micro</text:p>
          </table:table-cell>
          <table:table-cell office:value-type="float" office:value="3912346149" table:style-name="ce1">
            <text:p>3912346149</text:p>
          </table:table-cell>
          <table:table-cell office:value-type="date" office:date-value="2022-11-25T00:00:00" table:style-name="ce13">
            <text:p>25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5678980</text:p>
          </table:table-cell>
          <table:table-cell office:value-type="string" table:style-name="ce12">
            <text:p>Standard</text:p>
          </table:table-cell>
          <table:table-cell office:value-type="float" office:value="3912346150" table:style-name="ce1">
            <text:p>3912346150</text:p>
          </table:table-cell>
          <table:table-cell office:value-type="date" office:date-value="2022-11-26T00:00:00" table:style-name="ce13">
            <text:p>26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1234656</text:p>
          </table:table-cell>
          <table:table-cell office:value-type="string" table:style-name="ce12">
            <text:p>Standard</text:p>
          </table:table-cell>
          <table:table-cell office:value-type="float" office:value="3912346151" table:style-name="ce1">
            <text:p>3912346151</text:p>
          </table:table-cell>
          <table:table-cell office:value-type="date" office:date-value="2022-11-27T00:00:00" table:style-name="ce13">
            <text:p>27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7890173</text:p>
          </table:table-cell>
          <table:table-cell office:value-type="string" table:style-name="ce12">
            <text:p>Nano</text:p>
          </table:table-cell>
          <table:table-cell office:value-type="float" office:value="3912346152" table:style-name="ce1">
            <text:p>3912346152</text:p>
          </table:table-cell>
          <table:table-cell office:value-type="date" office:date-value="2022-11-28T00:00:00" table:style-name="ce13">
            <text:p>28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3456867</text:p>
          </table:table-cell>
          <table:table-cell office:value-type="string" table:style-name="ce12">
            <text:p>Nano</text:p>
          </table:table-cell>
          <table:table-cell office:value-type="float" office:value="3912346153" table:style-name="ce1">
            <text:p>3912346153</text:p>
          </table:table-cell>
          <table:table-cell office:value-type="date" office:date-value="2022-11-29T00:00:00" table:style-name="ce13">
            <text:p>29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4567954</text:p>
          </table:table-cell>
          <table:table-cell office:value-type="string" table:style-name="ce12">
            <text:p>Elettronica</text:p>
          </table:table-cell>
          <table:table-cell office:value-type="float" office:value="3912346154" table:style-name="ce1">
            <text:p>3912346154</text:p>
          </table:table-cell>
          <table:table-cell office:value-type="date" office:date-value="2022-11-26T00:00:00" table:style-name="ce13">
            <text:p>26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5678957</text:p>
          </table:table-cell>
          <table:table-cell office:value-type="string" table:style-name="ce12">
            <text:p>Standard</text:p>
          </table:table-cell>
          <table:table-cell office:value-type="float" office:value="3912346155" table:style-name="ce1">
            <text:p>3912346155</text:p>
          </table:table-cell>
          <table:table-cell office:value-type="date" office:date-value="2022-11-27T00:00:00" table:style-name="ce13">
            <text:p>27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8901263</text:p>
          </table:table-cell>
          <table:table-cell office:value-type="string" table:style-name="ce12">
            <text:p>Elettronica</text:p>
          </table:table-cell>
          <table:table-cell office:value-type="float" office:value="3912346156" table:style-name="ce1">
            <text:p>3912346156</text:p>
          </table:table-cell>
          <table:table-cell office:value-type="date" office:date-value="2022-11-28T00:00:00" table:style-name="ce13">
            <text:p>28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9012362</text:p>
          </table:table-cell>
          <table:table-cell office:value-type="string" table:style-name="ce12">
            <text:p>Standard</text:p>
          </table:table-cell>
          <table:table-cell office:value-type="float" office:value="3912346157" table:style-name="ce1">
            <text:p>3912346157</text:p>
          </table:table-cell>
          <table:table-cell office:value-type="date" office:date-value="2022-11-29T00:00:00" table:style-name="ce13">
            <text:p>29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7890165</text:p>
          </table:table-cell>
          <table:table-cell office:value-type="string" table:style-name="ce12">
            <text:p>Nano</text:p>
          </table:table-cell>
          <table:table-cell office:value-type="float" office:value="3912346158" table:style-name="ce1">
            <text:p>3912346158</text:p>
          </table:table-cell>
          <table:table-cell office:value-type="date" office:date-value="2022-11-30T00:00:00" table:style-name="ce13">
            <text:p>30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7890179</text:p>
          </table:table-cell>
          <table:table-cell office:value-type="string" table:style-name="ce12">
            <text:p>Nano</text:p>
          </table:table-cell>
          <table:table-cell office:value-type="float" office:value="3912346159" table:style-name="ce1">
            <text:p>3912346159</text:p>
          </table:table-cell>
          <table:table-cell office:value-type="date" office:date-value="2022-11-27T00:00:00" table:style-name="ce13">
            <text:p>27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3210987</text:p>
          </table:table-cell>
          <table:table-cell office:value-type="string" table:style-name="ce12">
            <text:p>Micro</text:p>
          </table:table-cell>
          <table:table-cell office:value-type="float" office:value="3912346160" table:style-name="ce1">
            <text:p>3912346160</text:p>
          </table:table-cell>
          <table:table-cell office:value-type="date" office:date-value="2022-11-28T00:00:00" table:style-name="ce13">
            <text:p>28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8765432</text:p>
          </table:table-cell>
          <table:table-cell office:value-type="string" table:style-name="ce12">
            <text:p>Micro</text:p>
          </table:table-cell>
          <table:table-cell office:value-type="float" office:value="3912346161" table:style-name="ce1">
            <text:p>3912346161</text:p>
          </table:table-cell>
          <table:table-cell office:value-type="date" office:date-value="2022-11-30T00:00:00" table:style-name="ce13">
            <text:p>30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2345778</text:p>
          </table:table-cell>
          <table:table-cell office:value-type="string" table:style-name="ce12">
            <text:p>Micro</text:p>
          </table:table-cell>
          <table:table-cell office:value-type="float" office:value="3912346162" table:style-name="ce1">
            <text:p>3912346162</text:p>
          </table:table-cell>
          <table:table-cell office:value-type="date" office:date-value="2022-12-01T00:00:00" table:style-name="ce13">
            <text:p>01/12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3456865</text:p>
          </table:table-cell>
          <table:table-cell office:value-type="string" table:style-name="ce12">
            <text:p>Nano</text:p>
          </table:table-cell>
          <table:table-cell office:value-type="float" office:value="3912346163" table:style-name="ce1">
            <text:p>3912346163</text:p>
          </table:table-cell>
          <table:table-cell office:value-type="date" office:date-value="2022-12-03T00:00:00" table:style-name="ce13">
            <text:p>03/12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1234657</text:p>
          </table:table-cell>
          <table:table-cell office:value-type="string" table:style-name="ce12">
            <text:p>Standard</text:p>
          </table:table-cell>
          <table:table-cell office:value-type="float" office:value="3912346164" table:style-name="ce1">
            <text:p>3912346164</text:p>
          </table:table-cell>
          <table:table-cell office:value-type="date" office:date-value="2022-11-29T00:00:00" table:style-name="ce13">
            <text:p>29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2345770</text:p>
          </table:table-cell>
          <table:table-cell office:value-type="string" table:style-name="ce12">
            <text:p>Micro</text:p>
          </table:table-cell>
          <table:table-cell office:value-type="float" office:value="3912346165" table:style-name="ce1">
            <text:p>3912346165</text:p>
          </table:table-cell>
          <table:table-cell office:value-type="date" office:date-value="2022-12-01T00:00:00" table:style-name="ce13">
            <text:p>01/12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9012358</text:p>
          </table:table-cell>
          <table:table-cell office:value-type="string" table:style-name="ce12">
            <text:p>Standard</text:p>
          </table:table-cell>
          <table:table-cell office:value-type="float" office:value="3912346166" table:style-name="ce1">
            <text:p>3912346166</text:p>
          </table:table-cell>
          <table:table-cell office:value-type="date" office:date-value="2022-12-02T00:00:00" table:style-name="ce13">
            <text:p>02/12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9876543</text:p>
          </table:table-cell>
          <table:table-cell office:value-type="string" table:style-name="ce12">
            <text:p>Nano</text:p>
          </table:table-cell>
          <table:table-cell office:value-type="float" office:value="3912346167" table:style-name="ce1">
            <text:p>3912346167</text:p>
          </table:table-cell>
          <table:table-cell office:value-type="date" office:date-value="2022-12-04T00:00:00" table:style-name="ce13">
            <text:p>04/12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7890171</text:p>
          </table:table-cell>
          <table:table-cell office:value-type="string" table:style-name="ce12">
            <text:p>Nano</text:p>
          </table:table-cell>
          <table:table-cell office:value-type="float" office:value="3912346168" table:style-name="ce1">
            <text:p>3912346168</text:p>
          </table:table-cell>
          <table:table-cell office:value-type="date" office:date-value="2022-12-05T00:00:00" table:style-name="ce13">
            <text:p>05/12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5678954</text:p>
          </table:table-cell>
          <table:table-cell office:value-type="string" table:style-name="ce12">
            <text:p>Standard</text:p>
          </table:table-cell>
          <table:table-cell office:value-type="float" office:value="3912346169" table:style-name="ce1">
            <text:p>3912346169</text:p>
          </table:table-cell>
          <table:table-cell office:value-type="date" office:date-value="2022-12-02T00:00:00" table:style-name="ce13">
            <text:p>02/12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8901287</text:p>
          </table:table-cell>
          <table:table-cell office:value-type="string" table:style-name="ce12">
            <text:p>Elettronica</text:p>
          </table:table-cell>
          <table:table-cell office:value-type="float" office:value="3912346170" table:style-name="ce1">
            <text:p>3912346170</text:p>
          </table:table-cell>
          <table:table-cell office:value-type="date" office:date-value="2022-12-03T00:00:00" table:style-name="ce13">
            <text:p>03/12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9012367</text:p>
          </table:table-cell>
          <table:table-cell office:value-type="string" table:style-name="ce12">
            <text:p>Standard</text:p>
          </table:table-cell>
          <table:table-cell office:value-type="float" office:value="3912346171" table:style-name="ce1">
            <text:p>3912346171</text:p>
          </table:table-cell>
          <table:table-cell office:value-type="date" office:date-value="2022-12-05T00:00:00" table:style-name="ce13">
            <text:p>05/12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5678974</text:p>
          </table:table-cell>
          <table:table-cell office:value-type="string" table:style-name="ce12">
            <text:p>Standard</text:p>
          </table:table-cell>
          <table:table-cell office:value-type="float" office:value="3912346172" table:style-name="ce1">
            <text:p>3912346172</text:p>
          </table:table-cell>
          <table:table-cell office:value-type="date" office:date-value="2022-12-06T00:00:00" table:style-name="ce13">
            <text:p>06/12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S9012375</text:p>
          </table:table-cell>
          <table:table-cell office:value-type="string" table:style-name="ce12">
            <text:p>Standard</text:p>
          </table:table-cell>
          <table:table-cell office:value-type="float" office:value="3912346177" table:style-name="ce1">
            <text:p>3912346177</text:p>
          </table:table-cell>
          <table:table-cell office:value-type="date" office:date-value="2022-12-10T00:00:00" table:style-name="ce13">
            <text:p>10/12/22</text:p>
          </table:table-cell>
          <table:table-cell table:style-name="ce1"/>
          <table:table-cell table:style-name="ce4"/>
          <table:table-cell table:number-columns-repeated="16378"/>
        </table:table-row>
        <table:table-row table:number-rows-repeated="3" table:style-name="ro1">
          <table:table-cell table:number-columns-repeated="3" table:style-name="ce1"/>
          <table:table-cell table:style-name="ce13"/>
          <table:table-cell table:number-columns-repeated="16380" table:style-name="ce1"/>
        </table:table-row>
        <table:table-row table:number-rows-repeated="34" table:style-name="ro1">
          <table:table-cell table:number-columns-repeated="3"/>
          <table:table-cell table:style-name="ce13"/>
          <table:table-cell table:number-columns-repeated="16380"/>
        </table:table-row>
        <table:table-row table:number-rows-repeated="1048238" table:style-name="ro2">
          <table:table-cell table:number-columns-repeated="16384"/>
        </table:table-row>
      </table:table>
      <table:table table:name="SIMNonAttiva" table:style-name="ta1">
        <table:table-column table:style-name="co3" table:default-cell-style-name="ce1"/>
        <table:table-column table:style-name="co16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dice</text:p>
          </table:table-cell>
          <table:table-cell office:value-type="string" table:style-name="ce2">
            <text:p>TipoSI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22334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2233445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3344556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4455667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5566778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6677889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7788990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8899001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9900112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0011223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31</text:p>
          </table:table-cell>
          <table:table-cell office:value-type="string" table:style-name="ce1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32</text:p>
          </table:table-cell>
          <table:table-cell office:value-type="string" table:style-name="ce1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33</text:p>
          </table:table-cell>
          <table:table-cell office:value-type="string" table:style-name="ce1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34</text:p>
          </table:table-cell>
          <table:table-cell office:value-type="string" table:style-name="ce1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35</text:p>
          </table:table-cell>
          <table:table-cell office:value-type="string" table:style-name="ce1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36</text:p>
          </table:table-cell>
          <table:table-cell office:value-type="string" table:style-name="ce1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37</text:p>
          </table:table-cell>
          <table:table-cell office:value-type="string" table:style-name="ce1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38</text:p>
          </table:table-cell>
          <table:table-cell office:value-type="string" table:style-name="ce1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39</text:p>
          </table:table-cell>
          <table:table-cell office:value-type="string" table:style-name="ce1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40</text:p>
          </table:table-cell>
          <table:table-cell office:value-type="string" table:style-name="ce1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41</text:p>
          </table:table-cell>
          <table:table-cell office:value-type="string" table:style-name="ce1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42</text:p>
          </table:table-cell>
          <table:table-cell office:value-type="string" table:style-name="ce1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43</text:p>
          </table:table-cell>
          <table:table-cell office:value-type="string" table:style-name="ce1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44</text:p>
          </table:table-cell>
          <table:table-cell office:value-type="string" table:style-name="ce1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45</text:p>
          </table:table-cell>
          <table:table-cell office:value-type="string" table:style-name="ce1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46</text:p>
          </table:table-cell>
          <table:table-cell office:value-type="string" table:style-name="ce1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47</text:p>
          </table:table-cell>
          <table:table-cell office:value-type="string" table:style-name="ce1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48</text:p>
          </table:table-cell>
          <table:table-cell office:value-type="string" table:style-name="ce1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49</text:p>
          </table:table-cell>
          <table:table-cell office:value-type="string" table:style-name="ce1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50</text:p>
          </table:table-cell>
          <table:table-cell office:value-type="string" table:style-name="ce1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51</text:p>
          </table:table-cell>
          <table:table-cell office:value-type="string" table:style-name="ce1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52</text:p>
          </table:table-cell>
          <table:table-cell office:value-type="string" table:style-name="ce1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53</text:p>
          </table:table-cell>
          <table:table-cell office:value-type="string" table:style-name="ce1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54</text:p>
          </table:table-cell>
          <table:table-cell office:value-type="string" table:style-name="ce1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55</text:p>
          </table:table-cell>
          <table:table-cell office:value-type="string" table:style-name="ce1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56</text:p>
          </table:table-cell>
          <table:table-cell office:value-type="string" table:style-name="ce1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57</text:p>
          </table:table-cell>
          <table:table-cell office:value-type="string" table:style-name="ce1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58</text:p>
          </table:table-cell>
          <table:table-cell office:value-type="string" table:style-name="ce1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59</text:p>
          </table:table-cell>
          <table:table-cell office:value-type="string" table:style-name="ce1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60</text:p>
          </table:table-cell>
          <table:table-cell office:value-type="string" table:style-name="ce1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61</text:p>
          </table:table-cell>
          <table:table-cell office:value-type="string" table:style-name="ce1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62</text:p>
          </table:table-cell>
          <table:table-cell office:value-type="string" table:style-name="ce1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63</text:p>
          </table:table-cell>
          <table:table-cell office:value-type="string" table:style-name="ce1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64</text:p>
          </table:table-cell>
          <table:table-cell office:value-type="string" table:style-name="ce1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65</text:p>
          </table:table-cell>
          <table:table-cell office:value-type="string" table:style-name="ce1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66</text:p>
          </table:table-cell>
          <table:table-cell office:value-type="string" table:style-name="ce1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67</text:p>
          </table:table-cell>
          <table:table-cell office:value-type="string" table:style-name="ce1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68</text:p>
          </table:table-cell>
          <table:table-cell office:value-type="string" table:style-name="ce1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69</text:p>
          </table:table-cell>
          <table:table-cell office:value-type="string" table:style-name="ce1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70</text:p>
          </table:table-cell>
          <table:table-cell office:value-type="string" table:style-name="ce1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71</text:p>
          </table:table-cell>
          <table:table-cell office:value-type="string" table:style-name="ce1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72</text:p>
          </table:table-cell>
          <table:table-cell office:value-type="string" table:style-name="ce1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73</text:p>
          </table:table-cell>
          <table:table-cell office:value-type="string" table:style-name="ce1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74</text:p>
          </table:table-cell>
          <table:table-cell office:value-type="string" table:style-name="ce1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75</text:p>
          </table:table-cell>
          <table:table-cell office:value-type="string" table:style-name="ce1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76</text:p>
          </table:table-cell>
          <table:table-cell office:value-type="string" table:style-name="ce1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77</text:p>
          </table:table-cell>
          <table:table-cell office:value-type="string" table:style-name="ce1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78</text:p>
          </table:table-cell>
          <table:table-cell office:value-type="string" table:style-name="ce1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79</text:p>
          </table:table-cell>
          <table:table-cell office:value-type="string" table:style-name="ce1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80</text:p>
          </table:table-cell>
          <table:table-cell office:value-type="string" table:style-name="ce1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81</text:p>
          </table:table-cell>
          <table:table-cell office:value-type="string" table:style-name="ce1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82</text:p>
          </table:table-cell>
          <table:table-cell office:value-type="string" table:style-name="ce1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83</text:p>
          </table:table-cell>
          <table:table-cell office:value-type="string" table:style-name="ce1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84</text:p>
          </table:table-cell>
          <table:table-cell office:value-type="string" table:style-name="ce1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85</text:p>
          </table:table-cell>
          <table:table-cell office:value-type="string" table:style-name="ce1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86</text:p>
          </table:table-cell>
          <table:table-cell office:value-type="string" table:style-name="ce1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87</text:p>
          </table:table-cell>
          <table:table-cell office:value-type="string" table:style-name="ce1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88</text:p>
          </table:table-cell>
          <table:table-cell office:value-type="string" table:style-name="ce1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89</text:p>
          </table:table-cell>
          <table:table-cell office:value-type="string" table:style-name="ce1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90</text:p>
          </table:table-cell>
          <table:table-cell office:value-type="string" table:style-name="ce1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91</text:p>
          </table:table-cell>
          <table:table-cell office:value-type="string" table:style-name="ce1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92</text:p>
          </table:table-cell>
          <table:table-cell office:value-type="string" table:style-name="ce1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93</text:p>
          </table:table-cell>
          <table:table-cell office:value-type="string" table:style-name="ce1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94</text:p>
          </table:table-cell>
          <table:table-cell office:value-type="string" table:style-name="ce1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95</text:p>
          </table:table-cell>
          <table:table-cell office:value-type="string" table:style-name="ce1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96</text:p>
          </table:table-cell>
          <table:table-cell office:value-type="string" table:style-name="ce1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97</text:p>
          </table:table-cell>
          <table:table-cell office:value-type="string" table:style-name="ce1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98</text:p>
          </table:table-cell>
          <table:table-cell office:value-type="string" table:style-name="ce1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399</text:p>
          </table:table-cell>
          <table:table-cell office:value-type="string" table:style-name="ce1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400</text:p>
          </table:table-cell>
          <table:table-cell office:value-type="string" table:style-name="ce1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401</text:p>
          </table:table-cell>
          <table:table-cell office:value-type="string" table:style-name="ce1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402</text:p>
          </table:table-cell>
          <table:table-cell office:value-type="string" table:style-name="ce1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403</text:p>
          </table:table-cell>
          <table:table-cell office:value-type="string" table:style-name="ce1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404</text:p>
          </table:table-cell>
          <table:table-cell office:value-type="string" table:style-name="ce1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405</text:p>
          </table:table-cell>
          <table:table-cell office:value-type="string" table:style-name="ce1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406</text:p>
          </table:table-cell>
          <table:table-cell office:value-type="string" table:style-name="ce1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407</text:p>
          </table:table-cell>
          <table:table-cell office:value-type="string" table:style-name="ce1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408</text:p>
          </table:table-cell>
          <table:table-cell office:value-type="string" table:style-name="ce1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409</text:p>
          </table:table-cell>
          <table:table-cell office:value-type="string" table:style-name="ce1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410</text:p>
          </table:table-cell>
          <table:table-cell office:value-type="string" table:style-name="ce1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411</text:p>
          </table:table-cell>
          <table:table-cell office:value-type="string" table:style-name="ce1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412</text:p>
          </table:table-cell>
          <table:table-cell office:value-type="string" table:style-name="ce1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413</text:p>
          </table:table-cell>
          <table:table-cell office:value-type="string" table:style-name="ce1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414</text:p>
          </table:table-cell>
          <table:table-cell office:value-type="string" table:style-name="ce1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415</text:p>
          </table:table-cell>
          <table:table-cell office:value-type="string" table:style-name="ce1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416</text:p>
          </table:table-cell>
          <table:table-cell office:value-type="string" table:style-name="ce1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417</text:p>
          </table:table-cell>
          <table:table-cell office:value-type="string" table:style-name="ce1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418</text:p>
          </table:table-cell>
          <table:table-cell office:value-type="string" table:style-name="ce1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419</text:p>
          </table:table-cell>
          <table:table-cell office:value-type="string" table:style-name="ce1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420</text:p>
          </table:table-cell>
          <table:table-cell office:value-type="string" table:style-name="ce1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421</text:p>
          </table:table-cell>
          <table:table-cell office:value-type="string" table:style-name="ce1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422</text:p>
          </table:table-cell>
          <table:table-cell office:value-type="string" table:style-name="ce1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423</text:p>
          </table:table-cell>
          <table:table-cell office:value-type="string" table:style-name="ce1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424</text:p>
          </table:table-cell>
          <table:table-cell office:value-type="string" table:style-name="ce1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425</text:p>
          </table:table-cell>
          <table:table-cell office:value-type="string" table:style-name="ce1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426</text:p>
          </table:table-cell>
          <table:table-cell office:value-type="string" table:style-name="ce1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427</text:p>
          </table:table-cell>
          <table:table-cell office:value-type="string" table:style-name="ce1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428</text:p>
          </table:table-cell>
          <table:table-cell office:value-type="string" table:style-name="ce1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429</text:p>
          </table:table-cell>
          <table:table-cell office:value-type="string" table:style-name="ce1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1111430</text:p>
          </table:table-cell>
          <table:table-cell office:value-type="string" table:style-name="ce1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9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9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9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number-rows-repeated="1047773" table:style-name="ro2">
          <table:table-cell table:number-columns-repeated="16384"/>
        </table:table-row>
      </table:table>
      <table:database-ranges>
        <table:database-range table:target-range-address="ContrattoTelefonico.A1:ContrattoTelefonico.E501" table:display-filter-buttons="true">
          <table:sort>
            <table:sort-by table:field-number="0"/>
          </table:sort>
        </table:database-range>
        <table:database-range table:target-range-address="Telefonata.A1:Telefonata.F481" table:display-filter-buttons="true">
          <table:sort>
            <table:sort-by table:field-number="1"/>
          </table:sort>
        </table:database-range>
        <table:database-range table:target-range-address="SIMDisattiva.C1:SIMDisattiva.G700" table:display-filter-buttons="true"/>
        <table:database-range table:target-range-address="SIMAttiva.A1:SIMAttiva.D318" table:display-filter-buttons="tru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time-style style:name="N37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ALESSANDRO BRASI</meta:initial-creator>
    <dc:creator>LUCA POLONI</dc:creator>
    <meta:creation-date>2024-05-01T08:22:19Z</meta:creation-date>
    <dc:date>2024-05-04T20:08:47Z</dc:date>
    <meta:editing-duration>PT0S</meta:editing-duration>
  </office:meta>
</office:document-meta>
</file>